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sch_Lr_70_Festpunk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formula="of:=GEOMEAN([.C3:.C406])" office:value-type="float" office:value="3500408.78675261" calcext:value-type="float">
            <text:p>3500408.78675261</text:p>
          </table:table-cell>
          <table:table-cell table:formula="of:=GEOMEAN([.D3:.D406])" office:value-type="float" office:value="5406597.30363891" calcext:value-type="float">
            <text:p>5406597.30363891</text:p>
          </table:table-cell>
          <table:table-cell table:formula="of:=GEOMEAN([.E3:.E406])" office:value-type="float" office:value="388.259553911561" calcext:value-type="float">
            <text:p>388.2595539115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nt number</text:p>
          </table:table-cell>
          <table:table-cell office:value-type="string" calcext:value-type="string">
            <text:p>Rechtwert</text:p>
          </table:table-cell>
          <table:table-cell office:value-type="string" calcext:value-type="string">
            <text:p>Hochwert</text:p>
          </table:table-cell>
          <table:table-cell office:value-type="string" calcext:value-type="string">
            <text:p>hoehe</text:p>
          </table:table-cell>
          <table:table-cell/>
          <table:table-cell office:value-type="string" calcext:value-type="string">
            <text:p>rechtwert, x, ost</text:p>
          </table:table-cell>
          <table:table-cell office:value-type="string" calcext:value-type="string">
            <text:p>Hochwert, y, nord</text:p>
          </table:table-cell>
          <table:table-cell office:value-type="string" calcext:value-type="string">
            <text:p>Hoehe</text:p>
          </table:table-cell>
        </table:table-row>
        <table:table-row table:style-name="ro1">
          <table:table-cell/>
          <table:table-cell office:value-type="float" office:value="1030395" calcext:value-type="float">
            <text:p>1030395</text:p>
          </table:table-cell>
          <table:table-cell office:value-type="float" office:value="3500372.564" calcext:value-type="float">
            <text:p>3500372.564</text:p>
          </table:table-cell>
          <table:table-cell office:value-type="float" office:value="5406606.793" calcext:value-type="float">
            <text:p>5406606.793</text:p>
          </table:table-cell>
          <table:table-cell office:value-type="float" office:value="389.064" calcext:value-type="float">
            <text:p>389.064</text:p>
          </table:table-cell>
          <table:table-cell/>
          <table:table-cell table:formula="of:=[.C3]-[.C1]" office:value-type="float" office:value="-36.2227526064962" calcext:value-type="float">
            <text:p>-36.2227526064962</text:p>
          </table:table-cell>
          <table:table-cell table:formula="of:=[.D3]-[.$D$1]" office:value-type="float" office:value="9.48936109058559" calcext:value-type="float">
            <text:p>9.48936109058559</text:p>
          </table:table-cell>
          <table:table-cell table:formula="of:=[.E3]-[.$E$1]" office:value-type="float" office:value="0.804446088438567" calcext:value-type="float">
            <text:p>0.804446088438567</text:p>
          </table:table-cell>
        </table:table-row>
        <table:table-row table:style-name="ro1">
          <table:table-cell/>
          <table:table-cell office:value-type="float" office:value="1030396" calcext:value-type="float">
            <text:p>1030396</text:p>
          </table:table-cell>
          <table:table-cell office:value-type="float" office:value="3500379.226" calcext:value-type="float">
            <text:p>3500379.226</text:p>
          </table:table-cell>
          <table:table-cell office:value-type="float" office:value="5406608.705" calcext:value-type="float">
            <text:p>5406608.705</text:p>
          </table:table-cell>
          <table:table-cell office:value-type="float" office:value="388.961" calcext:value-type="float">
            <text:p>388.961</text:p>
          </table:table-cell>
          <table:table-cell/>
          <table:table-cell table:formula="of:=[.C4]-[.C1]" office:value-type="float" office:value="-29.560752606485" calcext:value-type="float">
            <text:p>-29.560752606485</text:p>
          </table:table-cell>
          <table:table-cell table:formula="of:=[.D4]-[.$D$1]" office:value-type="float" office:value="11.4013610910624" calcext:value-type="float">
            <text:p>11.4013610910624</text:p>
          </table:table-cell>
          <table:table-cell table:formula="of:=[.E4]-[.$E$1]" office:value-type="float" office:value="0.701446088438559" calcext:value-type="float">
            <text:p>0.701446088438559</text:p>
          </table:table-cell>
        </table:table-row>
        <table:table-row table:style-name="ro1">
          <table:table-cell/>
          <table:table-cell office:value-type="float" office:value="1030397" calcext:value-type="float">
            <text:p>1030397</text:p>
          </table:table-cell>
          <table:table-cell office:value-type="float" office:value="3500378.595" calcext:value-type="float">
            <text:p>3500378.595</text:p>
          </table:table-cell>
          <table:table-cell office:value-type="float" office:value="5406616.847" calcext:value-type="float">
            <text:p>5406616.847</text:p>
          </table:table-cell>
          <table:table-cell office:value-type="float" office:value="388.98" calcext:value-type="float">
            <text:p>388.98</text:p>
          </table:table-cell>
          <table:table-cell/>
          <table:table-cell table:formula="of:=[.C5]-[.$C$1]" office:value-type="float" office:value="-30.1917526060715" calcext:value-type="float">
            <text:p>-30.1917526060715</text:p>
          </table:table-cell>
          <table:table-cell table:formula="of:=[.D5]-[.$D$1]" office:value-type="float" office:value="19.543361091055" calcext:value-type="float">
            <text:p>19.543361091055</text:p>
          </table:table-cell>
          <table:table-cell table:formula="of:=[.E5]-[.$E$1]" office:value-type="float" office:value="0.720446088438564" calcext:value-type="float">
            <text:p>0.720446088438564</text:p>
          </table:table-cell>
        </table:table-row>
        <table:table-row table:style-name="ro1">
          <table:table-cell/>
          <table:table-cell office:value-type="float" office:value="1030398" calcext:value-type="float">
            <text:p>1030398</text:p>
          </table:table-cell>
          <table:table-cell office:value-type="float" office:value="3500374.103" calcext:value-type="float">
            <text:p>3500374.103</text:p>
          </table:table-cell>
          <table:table-cell office:value-type="float" office:value="5406632.412" calcext:value-type="float">
            <text:p>5406632.412</text:p>
          </table:table-cell>
          <table:table-cell office:value-type="float" office:value="388.947" calcext:value-type="float">
            <text:p>388.947</text:p>
          </table:table-cell>
          <table:table-cell/>
          <table:table-cell table:formula="of:=[.C6]-[.$C$1]" office:value-type="float" office:value="-34.6837526061572" calcext:value-type="float">
            <text:p>-34.6837526061572</text:p>
          </table:table-cell>
          <table:table-cell table:formula="of:=[.D6]-[.$D$1]" office:value-type="float" office:value="35.1083610905334" calcext:value-type="float">
            <text:p>35.1083610905334</text:p>
          </table:table-cell>
          <table:table-cell table:formula="of:=[.E6]-[.$E$1]" office:value-type="float" office:value="0.687446088438549" calcext:value-type="float">
            <text:p>0.687446088438549</text:p>
          </table:table-cell>
        </table:table-row>
        <table:table-row table:style-name="ro1">
          <table:table-cell/>
          <table:table-cell office:value-type="float" office:value="1030399" calcext:value-type="float">
            <text:p>1030399</text:p>
          </table:table-cell>
          <table:table-cell office:value-type="float" office:value="3500395.915" calcext:value-type="float">
            <text:p>3500395.915</text:p>
          </table:table-cell>
          <table:table-cell office:value-type="float" office:value="5406534.565" calcext:value-type="float">
            <text:p>5406534.565</text:p>
          </table:table-cell>
          <table:table-cell office:value-type="float" office:value="387.488" calcext:value-type="float">
            <text:p>387.488</text:p>
          </table:table-cell>
          <table:table-cell/>
          <table:table-cell table:formula="of:=[.C7]-[.$C$1]" office:value-type="float" office:value="-12.8717526062392" calcext:value-type="float">
            <text:p>-12.8717526062392</text:p>
          </table:table-cell>
          <table:table-cell table:formula="of:=[.D7]-[.$D$1]" office:value-type="float" office:value="-62.7386389086023" calcext:value-type="float">
            <text:p>-62.7386389086023</text:p>
          </table:table-cell>
          <table:table-cell table:formula="of:=[.E7]-[.$E$1]" office:value-type="float" office:value="-0.771553911561455" calcext:value-type="float">
            <text:p>-0.771553911561455</text:p>
          </table:table-cell>
        </table:table-row>
        <table:table-row table:style-name="ro1">
          <table:table-cell/>
          <table:table-cell office:value-type="float" office:value="1030400" calcext:value-type="float">
            <text:p>1030400</text:p>
          </table:table-cell>
          <table:table-cell office:value-type="float" office:value="3500394.152" calcext:value-type="float">
            <text:p>3500394.152</text:p>
          </table:table-cell>
          <table:table-cell office:value-type="float" office:value="5406534.545" calcext:value-type="float">
            <text:p>5406534.545</text:p>
          </table:table-cell>
          <table:table-cell office:value-type="float" office:value="387.494" calcext:value-type="float">
            <text:p>387.494</text:p>
          </table:table-cell>
          <table:table-cell/>
          <table:table-cell table:formula="of:=[.C8]-[.$C$1]" office:value-type="float" office:value="-14.6347526065074" calcext:value-type="float">
            <text:p>-14.6347526065074</text:p>
          </table:table-cell>
          <table:table-cell table:formula="of:=[.D8]-[.$D$1]" office:value-type="float" office:value="-62.7586389090866" calcext:value-type="float">
            <text:p>-62.7586389090866</text:p>
          </table:table-cell>
          <table:table-cell table:formula="of:=[.E8]-[.$E$1]" office:value-type="float" office:value="-0.765553911561426" calcext:value-type="float">
            <text:p>-0.765553911561426</text:p>
          </table:table-cell>
        </table:table-row>
        <table:table-row table:style-name="ro1">
          <table:table-cell/>
          <table:table-cell office:value-type="float" office:value="1030401" calcext:value-type="float">
            <text:p>1030401</text:p>
          </table:table-cell>
          <table:table-cell office:value-type="float" office:value="3500386.337" calcext:value-type="float">
            <text:p>3500386.337</text:p>
          </table:table-cell>
          <table:table-cell office:value-type="float" office:value="5406572.306" calcext:value-type="float">
            <text:p>5406572.306</text:p>
          </table:table-cell>
          <table:table-cell office:value-type="float" office:value="387.343" calcext:value-type="float">
            <text:p>387.343</text:p>
          </table:table-cell>
          <table:table-cell/>
          <table:table-cell table:formula="of:=[.C9]-[.$C$1]" office:value-type="float" office:value="-22.4497526064515" calcext:value-type="float">
            <text:p>-22.4497526064515</text:p>
          </table:table-cell>
          <table:table-cell table:formula="of:=[.D9]-[.$D$1]" office:value-type="float" office:value="-24.9976389091462" calcext:value-type="float">
            <text:p>-24.9976389091462</text:p>
          </table:table-cell>
          <table:table-cell table:formula="of:=[.E9]-[.$E$1]" office:value-type="float" office:value="-0.916553911561437" calcext:value-type="float">
            <text:p>-0.916553911561437</text:p>
          </table:table-cell>
        </table:table-row>
        <table:table-row table:style-name="ro1">
          <table:table-cell/>
          <table:table-cell office:value-type="float" office:value="1030402" calcext:value-type="float">
            <text:p>1030402</text:p>
          </table:table-cell>
          <table:table-cell office:value-type="float" office:value="3500386.36" calcext:value-type="float">
            <text:p>3500386.36</text:p>
          </table:table-cell>
          <table:table-cell office:value-type="float" office:value="5406570.079" calcext:value-type="float">
            <text:p>5406570.079</text:p>
          </table:table-cell>
          <table:table-cell office:value-type="float" office:value="387.294" calcext:value-type="float">
            <text:p>387.294</text:p>
          </table:table-cell>
          <table:table-cell/>
          <table:table-cell table:formula="of:=[.C10]-[.$C$1]" office:value-type="float" office:value="-22.4267526064068" calcext:value-type="float">
            <text:p>-22.4267526064068</text:p>
          </table:table-cell>
          <table:table-cell table:formula="of:=[.D10]-[.$D$1]" office:value-type="float" office:value="-27.2246389091015" calcext:value-type="float">
            <text:p>-27.2246389091015</text:p>
          </table:table-cell>
          <table:table-cell table:formula="of:=[.E10]-[.$E$1]" office:value-type="float" office:value="-0.965553911561472" calcext:value-type="float">
            <text:p>-0.965553911561472</text:p>
          </table:table-cell>
        </table:table-row>
        <table:table-row table:style-name="ro1">
          <table:table-cell/>
          <table:table-cell office:value-type="float" office:value="1030403" calcext:value-type="float">
            <text:p>1030403</text:p>
          </table:table-cell>
          <table:table-cell office:value-type="float" office:value="3500388.655" calcext:value-type="float">
            <text:p>3500388.655</text:p>
          </table:table-cell>
          <table:table-cell office:value-type="float" office:value="5406598.31" calcext:value-type="float">
            <text:p>5406598.31</text:p>
          </table:table-cell>
          <table:table-cell office:value-type="float" office:value="388.871" calcext:value-type="float">
            <text:p>388.871</text:p>
          </table:table-cell>
          <table:table-cell/>
          <table:table-cell table:formula="of:=[.C11]-[.$C$1]" office:value-type="float" office:value="-20.1317526064813" calcext:value-type="float">
            <text:p>-20.1317526064813</text:p>
          </table:table-cell>
          <table:table-cell table:formula="of:=[.D11]-[.$D$1]" office:value-type="float" office:value="1.00636109057814" calcext:value-type="float">
            <text:p>1.00636109057814</text:p>
          </table:table-cell>
          <table:table-cell table:formula="of:=[.E11]-[.$E$1]" office:value-type="float" office:value="0.611446088438527" calcext:value-type="float">
            <text:p>0.611446088438527</text:p>
          </table:table-cell>
        </table:table-row>
        <table:table-row table:style-name="ro1">
          <table:table-cell/>
          <table:table-cell office:value-type="float" office:value="1030404" calcext:value-type="float">
            <text:p>1030404</text:p>
          </table:table-cell>
          <table:table-cell office:value-type="float" office:value="3500397.559" calcext:value-type="float">
            <text:p>3500397.559</text:p>
          </table:table-cell>
          <table:table-cell office:value-type="float" office:value="5406600.849" calcext:value-type="float">
            <text:p>5406600.849</text:p>
          </table:table-cell>
          <table:table-cell office:value-type="float" office:value="388.959" calcext:value-type="float">
            <text:p>388.959</text:p>
          </table:table-cell>
          <table:table-cell/>
          <table:table-cell table:formula="of:=[.C12]-[.$C$1]" office:value-type="float" office:value="-11.2277526063845" calcext:value-type="float">
            <text:p>-11.2277526063845</text:p>
          </table:table-cell>
          <table:table-cell table:formula="of:=[.D12]-[.$D$1]" office:value-type="float" office:value="3.5453610913828" calcext:value-type="float">
            <text:p>3.5453610913828</text:p>
          </table:table-cell>
          <table:table-cell table:formula="of:=[.E12]-[.$E$1]" office:value-type="float" office:value="0.699446088438549" calcext:value-type="float">
            <text:p>0.699446088438549</text:p>
          </table:table-cell>
        </table:table-row>
        <table:table-row table:style-name="ro1">
          <table:table-cell/>
          <table:table-cell office:value-type="float" office:value="1030405" calcext:value-type="float">
            <text:p>1030405</text:p>
          </table:table-cell>
          <table:table-cell office:value-type="float" office:value="3500387.087" calcext:value-type="float">
            <text:p>3500387.087</text:p>
          </table:table-cell>
          <table:table-cell office:value-type="float" office:value="5406552.741" calcext:value-type="float">
            <text:p>5406552.741</text:p>
          </table:table-cell>
          <table:table-cell office:value-type="float" office:value="388.97" calcext:value-type="float">
            <text:p>388.97</text:p>
          </table:table-cell>
          <table:table-cell/>
          <table:table-cell table:formula="of:=[.C13]-[.$C$1]" office:value-type="float" office:value="-21.6997526064515" calcext:value-type="float">
            <text:p>-21.6997526064515</text:p>
          </table:table-cell>
          <table:table-cell table:formula="of:=[.D13]-[.$D$1]" office:value-type="float" office:value="-44.5626389086246" calcext:value-type="float">
            <text:p>-44.5626389086246</text:p>
          </table:table-cell>
          <table:table-cell table:formula="of:=[.E13]-[.$E$1]" office:value-type="float" office:value="0.710446088438573" calcext:value-type="float">
            <text:p>0.710446088438573</text:p>
          </table:table-cell>
        </table:table-row>
        <table:table-row table:style-name="ro1">
          <table:table-cell/>
          <table:table-cell office:value-type="float" office:value="1030406" calcext:value-type="float">
            <text:p>1030406</text:p>
          </table:table-cell>
          <table:table-cell office:value-type="float" office:value="3500392.795" calcext:value-type="float">
            <text:p>3500392.795</text:p>
          </table:table-cell>
          <table:table-cell office:value-type="float" office:value="5406552.784" calcext:value-type="float">
            <text:p>5406552.784</text:p>
          </table:table-cell>
          <table:table-cell office:value-type="float" office:value="388.953" calcext:value-type="float">
            <text:p>388.953</text:p>
          </table:table-cell>
          <table:table-cell/>
          <table:table-cell table:formula="of:=[.C14]-[.$C$1]" office:value-type="float" office:value="-15.9917526063509" calcext:value-type="float">
            <text:p>-15.9917526063509</text:p>
          </table:table-cell>
          <table:table-cell table:formula="of:=[.D14]-[.$D$1]" office:value-type="float" office:value="-44.519638909027" calcext:value-type="float">
            <text:p>-44.519638909027</text:p>
          </table:table-cell>
          <table:table-cell table:formula="of:=[.E14]-[.$E$1]" office:value-type="float" office:value="0.69344608843852" calcext:value-type="float">
            <text:p>0.69344608843852</text:p>
          </table:table-cell>
        </table:table-row>
        <table:table-row table:style-name="ro1">
          <table:table-cell/>
          <table:table-cell office:value-type="float" office:value="1030407" calcext:value-type="float">
            <text:p>1030407</text:p>
          </table:table-cell>
          <table:table-cell office:value-type="float" office:value="3500389.037" calcext:value-type="float">
            <text:p>3500389.037</text:p>
          </table:table-cell>
          <table:table-cell office:value-type="float" office:value="5406598.414" calcext:value-type="float">
            <text:p>5406598.414</text:p>
          </table:table-cell>
          <table:table-cell office:value-type="float" office:value="387.914" calcext:value-type="float">
            <text:p>387.914</text:p>
          </table:table-cell>
          <table:table-cell/>
          <table:table-cell table:formula="of:=[.C15]-[.$C$1]" office:value-type="float" office:value="-19.7497526062652" calcext:value-type="float">
            <text:p>-19.7497526062652</text:p>
          </table:table-cell>
          <table:table-cell table:formula="of:=[.D15]-[.$D$1]" office:value-type="float" office:value="1.11036109086126" calcext:value-type="float">
            <text:p>1.11036109086126</text:p>
          </table:table-cell>
          <table:table-cell table:formula="of:=[.E15]-[.$E$1]" office:value-type="float" office:value="-0.345553911561467" calcext:value-type="float">
            <text:p>-0.345553911561467</text:p>
          </table:table-cell>
        </table:table-row>
        <table:table-row table:style-name="ro1">
          <table:table-cell/>
          <table:table-cell office:value-type="float" office:value="1030408" calcext:value-type="float">
            <text:p>1030408</text:p>
          </table:table-cell>
          <table:table-cell office:value-type="float" office:value="3500396.433" calcext:value-type="float">
            <text:p>3500396.433</text:p>
          </table:table-cell>
          <table:table-cell office:value-type="float" office:value="5406590.11" calcext:value-type="float">
            <text:p>5406590.11</text:p>
          </table:table-cell>
          <table:table-cell office:value-type="float" office:value="388.942" calcext:value-type="float">
            <text:p>388.942</text:p>
          </table:table-cell>
          <table:table-cell/>
          <table:table-cell table:formula="of:=[.C16]-[.$C$1]" office:value-type="float" office:value="-12.3537526060827" calcext:value-type="float">
            <text:p>-12.3537526060827</text:p>
          </table:table-cell>
          <table:table-cell table:formula="of:=[.D16]-[.$D$1]" office:value-type="float" office:value="-7.1936389086768" calcext:value-type="float">
            <text:p>-7.1936389086768</text:p>
          </table:table-cell>
          <table:table-cell table:formula="of:=[.E16]-[.$E$1]" office:value-type="float" office:value="0.682446088438553" calcext:value-type="float">
            <text:p>0.682446088438553</text:p>
          </table:table-cell>
        </table:table-row>
        <table:table-row table:style-name="ro1">
          <table:table-cell/>
          <table:table-cell office:value-type="float" office:value="1030409" calcext:value-type="float">
            <text:p>1030409</text:p>
          </table:table-cell>
          <table:table-cell office:value-type="float" office:value="3500393.718" calcext:value-type="float">
            <text:p>3500393.718</text:p>
          </table:table-cell>
          <table:table-cell office:value-type="float" office:value="5406561.656" calcext:value-type="float">
            <text:p>5406561.656</text:p>
          </table:table-cell>
          <table:table-cell office:value-type="float" office:value="388.903" calcext:value-type="float">
            <text:p>388.903</text:p>
          </table:table-cell>
          <table:table-cell/>
          <table:table-cell table:formula="of:=[.C17]-[.$C$1]" office:value-type="float" office:value="-15.0687526063994" calcext:value-type="float">
            <text:p>-15.0687526063994</text:p>
          </table:table-cell>
          <table:table-cell table:formula="of:=[.D17]-[.$D$1]" office:value-type="float" office:value="-35.6476389085874" calcext:value-type="float">
            <text:p>-35.6476389085874</text:p>
          </table:table-cell>
          <table:table-cell table:formula="of:=[.E17]-[.$E$1]" office:value-type="float" office:value="0.643446088438566" calcext:value-type="float">
            <text:p>0.643446088438566</text:p>
          </table:table-cell>
        </table:table-row>
        <table:table-row table:style-name="ro1">
          <table:table-cell/>
          <table:table-cell office:value-type="float" office:value="1030410" calcext:value-type="float">
            <text:p>1030410</text:p>
          </table:table-cell>
          <table:table-cell office:value-type="float" office:value="3500362.205" calcext:value-type="float">
            <text:p>3500362.205</text:p>
          </table:table-cell>
          <table:table-cell office:value-type="float" office:value="5406523.198" calcext:value-type="float">
            <text:p>5406523.198</text:p>
          </table:table-cell>
          <table:table-cell office:value-type="float" office:value="384.64" calcext:value-type="float">
            <text:p>384.64</text:p>
          </table:table-cell>
          <table:table-cell/>
          <table:table-cell table:formula="of:=[.C18]-[.$C$1]" office:value-type="float" office:value="-46.5817526062019" calcext:value-type="float">
            <text:p>-46.5817526062019</text:p>
          </table:table-cell>
          <table:table-cell table:formula="of:=[.D18]-[.$D$1]" office:value-type="float" office:value="-74.1056389091536" calcext:value-type="float">
            <text:p>-74.1056389091536</text:p>
          </table:table-cell>
          <table:table-cell table:formula="of:=[.E18]-[.$E$1]" office:value-type="float" office:value="-3.61955391156147" calcext:value-type="float">
            <text:p>-3.61955391156147</text:p>
          </table:table-cell>
        </table:table-row>
        <table:table-row table:style-name="ro1">
          <table:table-cell/>
          <table:table-cell office:value-type="float" office:value="1030411" calcext:value-type="float">
            <text:p>1030411</text:p>
          </table:table-cell>
          <table:table-cell office:value-type="float" office:value="3500358.907" calcext:value-type="float">
            <text:p>3500358.907</text:p>
          </table:table-cell>
          <table:table-cell office:value-type="float" office:value="5406539.135" calcext:value-type="float">
            <text:p>5406539.135</text:p>
          </table:table-cell>
          <table:table-cell office:value-type="float" office:value="384.263" calcext:value-type="float">
            <text:p>384.263</text:p>
          </table:table-cell>
          <table:table-cell/>
          <table:table-cell table:formula="of:=[.C19]-[.$C$1]" office:value-type="float" office:value="-49.8797526061535" calcext:value-type="float">
            <text:p>-49.8797526061535</text:p>
          </table:table-cell>
          <table:table-cell table:formula="of:=[.D19]-[.$D$1]" office:value-type="float" office:value="-58.1686389092356" calcext:value-type="float">
            <text:p>-58.1686389092356</text:p>
          </table:table-cell>
          <table:table-cell table:formula="of:=[.E19]-[.$E$1]" office:value-type="float" office:value="-3.99655391156148" calcext:value-type="float">
            <text:p>-3.99655391156148</text:p>
          </table:table-cell>
        </table:table-row>
        <table:table-row table:style-name="ro1">
          <table:table-cell/>
          <table:table-cell office:value-type="float" office:value="1030412" calcext:value-type="float">
            <text:p>1030412</text:p>
          </table:table-cell>
          <table:table-cell office:value-type="float" office:value="3500340.745" calcext:value-type="float">
            <text:p>3500340.745</text:p>
          </table:table-cell>
          <table:table-cell office:value-type="float" office:value="5406544.06" calcext:value-type="float">
            <text:p>5406544.06</text:p>
          </table:table-cell>
          <table:table-cell office:value-type="float" office:value="386.663" calcext:value-type="float">
            <text:p>386.663</text:p>
          </table:table-cell>
          <table:table-cell/>
          <table:table-cell table:formula="of:=[.C20]-[.$C$1]" office:value-type="float" office:value="-68.0417526061647" calcext:value-type="float">
            <text:p>-68.0417526061647</text:p>
          </table:table-cell>
          <table:table-cell table:formula="of:=[.D20]-[.$D$1]" office:value-type="float" office:value="-53.2436389094219" calcext:value-type="float">
            <text:p>-53.2436389094219</text:p>
          </table:table-cell>
          <table:table-cell table:formula="of:=[.E20]-[.$E$1]" office:value-type="float" office:value="-1.59655391156144" calcext:value-type="float">
            <text:p>-1.59655391156144</text:p>
          </table:table-cell>
        </table:table-row>
        <table:table-row table:style-name="ro1">
          <table:table-cell/>
          <table:table-cell office:value-type="float" office:value="1030413" calcext:value-type="float">
            <text:p>1030413</text:p>
          </table:table-cell>
          <table:table-cell office:value-type="float" office:value="3500340.742" calcext:value-type="float">
            <text:p>3500340.742</text:p>
          </table:table-cell>
          <table:table-cell office:value-type="float" office:value="5406544.037" calcext:value-type="float">
            <text:p>5406544.037</text:p>
          </table:table-cell>
          <table:table-cell office:value-type="float" office:value="392.125" calcext:value-type="float">
            <text:p>392.125</text:p>
          </table:table-cell>
          <table:table-cell/>
          <table:table-cell table:formula="of:=[.C21]-[.$C$1]" office:value-type="float" office:value="-68.0447526061907" calcext:value-type="float">
            <text:p>-68.0447526061907</text:p>
          </table:table-cell>
          <table:table-cell table:formula="of:=[.D21]-[.$D$1]" office:value-type="float" office:value="-53.2666389094666" calcext:value-type="float">
            <text:p>-53.2666389094666</text:p>
          </table:table-cell>
          <table:table-cell table:formula="of:=[.E21]-[.$E$1]" office:value-type="float" office:value="3.86544608843855" calcext:value-type="float">
            <text:p>3.86544608843855</text:p>
          </table:table-cell>
        </table:table-row>
        <table:table-row table:style-name="ro1">
          <table:table-cell/>
          <table:table-cell office:value-type="float" office:value="1030414" calcext:value-type="float">
            <text:p>1030414</text:p>
          </table:table-cell>
          <table:table-cell office:value-type="float" office:value="3500340.838" calcext:value-type="float">
            <text:p>3500340.838</text:p>
          </table:table-cell>
          <table:table-cell office:value-type="float" office:value="5406539.007" calcext:value-type="float">
            <text:p>5406539.007</text:p>
          </table:table-cell>
          <table:table-cell office:value-type="float" office:value="392.189" calcext:value-type="float">
            <text:p>392.189</text:p>
          </table:table-cell>
          <table:table-cell/>
          <table:table-cell table:formula="of:=[.C22]-[.$C$1]" office:value-type="float" office:value="-67.9487526062876" calcext:value-type="float">
            <text:p>-67.9487526062876</text:p>
          </table:table-cell>
          <table:table-cell table:formula="of:=[.D22]-[.$D$1]" office:value-type="float" office:value="-58.296638908796" calcext:value-type="float">
            <text:p>-58.296638908796</text:p>
          </table:table-cell>
          <table:table-cell table:formula="of:=[.E22]-[.$E$1]" office:value-type="float" office:value="3.92944608843857" calcext:value-type="float">
            <text:p>3.92944608843857</text:p>
          </table:table-cell>
        </table:table-row>
        <table:table-row table:style-name="ro1">
          <table:table-cell/>
          <table:table-cell office:value-type="float" office:value="1030415" calcext:value-type="float">
            <text:p>1030415</text:p>
          </table:table-cell>
          <table:table-cell office:value-type="float" office:value="3500340.746" calcext:value-type="float">
            <text:p>3500340.746</text:p>
          </table:table-cell>
          <table:table-cell office:value-type="float" office:value="5406543.998" calcext:value-type="float">
            <text:p>5406543.998</text:p>
          </table:table-cell>
          <table:table-cell office:value-type="float" office:value="395.236" calcext:value-type="float">
            <text:p>395.236</text:p>
          </table:table-cell>
          <table:table-cell/>
          <table:table-cell table:formula="of:=[.C23]-[.$C$1]" office:value-type="float" office:value="-68.0407526064664" calcext:value-type="float">
            <text:p>-68.0407526064664</text:p>
          </table:table-cell>
          <table:table-cell table:formula="of:=[.D23]-[.$D$1]" office:value-type="float" office:value="-53.3056389093399" calcext:value-type="float">
            <text:p>-53.3056389093399</text:p>
          </table:table-cell>
          <table:table-cell table:formula="of:=[.E23]-[.$E$1]" office:value-type="float" office:value="6.97644608843854" calcext:value-type="float">
            <text:p>6.97644608843854</text:p>
          </table:table-cell>
        </table:table-row>
        <table:table-row table:style-name="ro1">
          <table:table-cell/>
          <table:table-cell office:value-type="float" office:value="1030416" calcext:value-type="float">
            <text:p>1030416</text:p>
          </table:table-cell>
          <table:table-cell office:value-type="float" office:value="3500339.035" calcext:value-type="float">
            <text:p>3500339.035</text:p>
          </table:table-cell>
          <table:table-cell office:value-type="float" office:value="5406569.705" calcext:value-type="float">
            <text:p>5406569.705</text:p>
          </table:table-cell>
          <table:table-cell office:value-type="float" office:value="389.808" calcext:value-type="float">
            <text:p>389.808</text:p>
          </table:table-cell>
          <table:table-cell/>
          <table:table-cell table:formula="of:=[.C24]-[.$C$1]" office:value-type="float" office:value="-69.7517526061274" calcext:value-type="float">
            <text:p>-69.7517526061274</text:p>
          </table:table-cell>
          <table:table-cell table:formula="of:=[.D24]-[.$D$1]" office:value-type="float" office:value="-27.5986389089376" calcext:value-type="float">
            <text:p>-27.5986389089376</text:p>
          </table:table-cell>
          <table:table-cell table:formula="of:=[.E24]-[.$E$1]" office:value-type="float" office:value="1.54844608843854" calcext:value-type="float">
            <text:p>1.54844608843854</text:p>
          </table:table-cell>
        </table:table-row>
        <table:table-row table:style-name="ro1">
          <table:table-cell/>
          <table:table-cell office:value-type="float" office:value="1030417" calcext:value-type="float">
            <text:p>1030417</text:p>
          </table:table-cell>
          <table:table-cell office:value-type="float" office:value="3500351.962" calcext:value-type="float">
            <text:p>3500351.962</text:p>
          </table:table-cell>
          <table:table-cell office:value-type="float" office:value="5406562.539" calcext:value-type="float">
            <text:p>5406562.539</text:p>
          </table:table-cell>
          <table:table-cell office:value-type="float" office:value="383.529" calcext:value-type="float">
            <text:p>383.529</text:p>
          </table:table-cell>
          <table:table-cell/>
          <table:table-cell table:formula="of:=[.C25]-[.$C$1]" office:value-type="float" office:value="-56.8247526064515" calcext:value-type="float">
            <text:p>-56.8247526064515</text:p>
          </table:table-cell>
          <table:table-cell table:formula="of:=[.D25]-[.$D$1]" office:value-type="float" office:value="-34.7646389091387" calcext:value-type="float">
            <text:p>-34.7646389091387</text:p>
          </table:table-cell>
          <table:table-cell table:formula="of:=[.E25]-[.$E$1]" office:value-type="float" office:value="-4.73055391156146" calcext:value-type="float">
            <text:p>-4.73055391156146</text:p>
          </table:table-cell>
        </table:table-row>
        <table:table-row table:style-name="ro1">
          <table:table-cell/>
          <table:table-cell office:value-type="float" office:value="1030418" calcext:value-type="float">
            <text:p>1030418</text:p>
          </table:table-cell>
          <table:table-cell office:value-type="float" office:value="3500349.478" calcext:value-type="float">
            <text:p>3500349.478</text:p>
          </table:table-cell>
          <table:table-cell office:value-type="float" office:value="5406575.707" calcext:value-type="float">
            <text:p>5406575.707</text:p>
          </table:table-cell>
          <table:table-cell office:value-type="float" office:value="383.504" calcext:value-type="float">
            <text:p>383.504</text:p>
          </table:table-cell>
          <table:table-cell/>
          <table:table-cell table:formula="of:=[.C26]-[.$C$1]" office:value-type="float" office:value="-59.3087526061572" calcext:value-type="float">
            <text:p>-59.3087526061572</text:p>
          </table:table-cell>
          <table:table-cell table:formula="of:=[.D26]-[.$D$1]" office:value-type="float" office:value="-21.5966389086097" calcext:value-type="float">
            <text:p>-21.5966389086097</text:p>
          </table:table-cell>
          <table:table-cell table:formula="of:=[.E26]-[.$E$1]" office:value-type="float" office:value="-4.75555391156144" calcext:value-type="float">
            <text:p>-4.75555391156144</text:p>
          </table:table-cell>
        </table:table-row>
        <table:table-row table:style-name="ro1">
          <table:table-cell/>
          <table:table-cell office:value-type="float" office:value="1030419" calcext:value-type="float">
            <text:p>1030419</text:p>
          </table:table-cell>
          <table:table-cell office:value-type="float" office:value="3500334.006" calcext:value-type="float">
            <text:p>3500334.006</text:p>
          </table:table-cell>
          <table:table-cell office:value-type="float" office:value="5406632.56" calcext:value-type="float">
            <text:p>5406632.56</text:p>
          </table:table-cell>
          <table:table-cell office:value-type="float" office:value="383.026" calcext:value-type="float">
            <text:p>383.026</text:p>
          </table:table-cell>
          <table:table-cell/>
          <table:table-cell table:formula="of:=[.C27]-[.$C$1]" office:value-type="float" office:value="-74.7807526062243" calcext:value-type="float">
            <text:p>-74.7807526062243</text:p>
          </table:table-cell>
          <table:table-cell table:formula="of:=[.D27]-[.$D$1]" office:value-type="float" office:value="35.2563610905781" calcext:value-type="float">
            <text:p>35.2563610905781</text:p>
          </table:table-cell>
          <table:table-cell table:formula="of:=[.E27]-[.$E$1]" office:value-type="float" office:value="-5.23355391156144" calcext:value-type="float">
            <text:p>-5.23355391156144</text:p>
          </table:table-cell>
        </table:table-row>
        <table:table-row table:style-name="ro1">
          <table:table-cell/>
          <table:table-cell office:value-type="float" office:value="1030420" calcext:value-type="float">
            <text:p>1030420</text:p>
          </table:table-cell>
          <table:table-cell office:value-type="float" office:value="3500331.387" calcext:value-type="float">
            <text:p>3500331.387</text:p>
          </table:table-cell>
          <table:table-cell office:value-type="float" office:value="5406626.143" calcext:value-type="float">
            <text:p>5406626.143</text:p>
          </table:table-cell>
          <table:table-cell office:value-type="float" office:value="383.175" calcext:value-type="float">
            <text:p>383.175</text:p>
          </table:table-cell>
          <table:table-cell/>
          <table:table-cell table:formula="of:=[.C28]-[.$C$1]" office:value-type="float" office:value="-77.3997526061721" calcext:value-type="float">
            <text:p>-77.3997526061721</text:p>
          </table:table-cell>
          <table:table-cell table:formula="of:=[.D28]-[.$D$1]" office:value-type="float" office:value="28.8393610911444" calcext:value-type="float">
            <text:p>28.8393610911444</text:p>
          </table:table-cell>
          <table:table-cell table:formula="of:=[.E28]-[.$E$1]" office:value-type="float" office:value="-5.08455391156144" calcext:value-type="float">
            <text:p>-5.08455391156144</text:p>
          </table:table-cell>
        </table:table-row>
        <table:table-row table:style-name="ro1">
          <table:table-cell/>
          <table:table-cell office:value-type="float" office:value="1030421" calcext:value-type="float">
            <text:p>1030421</text:p>
          </table:table-cell>
          <table:table-cell office:value-type="float" office:value="3500358.887" calcext:value-type="float">
            <text:p>3500358.887</text:p>
          </table:table-cell>
          <table:table-cell office:value-type="float" office:value="5406539.146" calcext:value-type="float">
            <text:p>5406539.146</text:p>
          </table:table-cell>
          <table:table-cell office:value-type="float" office:value="383.973" calcext:value-type="float">
            <text:p>383.973</text:p>
          </table:table-cell>
          <table:table-cell/>
          <table:table-cell table:formula="of:=[.C29]-[.$C$1]" office:value-type="float" office:value="-49.8997526061721" calcext:value-type="float">
            <text:p>-49.8997526061721</text:p>
          </table:table-cell>
          <table:table-cell table:formula="of:=[.D29]-[.$D$1]" office:value-type="float" office:value="-58.1576389092952" calcext:value-type="float">
            <text:p>-58.1576389092952</text:p>
          </table:table-cell>
          <table:table-cell table:formula="of:=[.E29]-[.$E$1]" office:value-type="float" office:value="-4.28655391156144" calcext:value-type="float">
            <text:p>-4.28655391156144</text:p>
          </table:table-cell>
        </table:table-row>
        <table:table-row table:style-name="ro1">
          <table:table-cell/>
          <table:table-cell office:value-type="float" office:value="1030422" calcext:value-type="float">
            <text:p>1030422</text:p>
          </table:table-cell>
          <table:table-cell office:value-type="float" office:value="3500393.943" calcext:value-type="float">
            <text:p>3500393.943</text:p>
          </table:table-cell>
          <table:table-cell office:value-type="float" office:value="5406571.41" calcext:value-type="float">
            <text:p>5406571.41</text:p>
          </table:table-cell>
          <table:table-cell office:value-type="float" office:value="389.396" calcext:value-type="float">
            <text:p>389.396</text:p>
          </table:table-cell>
          <table:table-cell/>
          <table:table-cell table:formula="of:=[.C30]-[.$C$1]" office:value-type="float" office:value="-14.8437526063062" calcext:value-type="float">
            <text:p>-14.8437526063062</text:p>
          </table:table-cell>
          <table:table-cell table:formula="of:=[.D30]-[.$D$1]" office:value-type="float" office:value="-25.8936389088631" calcext:value-type="float">
            <text:p>-25.8936389088631</text:p>
          </table:table-cell>
          <table:table-cell table:formula="of:=[.E30]-[.$E$1]" office:value-type="float" office:value="1.13644608843856" calcext:value-type="float">
            <text:p>1.13644608843856</text:p>
          </table:table-cell>
        </table:table-row>
        <table:table-row table:style-name="ro1">
          <table:table-cell/>
          <table:table-cell office:value-type="float" office:value="1030423" calcext:value-type="float">
            <text:p>1030423</text:p>
          </table:table-cell>
          <table:table-cell office:value-type="float" office:value="3500392.19" calcext:value-type="float">
            <text:p>3500392.19</text:p>
          </table:table-cell>
          <table:table-cell office:value-type="float" office:value="5406561.327" calcext:value-type="float">
            <text:p>5406561.327</text:p>
          </table:table-cell>
          <table:table-cell office:value-type="float" office:value="388.892" calcext:value-type="float">
            <text:p>388.892</text:p>
          </table:table-cell>
          <table:table-cell/>
          <table:table-cell table:formula="of:=[.C31]-[.$C$1]" office:value-type="float" office:value="-16.5967526063323" calcext:value-type="float">
            <text:p>-16.5967526063323</text:p>
          </table:table-cell>
          <table:table-cell table:formula="of:=[.D31]-[.$D$1]" office:value-type="float" office:value="-35.9766389094293" calcext:value-type="float">
            <text:p>-35.9766389094293</text:p>
          </table:table-cell>
          <table:table-cell table:formula="of:=[.E31]-[.$E$1]" office:value-type="float" office:value="0.632446088438542" calcext:value-type="float">
            <text:p>0.632446088438542</text:p>
          </table:table-cell>
        </table:table-row>
        <table:table-row table:style-name="ro1">
          <table:table-cell/>
          <table:table-cell office:value-type="float" office:value="1030424" calcext:value-type="float">
            <text:p>1030424</text:p>
          </table:table-cell>
          <table:table-cell office:value-type="float" office:value="3500388.174" calcext:value-type="float">
            <text:p>3500388.174</text:p>
          </table:table-cell>
          <table:table-cell office:value-type="float" office:value="5406552.5" calcext:value-type="float">
            <text:p>5406552.5</text:p>
          </table:table-cell>
          <table:table-cell office:value-type="float" office:value="388.996" calcext:value-type="float">
            <text:p>388.996</text:p>
          </table:table-cell>
          <table:table-cell/>
          <table:table-cell table:formula="of:=[.C32]-[.$C$1]" office:value-type="float" office:value="-20.6127526061609" calcext:value-type="float">
            <text:p>-20.6127526061609</text:p>
          </table:table-cell>
          <table:table-cell table:formula="of:=[.D32]-[.$D$1]" office:value-type="float" office:value="-44.8036389090121" calcext:value-type="float">
            <text:p>-44.8036389090121</text:p>
          </table:table-cell>
          <table:table-cell table:formula="of:=[.E32]-[.$E$1]" office:value-type="float" office:value="0.736446088438527" calcext:value-type="float">
            <text:p>0.736446088438527</text:p>
          </table:table-cell>
        </table:table-row>
        <table:table-row table:style-name="ro1">
          <table:table-cell/>
          <table:table-cell office:value-type="float" office:value="1030425" calcext:value-type="float">
            <text:p>1030425</text:p>
          </table:table-cell>
          <table:table-cell office:value-type="float" office:value="3500389.612" calcext:value-type="float">
            <text:p>3500389.612</text:p>
          </table:table-cell>
          <table:table-cell office:value-type="float" office:value="5406538.937" calcext:value-type="float">
            <text:p>5406538.937</text:p>
          </table:table-cell>
          <table:table-cell office:value-type="float" office:value="388.984" calcext:value-type="float">
            <text:p>388.984</text:p>
          </table:table-cell>
          <table:table-cell/>
          <table:table-cell table:formula="of:=[.C33]-[.$C$1]" office:value-type="float" office:value="-19.174752606079" calcext:value-type="float">
            <text:p>-19.174752606079</text:p>
          </table:table-cell>
          <table:table-cell table:formula="of:=[.D33]-[.$D$1]" office:value-type="float" office:value="-58.366638909094" calcext:value-type="float">
            <text:p>-58.366638909094</text:p>
          </table:table-cell>
          <table:table-cell table:formula="of:=[.E33]-[.$E$1]" office:value-type="float" office:value="0.724446088438526" calcext:value-type="float">
            <text:p>0.724446088438526</text:p>
          </table:table-cell>
        </table:table-row>
        <table:table-row table:style-name="ro1">
          <table:table-cell/>
          <table:table-cell office:value-type="float" office:value="1030426" calcext:value-type="float">
            <text:p>1030426</text:p>
          </table:table-cell>
          <table:table-cell office:value-type="float" office:value="3500386.658" calcext:value-type="float">
            <text:p>3500386.658</text:p>
          </table:table-cell>
          <table:table-cell office:value-type="float" office:value="5406544.46" calcext:value-type="float">
            <text:p>5406544.46</text:p>
          </table:table-cell>
          <table:table-cell office:value-type="float" office:value="387.502" calcext:value-type="float">
            <text:p>387.502</text:p>
          </table:table-cell>
          <table:table-cell/>
          <table:table-cell table:formula="of:=[.C34]-[.$C$1]" office:value-type="float" office:value="-22.1287526064552" calcext:value-type="float">
            <text:p>-22.1287526064552</text:p>
          </table:table-cell>
          <table:table-cell table:formula="of:=[.D34]-[.$D$1]" office:value-type="float" office:value="-52.8436389090493" calcext:value-type="float">
            <text:p>-52.8436389090493</text:p>
          </table:table-cell>
          <table:table-cell table:formula="of:=[.E34]-[.$E$1]" office:value-type="float" office:value="-0.757553911561445" calcext:value-type="float">
            <text:p>-0.757553911561445</text:p>
          </table:table-cell>
        </table:table-row>
        <table:table-row table:style-name="ro1">
          <table:table-cell/>
          <table:table-cell office:value-type="float" office:value="1030427" calcext:value-type="float">
            <text:p>1030427</text:p>
          </table:table-cell>
          <table:table-cell office:value-type="float" office:value="3500398.153" calcext:value-type="float">
            <text:p>3500398.153</text:p>
          </table:table-cell>
          <table:table-cell office:value-type="float" office:value="5406552.6" calcext:value-type="float">
            <text:p>5406552.6</text:p>
          </table:table-cell>
          <table:table-cell office:value-type="float" office:value="389.013" calcext:value-type="float">
            <text:p>389.013</text:p>
          </table:table-cell>
          <table:table-cell/>
          <table:table-cell table:formula="of:=[.C35]-[.$C$1]" office:value-type="float" office:value="-10.6337526063435" calcext:value-type="float">
            <text:p>-10.6337526063435</text:p>
          </table:table-cell>
          <table:table-cell table:formula="of:=[.D35]-[.$D$1]" office:value-type="float" office:value="-44.7036389093846" calcext:value-type="float">
            <text:p>-44.7036389093846</text:p>
          </table:table-cell>
          <table:table-cell table:formula="of:=[.E35]-[.$E$1]" office:value-type="float" office:value="0.753446088438523" calcext:value-type="float">
            <text:p>0.753446088438523</text:p>
          </table:table-cell>
        </table:table-row>
        <table:table-row table:style-name="ro1">
          <table:table-cell/>
          <table:table-cell office:value-type="float" office:value="1030428" calcext:value-type="float">
            <text:p>1030428</text:p>
          </table:table-cell>
          <table:table-cell office:value-type="float" office:value="3500403.549" calcext:value-type="float">
            <text:p>3500403.549</text:p>
          </table:table-cell>
          <table:table-cell office:value-type="float" office:value="5406558.487" calcext:value-type="float">
            <text:p>5406558.487</text:p>
          </table:table-cell>
          <table:table-cell office:value-type="float" office:value="388.941" calcext:value-type="float">
            <text:p>388.941</text:p>
          </table:table-cell>
          <table:table-cell/>
          <table:table-cell table:formula="of:=[.C36]-[.$C$1]" office:value-type="float" office:value="-5.23775260616094" calcext:value-type="float">
            <text:p>-5.23775260616094</text:p>
          </table:table-cell>
          <table:table-cell table:formula="of:=[.D36]-[.$D$1]" office:value-type="float" office:value="-38.8166389092803" calcext:value-type="float">
            <text:p>-38.8166389092803</text:p>
          </table:table-cell>
          <table:table-cell table:formula="of:=[.E36]-[.$E$1]" office:value-type="float" office:value="0.68144608843852" calcext:value-type="float">
            <text:p>0.68144608843852</text:p>
          </table:table-cell>
        </table:table-row>
        <table:table-row table:style-name="ro1">
          <table:table-cell/>
          <table:table-cell office:value-type="float" office:value="1030429" calcext:value-type="float">
            <text:p>1030429</text:p>
          </table:table-cell>
          <table:table-cell office:value-type="float" office:value="3500427.069" calcext:value-type="float">
            <text:p>3500427.069</text:p>
          </table:table-cell>
          <table:table-cell office:value-type="float" office:value="5406553.831" calcext:value-type="float">
            <text:p>5406553.831</text:p>
          </table:table-cell>
          <table:table-cell office:value-type="float" office:value="388.977" calcext:value-type="float">
            <text:p>388.977</text:p>
          </table:table-cell>
          <table:table-cell/>
          <table:table-cell table:formula="of:=[.C37]-[.$C$1]" office:value-type="float" office:value="18.2822473938577" calcext:value-type="float">
            <text:p>18.2822473938577</text:p>
          </table:table-cell>
          <table:table-cell table:formula="of:=[.D37]-[.$D$1]" office:value-type="float" office:value="-43.4726389087737" calcext:value-type="float">
            <text:p>-43.4726389087737</text:p>
          </table:table-cell>
          <table:table-cell table:formula="of:=[.E37]-[.$E$1]" office:value-type="float" office:value="0.717446088438521" calcext:value-type="float">
            <text:p>0.717446088438521</text:p>
          </table:table-cell>
        </table:table-row>
        <table:table-row table:style-name="ro1">
          <table:table-cell/>
          <table:table-cell office:value-type="float" office:value="1030430" calcext:value-type="float">
            <text:p>1030430</text:p>
          </table:table-cell>
          <table:table-cell office:value-type="float" office:value="3500431.437" calcext:value-type="float">
            <text:p>3500431.437</text:p>
          </table:table-cell>
          <table:table-cell office:value-type="float" office:value="5406548.807" calcext:value-type="float">
            <text:p>5406548.807</text:p>
          </table:table-cell>
          <table:table-cell office:value-type="float" office:value="389.037" calcext:value-type="float">
            <text:p>389.037</text:p>
          </table:table-cell>
          <table:table-cell/>
          <table:table-cell table:formula="of:=[.C38]-[.$C$1]" office:value-type="float" office:value="22.6502473936416" calcext:value-type="float">
            <text:p>22.6502473936416</text:p>
          </table:table-cell>
          <table:table-cell table:formula="of:=[.D38]-[.$D$1]" office:value-type="float" office:value="-48.4966389089823" calcext:value-type="float">
            <text:p>-48.4966389089823</text:p>
          </table:table-cell>
          <table:table-cell table:formula="of:=[.E38]-[.$E$1]" office:value-type="float" office:value="0.777446088438524" calcext:value-type="float">
            <text:p>0.777446088438524</text:p>
          </table:table-cell>
        </table:table-row>
        <table:table-row table:style-name="ro1">
          <table:table-cell/>
          <table:table-cell office:value-type="float" office:value="1030431" calcext:value-type="float">
            <text:p>1030431</text:p>
          </table:table-cell>
          <table:table-cell office:value-type="float" office:value="3500453.822" calcext:value-type="float">
            <text:p>3500453.822</text:p>
          </table:table-cell>
          <table:table-cell office:value-type="float" office:value="5406548.496" calcext:value-type="float">
            <text:p>5406548.496</text:p>
          </table:table-cell>
          <table:table-cell office:value-type="float" office:value="387.472" calcext:value-type="float">
            <text:p>387.472</text:p>
          </table:table-cell>
          <table:table-cell/>
          <table:table-cell table:formula="of:=[.C39]-[.$C$1]" office:value-type="float" office:value="45.0352473938838" calcext:value-type="float">
            <text:p>45.0352473938838</text:p>
          </table:table-cell>
          <table:table-cell table:formula="of:=[.D39]-[.$D$1]" office:value-type="float" office:value="-48.8076389087364" calcext:value-type="float">
            <text:p>-48.8076389087364</text:p>
          </table:table-cell>
          <table:table-cell table:formula="of:=[.E39]-[.$E$1]" office:value-type="float" office:value="-0.787553911561474" calcext:value-type="float">
            <text:p>-0.787553911561474</text:p>
          </table:table-cell>
        </table:table-row>
        <table:table-row table:style-name="ro1">
          <table:table-cell/>
          <table:table-cell office:value-type="float" office:value="1030432" calcext:value-type="float">
            <text:p>1030432</text:p>
          </table:table-cell>
          <table:table-cell office:value-type="float" office:value="3500451.609" calcext:value-type="float">
            <text:p>3500451.609</text:p>
          </table:table-cell>
          <table:table-cell office:value-type="float" office:value="5406551.022" calcext:value-type="float">
            <text:p>5406551.022</text:p>
          </table:table-cell>
          <table:table-cell office:value-type="float" office:value="387.488" calcext:value-type="float">
            <text:p>387.488</text:p>
          </table:table-cell>
          <table:table-cell/>
          <table:table-cell table:formula="of:=[.C40]-[.$C$1]" office:value-type="float" office:value="42.8222473938949" calcext:value-type="float">
            <text:p>42.8222473938949</text:p>
          </table:table-cell>
          <table:table-cell table:formula="of:=[.D40]-[.$D$1]" office:value-type="float" office:value="-46.2816389091313" calcext:value-type="float">
            <text:p>-46.2816389091313</text:p>
          </table:table-cell>
          <table:table-cell table:formula="of:=[.E40]-[.$E$1]" office:value-type="float" office:value="-0.771553911561455" calcext:value-type="float">
            <text:p>-0.771553911561455</text:p>
          </table:table-cell>
        </table:table-row>
        <table:table-row table:style-name="ro1">
          <table:table-cell/>
          <table:table-cell office:value-type="float" office:value="1030433" calcext:value-type="float">
            <text:p>1030433</text:p>
          </table:table-cell>
          <table:table-cell office:value-type="float" office:value="3500370.419" calcext:value-type="float">
            <text:p>3500370.419</text:p>
          </table:table-cell>
          <table:table-cell office:value-type="float" office:value="5406500.333" calcext:value-type="float">
            <text:p>5406500.333</text:p>
          </table:table-cell>
          <table:table-cell office:value-type="float" office:value="385.066" calcext:value-type="float">
            <text:p>385.066</text:p>
          </table:table-cell>
          <table:table-cell/>
          <table:table-cell table:formula="of:=[.C41]-[.$C$1]" office:value-type="float" office:value="-38.3677526060492" calcext:value-type="float">
            <text:p>-38.3677526060492</text:p>
          </table:table-cell>
          <table:table-cell table:formula="of:=[.D41]-[.$D$1]" office:value-type="float" office:value="-96.9706389093772" calcext:value-type="float">
            <text:p>-96.9706389093772</text:p>
          </table:table-cell>
          <table:table-cell table:formula="of:=[.E41]-[.$E$1]" office:value-type="float" office:value="-3.19355391156148" calcext:value-type="float">
            <text:p>-3.19355391156148</text:p>
          </table:table-cell>
        </table:table-row>
        <table:table-row table:style-name="ro1">
          <table:table-cell/>
          <table:table-cell office:value-type="float" office:value="1030434" calcext:value-type="float">
            <text:p>1030434</text:p>
          </table:table-cell>
          <table:table-cell office:value-type="float" office:value="3500396.939" calcext:value-type="float">
            <text:p>3500396.939</text:p>
          </table:table-cell>
          <table:table-cell office:value-type="float" office:value="5406520.156" calcext:value-type="float">
            <text:p>5406520.156</text:p>
          </table:table-cell>
          <table:table-cell office:value-type="float" office:value="384.922" calcext:value-type="float">
            <text:p>384.922</text:p>
          </table:table-cell>
          <table:table-cell/>
          <table:table-cell table:formula="of:=[.C42]-[.$C$1]" office:value-type="float" office:value="-11.8477526064962" calcext:value-type="float">
            <text:p>-11.8477526064962</text:p>
          </table:table-cell>
          <table:table-cell table:formula="of:=[.D42]-[.$D$1]" office:value-type="float" office:value="-77.1476389085874" calcext:value-type="float">
            <text:p>-77.1476389085874</text:p>
          </table:table-cell>
          <table:table-cell table:formula="of:=[.E42]-[.$E$1]" office:value-type="float" office:value="-3.33755391156143" calcext:value-type="float">
            <text:p>-3.33755391156143</text:p>
          </table:table-cell>
        </table:table-row>
        <table:table-row table:style-name="ro1">
          <table:table-cell/>
          <table:table-cell office:value-type="float" office:value="1030435" calcext:value-type="float">
            <text:p>1030435</text:p>
          </table:table-cell>
          <table:table-cell office:value-type="float" office:value="3500408.286" calcext:value-type="float">
            <text:p>3500408.286</text:p>
          </table:table-cell>
          <table:table-cell office:value-type="float" office:value="5406518.41" calcext:value-type="float">
            <text:p>5406518.41</text:p>
          </table:table-cell>
          <table:table-cell office:value-type="float" office:value="384.201" calcext:value-type="float">
            <text:p>384.201</text:p>
          </table:table-cell>
          <table:table-cell/>
          <table:table-cell table:formula="of:=[.C43]-[.$C$1]" office:value-type="float" office:value="-0.50075260642916" calcext:value-type="float">
            <text:p>-0.50075260642916</text:p>
          </table:table-cell>
          <table:table-cell table:formula="of:=[.D43]-[.$D$1]" office:value-type="float" office:value="-78.8936389088631" calcext:value-type="float">
            <text:p>-78.8936389088631</text:p>
          </table:table-cell>
          <table:table-cell table:formula="of:=[.E43]-[.$E$1]" office:value-type="float" office:value="-4.05855391156143" calcext:value-type="float">
            <text:p>-4.05855391156143</text:p>
          </table:table-cell>
        </table:table-row>
        <table:table-row table:style-name="ro1">
          <table:table-cell/>
          <table:table-cell office:value-type="float" office:value="1030436" calcext:value-type="float">
            <text:p>1030436</text:p>
          </table:table-cell>
          <table:table-cell office:value-type="float" office:value="3500417.191" calcext:value-type="float">
            <text:p>3500417.191</text:p>
          </table:table-cell>
          <table:table-cell office:value-type="float" office:value="5406517.042" calcext:value-type="float">
            <text:p>5406517.042</text:p>
          </table:table-cell>
          <table:table-cell office:value-type="float" office:value="384.18" calcext:value-type="float">
            <text:p>384.18</text:p>
          </table:table-cell>
          <table:table-cell/>
          <table:table-cell table:formula="of:=[.C44]-[.$C$1]" office:value-type="float" office:value="8.40424739383161" calcext:value-type="float">
            <text:p>8.40424739383161</text:p>
          </table:table-cell>
          <table:table-cell table:formula="of:=[.D44]-[.$D$1]" office:value-type="float" office:value="-80.261638908647" calcext:value-type="float">
            <text:p>-80.261638908647</text:p>
          </table:table-cell>
          <table:table-cell table:formula="of:=[.E44]-[.$E$1]" office:value-type="float" office:value="-4.07955391156145" calcext:value-type="float">
            <text:p>-4.07955391156145</text:p>
          </table:table-cell>
        </table:table-row>
        <table:table-row table:style-name="ro1">
          <table:table-cell/>
          <table:table-cell office:value-type="float" office:value="1030437" calcext:value-type="float">
            <text:p>1030437</text:p>
          </table:table-cell>
          <table:table-cell office:value-type="float" office:value="3500423.155" calcext:value-type="float">
            <text:p>3500423.155</text:p>
          </table:table-cell>
          <table:table-cell office:value-type="float" office:value="5406516.125" calcext:value-type="float">
            <text:p>5406516.125</text:p>
          </table:table-cell>
          <table:table-cell office:value-type="float" office:value="384.269" calcext:value-type="float">
            <text:p>384.269</text:p>
          </table:table-cell>
          <table:table-cell/>
          <table:table-cell table:formula="of:=[.C45]-[.$C$1]" office:value-type="float" office:value="14.3682473935187" calcext:value-type="float">
            <text:p>14.3682473935187</text:p>
          </table:table-cell>
          <table:table-cell table:formula="of:=[.D45]-[.$D$1]" office:value-type="float" office:value="-81.1786389090121" calcext:value-type="float">
            <text:p>-81.1786389090121</text:p>
          </table:table-cell>
          <table:table-cell table:formula="of:=[.E45]-[.$E$1]" office:value-type="float" office:value="-3.99055391156145" calcext:value-type="float">
            <text:p>-3.99055391156145</text:p>
          </table:table-cell>
        </table:table-row>
        <table:table-row table:style-name="ro1">
          <table:table-cell/>
          <table:table-cell office:value-type="float" office:value="1030438" calcext:value-type="float">
            <text:p>1030438</text:p>
          </table:table-cell>
          <table:table-cell office:value-type="float" office:value="3500431.983" calcext:value-type="float">
            <text:p>3500431.983</text:p>
          </table:table-cell>
          <table:table-cell office:value-type="float" office:value="5406514.776" calcext:value-type="float">
            <text:p>5406514.776</text:p>
          </table:table-cell>
          <table:table-cell office:value-type="float" office:value="384.262" calcext:value-type="float">
            <text:p>384.262</text:p>
          </table:table-cell>
          <table:table-cell/>
          <table:table-cell table:formula="of:=[.C46]-[.$C$1]" office:value-type="float" office:value="23.196247393731" calcext:value-type="float">
            <text:p>23.196247393731</text:p>
          </table:table-cell>
          <table:table-cell table:formula="of:=[.D46]-[.$D$1]" office:value-type="float" office:value="-82.527638909407" calcext:value-type="float">
            <text:p>-82.527638909407</text:p>
          </table:table-cell>
          <table:table-cell table:formula="of:=[.E46]-[.$E$1]" office:value-type="float" office:value="-3.99755391156145" calcext:value-type="float">
            <text:p>-3.99755391156145</text:p>
          </table:table-cell>
        </table:table-row>
        <table:table-row table:style-name="ro1">
          <table:table-cell/>
          <table:table-cell office:value-type="float" office:value="1030439" calcext:value-type="float">
            <text:p>1030439</text:p>
          </table:table-cell>
          <table:table-cell office:value-type="float" office:value="3500437.737" calcext:value-type="float">
            <text:p>3500437.737</text:p>
          </table:table-cell>
          <table:table-cell office:value-type="float" office:value="5406516.491" calcext:value-type="float">
            <text:p>5406516.491</text:p>
          </table:table-cell>
          <table:table-cell office:value-type="float" office:value="384.186" calcext:value-type="float">
            <text:p>384.186</text:p>
          </table:table-cell>
          <table:table-cell/>
          <table:table-cell table:formula="of:=[.C47]-[.$C$1]" office:value-type="float" office:value="28.950247393921" calcext:value-type="float">
            <text:p>28.950247393921</text:p>
          </table:table-cell>
          <table:table-cell table:formula="of:=[.D47]-[.$D$1]" office:value-type="float" office:value="-80.8126389086246" calcext:value-type="float">
            <text:p>-80.8126389086246</text:p>
          </table:table-cell>
          <table:table-cell table:formula="of:=[.E47]-[.$E$1]" office:value-type="float" office:value="-4.07355391156148" calcext:value-type="float">
            <text:p>-4.07355391156148</text:p>
          </table:table-cell>
        </table:table-row>
        <table:table-row table:style-name="ro1">
          <table:table-cell/>
          <table:table-cell office:value-type="float" office:value="1030440" calcext:value-type="float">
            <text:p>1030440</text:p>
          </table:table-cell>
          <table:table-cell office:value-type="float" office:value="3500333.619" calcext:value-type="float">
            <text:p>3500333.619</text:p>
          </table:table-cell>
          <table:table-cell office:value-type="float" office:value="5406665.469" calcext:value-type="float">
            <text:p>5406665.469</text:p>
          </table:table-cell>
          <table:table-cell office:value-type="float" office:value="382.836" calcext:value-type="float">
            <text:p>382.836</text:p>
          </table:table-cell>
          <table:table-cell/>
          <table:table-cell table:formula="of:=[.C48]-[.$C$1]" office:value-type="float" office:value="-75.1677526063286" calcext:value-type="float">
            <text:p>-75.1677526063286</text:p>
          </table:table-cell>
          <table:table-cell table:formula="of:=[.D48]-[.$D$1]" office:value-type="float" office:value="68.1653610905632" calcext:value-type="float">
            <text:p>68.1653610905632</text:p>
          </table:table-cell>
          <table:table-cell table:formula="of:=[.E48]-[.$E$1]" office:value-type="float" office:value="-5.42355391156144" calcext:value-type="float">
            <text:p>-5.42355391156144</text:p>
          </table:table-cell>
        </table:table-row>
        <table:table-row table:style-name="ro1">
          <table:table-cell/>
          <table:table-cell office:value-type="float" office:value="1030441" calcext:value-type="float">
            <text:p>1030441</text:p>
          </table:table-cell>
          <table:table-cell office:value-type="float" office:value="3500350.842" calcext:value-type="float">
            <text:p>3500350.842</text:p>
          </table:table-cell>
          <table:table-cell office:value-type="float" office:value="5406624.572" calcext:value-type="float">
            <text:p>5406624.572</text:p>
          </table:table-cell>
          <table:table-cell office:value-type="float" office:value="384.158" calcext:value-type="float">
            <text:p>384.158</text:p>
          </table:table-cell>
          <table:table-cell/>
          <table:table-cell table:formula="of:=[.C49]-[.$C$1]" office:value-type="float" office:value="-57.9447526060976" calcext:value-type="float">
            <text:p>-57.9447526060976</text:p>
          </table:table-cell>
          <table:table-cell table:formula="of:=[.D49]-[.$D$1]" office:value-type="float" office:value="27.2683610906824" calcext:value-type="float">
            <text:p>27.2683610906824</text:p>
          </table:table-cell>
          <table:table-cell table:formula="of:=[.E49]-[.$E$1]" office:value-type="float" office:value="-4.10155391156144" calcext:value-type="float">
            <text:p>-4.10155391156144</text:p>
          </table:table-cell>
        </table:table-row>
        <table:table-row table:style-name="ro1">
          <table:table-cell/>
          <table:table-cell office:value-type="float" office:value="1030442" calcext:value-type="float">
            <text:p>1030442</text:p>
          </table:table-cell>
          <table:table-cell office:value-type="float" office:value="3500339.931" calcext:value-type="float">
            <text:p>3500339.931</text:p>
          </table:table-cell>
          <table:table-cell office:value-type="float" office:value="5406608.505" calcext:value-type="float">
            <text:p>5406608.505</text:p>
          </table:table-cell>
          <table:table-cell office:value-type="float" office:value="382.954" calcext:value-type="float">
            <text:p>382.954</text:p>
          </table:table-cell>
          <table:table-cell/>
          <table:table-cell table:formula="of:=[.C50]-[.$C$1]" office:value-type="float" office:value="-68.8557526064105" calcext:value-type="float">
            <text:p>-68.8557526064105</text:p>
          </table:table-cell>
          <table:table-cell table:formula="of:=[.D50]-[.$D$1]" office:value-type="float" office:value="11.2013610908762" calcext:value-type="float">
            <text:p>11.2013610908762</text:p>
          </table:table-cell>
          <table:table-cell table:formula="of:=[.E50]-[.$E$1]" office:value-type="float" office:value="-5.30555391156145" calcext:value-type="float">
            <text:p>-5.30555391156145</text:p>
          </table:table-cell>
        </table:table-row>
        <table:table-row table:style-name="ro1">
          <table:table-cell/>
          <table:table-cell office:value-type="float" office:value="1030443" calcext:value-type="float">
            <text:p>1030443</text:p>
          </table:table-cell>
          <table:table-cell office:value-type="float" office:value="3500339.982" calcext:value-type="float">
            <text:p>3500339.982</text:p>
          </table:table-cell>
          <table:table-cell office:value-type="float" office:value="5406608.597" calcext:value-type="float">
            <text:p>5406608.597</text:p>
          </table:table-cell>
          <table:table-cell office:value-type="float" office:value="382.9" calcext:value-type="float">
            <text:p>382.9</text:p>
          </table:table-cell>
          <table:table-cell/>
          <table:table-cell table:formula="of:=[.C51]-[.$C$1]" office:value-type="float" office:value="-68.8047526064329" calcext:value-type="float">
            <text:p>-68.8047526064329</text:p>
          </table:table-cell>
          <table:table-cell table:formula="of:=[.D51]-[.$D$1]" office:value-type="float" office:value="11.293361091055" calcext:value-type="float">
            <text:p>11.293361091055</text:p>
          </table:table-cell>
          <table:table-cell table:formula="of:=[.E51]-[.$E$1]" office:value-type="float" office:value="-5.35955391156148" calcext:value-type="float">
            <text:p>-5.35955391156148</text:p>
          </table:table-cell>
        </table:table-row>
        <table:table-row table:style-name="ro1">
          <table:table-cell/>
          <table:table-cell office:value-type="float" office:value="1030444" calcext:value-type="float">
            <text:p>1030444</text:p>
          </table:table-cell>
          <table:table-cell office:value-type="float" office:value="3500349.438" calcext:value-type="float">
            <text:p>3500349.438</text:p>
          </table:table-cell>
          <table:table-cell office:value-type="float" office:value="5406575.631" calcext:value-type="float">
            <text:p>5406575.631</text:p>
          </table:table-cell>
          <table:table-cell office:value-type="float" office:value="383.24" calcext:value-type="float">
            <text:p>383.24</text:p>
          </table:table-cell>
          <table:table-cell/>
          <table:table-cell table:formula="of:=[.C52]-[.$C$1]" office:value-type="float" office:value="-59.3487526061945" calcext:value-type="float">
            <text:p>-59.3487526061945</text:p>
          </table:table-cell>
          <table:table-cell table:formula="of:=[.D52]-[.$D$1]" office:value-type="float" office:value="-21.6726389089599" calcext:value-type="float">
            <text:p>-21.6726389089599</text:p>
          </table:table-cell>
          <table:table-cell table:formula="of:=[.E52]-[.$E$1]" office:value-type="float" office:value="-5.01955391156145" calcext:value-type="float">
            <text:p>-5.01955391156145</text:p>
          </table:table-cell>
        </table:table-row>
        <table:table-row table:style-name="ro1">
          <table:table-cell/>
          <table:table-cell office:value-type="float" office:value="1030445" calcext:value-type="float">
            <text:p>1030445</text:p>
          </table:table-cell>
          <table:table-cell office:value-type="float" office:value="3500365.605" calcext:value-type="float">
            <text:p>3500365.605</text:p>
          </table:table-cell>
          <table:table-cell office:value-type="float" office:value="5406523.048" calcext:value-type="float">
            <text:p>5406523.048</text:p>
          </table:table-cell>
          <table:table-cell office:value-type="float" office:value="384.591" calcext:value-type="float">
            <text:p>384.591</text:p>
          </table:table-cell>
          <table:table-cell/>
          <table:table-cell table:formula="of:=[.C53]-[.$C$1]" office:value-type="float" office:value="-43.1817526062951" calcext:value-type="float">
            <text:p>-43.1817526062951</text:p>
          </table:table-cell>
          <table:table-cell table:formula="of:=[.D53]-[.$D$1]" office:value-type="float" office:value="-74.2556389085948" calcext:value-type="float">
            <text:p>-74.2556389085948</text:p>
          </table:table-cell>
          <table:table-cell table:formula="of:=[.E53]-[.$E$1]" office:value-type="float" office:value="-3.66855391156145" calcext:value-type="float">
            <text:p>-3.66855391156145</text:p>
          </table:table-cell>
        </table:table-row>
        <table:table-row table:style-name="ro1">
          <table:table-cell/>
          <table:table-cell office:value-type="float" office:value="1030446" calcext:value-type="float">
            <text:p>1030446</text:p>
          </table:table-cell>
          <table:table-cell office:value-type="float" office:value="3500370.362" calcext:value-type="float">
            <text:p>3500370.362</text:p>
          </table:table-cell>
          <table:table-cell office:value-type="float" office:value="5406500.343" calcext:value-type="float">
            <text:p>5406500.343</text:p>
          </table:table-cell>
          <table:table-cell office:value-type="float" office:value="385.015" calcext:value-type="float">
            <text:p>385.015</text:p>
          </table:table-cell>
          <table:table-cell/>
          <table:table-cell table:formula="of:=[.C54]-[.$C$1]" office:value-type="float" office:value="-38.424752606079" calcext:value-type="float">
            <text:p>-38.424752606079</text:p>
          </table:table-cell>
          <table:table-cell table:formula="of:=[.D54]-[.$D$1]" office:value-type="float" office:value="-96.9606389086693" calcext:value-type="float">
            <text:p>-96.9606389086693</text:p>
          </table:table-cell>
          <table:table-cell table:formula="of:=[.E54]-[.$E$1]" office:value-type="float" office:value="-3.24455391156147" calcext:value-type="float">
            <text:p>-3.24455391156147</text:p>
          </table:table-cell>
        </table:table-row>
        <table:table-row table:style-name="ro1">
          <table:table-cell/>
          <table:table-cell office:value-type="float" office:value="1030447" calcext:value-type="float">
            <text:p>1030447</text:p>
          </table:table-cell>
          <table:table-cell office:value-type="float" office:value="3500386.313" calcext:value-type="float">
            <text:p>3500386.313</text:p>
          </table:table-cell>
          <table:table-cell office:value-type="float" office:value="5406552.642" calcext:value-type="float">
            <text:p>5406552.642</text:p>
          </table:table-cell>
          <table:table-cell office:value-type="float" office:value="388.334" calcext:value-type="float">
            <text:p>388.334</text:p>
          </table:table-cell>
          <table:table-cell/>
          <table:table-cell table:formula="of:=[.C55]-[.$C$1]" office:value-type="float" office:value="-22.4737526061945" calcext:value-type="float">
            <text:p>-22.4737526061945</text:p>
          </table:table-cell>
          <table:table-cell table:formula="of:=[.D55]-[.$D$1]" office:value-type="float" office:value="-44.6616389090195" calcext:value-type="float">
            <text:p>-44.6616389090195</text:p>
          </table:table-cell>
          <table:table-cell table:formula="of:=[.E55]-[.$E$1]" office:value-type="float" office:value="0.0744460884385489" calcext:value-type="float">
            <text:p>0.074446088438549</text:p>
          </table:table-cell>
        </table:table-row>
        <table:table-row table:style-name="ro1">
          <table:table-cell/>
          <table:table-cell office:value-type="float" office:value="1030448" calcext:value-type="float">
            <text:p>1030448</text:p>
          </table:table-cell>
          <table:table-cell office:value-type="float" office:value="3500386.021" calcext:value-type="float">
            <text:p>3500386.021</text:p>
          </table:table-cell>
          <table:table-cell office:value-type="float" office:value="5406576.691" calcext:value-type="float">
            <text:p>5406576.691</text:p>
          </table:table-cell>
          <table:table-cell office:value-type="float" office:value="387.301" calcext:value-type="float">
            <text:p>387.301</text:p>
          </table:table-cell>
          <table:table-cell/>
          <table:table-cell table:formula="of:=[.C56]-[.$C$1]" office:value-type="float" office:value="-22.7657526060939" calcext:value-type="float">
            <text:p>-22.7657526060939</text:p>
          </table:table-cell>
          <table:table-cell table:formula="of:=[.D56]-[.$D$1]" office:value-type="float" office:value="-20.6126389093697" calcext:value-type="float">
            <text:p>-20.6126389093697</text:p>
          </table:table-cell>
          <table:table-cell table:formula="of:=[.E56]-[.$E$1]" office:value-type="float" office:value="-0.958553911561467" calcext:value-type="float">
            <text:p>-0.958553911561467</text:p>
          </table:table-cell>
        </table:table-row>
        <table:table-row table:style-name="ro1">
          <table:table-cell/>
          <table:table-cell office:value-type="float" office:value="1030449" calcext:value-type="float">
            <text:p>1030449</text:p>
          </table:table-cell>
          <table:table-cell office:value-type="float" office:value="3500364.676" calcext:value-type="float">
            <text:p>3500364.676</text:p>
          </table:table-cell>
          <table:table-cell office:value-type="float" office:value="5406638.124" calcext:value-type="float">
            <text:p>5406638.124</text:p>
          </table:table-cell>
          <table:table-cell office:value-type="float" office:value="389.146" calcext:value-type="float">
            <text:p>389.146</text:p>
          </table:table-cell>
          <table:table-cell/>
          <table:table-cell table:formula="of:=[.C57]-[.$C$1]" office:value-type="float" office:value="-44.1107526062988" calcext:value-type="float">
            <text:p>-44.1107526062988</text:p>
          </table:table-cell>
          <table:table-cell table:formula="of:=[.D57]-[.$D$1]" office:value-type="float" office:value="40.820361090824" calcext:value-type="float">
            <text:p>40.820361090824</text:p>
          </table:table-cell>
          <table:table-cell table:formula="of:=[.E57]-[.$E$1]" office:value-type="float" office:value="0.886446088438561" calcext:value-type="float">
            <text:p>0.886446088438561</text:p>
          </table:table-cell>
        </table:table-row>
        <table:table-row table:style-name="ro1">
          <table:table-cell/>
          <table:table-cell office:value-type="float" office:value="1030450" calcext:value-type="float">
            <text:p>1030450</text:p>
          </table:table-cell>
          <table:table-cell office:value-type="float" office:value="3500359.448" calcext:value-type="float">
            <text:p>3500359.448</text:p>
          </table:table-cell>
          <table:table-cell office:value-type="float" office:value="5406656.054" calcext:value-type="float">
            <text:p>5406656.054</text:p>
          </table:table-cell>
          <table:table-cell office:value-type="float" office:value="389.704" calcext:value-type="float">
            <text:p>389.704</text:p>
          </table:table-cell>
          <table:table-cell/>
          <table:table-cell table:formula="of:=[.C58]-[.$C$1]" office:value-type="float" office:value="-49.338752606418" calcext:value-type="float">
            <text:p>-49.338752606418</text:p>
          </table:table-cell>
          <table:table-cell table:formula="of:=[.D58]-[.$D$1]" office:value-type="float" office:value="58.750361090526" calcext:value-type="float">
            <text:p>58.750361090526</text:p>
          </table:table-cell>
          <table:table-cell table:formula="of:=[.E58]-[.$E$1]" office:value-type="float" office:value="1.44444608843855" calcext:value-type="float">
            <text:p>1.44444608843855</text:p>
          </table:table-cell>
        </table:table-row>
        <table:table-row table:style-name="ro1">
          <table:table-cell/>
          <table:table-cell office:value-type="float" office:value="1030451" calcext:value-type="float">
            <text:p>1030451</text:p>
          </table:table-cell>
          <table:table-cell office:value-type="float" office:value="3500360.913" calcext:value-type="float">
            <text:p>3500360.913</text:p>
          </table:table-cell>
          <table:table-cell office:value-type="float" office:value="5406651.1" calcext:value-type="float">
            <text:p>5406651.1</text:p>
          </table:table-cell>
          <table:table-cell office:value-type="float" office:value="393.295" calcext:value-type="float">
            <text:p>393.295</text:p>
          </table:table-cell>
          <table:table-cell/>
          <table:table-cell table:formula="of:=[.C59]-[.$C$1]" office:value-type="float" office:value="-47.8737526061013" calcext:value-type="float">
            <text:p>-47.8737526061013</text:p>
          </table:table-cell>
          <table:table-cell table:formula="of:=[.D59]-[.$D$1]" office:value-type="float" office:value="53.7963610906154" calcext:value-type="float">
            <text:p>53.7963610906154</text:p>
          </table:table-cell>
          <table:table-cell table:formula="of:=[.E59]-[.$E$1]" office:value-type="float" office:value="5.03544608843856" calcext:value-type="float">
            <text:p>5.03544608843856</text:p>
          </table:table-cell>
        </table:table-row>
        <table:table-row table:style-name="ro1">
          <table:table-cell/>
          <table:table-cell office:value-type="float" office:value="1030452" calcext:value-type="float">
            <text:p>1030452</text:p>
          </table:table-cell>
          <table:table-cell office:value-type="float" office:value="3500371.51" calcext:value-type="float">
            <text:p>3500371.51</text:p>
          </table:table-cell>
          <table:table-cell office:value-type="float" office:value="5406606.506" calcext:value-type="float">
            <text:p>5406606.506</text:p>
          </table:table-cell>
          <table:table-cell office:value-type="float" office:value="393.36" calcext:value-type="float">
            <text:p>393.36</text:p>
          </table:table-cell>
          <table:table-cell/>
          <table:table-cell table:formula="of:=[.C60]-[.$C$1]" office:value-type="float" office:value="-37.2767526064999" calcext:value-type="float">
            <text:p>-37.2767526064999</text:p>
          </table:table-cell>
          <table:table-cell table:formula="of:=[.D60]-[.$D$1]" office:value-type="float" office:value="9.20236109104008" calcext:value-type="float">
            <text:p>9.20236109104008</text:p>
          </table:table-cell>
          <table:table-cell table:formula="of:=[.E60]-[.$E$1]" office:value-type="float" office:value="5.10044608843856" calcext:value-type="float">
            <text:p>5.10044608843856</text:p>
          </table:table-cell>
        </table:table-row>
        <table:table-row table:style-name="ro1">
          <table:table-cell/>
          <table:table-cell office:value-type="float" office:value="1030453" calcext:value-type="float">
            <text:p>1030453</text:p>
          </table:table-cell>
          <table:table-cell office:value-type="float" office:value="3500385.713" calcext:value-type="float">
            <text:p>3500385.713</text:p>
          </table:table-cell>
          <table:table-cell office:value-type="float" office:value="5406578.888" calcext:value-type="float">
            <text:p>5406578.888</text:p>
          </table:table-cell>
          <table:table-cell office:value-type="float" office:value="391.447" calcext:value-type="float">
            <text:p>391.447</text:p>
          </table:table-cell>
          <table:table-cell/>
          <table:table-cell table:formula="of:=[.C61]-[.$C$1]" office:value-type="float" office:value="-23.0737526062876" calcext:value-type="float">
            <text:p>-23.0737526062876</text:p>
          </table:table-cell>
          <table:table-cell table:formula="of:=[.D61]-[.$D$1]" office:value-type="float" office:value="-18.4156389087439" calcext:value-type="float">
            <text:p>-18.4156389087439</text:p>
          </table:table-cell>
          <table:table-cell table:formula="of:=[.E61]-[.$E$1]" office:value-type="float" office:value="3.18744608843855" calcext:value-type="float">
            <text:p>3.18744608843855</text:p>
          </table:table-cell>
        </table:table-row>
        <table:table-row table:style-name="ro1">
          <table:table-cell/>
          <table:table-cell office:value-type="float" office:value="1030454" calcext:value-type="float">
            <text:p>1030454</text:p>
          </table:table-cell>
          <table:table-cell office:value-type="float" office:value="3500386.181" calcext:value-type="float">
            <text:p>3500386.181</text:p>
          </table:table-cell>
          <table:table-cell office:value-type="float" office:value="5406563.844" calcext:value-type="float">
            <text:p>5406563.844</text:p>
          </table:table-cell>
          <table:table-cell office:value-type="float" office:value="391.502" calcext:value-type="float">
            <text:p>391.502</text:p>
          </table:table-cell>
          <table:table-cell/>
          <table:table-cell table:formula="of:=[.C62]-[.$C$1]" office:value-type="float" office:value="-22.6057526064105" calcext:value-type="float">
            <text:p>-22.6057526064105</text:p>
          </table:table-cell>
          <table:table-cell table:formula="of:=[.D62]-[.$D$1]" office:value-type="float" office:value="-33.4596389094368" calcext:value-type="float">
            <text:p>-33.4596389094368</text:p>
          </table:table-cell>
          <table:table-cell table:formula="of:=[.E62]-[.$E$1]" office:value-type="float" office:value="3.24244608843856" calcext:value-type="float">
            <text:p>3.24244608843856</text:p>
          </table:table-cell>
        </table:table-row>
        <table:table-row table:style-name="ro1">
          <table:table-cell/>
          <table:table-cell office:value-type="float" office:value="1030455" calcext:value-type="float">
            <text:p>1030455</text:p>
          </table:table-cell>
          <table:table-cell office:value-type="float" office:value="3500386.303" calcext:value-type="float">
            <text:p>3500386.303</text:p>
          </table:table-cell>
          <table:table-cell office:value-type="float" office:value="5406552.583" calcext:value-type="float">
            <text:p>5406552.583</text:p>
          </table:table-cell>
          <table:table-cell office:value-type="float" office:value="392.985" calcext:value-type="float">
            <text:p>392.985</text:p>
          </table:table-cell>
          <table:table-cell/>
          <table:table-cell table:formula="of:=[.C63]-[.$C$1]" office:value-type="float" office:value="-22.4837526064366" calcext:value-type="float">
            <text:p>-22.4837526064366</text:p>
          </table:table-cell>
          <table:table-cell table:formula="of:=[.D63]-[.$D$1]" office:value-type="float" office:value="-44.7206389093772" calcext:value-type="float">
            <text:p>-44.7206389093772</text:p>
          </table:table-cell>
          <table:table-cell table:formula="of:=[.E63]-[.$E$1]" office:value-type="float" office:value="4.72544608843856" calcext:value-type="float">
            <text:p>4.72544608843856</text:p>
          </table:table-cell>
        </table:table-row>
        <table:table-row table:style-name="ro1">
          <table:table-cell/>
          <table:table-cell office:value-type="float" office:value="1030456" calcext:value-type="float">
            <text:p>1030456</text:p>
          </table:table-cell>
          <table:table-cell office:value-type="float" office:value="3500386.428" calcext:value-type="float">
            <text:p>3500386.428</text:p>
          </table:table-cell>
          <table:table-cell office:value-type="float" office:value="5406552.73" calcext:value-type="float">
            <text:p>5406552.73</text:p>
          </table:table-cell>
          <table:table-cell office:value-type="float" office:value="393.584" calcext:value-type="float">
            <text:p>393.584</text:p>
          </table:table-cell>
          <table:table-cell/>
          <table:table-cell table:formula="of:=[.C64]-[.$C$1]" office:value-type="float" office:value="-22.3587526064366" calcext:value-type="float">
            <text:p>-22.3587526064366</text:p>
          </table:table-cell>
          <table:table-cell table:formula="of:=[.D64]-[.$D$1]" office:value-type="float" office:value="-44.573638908565" calcext:value-type="float">
            <text:p>-44.573638908565</text:p>
          </table:table-cell>
          <table:table-cell table:formula="of:=[.E64]-[.$E$1]" office:value-type="float" office:value="5.32444608843855" calcext:value-type="float">
            <text:p>5.32444608843855</text:p>
          </table:table-cell>
        </table:table-row>
        <table:table-row table:style-name="ro1">
          <table:table-cell/>
          <table:table-cell office:value-type="float" office:value="1030457" calcext:value-type="float">
            <text:p>1030457</text:p>
          </table:table-cell>
          <table:table-cell office:value-type="float" office:value="3500389.249" calcext:value-type="float">
            <text:p>3500389.249</text:p>
          </table:table-cell>
          <table:table-cell office:value-type="float" office:value="5406539.178" calcext:value-type="float">
            <text:p>5406539.178</text:p>
          </table:table-cell>
          <table:table-cell office:value-type="float" office:value="393.248" calcext:value-type="float">
            <text:p>393.248</text:p>
          </table:table-cell>
          <table:table-cell/>
          <table:table-cell table:formula="of:=[.C65]-[.$C$1]" office:value-type="float" office:value="-19.5377526064403" calcext:value-type="float">
            <text:p>-19.5377526064403</text:p>
          </table:table-cell>
          <table:table-cell table:formula="of:=[.D65]-[.$D$1]" office:value-type="float" office:value="-58.1256389087066" calcext:value-type="float">
            <text:p>-58.1256389087066</text:p>
          </table:table-cell>
          <table:table-cell table:formula="of:=[.E65]-[.$E$1]" office:value-type="float" office:value="4.98844608843854" calcext:value-type="float">
            <text:p>4.98844608843854</text:p>
          </table:table-cell>
        </table:table-row>
        <table:table-row table:style-name="ro1">
          <table:table-cell/>
          <table:table-cell office:value-type="float" office:value="1030458" calcext:value-type="float">
            <text:p>1030458</text:p>
          </table:table-cell>
          <table:table-cell office:value-type="float" office:value="3500387.016" calcext:value-type="float">
            <text:p>3500387.016</text:p>
          </table:table-cell>
          <table:table-cell office:value-type="float" office:value="5406552.556" calcext:value-type="float">
            <text:p>5406552.556</text:p>
          </table:table-cell>
          <table:table-cell office:value-type="float" office:value="383.944" calcext:value-type="float">
            <text:p>383.944</text:p>
          </table:table-cell>
          <table:table-cell/>
          <table:table-cell table:formula="of:=[.C66]-[.$C$1]" office:value-type="float" office:value="-21.7707526064478" calcext:value-type="float">
            <text:p>-21.7707526064478</text:p>
          </table:table-cell>
          <table:table-cell table:formula="of:=[.D66]-[.$D$1]" office:value-type="float" office:value="-44.7476389091462" calcext:value-type="float">
            <text:p>-44.7476389091462</text:p>
          </table:table-cell>
          <table:table-cell table:formula="of:=[.E66]-[.$E$1]" office:value-type="float" office:value="-4.31555391156144" calcext:value-type="float">
            <text:p>-4.31555391156144</text:p>
          </table:table-cell>
        </table:table-row>
        <table:table-row table:style-name="ro1">
          <table:table-cell/>
          <table:table-cell office:value-type="float" office:value="1030459" calcext:value-type="float">
            <text:p>1030459</text:p>
          </table:table-cell>
          <table:table-cell office:value-type="float" office:value="3500393.153" calcext:value-type="float">
            <text:p>3500393.153</text:p>
          </table:table-cell>
          <table:table-cell office:value-type="float" office:value="5406559.338" calcext:value-type="float">
            <text:p>5406559.338</text:p>
          </table:table-cell>
          <table:table-cell office:value-type="float" office:value="384.039" calcext:value-type="float">
            <text:p>384.039</text:p>
          </table:table-cell>
          <table:table-cell/>
          <table:table-cell table:formula="of:=[.C67]-[.$C$1]" office:value-type="float" office:value="-15.6337526063435" calcext:value-type="float">
            <text:p>-15.6337526063435</text:p>
          </table:table-cell>
          <table:table-cell table:formula="of:=[.D67]-[.$D$1]" office:value-type="float" office:value="-37.9656389085576" calcext:value-type="float">
            <text:p>-37.9656389085576</text:p>
          </table:table-cell>
          <table:table-cell table:formula="of:=[.E67]-[.$E$1]" office:value-type="float" office:value="-4.22055391156147" calcext:value-type="float">
            <text:p>-4.22055391156147</text:p>
          </table:table-cell>
        </table:table-row>
        <table:table-row table:style-name="ro1">
          <table:table-cell/>
          <table:table-cell office:value-type="float" office:value="1030460" calcext:value-type="float">
            <text:p>1030460</text:p>
          </table:table-cell>
          <table:table-cell office:value-type="float" office:value="3500393.875" calcext:value-type="float">
            <text:p>3500393.875</text:p>
          </table:table-cell>
          <table:table-cell office:value-type="float" office:value="5406581.037" calcext:value-type="float">
            <text:p>5406581.037</text:p>
          </table:table-cell>
          <table:table-cell office:value-type="float" office:value="384.274" calcext:value-type="float">
            <text:p>384.274</text:p>
          </table:table-cell>
          <table:table-cell/>
          <table:table-cell table:formula="of:=[.C68]-[.$C$1]" office:value-type="float" office:value="-14.9117526062764" calcext:value-type="float">
            <text:p>-14.9117526062764</text:p>
          </table:table-cell>
          <table:table-cell table:formula="of:=[.D68]-[.$D$1]" office:value-type="float" office:value="-16.2666389094666" calcext:value-type="float">
            <text:p>-16.2666389094666</text:p>
          </table:table-cell>
          <table:table-cell table:formula="of:=[.E68]-[.$E$1]" office:value-type="float" office:value="-3.98555391156145" calcext:value-type="float">
            <text:p>-3.98555391156145</text:p>
          </table:table-cell>
        </table:table-row>
        <table:table-row table:style-name="ro1">
          <table:table-cell/>
          <table:table-cell office:value-type="float" office:value="1030461" calcext:value-type="float">
            <text:p>1030461</text:p>
          </table:table-cell>
          <table:table-cell office:value-type="float" office:value="3500386.548" calcext:value-type="float">
            <text:p>3500386.548</text:p>
          </table:table-cell>
          <table:table-cell office:value-type="float" office:value="5406585.687" calcext:value-type="float">
            <text:p>5406585.687</text:p>
          </table:table-cell>
          <table:table-cell office:value-type="float" office:value="384.071" calcext:value-type="float">
            <text:p>384.071</text:p>
          </table:table-cell>
          <table:table-cell/>
          <table:table-cell table:formula="of:=[.C69]-[.$C$1]" office:value-type="float" office:value="-22.2387526063248" calcext:value-type="float">
            <text:p>-22.2387526063248</text:p>
          </table:table-cell>
          <table:table-cell table:formula="of:=[.D69]-[.$D$1]" office:value-type="float" office:value="-11.616638909094" calcext:value-type="float">
            <text:p>-11.616638909094</text:p>
          </table:table-cell>
          <table:table-cell table:formula="of:=[.E69]-[.$E$1]" office:value-type="float" office:value="-4.18855391156143" calcext:value-type="float">
            <text:p>-4.18855391156143</text:p>
          </table:table-cell>
        </table:table-row>
        <table:table-row table:style-name="ro1">
          <table:table-cell/>
          <table:table-cell office:value-type="float" office:value="1030462" calcext:value-type="float">
            <text:p>1030462</text:p>
          </table:table-cell>
          <table:table-cell office:value-type="float" office:value="3500382.684" calcext:value-type="float">
            <text:p>3500382.684</text:p>
          </table:table-cell>
          <table:table-cell office:value-type="float" office:value="5406601.383" calcext:value-type="float">
            <text:p>5406601.383</text:p>
          </table:table-cell>
          <table:table-cell office:value-type="float" office:value="383.946" calcext:value-type="float">
            <text:p>383.946</text:p>
          </table:table-cell>
          <table:table-cell/>
          <table:table-cell table:formula="of:=[.C70]-[.$C$1]" office:value-type="float" office:value="-26.1027526063845" calcext:value-type="float">
            <text:p>-26.1027526063845</text:p>
          </table:table-cell>
          <table:table-cell table:formula="of:=[.D70]-[.$D$1]" office:value-type="float" office:value="4.0793610913679" calcext:value-type="float">
            <text:p>4.0793610913679</text:p>
          </table:table-cell>
          <table:table-cell table:formula="of:=[.E70]-[.$E$1]" office:value-type="float" office:value="-4.31355391156143" calcext:value-type="float">
            <text:p>-4.31355391156143</text:p>
          </table:table-cell>
        </table:table-row>
        <table:table-row table:style-name="ro1">
          <table:table-cell/>
          <table:table-cell office:value-type="float" office:value="1030463" calcext:value-type="float">
            <text:p>1030463</text:p>
          </table:table-cell>
          <table:table-cell office:value-type="float" office:value="3500387.243" calcext:value-type="float">
            <text:p>3500387.243</text:p>
          </table:table-cell>
          <table:table-cell office:value-type="float" office:value="5406603.102" calcext:value-type="float">
            <text:p>5406603.102</text:p>
          </table:table-cell>
          <table:table-cell office:value-type="float" office:value="383.848" calcext:value-type="float">
            <text:p>383.848</text:p>
          </table:table-cell>
          <table:table-cell/>
          <table:table-cell table:formula="of:=[.C71]-[.$C$1]" office:value-type="float" office:value="-21.5437526064925" calcext:value-type="float">
            <text:p>-21.5437526064925</text:p>
          </table:table-cell>
          <table:table-cell table:formula="of:=[.D71]-[.$D$1]" office:value-type="float" office:value="5.79836109094322" calcext:value-type="float">
            <text:p>5.79836109094322</text:p>
          </table:table-cell>
          <table:table-cell table:formula="of:=[.E71]-[.$E$1]" office:value-type="float" office:value="-4.41155391156144" calcext:value-type="float">
            <text:p>-4.41155391156144</text:p>
          </table:table-cell>
        </table:table-row>
        <table:table-row table:style-name="ro1">
          <table:table-cell/>
          <table:table-cell office:value-type="float" office:value="1030464" calcext:value-type="float">
            <text:p>1030464</text:p>
          </table:table-cell>
          <table:table-cell office:value-type="float" office:value="3500398.427" calcext:value-type="float">
            <text:p>3500398.427</text:p>
          </table:table-cell>
          <table:table-cell office:value-type="float" office:value="5406597.966" calcext:value-type="float">
            <text:p>5406597.966</text:p>
          </table:table-cell>
          <table:table-cell office:value-type="float" office:value="383.899" calcext:value-type="float">
            <text:p>383.899</text:p>
          </table:table-cell>
          <table:table-cell/>
          <table:table-cell table:formula="of:=[.C72]-[.$C$1]" office:value-type="float" office:value="-10.3597526061349" calcext:value-type="float">
            <text:p>-10.3597526061349</text:p>
          </table:table-cell>
          <table:table-cell table:formula="of:=[.D72]-[.$D$1]" office:value-type="float" office:value="0.662361091002822" calcext:value-type="float">
            <text:p>0.662361091002822</text:p>
          </table:table-cell>
          <table:table-cell table:formula="of:=[.E72]-[.$E$1]" office:value-type="float" office:value="-4.36055391156145" calcext:value-type="float">
            <text:p>-4.36055391156145</text:p>
          </table:table-cell>
        </table:table-row>
        <table:table-row table:style-name="ro1">
          <table:table-cell/>
          <table:table-cell office:value-type="float" office:value="1030465" calcext:value-type="float">
            <text:p>1030465</text:p>
          </table:table-cell>
          <table:table-cell office:value-type="float" office:value="3500364.63" calcext:value-type="float">
            <text:p>3500364.63</text:p>
          </table:table-cell>
          <table:table-cell office:value-type="float" office:value="5406638.135" calcext:value-type="float">
            <text:p>5406638.135</text:p>
          </table:table-cell>
          <table:table-cell office:value-type="float" office:value="383.496" calcext:value-type="float">
            <text:p>383.496</text:p>
          </table:table-cell>
          <table:table-cell/>
          <table:table-cell table:formula="of:=[.C73]-[.$C$1]" office:value-type="float" office:value="-44.1567526063882" calcext:value-type="float">
            <text:p>-44.1567526063882</text:p>
          </table:table-cell>
          <table:table-cell table:formula="of:=[.D73]-[.$D$1]" office:value-type="float" office:value="40.8313610907644" calcext:value-type="float">
            <text:p>40.8313610907644</text:p>
          </table:table-cell>
          <table:table-cell table:formula="of:=[.E73]-[.$E$1]" office:value-type="float" office:value="-4.76355391156147" calcext:value-type="float">
            <text:p>-4.76355391156147</text:p>
          </table:table-cell>
        </table:table-row>
        <table:table-row table:style-name="ro1">
          <table:table-cell/>
          <table:table-cell office:value-type="float" office:value="1030466" calcext:value-type="float">
            <text:p>1030466</text:p>
          </table:table-cell>
          <table:table-cell office:value-type="float" office:value="3500362.336" calcext:value-type="float">
            <text:p>3500362.336</text:p>
          </table:table-cell>
          <table:table-cell office:value-type="float" office:value="5406645.936" calcext:value-type="float">
            <text:p>5406645.936</text:p>
          </table:table-cell>
          <table:table-cell office:value-type="float" office:value="383.651" calcext:value-type="float">
            <text:p>383.651</text:p>
          </table:table-cell>
          <table:table-cell/>
          <table:table-cell table:formula="of:=[.C74]-[.$C$1]" office:value-type="float" office:value="-46.4507526061498" calcext:value-type="float">
            <text:p>-46.4507526061498</text:p>
          </table:table-cell>
          <table:table-cell table:formula="of:=[.D74]-[.$D$1]" office:value-type="float" office:value="48.6323610907421" calcext:value-type="float">
            <text:p>48.6323610907421</text:p>
          </table:table-cell>
          <table:table-cell table:formula="of:=[.E74]-[.$E$1]" office:value-type="float" office:value="-4.60855391156144" calcext:value-type="float">
            <text:p>-4.60855391156144</text:p>
          </table:table-cell>
        </table:table-row>
        <table:table-row table:style-name="ro1">
          <table:table-cell/>
          <table:table-cell office:value-type="float" office:value="1030468" calcext:value-type="float">
            <text:p>1030468</text:p>
          </table:table-cell>
          <table:table-cell office:value-type="float" office:value="3500404.622" calcext:value-type="float">
            <text:p>3500404.622</text:p>
          </table:table-cell>
          <table:table-cell office:value-type="float" office:value="5406576.48" calcext:value-type="float">
            <text:p>5406576.48</text:p>
          </table:table-cell>
          <table:table-cell office:value-type="float" office:value="383.973" calcext:value-type="float">
            <text:p>383.973</text:p>
          </table:table-cell>
          <table:table-cell/>
          <table:table-cell table:formula="of:=[.C75]-[.$C$1]" office:value-type="float" office:value="-4.1647526063025" calcext:value-type="float">
            <text:p>-4.1647526063025</text:p>
          </table:table-cell>
          <table:table-cell table:formula="of:=[.D75]-[.$D$1]" office:value-type="float" office:value="-20.823638908565" calcext:value-type="float">
            <text:p>-20.823638908565</text:p>
          </table:table-cell>
          <table:table-cell table:formula="of:=[.E75]-[.$E$1]" office:value-type="float" office:value="-4.28655391156144" calcext:value-type="float">
            <text:p>-4.28655391156144</text:p>
          </table:table-cell>
        </table:table-row>
        <table:table-row table:style-name="ro1">
          <table:table-cell/>
          <table:table-cell office:value-type="float" office:value="1030469" calcext:value-type="float">
            <text:p>1030469</text:p>
          </table:table-cell>
          <table:table-cell office:value-type="float" office:value="3500432.895" calcext:value-type="float">
            <text:p>3500432.895</text:p>
          </table:table-cell>
          <table:table-cell office:value-type="float" office:value="5406571.782" calcext:value-type="float">
            <text:p>5406571.782</text:p>
          </table:table-cell>
          <table:table-cell office:value-type="float" office:value="384.002" calcext:value-type="float">
            <text:p>384.002</text:p>
          </table:table-cell>
          <table:table-cell/>
          <table:table-cell table:formula="of:=[.C76]-[.$C$1]" office:value-type="float" office:value="24.1082473937422" calcext:value-type="float">
            <text:p>24.1082473937422</text:p>
          </table:table-cell>
          <table:table-cell table:formula="of:=[.D76]-[.$D$1]" office:value-type="float" office:value="-25.5216389093548" calcext:value-type="float">
            <text:p>-25.5216389093548</text:p>
          </table:table-cell>
          <table:table-cell table:formula="of:=[.E76]-[.$E$1]" office:value-type="float" office:value="-4.25755391156145" calcext:value-type="float">
            <text:p>-4.25755391156145</text:p>
          </table:table-cell>
        </table:table-row>
        <table:table-row table:style-name="ro1">
          <table:table-cell/>
          <table:table-cell office:value-type="float" office:value="1030470" calcext:value-type="float">
            <text:p>1030470</text:p>
          </table:table-cell>
          <table:table-cell office:value-type="float" office:value="3500389.348" calcext:value-type="float">
            <text:p>3500389.348</text:p>
          </table:table-cell>
          <table:table-cell office:value-type="float" office:value="5406539.191" calcext:value-type="float">
            <text:p>5406539.191</text:p>
          </table:table-cell>
          <table:table-cell office:value-type="float" office:value="384.845" calcext:value-type="float">
            <text:p>384.845</text:p>
          </table:table-cell>
          <table:table-cell/>
          <table:table-cell table:formula="of:=[.C77]-[.$C$1]" office:value-type="float" office:value="-19.4387526060455" calcext:value-type="float">
            <text:p>-19.4387526060455</text:p>
          </table:table-cell>
          <table:table-cell table:formula="of:=[.D77]-[.$D$1]" office:value-type="float" office:value="-58.1126389093697" calcext:value-type="float">
            <text:p>-58.1126389093697</text:p>
          </table:table-cell>
          <table:table-cell table:formula="of:=[.E77]-[.$E$1]" office:value-type="float" office:value="-3.41455391156143" calcext:value-type="float">
            <text:p>-3.41455391156143</text:p>
          </table:table-cell>
        </table:table-row>
        <table:table-row table:style-name="ro1">
          <table:table-cell/>
          <table:table-cell office:value-type="float" office:value="1030471" calcext:value-type="float">
            <text:p>1030471</text:p>
          </table:table-cell>
          <table:table-cell office:value-type="float" office:value="3500389.364" calcext:value-type="float">
            <text:p>3500389.364</text:p>
          </table:table-cell>
          <table:table-cell office:value-type="float" office:value="5406535.311" calcext:value-type="float">
            <text:p>5406535.311</text:p>
          </table:table-cell>
          <table:table-cell office:value-type="float" office:value="385.063" calcext:value-type="float">
            <text:p>385.063</text:p>
          </table:table-cell>
          <table:table-cell/>
          <table:table-cell table:formula="of:=[.C78]-[.$C$1]" office:value-type="float" office:value="-19.4227526062168" calcext:value-type="float">
            <text:p>-19.4227526062168</text:p>
          </table:table-cell>
          <table:table-cell table:formula="of:=[.D78]-[.$D$1]" office:value-type="float" office:value="-61.9926389092579" calcext:value-type="float">
            <text:p>-61.9926389092579</text:p>
          </table:table-cell>
          <table:table-cell table:formula="of:=[.E78]-[.$E$1]" office:value-type="float" office:value="-3.19655391156147" calcext:value-type="float">
            <text:p>-3.19655391156147</text:p>
          </table:table-cell>
        </table:table-row>
        <table:table-row table:style-name="ro1">
          <table:table-cell/>
          <table:table-cell office:value-type="float" office:value="1030472" calcext:value-type="float">
            <text:p>1030472</text:p>
          </table:table-cell>
          <table:table-cell office:value-type="float" office:value="3500359.513" calcext:value-type="float">
            <text:p>3500359.513</text:p>
          </table:table-cell>
          <table:table-cell office:value-type="float" office:value="5406656.026" calcext:value-type="float">
            <text:p>5406656.026</text:p>
          </table:table-cell>
          <table:table-cell office:value-type="float" office:value="383.44" calcext:value-type="float">
            <text:p>383.44</text:p>
          </table:table-cell>
          <table:table-cell/>
          <table:table-cell table:formula="of:=[.C79]-[.$C$1]" office:value-type="float" office:value="-49.2737526064739" calcext:value-type="float">
            <text:p>-49.2737526064739</text:p>
          </table:table-cell>
          <table:table-cell table:formula="of:=[.D79]-[.$D$1]" office:value-type="float" office:value="58.722361090593" calcext:value-type="float">
            <text:p>58.722361090593</text:p>
          </table:table-cell>
          <table:table-cell table:formula="of:=[.E79]-[.$E$1]" office:value-type="float" office:value="-4.81955391156146" calcext:value-type="float">
            <text:p>-4.81955391156146</text:p>
          </table:table-cell>
        </table:table-row>
        <table:table-row table:style-name="ro1">
          <table:table-cell/>
          <table:table-cell office:value-type="float" office:value="1030473" calcext:value-type="float">
            <text:p>1030473</text:p>
          </table:table-cell>
          <table:table-cell office:value-type="float" office:value="3500450.652" calcext:value-type="float">
            <text:p>3500450.652</text:p>
          </table:table-cell>
          <table:table-cell office:value-type="float" office:value="5406538.11" calcext:value-type="float">
            <text:p>5406538.11</text:p>
          </table:table-cell>
          <table:table-cell office:value-type="float" office:value="387.453" calcext:value-type="float">
            <text:p>387.453</text:p>
          </table:table-cell>
          <table:table-cell/>
          <table:table-cell table:formula="of:=[.C80]-[.$C$1]" office:value-type="float" office:value="41.8652473934926" calcext:value-type="float">
            <text:p>41.8652473934926</text:p>
          </table:table-cell>
          <table:table-cell table:formula="of:=[.D80]-[.$D$1]" office:value-type="float" office:value="-59.1936389086768" calcext:value-type="float">
            <text:p>-59.1936389086768</text:p>
          </table:table-cell>
          <table:table-cell table:formula="of:=[.E80]-[.$E$1]" office:value-type="float" office:value="-0.80655391156148" calcext:value-type="float">
            <text:p>-0.80655391156148</text:p>
          </table:table-cell>
        </table:table-row>
        <table:table-row table:style-name="ro1">
          <table:table-cell/>
          <table:table-cell office:value-type="float" office:value="1030474" calcext:value-type="float">
            <text:p>1030474</text:p>
          </table:table-cell>
          <table:table-cell office:value-type="float" office:value="3500421.257" calcext:value-type="float">
            <text:p>3500421.257</text:p>
          </table:table-cell>
          <table:table-cell office:value-type="float" office:value="5406540.752" calcext:value-type="float">
            <text:p>5406540.752</text:p>
          </table:table-cell>
          <table:table-cell office:value-type="float" office:value="387.452" calcext:value-type="float">
            <text:p>387.452</text:p>
          </table:table-cell>
          <table:table-cell/>
          <table:table-cell table:formula="of:=[.C81]-[.$C$1]" office:value-type="float" office:value="12.4702473939396" calcext:value-type="float">
            <text:p>12.4702473939396</text:p>
          </table:table-cell>
          <table:table-cell table:formula="of:=[.D81]-[.$D$1]" office:value-type="float" office:value="-56.5516389086843" calcext:value-type="float">
            <text:p>-56.5516389086843</text:p>
          </table:table-cell>
          <table:table-cell table:formula="of:=[.E81]-[.$E$1]" office:value-type="float" office:value="-0.807553911561456" calcext:value-type="float">
            <text:p>-0.807553911561456</text:p>
          </table:table-cell>
        </table:table-row>
        <table:table-row table:style-name="ro1">
          <table:table-cell/>
          <table:table-cell office:value-type="float" office:value="1030475" calcext:value-type="float">
            <text:p>1030475</text:p>
          </table:table-cell>
          <table:table-cell office:value-type="float" office:value="3500413.394" calcext:value-type="float">
            <text:p>3500413.394</text:p>
          </table:table-cell>
          <table:table-cell office:value-type="float" office:value="5406539.769" calcext:value-type="float">
            <text:p>5406539.769</text:p>
          </table:table-cell>
          <table:table-cell office:value-type="float" office:value="388.575" calcext:value-type="float">
            <text:p>388.575</text:p>
          </table:table-cell>
          <table:table-cell/>
          <table:table-cell table:formula="of:=[.C82]-[.$C$1]" office:value-type="float" office:value="4.60724739357829" calcext:value-type="float">
            <text:p>4.60724739357829</text:p>
          </table:table-cell>
          <table:table-cell table:formula="of:=[.D82]-[.$D$1]" office:value-type="float" office:value="-57.5346389086917" calcext:value-type="float">
            <text:p>-57.5346389086917</text:p>
          </table:table-cell>
          <table:table-cell table:formula="of:=[.E82]-[.$E$1]" office:value-type="float" office:value="0.315446088438534" calcext:value-type="float">
            <text:p>0.315446088438534</text:p>
          </table:table-cell>
        </table:table-row>
        <table:table-row table:style-name="ro1">
          <table:table-cell/>
          <table:table-cell office:value-type="float" office:value="1030476" calcext:value-type="float">
            <text:p>1030476</text:p>
          </table:table-cell>
          <table:table-cell office:value-type="float" office:value="3500399.743" calcext:value-type="float">
            <text:p>3500399.743</text:p>
          </table:table-cell>
          <table:table-cell office:value-type="float" office:value="5406553.361" calcext:value-type="float">
            <text:p>5406553.361</text:p>
          </table:table-cell>
          <table:table-cell office:value-type="float" office:value="388.928" calcext:value-type="float">
            <text:p>388.928</text:p>
          </table:table-cell>
          <table:table-cell/>
          <table:table-cell table:formula="of:=[.C83]-[.$C$1]" office:value-type="float" office:value="-9.04375260649249" calcext:value-type="float">
            <text:p>-9.04375260649249</text:p>
          </table:table-cell>
          <table:table-cell table:formula="of:=[.D83]-[.$D$1]" office:value-type="float" office:value="-43.9426389094442" calcext:value-type="float">
            <text:p>-43.9426389094442</text:p>
          </table:table-cell>
          <table:table-cell table:formula="of:=[.E83]-[.$E$1]" office:value-type="float" office:value="0.668446088438543" calcext:value-type="float">
            <text:p>0.668446088438543</text:p>
          </table:table-cell>
        </table:table-row>
        <table:table-row table:style-name="ro1">
          <table:table-cell/>
          <table:table-cell office:value-type="float" office:value="1030477" calcext:value-type="float">
            <text:p>1030477</text:p>
          </table:table-cell>
          <table:table-cell office:value-type="float" office:value="3500394.699" calcext:value-type="float">
            <text:p>3500394.699</text:p>
          </table:table-cell>
          <table:table-cell office:value-type="float" office:value="5406547.113" calcext:value-type="float">
            <text:p>5406547.113</text:p>
          </table:table-cell>
          <table:table-cell office:value-type="float" office:value="388.997" calcext:value-type="float">
            <text:p>388.997</text:p>
          </table:table-cell>
          <table:table-cell/>
          <table:table-cell table:formula="of:=[.C84]-[.$C$1]" office:value-type="float" office:value="-14.0877526062541" calcext:value-type="float">
            <text:p>-14.0877526062541</text:p>
          </table:table-cell>
          <table:table-cell table:formula="of:=[.D84]-[.$D$1]" office:value-type="float" office:value="-50.1906389091164" calcext:value-type="float">
            <text:p>-50.1906389091164</text:p>
          </table:table-cell>
          <table:table-cell table:formula="of:=[.E84]-[.$E$1]" office:value-type="float" office:value="0.73744608843856" calcext:value-type="float">
            <text:p>0.73744608843856</text:p>
          </table:table-cell>
        </table:table-row>
        <table:table-row table:style-name="ro1">
          <table:table-cell/>
          <table:table-cell office:value-type="float" office:value="1030478" calcext:value-type="float">
            <text:p>1030478</text:p>
          </table:table-cell>
          <table:table-cell office:value-type="float" office:value="3500464.111" calcext:value-type="float">
            <text:p>3500464.111</text:p>
          </table:table-cell>
          <table:table-cell office:value-type="float" office:value="5406533.532" calcext:value-type="float">
            <text:p>5406533.532</text:p>
          </table:table-cell>
          <table:table-cell office:value-type="float" office:value="389.033" calcext:value-type="float">
            <text:p>389.033</text:p>
          </table:table-cell>
          <table:table-cell/>
          <table:table-cell table:formula="of:=[.C85]-[.$C$1]" office:value-type="float" office:value="55.3242473937571" calcext:value-type="float">
            <text:p>55.3242473937571</text:p>
          </table:table-cell>
          <table:table-cell table:formula="of:=[.D85]-[.$D$1]" office:value-type="float" office:value="-63.7716389093548" calcext:value-type="float">
            <text:p>-63.7716389093548</text:p>
          </table:table-cell>
          <table:table-cell table:formula="of:=[.E85]-[.$E$1]" office:value-type="float" office:value="0.773446088438561" calcext:value-type="float">
            <text:p>0.773446088438561</text:p>
          </table:table-cell>
        </table:table-row>
        <table:table-row table:style-name="ro1">
          <table:table-cell/>
          <table:table-cell office:value-type="float" office:value="1030479" calcext:value-type="float">
            <text:p>1030479</text:p>
          </table:table-cell>
          <table:table-cell office:value-type="float" office:value="3500466.634" calcext:value-type="float">
            <text:p>3500466.634</text:p>
          </table:table-cell>
          <table:table-cell office:value-type="float" office:value="5406524.963" calcext:value-type="float">
            <text:p>5406524.963</text:p>
          </table:table-cell>
          <table:table-cell office:value-type="float" office:value="388.963" calcext:value-type="float">
            <text:p>388.963</text:p>
          </table:table-cell>
          <table:table-cell/>
          <table:table-cell table:formula="of:=[.C86]-[.$C$1]" office:value-type="float" office:value="57.8472473938018" calcext:value-type="float">
            <text:p>57.8472473938018</text:p>
          </table:table-cell>
          <table:table-cell table:formula="of:=[.D86]-[.$D$1]" office:value-type="float" office:value="-72.3406389085576" calcext:value-type="float">
            <text:p>-72.3406389085576</text:p>
          </table:table-cell>
          <table:table-cell table:formula="of:=[.E86]-[.$E$1]" office:value-type="float" office:value="0.703446088438568" calcext:value-type="float">
            <text:p>0.703446088438568</text:p>
          </table:table-cell>
        </table:table-row>
        <table:table-row table:style-name="ro1">
          <table:table-cell/>
          <table:table-cell office:value-type="float" office:value="1030480" calcext:value-type="float">
            <text:p>1030480</text:p>
          </table:table-cell>
          <table:table-cell office:value-type="float" office:value="3500464.8" calcext:value-type="float">
            <text:p>3500464.8</text:p>
          </table:table-cell>
          <table:table-cell office:value-type="float" office:value="5406531.208" calcext:value-type="float">
            <text:p>5406531.208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C87]-[.$C$1]" office:value-type="float" office:value="56.0132473935373" calcext:value-type="float">
            <text:p>56.0132473935373</text:p>
          </table:table-cell>
          <table:table-cell table:formula="of:=[.D87]-[.$D$1]" office:value-type="float" office:value="-66.0956389093772" calcext:value-type="float">
            <text:p>-66.0956389093772</text:p>
          </table:table-cell>
          <table:table-cell table:formula="of:=[.E87]-[.$E$1]" office:value-type="float" office:value="0.740446088438546" calcext:value-type="float">
            <text:p>0.740446088438546</text:p>
          </table:table-cell>
        </table:table-row>
        <table:table-row table:style-name="ro1">
          <table:table-cell/>
          <table:table-cell office:value-type="float" office:value="1030481" calcext:value-type="float">
            <text:p>1030481</text:p>
          </table:table-cell>
          <table:table-cell office:value-type="float" office:value="3500451.572" calcext:value-type="float">
            <text:p>3500451.572</text:p>
          </table:table-cell>
          <table:table-cell office:value-type="float" office:value="5406571.826" calcext:value-type="float">
            <text:p>5406571.826</text:p>
          </table:table-cell>
          <table:table-cell office:value-type="float" office:value="391.56" calcext:value-type="float">
            <text:p>391.56</text:p>
          </table:table-cell>
          <table:table-cell/>
          <table:table-cell table:formula="of:=[.C88]-[.$C$1]" office:value-type="float" office:value="42.7852473938838" calcext:value-type="float">
            <text:p>42.7852473938838</text:p>
          </table:table-cell>
          <table:table-cell table:formula="of:=[.D88]-[.$D$1]" office:value-type="float" office:value="-25.4776389086619" calcext:value-type="float">
            <text:p>-25.4776389086619</text:p>
          </table:table-cell>
          <table:table-cell table:formula="of:=[.E88]-[.$E$1]" office:value-type="float" office:value="3.30044608843855" calcext:value-type="float">
            <text:p>3.30044608843855</text:p>
          </table:table-cell>
        </table:table-row>
        <table:table-row table:style-name="ro1">
          <table:table-cell/>
          <table:table-cell office:value-type="float" office:value="1030482" calcext:value-type="float">
            <text:p>1030482</text:p>
          </table:table-cell>
          <table:table-cell office:value-type="float" office:value="3500459.224" calcext:value-type="float">
            <text:p>3500459.224</text:p>
          </table:table-cell>
          <table:table-cell office:value-type="float" office:value="5406570.689" calcext:value-type="float">
            <text:p>5406570.689</text:p>
          </table:table-cell>
          <table:table-cell office:value-type="float" office:value="391.68" calcext:value-type="float">
            <text:p>391.68</text:p>
          </table:table-cell>
          <table:table-cell/>
          <table:table-cell table:formula="of:=[.C89]-[.$C$1]" office:value-type="float" office:value="50.4372473936528" calcext:value-type="float">
            <text:p>50.4372473936528</text:p>
          </table:table-cell>
          <table:table-cell table:formula="of:=[.D89]-[.$D$1]" office:value-type="float" office:value="-26.6146389087662" calcext:value-type="float">
            <text:p>-26.6146389087662</text:p>
          </table:table-cell>
          <table:table-cell table:formula="of:=[.E89]-[.$E$1]" office:value-type="float" office:value="3.42044608843855" calcext:value-type="float">
            <text:p>3.42044608843855</text:p>
          </table:table-cell>
        </table:table-row>
        <table:table-row table:style-name="ro1">
          <table:table-cell/>
          <table:table-cell office:value-type="float" office:value="1030483" calcext:value-type="float">
            <text:p>1030483</text:p>
          </table:table-cell>
          <table:table-cell office:value-type="float" office:value="3500463.592" calcext:value-type="float">
            <text:p>3500463.592</text:p>
          </table:table-cell>
          <table:table-cell office:value-type="float" office:value="5406570.064" calcext:value-type="float">
            <text:p>5406570.064</text:p>
          </table:table-cell>
          <table:table-cell office:value-type="float" office:value="389.018" calcext:value-type="float">
            <text:p>389.018</text:p>
          </table:table-cell>
          <table:table-cell/>
          <table:table-cell table:formula="of:=[.C90]-[.$C$1]" office:value-type="float" office:value="54.8052473939024" calcext:value-type="float">
            <text:p>54.8052473939024</text:p>
          </table:table-cell>
          <table:table-cell table:formula="of:=[.D90]-[.$D$1]" office:value-type="float" office:value="-27.2396389087662" calcext:value-type="float">
            <text:p>-27.2396389087662</text:p>
          </table:table-cell>
          <table:table-cell table:formula="of:=[.E90]-[.$E$1]" office:value-type="float" office:value="0.758446088438518" calcext:value-type="float">
            <text:p>0.758446088438518</text:p>
          </table:table-cell>
        </table:table-row>
        <table:table-row table:style-name="ro1">
          <table:table-cell/>
          <table:table-cell office:value-type="float" office:value="1030484" calcext:value-type="float">
            <text:p>1030484</text:p>
          </table:table-cell>
          <table:table-cell office:value-type="float" office:value="3500485.085" calcext:value-type="float">
            <text:p>3500485.085</text:p>
          </table:table-cell>
          <table:table-cell office:value-type="float" office:value="5406566.067" calcext:value-type="float">
            <text:p>5406566.067</text:p>
          </table:table-cell>
          <table:table-cell office:value-type="float" office:value="391.95" calcext:value-type="float">
            <text:p>391.95</text:p>
          </table:table-cell>
          <table:table-cell/>
          <table:table-cell table:formula="of:=[.C91]-[.$C$1]" office:value-type="float" office:value="76.2982473936863" calcext:value-type="float">
            <text:p>76.2982473936863</text:p>
          </table:table-cell>
          <table:table-cell table:formula="of:=[.D91]-[.$D$1]" office:value-type="float" office:value="-31.2366389092058" calcext:value-type="float">
            <text:p>-31.2366389092058</text:p>
          </table:table-cell>
          <table:table-cell table:formula="of:=[.E91]-[.$E$1]" office:value-type="float" office:value="3.69044608843853" calcext:value-type="float">
            <text:p>3.69044608843853</text:p>
          </table:table-cell>
        </table:table-row>
        <table:table-row table:style-name="ro1">
          <table:table-cell/>
          <table:table-cell office:value-type="float" office:value="1030485" calcext:value-type="float">
            <text:p>1030485</text:p>
          </table:table-cell>
          <table:table-cell office:value-type="float" office:value="3500483.594" calcext:value-type="float">
            <text:p>3500483.594</text:p>
          </table:table-cell>
          <table:table-cell office:value-type="float" office:value="5406556.178" calcext:value-type="float">
            <text:p>5406556.178</text:p>
          </table:table-cell>
          <table:table-cell office:value-type="float" office:value="390.85" calcext:value-type="float">
            <text:p>390.85</text:p>
          </table:table-cell>
          <table:table-cell/>
          <table:table-cell table:formula="of:=[.C92]-[.$C$1]" office:value-type="float" office:value="74.8072473937646" calcext:value-type="float">
            <text:p>74.8072473937646</text:p>
          </table:table-cell>
          <table:table-cell table:formula="of:=[.D92]-[.$D$1]" office:value-type="float" office:value="-41.1256389087066" calcext:value-type="float">
            <text:p>-41.1256389087066</text:p>
          </table:table-cell>
          <table:table-cell table:formula="of:=[.E92]-[.$E$1]" office:value-type="float" office:value="2.59044608843857" calcext:value-type="float">
            <text:p>2.59044608843857</text:p>
          </table:table-cell>
        </table:table-row>
        <table:table-row table:style-name="ro1">
          <table:table-cell/>
          <table:table-cell office:value-type="float" office:value="1030486" calcext:value-type="float">
            <text:p>1030486</text:p>
          </table:table-cell>
          <table:table-cell office:value-type="float" office:value="3500483.595" calcext:value-type="float">
            <text:p>3500483.595</text:p>
          </table:table-cell>
          <table:table-cell office:value-type="float" office:value="5406556.199" calcext:value-type="float">
            <text:p>5406556.199</text:p>
          </table:table-cell>
          <table:table-cell office:value-type="float" office:value="391.762" calcext:value-type="float">
            <text:p>391.762</text:p>
          </table:table-cell>
          <table:table-cell/>
          <table:table-cell table:formula="of:=[.C93]-[.$C$1]" office:value-type="float" office:value="74.8082473939285" calcext:value-type="float">
            <text:p>74.8082473939285</text:p>
          </table:table-cell>
          <table:table-cell table:formula="of:=[.D93]-[.$D$1]" office:value-type="float" office:value="-41.1046389089897" calcext:value-type="float">
            <text:p>-41.1046389089897</text:p>
          </table:table-cell>
          <table:table-cell table:formula="of:=[.E93]-[.$E$1]" office:value-type="float" office:value="3.50244608843855" calcext:value-type="float">
            <text:p>3.50244608843855</text:p>
          </table:table-cell>
        </table:table-row>
        <table:table-row table:style-name="ro1">
          <table:table-cell/>
          <table:table-cell office:value-type="float" office:value="1030487" calcext:value-type="float">
            <text:p>1030487</text:p>
          </table:table-cell>
          <table:table-cell office:value-type="float" office:value="3500482.116" calcext:value-type="float">
            <text:p>3500482.116</text:p>
          </table:table-cell>
          <table:table-cell office:value-type="float" office:value="5406546.567" calcext:value-type="float">
            <text:p>5406546.567</text:p>
          </table:table-cell>
          <table:table-cell office:value-type="float" office:value="391.236" calcext:value-type="float">
            <text:p>391.236</text:p>
          </table:table-cell>
          <table:table-cell/>
          <table:table-cell table:formula="of:=[.C94]-[.$C$1]" office:value-type="float" office:value="73.3292473936453" calcext:value-type="float">
            <text:p>73.3292473936453</text:p>
          </table:table-cell>
          <table:table-cell table:formula="of:=[.D94]-[.$D$1]" office:value-type="float" office:value="-50.7366389092058" calcext:value-type="float">
            <text:p>-50.7366389092058</text:p>
          </table:table-cell>
          <table:table-cell table:formula="of:=[.E94]-[.$E$1]" office:value-type="float" office:value="2.97644608843854" calcext:value-type="float">
            <text:p>2.97644608843854</text:p>
          </table:table-cell>
        </table:table-row>
        <table:table-row table:style-name="ro1">
          <table:table-cell/>
          <table:table-cell office:value-type="float" office:value="1030488" calcext:value-type="float">
            <text:p>1030488</text:p>
          </table:table-cell>
          <table:table-cell office:value-type="float" office:value="3500482.107" calcext:value-type="float">
            <text:p>3500482.107</text:p>
          </table:table-cell>
          <table:table-cell office:value-type="float" office:value="5406546.499" calcext:value-type="float">
            <text:p>5406546.499</text:p>
          </table:table-cell>
          <table:table-cell office:value-type="float" office:value="392.309" calcext:value-type="float">
            <text:p>392.309</text:p>
          </table:table-cell>
          <table:table-cell/>
          <table:table-cell table:formula="of:=[.C95]-[.$C$1]" office:value-type="float" office:value="73.3202473935671" calcext:value-type="float">
            <text:p>73.3202473935671</text:p>
          </table:table-cell>
          <table:table-cell table:formula="of:=[.D95]-[.$D$1]" office:value-type="float" office:value="-50.804638909176" calcext:value-type="float">
            <text:p>-50.804638909176</text:p>
          </table:table-cell>
          <table:table-cell table:formula="of:=[.E95]-[.$E$1]" office:value-type="float" office:value="4.04944608843857" calcext:value-type="float">
            <text:p>4.04944608843857</text:p>
          </table:table-cell>
        </table:table-row>
        <table:table-row table:style-name="ro1">
          <table:table-cell/>
          <table:table-cell office:value-type="float" office:value="1030489" calcext:value-type="float">
            <text:p>1030489</text:p>
          </table:table-cell>
          <table:table-cell office:value-type="float" office:value="3500475.48" calcext:value-type="float">
            <text:p>3500475.48</text:p>
          </table:table-cell>
          <table:table-cell office:value-type="float" office:value="5406577.833" calcext:value-type="float">
            <text:p>5406577.833</text:p>
          </table:table-cell>
          <table:table-cell office:value-type="float" office:value="391.871" calcext:value-type="float">
            <text:p>391.871</text:p>
          </table:table-cell>
          <table:table-cell/>
          <table:table-cell table:formula="of:=[.C96]-[.$C$1]" office:value-type="float" office:value="66.693247393705" calcext:value-type="float">
            <text:p>66.693247393705</text:p>
          </table:table-cell>
          <table:table-cell table:formula="of:=[.D96]-[.$D$1]" office:value-type="float" office:value="-19.4706389093772" calcext:value-type="float">
            <text:p>-19.4706389093772</text:p>
          </table:table-cell>
          <table:table-cell table:formula="of:=[.E96]-[.$E$1]" office:value-type="float" office:value="3.61144608843853" calcext:value-type="float">
            <text:p>3.61144608843853</text:p>
          </table:table-cell>
        </table:table-row>
        <table:table-row table:style-name="ro1">
          <table:table-cell/>
          <table:table-cell office:value-type="float" office:value="1030490" calcext:value-type="float">
            <text:p>1030490</text:p>
          </table:table-cell>
          <table:table-cell office:value-type="float" office:value="3500468.059" calcext:value-type="float">
            <text:p>3500468.059</text:p>
          </table:table-cell>
          <table:table-cell office:value-type="float" office:value="5406578.966" calcext:value-type="float">
            <text:p>5406578.966</text:p>
          </table:table-cell>
          <table:table-cell office:value-type="float" office:value="392.483" calcext:value-type="float">
            <text:p>392.483</text:p>
          </table:table-cell>
          <table:table-cell/>
          <table:table-cell table:formula="of:=[.C97]-[.$C$1]" office:value-type="float" office:value="59.2722473936155" calcext:value-type="float">
            <text:p>59.2722473936155</text:p>
          </table:table-cell>
          <table:table-cell table:formula="of:=[.D97]-[.$D$1]" office:value-type="float" office:value="-18.3376389089972" calcext:value-type="float">
            <text:p>-18.3376389089972</text:p>
          </table:table-cell>
          <table:table-cell table:formula="of:=[.E97]-[.$E$1]" office:value-type="float" office:value="4.22344608843855" calcext:value-type="float">
            <text:p>4.22344608843855</text:p>
          </table:table-cell>
        </table:table-row>
        <table:table-row table:style-name="ro1">
          <table:table-cell/>
          <table:table-cell office:value-type="float" office:value="1030491" calcext:value-type="float">
            <text:p>1030491</text:p>
          </table:table-cell>
          <table:table-cell office:value-type="float" office:value="3500443.106" calcext:value-type="float">
            <text:p>3500443.106</text:p>
          </table:table-cell>
          <table:table-cell office:value-type="float" office:value="5406585.06" calcext:value-type="float">
            <text:p>5406585.06</text:p>
          </table:table-cell>
          <table:table-cell office:value-type="float" office:value="389.547" calcext:value-type="float">
            <text:p>389.547</text:p>
          </table:table-cell>
          <table:table-cell/>
          <table:table-cell table:formula="of:=[.C98]-[.$C$1]" office:value-type="float" office:value="34.3192473938689" calcext:value-type="float">
            <text:p>34.3192473938689</text:p>
          </table:table-cell>
          <table:table-cell table:formula="of:=[.D98]-[.$D$1]" office:value-type="float" office:value="-12.2436389094219" calcext:value-type="float">
            <text:p>-12.2436389094219</text:p>
          </table:table-cell>
          <table:table-cell table:formula="of:=[.E98]-[.$E$1]" office:value-type="float" office:value="1.28744608843857" calcext:value-type="float">
            <text:p>1.28744608843857</text:p>
          </table:table-cell>
        </table:table-row>
        <table:table-row table:style-name="ro1">
          <table:table-cell/>
          <table:table-cell office:value-type="float" office:value="1030492" calcext:value-type="float">
            <text:p>1030492</text:p>
          </table:table-cell>
          <table:table-cell office:value-type="float" office:value="3500443.732" calcext:value-type="float">
            <text:p>3500443.732</text:p>
          </table:table-cell>
          <table:table-cell office:value-type="float" office:value="5406589.176" calcext:value-type="float">
            <text:p>5406589.176</text:p>
          </table:table-cell>
          <table:table-cell office:value-type="float" office:value="389.54" calcext:value-type="float">
            <text:p>389.54</text:p>
          </table:table-cell>
          <table:table-cell/>
          <table:table-cell table:formula="of:=[.C99]-[.$C$1]" office:value-type="float" office:value="34.9452473935671" calcext:value-type="float">
            <text:p>34.9452473935671</text:p>
          </table:table-cell>
          <table:table-cell table:formula="of:=[.D99]-[.$D$1]" office:value-type="float" office:value="-8.12763890903443" calcext:value-type="float">
            <text:p>-8.12763890903443</text:p>
          </table:table-cell>
          <table:table-cell table:formula="of:=[.E99]-[.$E$1]" office:value-type="float" office:value="1.28044608843857" calcext:value-type="float">
            <text:p>1.28044608843857</text:p>
          </table:table-cell>
        </table:table-row>
        <table:table-row table:style-name="ro1">
          <table:table-cell/>
          <table:table-cell office:value-type="float" office:value="1030493" calcext:value-type="float">
            <text:p>1030493</text:p>
          </table:table-cell>
          <table:table-cell office:value-type="float" office:value="3500444.523" calcext:value-type="float">
            <text:p>3500444.523</text:p>
          </table:table-cell>
          <table:table-cell office:value-type="float" office:value="5406594.27" calcext:value-type="float">
            <text:p>5406594.27</text:p>
          </table:table-cell>
          <table:table-cell office:value-type="float" office:value="389.54" calcext:value-type="float">
            <text:p>389.54</text:p>
          </table:table-cell>
          <table:table-cell/>
          <table:table-cell table:formula="of:=[.C100]-[.$C$1]" office:value-type="float" office:value="35.7362473937683" calcext:value-type="float">
            <text:p>35.7362473937683</text:p>
          </table:table-cell>
          <table:table-cell table:formula="of:=[.D100]-[.$D$1]" office:value-type="float" office:value="-3.03363890945911" calcext:value-type="float">
            <text:p>-3.03363890945911</text:p>
          </table:table-cell>
          <table:table-cell table:formula="of:=[.E100]-[.$E$1]" office:value-type="float" office:value="1.28044608843857" calcext:value-type="float">
            <text:p>1.28044608843857</text:p>
          </table:table-cell>
        </table:table-row>
        <table:table-row table:style-name="ro1">
          <table:table-cell/>
          <table:table-cell office:value-type="float" office:value="1030494" calcext:value-type="float">
            <text:p>1030494</text:p>
          </table:table-cell>
          <table:table-cell office:value-type="float" office:value="3500445.314" calcext:value-type="float">
            <text:p>3500445.314</text:p>
          </table:table-cell>
          <table:table-cell office:value-type="float" office:value="5406599.479" calcext:value-type="float">
            <text:p>5406599.479</text:p>
          </table:table-cell>
          <table:table-cell office:value-type="float" office:value="389.553" calcext:value-type="float">
            <text:p>389.553</text:p>
          </table:table-cell>
          <table:table-cell/>
          <table:table-cell table:formula="of:=[.C101]-[.$C$1]" office:value-type="float" office:value="36.5272473935038" calcext:value-type="float">
            <text:p>36.5272473935038</text:p>
          </table:table-cell>
          <table:table-cell table:formula="of:=[.D101]-[.$D$1]" office:value-type="float" office:value="2.17536109127104" calcext:value-type="float">
            <text:p>2.17536109127104</text:p>
          </table:table-cell>
          <table:table-cell table:formula="of:=[.E101]-[.$E$1]" office:value-type="float" office:value="1.29344608843854" calcext:value-type="float">
            <text:p>1.29344608843854</text:p>
          </table:table-cell>
        </table:table-row>
        <table:table-row table:style-name="ro1">
          <table:table-cell/>
          <table:table-cell office:value-type="float" office:value="1030495" calcext:value-type="float">
            <text:p>1030495</text:p>
          </table:table-cell>
          <table:table-cell office:value-type="float" office:value="3500439.86" calcext:value-type="float">
            <text:p>3500439.86</text:p>
          </table:table-cell>
          <table:table-cell office:value-type="float" office:value="5406558.645" calcext:value-type="float">
            <text:p>5406558.645</text:p>
          </table:table-cell>
          <table:table-cell office:value-type="float" office:value="388.867" calcext:value-type="float">
            <text:p>388.867</text:p>
          </table:table-cell>
          <table:table-cell/>
          <table:table-cell table:formula="of:=[.C102]-[.$C$1]" office:value-type="float" office:value="31.0732473935932" calcext:value-type="float">
            <text:p>31.0732473935932</text:p>
          </table:table-cell>
          <table:table-cell table:formula="of:=[.D102]-[.$D$1]" office:value-type="float" office:value="-38.6586389094591" calcext:value-type="float">
            <text:p>-38.6586389094591</text:p>
          </table:table-cell>
          <table:table-cell table:formula="of:=[.E102]-[.$E$1]" office:value-type="float" office:value="0.607446088438564" calcext:value-type="float">
            <text:p>0.607446088438564</text:p>
          </table:table-cell>
        </table:table-row>
        <table:table-row table:style-name="ro1">
          <table:table-cell/>
          <table:table-cell office:value-type="float" office:value="1030496" calcext:value-type="float">
            <text:p>1030496</text:p>
          </table:table-cell>
          <table:table-cell office:value-type="float" office:value="3500441.556" calcext:value-type="float">
            <text:p>3500441.556</text:p>
          </table:table-cell>
          <table:table-cell office:value-type="float" office:value="5406560.121" calcext:value-type="float">
            <text:p>5406560.121</text:p>
          </table:table-cell>
          <table:table-cell office:value-type="float" office:value="388.845" calcext:value-type="float">
            <text:p>388.845</text:p>
          </table:table-cell>
          <table:table-cell/>
          <table:table-cell table:formula="of:=[.C103]-[.$C$1]" office:value-type="float" office:value="32.7692473935895" calcext:value-type="float">
            <text:p>32.7692473935895</text:p>
          </table:table-cell>
          <table:table-cell table:formula="of:=[.D103]-[.$D$1]" office:value-type="float" office:value="-37.1826389087364" calcext:value-type="float">
            <text:p>-37.1826389087364</text:p>
          </table:table-cell>
          <table:table-cell table:formula="of:=[.E103]-[.$E$1]" office:value-type="float" office:value="0.585446088438573" calcext:value-type="float">
            <text:p>0.585446088438573</text:p>
          </table:table-cell>
        </table:table-row>
        <table:table-row table:style-name="ro1">
          <table:table-cell/>
          <table:table-cell office:value-type="float" office:value="1030497" calcext:value-type="float">
            <text:p>1030497</text:p>
          </table:table-cell>
          <table:table-cell office:value-type="float" office:value="3500435.346" calcext:value-type="float">
            <text:p>3500435.346</text:p>
          </table:table-cell>
          <table:table-cell office:value-type="float" office:value="5406630.06" calcext:value-type="float">
            <text:p>5406630.06</text:p>
          </table:table-cell>
          <table:table-cell office:value-type="float" office:value="388.768" calcext:value-type="float">
            <text:p>388.768</text:p>
          </table:table-cell>
          <table:table-cell/>
          <table:table-cell table:formula="of:=[.C104]-[.$C$1]" office:value-type="float" office:value="26.5592473936267" calcext:value-type="float">
            <text:p>26.5592473936267</text:p>
          </table:table-cell>
          <table:table-cell table:formula="of:=[.D104]-[.$D$1]" office:value-type="float" office:value="32.7563610905781" calcext:value-type="float">
            <text:p>32.7563610905781</text:p>
          </table:table-cell>
          <table:table-cell table:formula="of:=[.E104]-[.$E$1]" office:value-type="float" office:value="0.508446088438518" calcext:value-type="float">
            <text:p>0.508446088438518</text:p>
          </table:table-cell>
        </table:table-row>
        <table:table-row table:style-name="ro1">
          <table:table-cell/>
          <table:table-cell office:value-type="float" office:value="1030498" calcext:value-type="float">
            <text:p>1030498</text:p>
          </table:table-cell>
          <table:table-cell office:value-type="float" office:value="3500421.528" calcext:value-type="float">
            <text:p>3500421.528</text:p>
          </table:table-cell>
          <table:table-cell office:value-type="float" office:value="5406556.396" calcext:value-type="float">
            <text:p>5406556.396</text:p>
          </table:table-cell>
          <table:table-cell office:value-type="float" office:value="389.069" calcext:value-type="float">
            <text:p>389.069</text:p>
          </table:table-cell>
          <table:table-cell/>
          <table:table-cell table:formula="of:=[.C105]-[.$C$1]" office:value-type="float" office:value="12.7412473936565" calcext:value-type="float">
            <text:p>12.7412473936565</text:p>
          </table:table-cell>
          <table:table-cell table:formula="of:=[.D105]-[.$D$1]" office:value-type="float" office:value="-40.9076389092952" calcext:value-type="float">
            <text:p>-40.9076389092952</text:p>
          </table:table-cell>
          <table:table-cell table:formula="of:=[.E105]-[.$E$1]" office:value-type="float" office:value="0.809446088438563" calcext:value-type="float">
            <text:p>0.809446088438563</text:p>
          </table:table-cell>
        </table:table-row>
        <table:table-row table:style-name="ro1">
          <table:table-cell/>
          <table:table-cell office:value-type="float" office:value="1030499" calcext:value-type="float">
            <text:p>1030499</text:p>
          </table:table-cell>
          <table:table-cell office:value-type="float" office:value="3500442.822" calcext:value-type="float">
            <text:p>3500442.822</text:p>
          </table:table-cell>
          <table:table-cell office:value-type="float" office:value="5406582.989" calcext:value-type="float">
            <text:p>5406582.989</text:p>
          </table:table-cell>
          <table:table-cell office:value-type="float" office:value="393.795" calcext:value-type="float">
            <text:p>393.795</text:p>
          </table:table-cell>
          <table:table-cell/>
          <table:table-cell table:formula="of:=[.C106]-[.$C$1]" office:value-type="float" office:value="34.0352473938838" calcext:value-type="float">
            <text:p>34.0352473938838</text:p>
          </table:table-cell>
          <table:table-cell table:formula="of:=[.D106]-[.$D$1]" office:value-type="float" office:value="-14.3146389089525" calcext:value-type="float">
            <text:p>-14.3146389089525</text:p>
          </table:table-cell>
          <table:table-cell table:formula="of:=[.E106]-[.$E$1]" office:value-type="float" office:value="5.53544608843856" calcext:value-type="float">
            <text:p>5.53544608843856</text:p>
          </table:table-cell>
        </table:table-row>
        <table:table-row table:style-name="ro1">
          <table:table-cell/>
          <table:table-cell office:value-type="float" office:value="1030500" calcext:value-type="float">
            <text:p>1030500</text:p>
          </table:table-cell>
          <table:table-cell office:value-type="float" office:value="3500441.355" calcext:value-type="float">
            <text:p>3500441.355</text:p>
          </table:table-cell>
          <table:table-cell office:value-type="float" office:value="5406573.523" calcext:value-type="float">
            <text:p>5406573.523</text:p>
          </table:table-cell>
          <table:table-cell office:value-type="float" office:value="393.989" calcext:value-type="float">
            <text:p>393.989</text:p>
          </table:table-cell>
          <table:table-cell/>
          <table:table-cell table:formula="of:=[.C107]-[.$C$1]" office:value-type="float" office:value="32.5682473937049" calcext:value-type="float">
            <text:p>32.5682473937049</text:p>
          </table:table-cell>
          <table:table-cell table:formula="of:=[.D107]-[.$D$1]" office:value-type="float" office:value="-23.7806389089674" calcext:value-type="float">
            <text:p>-23.7806389089674</text:p>
          </table:table-cell>
          <table:table-cell table:formula="of:=[.E107]-[.$E$1]" office:value-type="float" office:value="5.72944608843852" calcext:value-type="float">
            <text:p>5.72944608843852</text:p>
          </table:table-cell>
        </table:table-row>
        <table:table-row table:style-name="ro1">
          <table:table-cell/>
          <table:table-cell office:value-type="float" office:value="1030501" calcext:value-type="float">
            <text:p>1030501</text:p>
          </table:table-cell>
          <table:table-cell office:value-type="float" office:value="3500459.664" calcext:value-type="float">
            <text:p>3500459.664</text:p>
          </table:table-cell>
          <table:table-cell office:value-type="float" office:value="5406602.089" calcext:value-type="float">
            <text:p>5406602.089</text:p>
          </table:table-cell>
          <table:table-cell office:value-type="float" office:value="394.725" calcext:value-type="float">
            <text:p>394.725</text:p>
          </table:table-cell>
          <table:table-cell/>
          <table:table-cell table:formula="of:=[.C108]-[.$C$1]" office:value-type="float" office:value="50.8772473935969" calcext:value-type="float">
            <text:p>50.8772473935969</text:p>
          </table:table-cell>
          <table:table-cell table:formula="of:=[.D108]-[.$D$1]" office:value-type="float" office:value="4.785361090675" calcext:value-type="float">
            <text:p>4.785361090675</text:p>
          </table:table-cell>
          <table:table-cell table:formula="of:=[.E108]-[.$E$1]" office:value-type="float" office:value="6.46544608843857" calcext:value-type="float">
            <text:p>6.46544608843857</text:p>
          </table:table-cell>
        </table:table-row>
        <table:table-row table:style-name="ro1">
          <table:table-cell/>
          <table:table-cell office:value-type="float" office:value="1030502" calcext:value-type="float">
            <text:p>1030502</text:p>
          </table:table-cell>
          <table:table-cell office:value-type="float" office:value="3500461.98" calcext:value-type="float">
            <text:p>3500461.98</text:p>
          </table:table-cell>
          <table:table-cell office:value-type="float" office:value="5406617.237" calcext:value-type="float">
            <text:p>5406617.237</text:p>
          </table:table-cell>
          <table:table-cell office:value-type="float" office:value="394.789" calcext:value-type="float">
            <text:p>394.789</text:p>
          </table:table-cell>
          <table:table-cell/>
          <table:table-cell table:formula="of:=[.C109]-[.$C$1]" office:value-type="float" office:value="53.193247393705" calcext:value-type="float">
            <text:p>53.193247393705</text:p>
          </table:table-cell>
          <table:table-cell table:formula="of:=[.D109]-[.$D$1]" office:value-type="float" office:value="19.9333610907197" calcext:value-type="float">
            <text:p>19.9333610907197</text:p>
          </table:table-cell>
          <table:table-cell table:formula="of:=[.E109]-[.$E$1]" office:value-type="float" office:value="6.52944608843853" calcext:value-type="float">
            <text:p>6.52944608843853</text:p>
          </table:table-cell>
        </table:table-row>
        <table:table-row table:style-name="ro1">
          <table:table-cell/>
          <table:table-cell office:value-type="float" office:value="1030503" calcext:value-type="float">
            <text:p>1030503</text:p>
          </table:table-cell>
          <table:table-cell office:value-type="float" office:value="3500445.357" calcext:value-type="float">
            <text:p>3500445.357</text:p>
          </table:table-cell>
          <table:table-cell office:value-type="float" office:value="5406599.601" calcext:value-type="float">
            <text:p>5406599.601</text:p>
          </table:table-cell>
          <table:table-cell office:value-type="float" office:value="386.446" calcext:value-type="float">
            <text:p>386.446</text:p>
          </table:table-cell>
          <table:table-cell/>
          <table:table-cell table:formula="of:=[.C110]-[.$C$1]" office:value-type="float" office:value="36.5702473935671" calcext:value-type="float">
            <text:p>36.5702473935671</text:p>
          </table:table-cell>
          <table:table-cell table:formula="of:=[.D110]-[.$D$1]" office:value-type="float" office:value="2.2973610907793" calcext:value-type="float">
            <text:p>2.2973610907793</text:p>
          </table:table-cell>
          <table:table-cell table:formula="of:=[.E110]-[.$E$1]" office:value-type="float" office:value="-1.81355391156143" calcext:value-type="float">
            <text:p>-1.81355391156143</text:p>
          </table:table-cell>
        </table:table-row>
        <table:table-row table:style-name="ro1">
          <table:table-cell/>
          <table:table-cell office:value-type="float" office:value="1030504" calcext:value-type="float">
            <text:p>1030504</text:p>
          </table:table-cell>
          <table:table-cell office:value-type="float" office:value="3500453.115" calcext:value-type="float">
            <text:p>3500453.115</text:p>
          </table:table-cell>
          <table:table-cell office:value-type="float" office:value="5406647.103" calcext:value-type="float">
            <text:p>5406647.103</text:p>
          </table:table-cell>
          <table:table-cell office:value-type="float" office:value="386.748" calcext:value-type="float">
            <text:p>386.748</text:p>
          </table:table-cell>
          <table:table-cell/>
          <table:table-cell table:formula="of:=[.C111]-[.$C$1]" office:value-type="float" office:value="44.3282473939471" calcext:value-type="float">
            <text:p>44.3282473939471</text:p>
          </table:table-cell>
          <table:table-cell table:formula="of:=[.D111]-[.$D$1]" office:value-type="float" office:value="49.7993610911071" calcext:value-type="float">
            <text:p>49.7993610911071</text:p>
          </table:table-cell>
          <table:table-cell table:formula="of:=[.E111]-[.$E$1]" office:value-type="float" office:value="-1.51155391156146" calcext:value-type="float">
            <text:p>-1.51155391156146</text:p>
          </table:table-cell>
        </table:table-row>
        <table:table-row table:style-name="ro1">
          <table:table-cell/>
          <table:table-cell office:value-type="float" office:value="1030505" calcext:value-type="float">
            <text:p>1030505</text:p>
          </table:table-cell>
          <table:table-cell office:value-type="float" office:value="3500453.063" calcext:value-type="float">
            <text:p>3500453.063</text:p>
          </table:table-cell>
          <table:table-cell office:value-type="float" office:value="5406647.137" calcext:value-type="float">
            <text:p>5406647.137</text:p>
          </table:table-cell>
          <table:table-cell office:value-type="float" office:value="386.448" calcext:value-type="float">
            <text:p>386.448</text:p>
          </table:table-cell>
          <table:table-cell/>
          <table:table-cell table:formula="of:=[.C112]-[.$C$1]" office:value-type="float" office:value="44.2762473938055" calcext:value-type="float">
            <text:p>44.2762473938055</text:p>
          </table:table-cell>
          <table:table-cell table:formula="of:=[.D112]-[.$D$1]" office:value-type="float" office:value="49.8333610910922" calcext:value-type="float">
            <text:p>49.8333610910922</text:p>
          </table:table-cell>
          <table:table-cell table:formula="of:=[.E112]-[.$E$1]" office:value-type="float" office:value="-1.81155391156148" calcext:value-type="float">
            <text:p>-1.81155391156148</text:p>
          </table:table-cell>
        </table:table-row>
        <table:table-row table:style-name="ro1">
          <table:table-cell/>
          <table:table-cell office:value-type="float" office:value="1030506" calcext:value-type="float">
            <text:p>1030506</text:p>
          </table:table-cell>
          <table:table-cell office:value-type="float" office:value="3500467.415" calcext:value-type="float">
            <text:p>3500467.415</text:p>
          </table:table-cell>
          <table:table-cell office:value-type="float" office:value="5406648.838" calcext:value-type="float">
            <text:p>5406648.838</text:p>
          </table:table-cell>
          <table:table-cell office:value-type="float" office:value="385.371" calcext:value-type="float">
            <text:p>385.371</text:p>
          </table:table-cell>
          <table:table-cell/>
          <table:table-cell table:formula="of:=[.C113]-[.$C$1]" office:value-type="float" office:value="58.6282473937608" calcext:value-type="float">
            <text:p>58.6282473937608</text:p>
          </table:table-cell>
          <table:table-cell table:formula="of:=[.D113]-[.$D$1]" office:value-type="float" office:value="51.5343610914424" calcext:value-type="float">
            <text:p>51.5343610914424</text:p>
          </table:table-cell>
          <table:table-cell table:formula="of:=[.E113]-[.$E$1]" office:value-type="float" office:value="-2.88855391156147" calcext:value-type="float">
            <text:p>-2.88855391156147</text:p>
          </table:table-cell>
        </table:table-row>
        <table:table-row table:style-name="ro1">
          <table:table-cell/>
          <table:table-cell office:value-type="float" office:value="1030507" calcext:value-type="float">
            <text:p>1030507</text:p>
          </table:table-cell>
          <table:table-cell office:value-type="float" office:value="3500446.138" calcext:value-type="float">
            <text:p>3500446.138</text:p>
          </table:table-cell>
          <table:table-cell office:value-type="float" office:value="5406604.707" calcext:value-type="float">
            <text:p>5406604.707</text:p>
          </table:table-cell>
          <table:table-cell office:value-type="float" office:value="386.367" calcext:value-type="float">
            <text:p>386.367</text:p>
          </table:table-cell>
          <table:table-cell/>
          <table:table-cell table:formula="of:=[.C114]-[.$C$1]" office:value-type="float" office:value="37.3512473935261" calcext:value-type="float">
            <text:p>37.3512473935261</text:p>
          </table:table-cell>
          <table:table-cell table:formula="of:=[.D114]-[.$D$1]" office:value-type="float" office:value="7.40336109139025" calcext:value-type="float">
            <text:p>7.40336109139025</text:p>
          </table:table-cell>
          <table:table-cell table:formula="of:=[.E114]-[.$E$1]" office:value-type="float" office:value="-1.89255391156144" calcext:value-type="float">
            <text:p>-1.89255391156144</text:p>
          </table:table-cell>
        </table:table-row>
        <table:table-row table:style-name="ro1">
          <table:table-cell/>
          <table:table-cell office:value-type="float" office:value="1030508" calcext:value-type="float">
            <text:p>1030508</text:p>
          </table:table-cell>
          <table:table-cell office:value-type="float" office:value="3500445.343" calcext:value-type="float">
            <text:p>3500445.343</text:p>
          </table:table-cell>
          <table:table-cell office:value-type="float" office:value="5406599.51" calcext:value-type="float">
            <text:p>5406599.51</text:p>
          </table:table-cell>
          <table:table-cell office:value-type="float" office:value="386.603" calcext:value-type="float">
            <text:p>386.603</text:p>
          </table:table-cell>
          <table:table-cell/>
          <table:table-cell table:formula="of:=[.C115]-[.$C$1]" office:value-type="float" office:value="36.5562473936006" calcext:value-type="float">
            <text:p>36.5562473936006</text:p>
          </table:table-cell>
          <table:table-cell table:formula="of:=[.D115]-[.$D$1]" office:value-type="float" office:value="2.2063610907644" calcext:value-type="float">
            <text:p>2.2063610907644</text:p>
          </table:table-cell>
          <table:table-cell table:formula="of:=[.E115]-[.$E$1]" office:value-type="float" office:value="-1.65655391156145" calcext:value-type="float">
            <text:p>-1.65655391156145</text:p>
          </table:table-cell>
        </table:table-row>
        <table:table-row table:style-name="ro1">
          <table:table-cell/>
          <table:table-cell office:value-type="float" office:value="1030509" calcext:value-type="float">
            <text:p>1030509</text:p>
          </table:table-cell>
          <table:table-cell office:value-type="float" office:value="3500444.561" calcext:value-type="float">
            <text:p>3500444.561</text:p>
          </table:table-cell>
          <table:table-cell office:value-type="float" office:value="5406594.373" calcext:value-type="float">
            <text:p>5406594.373</text:p>
          </table:table-cell>
          <table:table-cell office:value-type="float" office:value="386.771" calcext:value-type="float">
            <text:p>386.771</text:p>
          </table:table-cell>
          <table:table-cell/>
          <table:table-cell table:formula="of:=[.C116]-[.$C$1]" office:value-type="float" office:value="35.7742473939434" calcext:value-type="float">
            <text:p>35.7742473939434</text:p>
          </table:table-cell>
          <table:table-cell table:formula="of:=[.D116]-[.$D$1]" office:value-type="float" office:value="-2.9306389093399" calcext:value-type="float">
            <text:p>-2.9306389093399</text:p>
          </table:table-cell>
          <table:table-cell table:formula="of:=[.E116]-[.$E$1]" office:value-type="float" office:value="-1.48855391156144" calcext:value-type="float">
            <text:p>-1.48855391156144</text:p>
          </table:table-cell>
        </table:table-row>
        <table:table-row table:style-name="ro1">
          <table:table-cell/>
          <table:table-cell office:value-type="float" office:value="1030510" calcext:value-type="float">
            <text:p>1030510</text:p>
          </table:table-cell>
          <table:table-cell office:value-type="float" office:value="3500452.875" calcext:value-type="float">
            <text:p>3500452.875</text:p>
          </table:table-cell>
          <table:table-cell office:value-type="float" office:value="5406582.332" calcext:value-type="float">
            <text:p>5406582.332</text:p>
          </table:table-cell>
          <table:table-cell office:value-type="float" office:value="395.008" calcext:value-type="float">
            <text:p>395.008</text:p>
          </table:table-cell>
          <table:table-cell/>
          <table:table-cell table:formula="of:=[.C117]-[.$C$1]" office:value-type="float" office:value="44.0882473937236" calcext:value-type="float">
            <text:p>44.0882473937236</text:p>
          </table:table-cell>
          <table:table-cell table:formula="of:=[.D117]-[.$D$1]" office:value-type="float" office:value="-14.9716389086097" calcext:value-type="float">
            <text:p>-14.9716389086097</text:p>
          </table:table-cell>
          <table:table-cell table:formula="of:=[.E117]-[.$E$1]" office:value-type="float" office:value="6.74844608843853" calcext:value-type="float">
            <text:p>6.74844608843853</text:p>
          </table:table-cell>
        </table:table-row>
        <table:table-row table:style-name="ro1">
          <table:table-cell/>
          <table:table-cell office:value-type="float" office:value="1030511" calcext:value-type="float">
            <text:p>1030511</text:p>
          </table:table-cell>
          <table:table-cell office:value-type="float" office:value="3500451.814" calcext:value-type="float">
            <text:p>3500451.814</text:p>
          </table:table-cell>
          <table:table-cell office:value-type="float" office:value="5406581.668" calcext:value-type="float">
            <text:p>5406581.668</text:p>
          </table:table-cell>
          <table:table-cell office:value-type="float" office:value="393.839" calcext:value-type="float">
            <text:p>393.839</text:p>
          </table:table-cell>
          <table:table-cell/>
          <table:table-cell table:formula="of:=[.C118]-[.$C$1]" office:value-type="float" office:value="43.0272473935038" calcext:value-type="float">
            <text:p>43.0272473935038</text:p>
          </table:table-cell>
          <table:table-cell table:formula="of:=[.D118]-[.$D$1]" office:value-type="float" office:value="-15.6356389094144" calcext:value-type="float">
            <text:p>-15.6356389094144</text:p>
          </table:table-cell>
          <table:table-cell table:formula="of:=[.E118]-[.$E$1]" office:value-type="float" office:value="5.57944608843854" calcext:value-type="float">
            <text:p>5.57944608843854</text:p>
          </table:table-cell>
        </table:table-row>
        <table:table-row table:style-name="ro1">
          <table:table-cell/>
          <table:table-cell office:value-type="float" office:value="1030512" calcext:value-type="float">
            <text:p>1030512</text:p>
          </table:table-cell>
          <table:table-cell office:value-type="float" office:value="3500445.17" calcext:value-type="float">
            <text:p>3500445.17</text:p>
          </table:table-cell>
          <table:table-cell office:value-type="float" office:value="5406582.702" calcext:value-type="float">
            <text:p>5406582.702</text:p>
          </table:table-cell>
          <table:table-cell office:value-type="float" office:value="393.844" calcext:value-type="float">
            <text:p>393.844</text:p>
          </table:table-cell>
          <table:table-cell/>
          <table:table-cell table:formula="of:=[.C119]-[.$C$1]" office:value-type="float" office:value="36.3832473936491" calcext:value-type="float">
            <text:p>36.3832473936491</text:p>
          </table:table-cell>
          <table:table-cell table:formula="of:=[.D119]-[.$D$1]" office:value-type="float" office:value="-14.6016389094293" calcext:value-type="float">
            <text:p>-14.6016389094293</text:p>
          </table:table-cell>
          <table:table-cell table:formula="of:=[.E119]-[.$E$1]" office:value-type="float" office:value="5.58444608843854" calcext:value-type="float">
            <text:p>5.58444608843854</text:p>
          </table:table-cell>
        </table:table-row>
        <table:table-row table:style-name="ro1">
          <table:table-cell/>
          <table:table-cell office:value-type="float" office:value="1030513" calcext:value-type="float">
            <text:p>1030513</text:p>
          </table:table-cell>
          <table:table-cell office:value-type="float" office:value="3500361.17" calcext:value-type="float">
            <text:p>3500361.17</text:p>
          </table:table-cell>
          <table:table-cell office:value-type="float" office:value="5406651.352" calcext:value-type="float">
            <text:p>5406651.352</text:p>
          </table:table-cell>
          <table:table-cell office:value-type="float" office:value="388.838" calcext:value-type="float">
            <text:p>388.838</text:p>
          </table:table-cell>
          <table:table-cell/>
          <table:table-cell table:formula="of:=[.C120]-[.$C$1]" office:value-type="float" office:value="-47.6167526063509" calcext:value-type="float">
            <text:p>-47.6167526063509</text:p>
          </table:table-cell>
          <table:table-cell table:formula="of:=[.D120]-[.$D$1]" office:value-type="float" office:value="54.0483610909432" calcext:value-type="float">
            <text:p>54.0483610909432</text:p>
          </table:table-cell>
          <table:table-cell table:formula="of:=[.E120]-[.$E$1]" office:value-type="float" office:value="0.578446088438568" calcext:value-type="float">
            <text:p>0.578446088438568</text:p>
          </table:table-cell>
        </table:table-row>
        <table:table-row table:style-name="ro1">
          <table:table-cell/>
          <table:table-cell office:value-type="float" office:value="1030514" calcext:value-type="float">
            <text:p>1030514</text:p>
          </table:table-cell>
          <table:table-cell office:value-type="float" office:value="3500359.696" calcext:value-type="float">
            <text:p>3500359.696</text:p>
          </table:table-cell>
          <table:table-cell office:value-type="float" office:value="5406656.168" calcext:value-type="float">
            <text:p>5406656.168</text:p>
          </table:table-cell>
          <table:table-cell office:value-type="float" office:value="389.057" calcext:value-type="float">
            <text:p>389.057</text:p>
          </table:table-cell>
          <table:table-cell/>
          <table:table-cell table:formula="of:=[.C121]-[.$C$1]" office:value-type="float" office:value="-49.0907526062802" calcext:value-type="float">
            <text:p>-49.0907526062802</text:p>
          </table:table-cell>
          <table:table-cell table:formula="of:=[.D121]-[.$D$1]" office:value-type="float" office:value="58.8643610905856" calcext:value-type="float">
            <text:p>58.8643610905856</text:p>
          </table:table-cell>
          <table:table-cell table:formula="of:=[.E121]-[.$E$1]" office:value-type="float" office:value="0.797446088438562" calcext:value-type="float">
            <text:p>0.797446088438562</text:p>
          </table:table-cell>
        </table:table-row>
        <table:table-row table:style-name="ro1">
          <table:table-cell/>
          <table:table-cell office:value-type="float" office:value="1030515" calcext:value-type="float">
            <text:p>1030515</text:p>
          </table:table-cell>
          <table:table-cell office:value-type="float" office:value="3500365.201" calcext:value-type="float">
            <text:p>3500365.201</text:p>
          </table:table-cell>
          <table:table-cell office:value-type="float" office:value="5406655.251" calcext:value-type="float">
            <text:p>5406655.251</text:p>
          </table:table-cell>
          <table:table-cell office:value-type="float" office:value="388.937" calcext:value-type="float">
            <text:p>388.937</text:p>
          </table:table-cell>
          <table:table-cell/>
          <table:table-cell table:formula="of:=[.C122]-[.$C$1]" office:value-type="float" office:value="-43.5857526063919" calcext:value-type="float">
            <text:p>-43.5857526063919</text:p>
          </table:table-cell>
          <table:table-cell table:formula="of:=[.D122]-[.$D$1]" office:value-type="float" office:value="57.9473610911518" calcext:value-type="float">
            <text:p>57.9473610911518</text:p>
          </table:table-cell>
          <table:table-cell table:formula="of:=[.E122]-[.$E$1]" office:value-type="float" office:value="0.677446088438558" calcext:value-type="float">
            <text:p>0.677446088438558</text:p>
          </table:table-cell>
        </table:table-row>
        <table:table-row table:style-name="ro1">
          <table:table-cell/>
          <table:table-cell office:value-type="float" office:value="1030516" calcext:value-type="float">
            <text:p>1030516</text:p>
          </table:table-cell>
          <table:table-cell office:value-type="float" office:value="3500373.218" calcext:value-type="float">
            <text:p>3500373.218</text:p>
          </table:table-cell>
          <table:table-cell office:value-type="float" office:value="5406654.116" calcext:value-type="float">
            <text:p>5406654.116</text:p>
          </table:table-cell>
          <table:table-cell office:value-type="float" office:value="388.931" calcext:value-type="float">
            <text:p>388.931</text:p>
          </table:table-cell>
          <table:table-cell/>
          <table:table-cell table:formula="of:=[.C123]-[.$C$1]" office:value-type="float" office:value="-35.5687526063994" calcext:value-type="float">
            <text:p>-35.5687526063994</text:p>
          </table:table-cell>
          <table:table-cell table:formula="of:=[.D123]-[.$D$1]" office:value-type="float" office:value="56.8123610913754" calcext:value-type="float">
            <text:p>56.8123610913754</text:p>
          </table:table-cell>
          <table:table-cell table:formula="of:=[.E123]-[.$E$1]" office:value-type="float" office:value="0.671446088438529" calcext:value-type="float">
            <text:p>0.671446088438529</text:p>
          </table:table-cell>
        </table:table-row>
        <table:table-row table:style-name="ro1">
          <table:table-cell/>
          <table:table-cell office:value-type="float" office:value="1030517" calcext:value-type="float">
            <text:p>1030517</text:p>
          </table:table-cell>
          <table:table-cell office:value-type="float" office:value="3500378.835" calcext:value-type="float">
            <text:p>3500378.835</text:p>
          </table:table-cell>
          <table:table-cell office:value-type="float" office:value="5406637.035" calcext:value-type="float">
            <text:p>5406637.035</text:p>
          </table:table-cell>
          <table:table-cell office:value-type="float" office:value="388.942" calcext:value-type="float">
            <text:p>388.942</text:p>
          </table:table-cell>
          <table:table-cell/>
          <table:table-cell table:formula="of:=[.C124]-[.$C$1]" office:value-type="float" office:value="-29.9517526063137" calcext:value-type="float">
            <text:p>-29.9517526063137</text:p>
          </table:table-cell>
          <table:table-cell table:formula="of:=[.D124]-[.$D$1]" office:value-type="float" office:value="39.7313610911369" calcext:value-type="float">
            <text:p>39.7313610911369</text:p>
          </table:table-cell>
          <table:table-cell table:formula="of:=[.E124]-[.$E$1]" office:value-type="float" office:value="0.682446088438553" calcext:value-type="float">
            <text:p>0.682446088438553</text:p>
          </table:table-cell>
        </table:table-row>
        <table:table-row table:style-name="ro1">
          <table:table-cell/>
          <table:table-cell office:value-type="float" office:value="1030518" calcext:value-type="float">
            <text:p>1030518</text:p>
          </table:table-cell>
          <table:table-cell office:value-type="float" office:value="3500371.567" calcext:value-type="float">
            <text:p>3500371.567</text:p>
          </table:table-cell>
          <table:table-cell office:value-type="float" office:value="5406615.157" calcext:value-type="float">
            <text:p>5406615.157</text:p>
          </table:table-cell>
          <table:table-cell office:value-type="float" office:value="389.077" calcext:value-type="float">
            <text:p>389.077</text:p>
          </table:table-cell>
          <table:table-cell/>
          <table:table-cell table:formula="of:=[.C125]-[.$C$1]" office:value-type="float" office:value="-37.2197526064701" calcext:value-type="float">
            <text:p>-37.2197526064701</text:p>
          </table:table-cell>
          <table:table-cell table:formula="of:=[.D125]-[.$D$1]" office:value-type="float" office:value="17.8533610906452" calcext:value-type="float">
            <text:p>17.8533610906452</text:p>
          </table:table-cell>
          <table:table-cell table:formula="of:=[.E125]-[.$E$1]" office:value-type="float" office:value="0.817446088438544" calcext:value-type="float">
            <text:p>0.817446088438544</text:p>
          </table:table-cell>
        </table:table-row>
        <table:table-row table:style-name="ro1">
          <table:table-cell/>
          <table:table-cell office:value-type="float" office:value="1030519" calcext:value-type="float">
            <text:p>1030519</text:p>
          </table:table-cell>
          <table:table-cell office:value-type="float" office:value="3500371.699" calcext:value-type="float">
            <text:p>3500371.699</text:p>
          </table:table-cell>
          <table:table-cell office:value-type="float" office:value="5406606.858" calcext:value-type="float">
            <text:p>5406606.858</text:p>
          </table:table-cell>
          <table:table-cell office:value-type="float" office:value="389.027" calcext:value-type="float">
            <text:p>389.027</text:p>
          </table:table-cell>
          <table:table-cell/>
          <table:table-cell table:formula="of:=[.C126]-[.$C$1]" office:value-type="float" office:value="-37.0877526062541" calcext:value-type="float">
            <text:p>-37.0877526062541</text:p>
          </table:table-cell>
          <table:table-cell table:formula="of:=[.D126]-[.$D$1]" office:value-type="float" office:value="9.55436109099537" calcext:value-type="float">
            <text:p>9.55436109099537</text:p>
          </table:table-cell>
          <table:table-cell table:formula="of:=[.E126]-[.$E$1]" office:value-type="float" office:value="0.767446088438533" calcext:value-type="float">
            <text:p>0.767446088438533</text:p>
          </table:table-cell>
        </table:table-row>
        <table:table-row table:style-name="ro1">
          <table:table-cell/>
          <table:table-cell office:value-type="float" office:value="1030520" calcext:value-type="float">
            <text:p>1030520</text:p>
          </table:table-cell>
          <table:table-cell office:value-type="float" office:value="3500379.091" calcext:value-type="float">
            <text:p>3500379.091</text:p>
          </table:table-cell>
          <table:table-cell office:value-type="float" office:value="5406608.98" calcext:value-type="float">
            <text:p>5406608.98</text:p>
          </table:table-cell>
          <table:table-cell office:value-type="float" office:value="389.003" calcext:value-type="float">
            <text:p>389.003</text:p>
          </table:table-cell>
          <table:table-cell/>
          <table:table-cell table:formula="of:=[.C127]-[.$C$1]" office:value-type="float" office:value="-29.6957526062615" calcext:value-type="float">
            <text:p>-29.6957526062615</text:p>
          </table:table-cell>
          <table:table-cell table:formula="of:=[.D127]-[.$D$1]" office:value-type="float" office:value="11.676361091435" calcext:value-type="float">
            <text:p>11.676361091435</text:p>
          </table:table-cell>
          <table:table-cell table:formula="of:=[.E127]-[.$E$1]" office:value-type="float" office:value="0.743446088438532" calcext:value-type="float">
            <text:p>0.743446088438532</text:p>
          </table:table-cell>
        </table:table-row>
        <table:table-row table:style-name="ro1">
          <table:table-cell/>
          <table:table-cell office:value-type="float" office:value="1030521" calcext:value-type="float">
            <text:p>1030521</text:p>
          </table:table-cell>
          <table:table-cell office:value-type="float" office:value="3500334.042" calcext:value-type="float">
            <text:p>3500334.042</text:p>
          </table:table-cell>
          <table:table-cell office:value-type="float" office:value="5406632.63" calcext:value-type="float">
            <text:p>5406632.63</text:p>
          </table:table-cell>
          <table:table-cell office:value-type="float" office:value="383.001" calcext:value-type="float">
            <text:p>383.001</text:p>
          </table:table-cell>
          <table:table-cell/>
          <table:table-cell table:formula="of:=[.C128]-[.$C$1]" office:value-type="float" office:value="-74.744752606377" calcext:value-type="float">
            <text:p>-74.744752606377</text:p>
          </table:table-cell>
          <table:table-cell table:formula="of:=[.D128]-[.$D$1]" office:value-type="float" office:value="35.3263610908762" calcext:value-type="float">
            <text:p>35.3263610908762</text:p>
          </table:table-cell>
          <table:table-cell table:formula="of:=[.E128]-[.$E$1]" office:value-type="float" office:value="-5.25855391156148" calcext:value-type="float">
            <text:p>-5.25855391156148</text:p>
          </table:table-cell>
        </table:table-row>
        <table:table-row table:style-name="ro1">
          <table:table-cell/>
          <table:table-cell office:value-type="float" office:value="1030522" calcext:value-type="float">
            <text:p>1030522</text:p>
          </table:table-cell>
          <table:table-cell office:value-type="float" office:value="3500336.673" calcext:value-type="float">
            <text:p>3500336.673</text:p>
          </table:table-cell>
          <table:table-cell office:value-type="float" office:value="5406611.38" calcext:value-type="float">
            <text:p>5406611.38</text:p>
          </table:table-cell>
          <table:table-cell office:value-type="float" office:value="382.938" calcext:value-type="float">
            <text:p>382.938</text:p>
          </table:table-cell>
          <table:table-cell/>
          <table:table-cell table:formula="of:=[.C129]-[.$C$1]" office:value-type="float" office:value="-72.1137526063249" calcext:value-type="float">
            <text:p>-72.1137526063249</text:p>
          </table:table-cell>
          <table:table-cell table:formula="of:=[.D129]-[.$D$1]" office:value-type="float" office:value="14.0763610908762" calcext:value-type="float">
            <text:p>14.0763610908762</text:p>
          </table:table-cell>
          <table:table-cell table:formula="of:=[.E129]-[.$E$1]" office:value-type="float" office:value="-5.32155391156147" calcext:value-type="float">
            <text:p>-5.32155391156147</text:p>
          </table:table-cell>
        </table:table-row>
        <table:table-row table:style-name="ro1">
          <table:table-cell/>
          <table:table-cell office:value-type="float" office:value="1030523" calcext:value-type="float">
            <text:p>1030523</text:p>
          </table:table-cell>
          <table:table-cell office:value-type="float" office:value="3500322.837" calcext:value-type="float">
            <text:p>3500322.837</text:p>
          </table:table-cell>
          <table:table-cell office:value-type="float" office:value="5406591.021" calcext:value-type="float">
            <text:p>5406591.021</text:p>
          </table:table-cell>
          <table:table-cell office:value-type="float" office:value="382.975" calcext:value-type="float">
            <text:p>382.975</text:p>
          </table:table-cell>
          <table:table-cell/>
          <table:table-cell table:formula="of:=[.C130]-[.$C$1]" office:value-type="float" office:value="-85.9497526064515" calcext:value-type="float">
            <text:p>-85.9497526064515</text:p>
          </table:table-cell>
          <table:table-cell table:formula="of:=[.D130]-[.$D$1]" office:value-type="float" office:value="-6.2826389092952" calcext:value-type="float">
            <text:p>-6.2826389092952</text:p>
          </table:table-cell>
          <table:table-cell table:formula="of:=[.E130]-[.$E$1]" office:value-type="float" office:value="-5.28455391156143" calcext:value-type="float">
            <text:p>-5.28455391156143</text:p>
          </table:table-cell>
        </table:table-row>
        <table:table-row table:style-name="ro1">
          <table:table-cell/>
          <table:table-cell office:value-type="float" office:value="1030524" calcext:value-type="float">
            <text:p>1030524</text:p>
          </table:table-cell>
          <table:table-cell office:value-type="float" office:value="3500333.705" calcext:value-type="float">
            <text:p>3500333.705</text:p>
          </table:table-cell>
          <table:table-cell office:value-type="float" office:value="5406571.897" calcext:value-type="float">
            <text:p>5406571.897</text:p>
          </table:table-cell>
          <table:table-cell office:value-type="float" office:value="397.235" calcext:value-type="float">
            <text:p>397.235</text:p>
          </table:table-cell>
          <table:table-cell/>
          <table:table-cell table:formula="of:=[.C131]-[.$C$1]" office:value-type="float" office:value="-75.0817526062019" calcext:value-type="float">
            <text:p>-75.0817526062019</text:p>
          </table:table-cell>
          <table:table-cell table:formula="of:=[.D131]-[.$D$1]" office:value-type="float" office:value="-25.4066389091313" calcext:value-type="float">
            <text:p>-25.4066389091313</text:p>
          </table:table-cell>
          <table:table-cell table:formula="of:=[.E131]-[.$E$1]" office:value-type="float" office:value="8.97544608843856" calcext:value-type="float">
            <text:p>8.97544608843856</text:p>
          </table:table-cell>
        </table:table-row>
        <table:table-row table:style-name="ro1">
          <table:table-cell/>
          <table:table-cell office:value-type="float" office:value="1030525" calcext:value-type="float">
            <text:p>1030525</text:p>
          </table:table-cell>
          <table:table-cell office:value-type="float" office:value="3500312.939" calcext:value-type="float">
            <text:p>3500312.939</text:p>
          </table:table-cell>
          <table:table-cell office:value-type="float" office:value="5406570.653" calcext:value-type="float">
            <text:p>5406570.653</text:p>
          </table:table-cell>
          <table:table-cell office:value-type="float" office:value="397.53" calcext:value-type="float">
            <text:p>397.53</text:p>
          </table:table-cell>
          <table:table-cell/>
          <table:table-cell table:formula="of:=[.C132]-[.$C$1]" office:value-type="float" office:value="-95.8477526064962" calcext:value-type="float">
            <text:p>-95.8477526064962</text:p>
          </table:table-cell>
          <table:table-cell table:formula="of:=[.D132]-[.$D$1]" office:value-type="float" office:value="-26.6506389090791" calcext:value-type="float">
            <text:p>-26.6506389090791</text:p>
          </table:table-cell>
          <table:table-cell table:formula="of:=[.E132]-[.$E$1]" office:value-type="float" office:value="9.27044608843852" calcext:value-type="float">
            <text:p>9.27044608843852</text:p>
          </table:table-cell>
        </table:table-row>
        <table:table-row table:style-name="ro1">
          <table:table-cell/>
          <table:table-cell office:value-type="float" office:value="1030526" calcext:value-type="float">
            <text:p>1030526</text:p>
          </table:table-cell>
          <table:table-cell office:value-type="float" office:value="3500338.897" calcext:value-type="float">
            <text:p>3500338.897</text:p>
          </table:table-cell>
          <table:table-cell office:value-type="float" office:value="5406572.004" calcext:value-type="float">
            <text:p>5406572.004</text:p>
          </table:table-cell>
          <table:table-cell office:value-type="float" office:value="396.225" calcext:value-type="float">
            <text:p>396.225</text:p>
          </table:table-cell>
          <table:table-cell/>
          <table:table-cell table:formula="of:=[.C133]-[.$C$1]" office:value-type="float" office:value="-69.8897526063956" calcext:value-type="float">
            <text:p>-69.8897526063956</text:p>
          </table:table-cell>
          <table:table-cell table:formula="of:=[.D133]-[.$D$1]" office:value-type="float" office:value="-25.2996389092878" calcext:value-type="float">
            <text:p>-25.2996389092878</text:p>
          </table:table-cell>
          <table:table-cell table:formula="of:=[.E133]-[.$E$1]" office:value-type="float" office:value="7.96544608843857" calcext:value-type="float">
            <text:p>7.96544608843857</text:p>
          </table:table-cell>
        </table:table-row>
        <table:table-row table:style-name="ro1">
          <table:table-cell/>
          <table:table-cell office:value-type="float" office:value="1030527" calcext:value-type="float">
            <text:p>1030527</text:p>
          </table:table-cell>
          <table:table-cell office:value-type="float" office:value="3500302.554" calcext:value-type="float">
            <text:p>3500302.554</text:p>
          </table:table-cell>
          <table:table-cell office:value-type="float" office:value="5406570.04" calcext:value-type="float">
            <text:p>5406570.04</text:p>
          </table:table-cell>
          <table:table-cell office:value-type="float" office:value="397.665" calcext:value-type="float">
            <text:p>397.665</text:p>
          </table:table-cell>
          <table:table-cell/>
          <table:table-cell table:formula="of:=[.C134]-[.$C$1]" office:value-type="float" office:value="-106.232752606273" calcext:value-type="float">
            <text:p>-106.232752606273</text:p>
          </table:table-cell>
          <table:table-cell table:formula="of:=[.D134]-[.$D$1]" office:value-type="float" office:value="-27.2636389089748" calcext:value-type="float">
            <text:p>-27.2636389089748</text:p>
          </table:table-cell>
          <table:table-cell table:formula="of:=[.E134]-[.$E$1]" office:value-type="float" office:value="9.40544608843857" calcext:value-type="float">
            <text:p>9.40544608843857</text:p>
          </table:table-cell>
        </table:table-row>
        <table:table-row table:style-name="ro1">
          <table:table-cell/>
          <table:table-cell office:value-type="float" office:value="1030528" calcext:value-type="float">
            <text:p>1030528</text:p>
          </table:table-cell>
          <table:table-cell office:value-type="float" office:value="3500436.877" calcext:value-type="float">
            <text:p>3500436.877</text:p>
          </table:table-cell>
          <table:table-cell office:value-type="float" office:value="5406622.014" calcext:value-type="float">
            <text:p>5406622.014</text:p>
          </table:table-cell>
          <table:table-cell office:value-type="float" office:value="388.887" calcext:value-type="float">
            <text:p>388.887</text:p>
          </table:table-cell>
          <table:table-cell/>
          <table:table-cell table:formula="of:=[.C135]-[.$C$1]" office:value-type="float" office:value="28.0902473935857" calcext:value-type="float">
            <text:p>28.0902473935857</text:p>
          </table:table-cell>
          <table:table-cell table:formula="of:=[.D135]-[.$D$1]" office:value-type="float" office:value="24.7103610914201" calcext:value-type="float">
            <text:p>24.7103610914201</text:p>
          </table:table-cell>
          <table:table-cell table:formula="of:=[.E135]-[.$E$1]" office:value-type="float" office:value="0.627446088438546" calcext:value-type="float">
            <text:p>0.627446088438546</text:p>
          </table:table-cell>
        </table:table-row>
        <table:table-row table:style-name="ro1">
          <table:table-cell/>
          <table:table-cell office:value-type="float" office:value="1030529" calcext:value-type="float">
            <text:p>1030529</text:p>
          </table:table-cell>
          <table:table-cell office:value-type="float" office:value="3500433.968" calcext:value-type="float">
            <text:p>3500433.968</text:p>
          </table:table-cell>
          <table:table-cell office:value-type="float" office:value="5406623.487" calcext:value-type="float">
            <text:p>5406623.487</text:p>
          </table:table-cell>
          <table:table-cell office:value-type="float" office:value="389.014" calcext:value-type="float">
            <text:p>389.014</text:p>
          </table:table-cell>
          <table:table-cell/>
          <table:table-cell table:formula="of:=[.C136]-[.$C$1]" office:value-type="float" office:value="25.1812473936006" calcext:value-type="float">
            <text:p>25.1812473936006</text:p>
          </table:table-cell>
          <table:table-cell table:formula="of:=[.D136]-[.$D$1]" office:value-type="float" office:value="26.1833610907197" calcext:value-type="float">
            <text:p>26.1833610907197</text:p>
          </table:table-cell>
          <table:table-cell table:formula="of:=[.E136]-[.$E$1]" office:value-type="float" office:value="0.754446088438556" calcext:value-type="float">
            <text:p>0.754446088438556</text:p>
          </table:table-cell>
        </table:table-row>
        <table:table-row table:style-name="ro1">
          <table:table-cell/>
          <table:table-cell office:value-type="float" office:value="1030530" calcext:value-type="float">
            <text:p>1030530</text:p>
          </table:table-cell>
          <table:table-cell office:value-type="float" office:value="3500426.264" calcext:value-type="float">
            <text:p>3500426.264</text:p>
          </table:table-cell>
          <table:table-cell office:value-type="float" office:value="5406602.346" calcext:value-type="float">
            <text:p>5406602.346</text:p>
          </table:table-cell>
          <table:table-cell office:value-type="float" office:value="389.025" calcext:value-type="float">
            <text:p>389.025</text:p>
          </table:table-cell>
          <table:table-cell/>
          <table:table-cell table:formula="of:=[.C137]-[.$C$1]" office:value-type="float" office:value="17.4772473936901" calcext:value-type="float">
            <text:p>17.4772473936901</text:p>
          </table:table-cell>
          <table:table-cell table:formula="of:=[.D137]-[.$D$1]" office:value-type="float" office:value="5.04236109089106" calcext:value-type="float">
            <text:p>5.04236109089106</text:p>
          </table:table-cell>
          <table:table-cell table:formula="of:=[.E137]-[.$E$1]" office:value-type="float" office:value="0.765446088438523" calcext:value-type="float">
            <text:p>0.765446088438523</text:p>
          </table:table-cell>
        </table:table-row>
        <table:table-row table:style-name="ro1">
          <table:table-cell/>
          <table:table-cell office:value-type="float" office:value="1030531" calcext:value-type="float">
            <text:p>1030531</text:p>
          </table:table-cell>
          <table:table-cell office:value-type="float" office:value="3500420.593" calcext:value-type="float">
            <text:p>3500420.593</text:p>
          </table:table-cell>
          <table:table-cell office:value-type="float" office:value="5406640.101" calcext:value-type="float">
            <text:p>5406640.101</text:p>
          </table:table-cell>
          <table:table-cell office:value-type="float" office:value="388.912" calcext:value-type="float">
            <text:p>388.912</text:p>
          </table:table-cell>
          <table:table-cell/>
          <table:table-cell table:formula="of:=[.C138]-[.$C$1]" office:value-type="float" office:value="11.8062473936006" calcext:value-type="float">
            <text:p>11.8062473936006</text:p>
          </table:table-cell>
          <table:table-cell table:formula="of:=[.D138]-[.$D$1]" office:value-type="float" office:value="42.7973610907793" calcext:value-type="float">
            <text:p>42.7973610907793</text:p>
          </table:table-cell>
          <table:table-cell table:formula="of:=[.E138]-[.$E$1]" office:value-type="float" office:value="0.652446088438524" calcext:value-type="float">
            <text:p>0.652446088438524</text:p>
          </table:table-cell>
        </table:table-row>
        <table:table-row table:style-name="ro1">
          <table:table-cell/>
          <table:table-cell office:value-type="float" office:value="1030532" calcext:value-type="float">
            <text:p>1030532</text:p>
          </table:table-cell>
          <table:table-cell office:value-type="float" office:value="3500404.52" calcext:value-type="float">
            <text:p>3500404.52</text:p>
          </table:table-cell>
          <table:table-cell office:value-type="float" office:value="5406642.293" calcext:value-type="float">
            <text:p>5406642.293</text:p>
          </table:table-cell>
          <table:table-cell office:value-type="float" office:value="388.968" calcext:value-type="float">
            <text:p>388.968</text:p>
          </table:table-cell>
          <table:table-cell/>
          <table:table-cell table:formula="of:=[.C139]-[.$C$1]" office:value-type="float" office:value="-4.2667526062578" calcext:value-type="float">
            <text:p>-4.2667526062578</text:p>
          </table:table-cell>
          <table:table-cell table:formula="of:=[.D139]-[.$D$1]" office:value-type="float" office:value="44.9893610905856" calcext:value-type="float">
            <text:p>44.9893610905856</text:p>
          </table:table-cell>
          <table:table-cell table:formula="of:=[.E139]-[.$E$1]" office:value-type="float" office:value="0.708446088438564" calcext:value-type="float">
            <text:p>0.708446088438564</text:p>
          </table:table-cell>
        </table:table-row>
        <table:table-row table:style-name="ro1">
          <table:table-cell/>
          <table:table-cell office:value-type="float" office:value="1030533" calcext:value-type="float">
            <text:p>1030533</text:p>
          </table:table-cell>
          <table:table-cell office:value-type="float" office:value="3500396.524" calcext:value-type="float">
            <text:p>3500396.524</text:p>
          </table:table-cell>
          <table:table-cell office:value-type="float" office:value="5406643.489" calcext:value-type="float">
            <text:p>5406643.489</text:p>
          </table:table-cell>
          <table:table-cell office:value-type="float" office:value="388.953" calcext:value-type="float">
            <text:p>388.953</text:p>
          </table:table-cell>
          <table:table-cell/>
          <table:table-cell table:formula="of:=[.C140]-[.$C$1]" office:value-type="float" office:value="-12.2627526060678" calcext:value-type="float">
            <text:p>-12.2627526060678</text:p>
          </table:table-cell>
          <table:table-cell table:formula="of:=[.D140]-[.$D$1]" office:value-type="float" office:value="46.1853610910475" calcext:value-type="float">
            <text:p>46.1853610910475</text:p>
          </table:table-cell>
          <table:table-cell table:formula="of:=[.E140]-[.$E$1]" office:value-type="float" office:value="0.69344608843852" calcext:value-type="float">
            <text:p>0.69344608843852</text:p>
          </table:table-cell>
        </table:table-row>
        <table:table-row table:style-name="ro1">
          <table:table-cell/>
          <table:table-cell office:value-type="float" office:value="1030534" calcext:value-type="float">
            <text:p>1030534</text:p>
          </table:table-cell>
          <table:table-cell office:value-type="float" office:value="3500384.167" calcext:value-type="float">
            <text:p>3500384.167</text:p>
          </table:table-cell>
          <table:table-cell office:value-type="float" office:value="5406646.045" calcext:value-type="float">
            <text:p>5406646.045</text:p>
          </table:table-cell>
          <table:table-cell office:value-type="float" office:value="389.009" calcext:value-type="float">
            <text:p>389.009</text:p>
          </table:table-cell>
          <table:table-cell/>
          <table:table-cell table:formula="of:=[.C141]-[.$C$1]" office:value-type="float" office:value="-24.619752606377" calcext:value-type="float">
            <text:p>-24.619752606377</text:p>
          </table:table-cell>
          <table:table-cell table:formula="of:=[.D141]-[.$D$1]" office:value-type="float" office:value="48.7413610909134" calcext:value-type="float">
            <text:p>48.7413610909134</text:p>
          </table:table-cell>
          <table:table-cell table:formula="of:=[.E141]-[.$E$1]" office:value-type="float" office:value="0.74944608843856" calcext:value-type="float">
            <text:p>0.74944608843856</text:p>
          </table:table-cell>
        </table:table-row>
        <table:table-row table:style-name="ro1">
          <table:table-cell/>
          <table:table-cell office:value-type="float" office:value="1030535" calcext:value-type="float">
            <text:p>1030535</text:p>
          </table:table-cell>
          <table:table-cell office:value-type="float" office:value="3500366.112" calcext:value-type="float">
            <text:p>3500366.112</text:p>
          </table:table-cell>
          <table:table-cell office:value-type="float" office:value="5406688.181" calcext:value-type="float">
            <text:p>5406688.181</text:p>
          </table:table-cell>
          <table:table-cell office:value-type="float" office:value="384.187" calcext:value-type="float">
            <text:p>384.187</text:p>
          </table:table-cell>
          <table:table-cell/>
          <table:table-cell table:formula="of:=[.C142]-[.$C$1]" office:value-type="float" office:value="-42.674752606079" calcext:value-type="float">
            <text:p>-42.674752606079</text:p>
          </table:table-cell>
          <table:table-cell table:formula="of:=[.D142]-[.$D$1]" office:value-type="float" office:value="90.8773610908538" calcext:value-type="float">
            <text:p>90.8773610908538</text:p>
          </table:table-cell>
          <table:table-cell table:formula="of:=[.E142]-[.$E$1]" office:value-type="float" office:value="-4.07255391156144" calcext:value-type="float">
            <text:p>-4.07255391156144</text:p>
          </table:table-cell>
        </table:table-row>
        <table:table-row table:style-name="ro1">
          <table:table-cell/>
          <table:table-cell office:value-type="float" office:value="1030536" calcext:value-type="float">
            <text:p>1030536</text:p>
          </table:table-cell>
          <table:table-cell office:value-type="float" office:value="3500386.916" calcext:value-type="float">
            <text:p>3500386.916</text:p>
          </table:table-cell>
          <table:table-cell office:value-type="float" office:value="5406684.332" calcext:value-type="float">
            <text:p>5406684.332</text:p>
          </table:table-cell>
          <table:table-cell office:value-type="float" office:value="383.701" calcext:value-type="float">
            <text:p>383.701</text:p>
          </table:table-cell>
          <table:table-cell/>
          <table:table-cell table:formula="of:=[.C143]-[.$C$1]" office:value-type="float" office:value="-21.8707526060753" calcext:value-type="float">
            <text:p>-21.8707526060753</text:p>
          </table:table-cell>
          <table:table-cell table:formula="of:=[.D143]-[.$D$1]" office:value-type="float" office:value="87.0283610913902" calcext:value-type="float">
            <text:p>87.0283610913902</text:p>
          </table:table-cell>
          <table:table-cell table:formula="of:=[.E143]-[.$E$1]" office:value-type="float" office:value="-4.55855391156143" calcext:value-type="float">
            <text:p>-4.55855391156143</text:p>
          </table:table-cell>
        </table:table-row>
        <table:table-row table:style-name="ro1">
          <table:table-cell/>
          <table:table-cell office:value-type="float" office:value="1030537" calcext:value-type="float">
            <text:p>1030537</text:p>
          </table:table-cell>
          <table:table-cell office:value-type="float" office:value="3500398.093" calcext:value-type="float">
            <text:p>3500398.093</text:p>
          </table:table-cell>
          <table:table-cell office:value-type="float" office:value="5406683.128" calcext:value-type="float">
            <text:p>5406683.128</text:p>
          </table:table-cell>
          <table:table-cell office:value-type="float" office:value="384.292" calcext:value-type="float">
            <text:p>384.292</text:p>
          </table:table-cell>
          <table:table-cell/>
          <table:table-cell table:formula="of:=[.C144]-[.$C$1]" office:value-type="float" office:value="-10.6937526063994" calcext:value-type="float">
            <text:p>-10.6937526063994</text:p>
          </table:table-cell>
          <table:table-cell table:formula="of:=[.D144]-[.$D$1]" office:value-type="float" office:value="85.8243610905483" calcext:value-type="float">
            <text:p>85.8243610905483</text:p>
          </table:table-cell>
          <table:table-cell table:formula="of:=[.E144]-[.$E$1]" office:value-type="float" office:value="-3.96755391156148" calcext:value-type="float">
            <text:p>-3.96755391156148</text:p>
          </table:table-cell>
        </table:table-row>
        <table:table-row table:style-name="ro1">
          <table:table-cell/>
          <table:table-cell office:value-type="float" office:value="1030538" calcext:value-type="float">
            <text:p>1030538</text:p>
          </table:table-cell>
          <table:table-cell office:value-type="float" office:value="3500397.579" calcext:value-type="float">
            <text:p>3500397.579</text:p>
          </table:table-cell>
          <table:table-cell office:value-type="float" office:value="5406682.734" calcext:value-type="float">
            <text:p>5406682.734</text:p>
          </table:table-cell>
          <table:table-cell office:value-type="float" office:value="384.014" calcext:value-type="float">
            <text:p>384.014</text:p>
          </table:table-cell>
          <table:table-cell/>
          <table:table-cell table:formula="of:=[.C145]-[.$C$1]" office:value-type="float" office:value="-11.2077526063658" calcext:value-type="float">
            <text:p>-11.2077526063658</text:p>
          </table:table-cell>
          <table:table-cell table:formula="of:=[.D145]-[.$D$1]" office:value-type="float" office:value="85.4303610911593" calcext:value-type="float">
            <text:p>85.4303610911593</text:p>
          </table:table-cell>
          <table:table-cell table:formula="of:=[.E145]-[.$E$1]" office:value-type="float" office:value="-4.24555391156144" calcext:value-type="float">
            <text:p>-4.24555391156144</text:p>
          </table:table-cell>
        </table:table-row>
        <table:table-row table:style-name="ro1">
          <table:table-cell/>
          <table:table-cell office:value-type="float" office:value="1030539" calcext:value-type="float">
            <text:p>1030539</text:p>
          </table:table-cell>
          <table:table-cell office:value-type="float" office:value="3500429.358" calcext:value-type="float">
            <text:p>3500429.358</text:p>
          </table:table-cell>
          <table:table-cell office:value-type="float" office:value="5406676.498" calcext:value-type="float">
            <text:p>5406676.498</text:p>
          </table:table-cell>
          <table:table-cell office:value-type="float" office:value="383.532" calcext:value-type="float">
            <text:p>383.532</text:p>
          </table:table-cell>
          <table:table-cell/>
          <table:table-cell table:formula="of:=[.C146]-[.$C$1]" office:value-type="float" office:value="20.571247393731" calcext:value-type="float">
            <text:p>20.571247393731</text:p>
          </table:table-cell>
          <table:table-cell table:formula="of:=[.D146]-[.$D$1]" office:value-type="float" office:value="79.1943610906601" calcext:value-type="float">
            <text:p>79.1943610906601</text:p>
          </table:table-cell>
          <table:table-cell table:formula="of:=[.E146]-[.$E$1]" office:value-type="float" office:value="-4.72755391156147" calcext:value-type="float">
            <text:p>-4.72755391156147</text:p>
          </table:table-cell>
        </table:table-row>
        <table:table-row table:style-name="ro1">
          <table:table-cell/>
          <table:table-cell office:value-type="float" office:value="1030540" calcext:value-type="float">
            <text:p>1030540</text:p>
          </table:table-cell>
          <table:table-cell office:value-type="float" office:value="3500441.4" calcext:value-type="float">
            <text:p>3500441.4</text:p>
          </table:table-cell>
          <table:table-cell office:value-type="float" office:value="5406693.403" calcext:value-type="float">
            <text:p>5406693.403</text:p>
          </table:table-cell>
          <table:table-cell office:value-type="float" office:value="385.226" calcext:value-type="float">
            <text:p>385.226</text:p>
          </table:table-cell>
          <table:table-cell/>
          <table:table-cell table:formula="of:=[.C147]-[.$C$1]" office:value-type="float" office:value="32.6132473936304" calcext:value-type="float">
            <text:p>32.6132473936304</text:p>
          </table:table-cell>
          <table:table-cell table:formula="of:=[.D147]-[.$D$1]" office:value-type="float" office:value="96.0993610909209" calcext:value-type="float">
            <text:p>96.0993610909209</text:p>
          </table:table-cell>
          <table:table-cell table:formula="of:=[.E147]-[.$E$1]" office:value-type="float" office:value="-3.03355391156146" calcext:value-type="float">
            <text:p>-3.03355391156146</text:p>
          </table:table-cell>
        </table:table-row>
        <table:table-row table:style-name="ro1">
          <table:table-cell/>
          <table:table-cell office:value-type="float" office:value="1030541" calcext:value-type="float">
            <text:p>1030541</text:p>
          </table:table-cell>
          <table:table-cell office:value-type="float" office:value="3500463.193" calcext:value-type="float">
            <text:p>3500463.193</text:p>
          </table:table-cell>
          <table:table-cell office:value-type="float" office:value="5406690.195" calcext:value-type="float">
            <text:p>5406690.195</text:p>
          </table:table-cell>
          <table:table-cell office:value-type="float" office:value="385.309" calcext:value-type="float">
            <text:p>385.309</text:p>
          </table:table-cell>
          <table:table-cell/>
          <table:table-cell table:formula="of:=[.C148]-[.$C$1]" office:value-type="float" office:value="54.4062473936938" calcext:value-type="float">
            <text:p>54.4062473936938</text:p>
          </table:table-cell>
          <table:table-cell table:formula="of:=[.D148]-[.$D$1]" office:value-type="float" office:value="92.891361091286" calcext:value-type="float">
            <text:p>92.891361091286</text:p>
          </table:table-cell>
          <table:table-cell table:formula="of:=[.E148]-[.$E$1]" office:value-type="float" office:value="-2.95055391156143" calcext:value-type="float">
            <text:p>-2.95055391156143</text:p>
          </table:table-cell>
        </table:table-row>
        <table:table-row table:style-name="ro1">
          <table:table-cell/>
          <table:table-cell office:value-type="float" office:value="1030542" calcext:value-type="float">
            <text:p>1030542</text:p>
          </table:table-cell>
          <table:table-cell office:value-type="float" office:value="3500452.954" calcext:value-type="float">
            <text:p>3500452.954</text:p>
          </table:table-cell>
          <table:table-cell office:value-type="float" office:value="5406672.975" calcext:value-type="float">
            <text:p>5406672.975</text:p>
          </table:table-cell>
          <table:table-cell office:value-type="float" office:value="385.129" calcext:value-type="float">
            <text:p>385.129</text:p>
          </table:table-cell>
          <table:table-cell/>
          <table:table-cell table:formula="of:=[.C149]-[.$C$1]" office:value-type="float" office:value="44.1672473936342" calcext:value-type="float">
            <text:p>44.1672473936342</text:p>
          </table:table-cell>
          <table:table-cell table:formula="of:=[.D149]-[.$D$1]" office:value-type="float" office:value="75.6713610906154" calcext:value-type="float">
            <text:p>75.6713610906154</text:p>
          </table:table-cell>
          <table:table-cell table:formula="of:=[.E149]-[.$E$1]" office:value-type="float" office:value="-3.13055391156144" calcext:value-type="float">
            <text:p>-3.13055391156144</text:p>
          </table:table-cell>
        </table:table-row>
        <table:table-row table:style-name="ro1">
          <table:table-cell/>
          <table:table-cell office:value-type="float" office:value="1030543" calcext:value-type="float">
            <text:p>1030543</text:p>
          </table:table-cell>
          <table:table-cell office:value-type="float" office:value="3500473.73" calcext:value-type="float">
            <text:p>3500473.73</text:p>
          </table:table-cell>
          <table:table-cell office:value-type="float" office:value="5406668.05" calcext:value-type="float">
            <text:p>5406668.05</text:p>
          </table:table-cell>
          <table:table-cell office:value-type="float" office:value="385.429" calcext:value-type="float">
            <text:p>385.429</text:p>
          </table:table-cell>
          <table:table-cell/>
          <table:table-cell table:formula="of:=[.C150]-[.$C$1]" office:value-type="float" office:value="64.943247393705" calcext:value-type="float">
            <text:p>64.943247393705</text:p>
          </table:table-cell>
          <table:table-cell table:formula="of:=[.D150]-[.$D$1]" office:value-type="float" office:value="70.7463610908017" calcext:value-type="float">
            <text:p>70.7463610908017</text:p>
          </table:table-cell>
          <table:table-cell table:formula="of:=[.E150]-[.$E$1]" office:value-type="float" office:value="-2.83055391156148" calcext:value-type="float">
            <text:p>-2.83055391156148</text:p>
          </table:table-cell>
        </table:table-row>
        <table:table-row table:style-name="ro1">
          <table:table-cell/>
          <table:table-cell office:value-type="float" office:value="1030544" calcext:value-type="float">
            <text:p>1030544</text:p>
          </table:table-cell>
          <table:table-cell office:value-type="float" office:value="3500464.529" calcext:value-type="float">
            <text:p>3500464.529</text:p>
          </table:table-cell>
          <table:table-cell office:value-type="float" office:value="5406634.615" calcext:value-type="float">
            <text:p>5406634.615</text:p>
          </table:table-cell>
          <table:table-cell office:value-type="float" office:value="386.108" calcext:value-type="float">
            <text:p>386.108</text:p>
          </table:table-cell>
          <table:table-cell/>
          <table:table-cell table:formula="of:=[.C151]-[.$C$1]" office:value-type="float" office:value="55.7422473938204" calcext:value-type="float">
            <text:p>55.7422473938204</text:p>
          </table:table-cell>
          <table:table-cell table:formula="of:=[.D151]-[.$D$1]" office:value-type="float" office:value="37.3113610912114" calcext:value-type="float">
            <text:p>37.3113610912114</text:p>
          </table:table-cell>
          <table:table-cell table:formula="of:=[.E151]-[.$E$1]" office:value-type="float" office:value="-2.15155391156145" calcext:value-type="float">
            <text:p>-2.15155391156145</text:p>
          </table:table-cell>
        </table:table-row>
        <table:table-row table:style-name="ro1">
          <table:table-cell/>
          <table:table-cell office:value-type="float" office:value="1030545" calcext:value-type="float">
            <text:p>1030545</text:p>
          </table:table-cell>
          <table:table-cell office:value-type="float" office:value="3500464.023" calcext:value-type="float">
            <text:p>3500464.023</text:p>
          </table:table-cell>
          <table:table-cell office:value-type="float" office:value="5406631.335" calcext:value-type="float">
            <text:p>5406631.335</text:p>
          </table:table-cell>
          <table:table-cell office:value-type="float" office:value="386.194" calcext:value-type="float">
            <text:p>386.194</text:p>
          </table:table-cell>
          <table:table-cell/>
          <table:table-cell table:formula="of:=[.C152]-[.$C$1]" office:value-type="float" office:value="55.2362473937683" calcext:value-type="float">
            <text:p>55.2362473937683</text:p>
          </table:table-cell>
          <table:table-cell table:formula="of:=[.D152]-[.$D$1]" office:value-type="float" office:value="34.0313610909507" calcext:value-type="float">
            <text:p>34.0313610909507</text:p>
          </table:table-cell>
          <table:table-cell table:formula="of:=[.E152]-[.$E$1]" office:value-type="float" office:value="-2.06555391156144" calcext:value-type="float">
            <text:p>-2.06555391156144</text:p>
          </table:table-cell>
        </table:table-row>
        <table:table-row table:style-name="ro1">
          <table:table-cell/>
          <table:table-cell office:value-type="float" office:value="1030546" calcext:value-type="float">
            <text:p>1030546</text:p>
          </table:table-cell>
          <table:table-cell office:value-type="float" office:value="3500463.52" calcext:value-type="float">
            <text:p>3500463.52</text:p>
          </table:table-cell>
          <table:table-cell office:value-type="float" office:value="5406628.107" calcext:value-type="float">
            <text:p>5406628.107</text:p>
          </table:table-cell>
          <table:table-cell office:value-type="float" office:value="386.272" calcext:value-type="float">
            <text:p>386.272</text:p>
          </table:table-cell>
          <table:table-cell/>
          <table:table-cell table:formula="of:=[.C153]-[.$C$1]" office:value-type="float" office:value="54.7332473937422" calcext:value-type="float">
            <text:p>54.7332473937422</text:p>
          </table:table-cell>
          <table:table-cell table:formula="of:=[.D153]-[.$D$1]" office:value-type="float" office:value="30.8033610908315" calcext:value-type="float">
            <text:p>30.8033610908315</text:p>
          </table:table-cell>
          <table:table-cell table:formula="of:=[.E153]-[.$E$1]" office:value-type="float" office:value="-1.98755391156146" calcext:value-type="float">
            <text:p>-1.98755391156146</text:p>
          </table:table-cell>
        </table:table-row>
        <table:table-row table:style-name="ro1">
          <table:table-cell/>
          <table:table-cell office:value-type="float" office:value="1030547" calcext:value-type="float">
            <text:p>1030547</text:p>
          </table:table-cell>
          <table:table-cell office:value-type="float" office:value="3500459.591" calcext:value-type="float">
            <text:p>3500459.591</text:p>
          </table:table-cell>
          <table:table-cell office:value-type="float" office:value="5406602.783" calcext:value-type="float">
            <text:p>5406602.783</text:p>
          </table:table-cell>
          <table:table-cell office:value-type="float" office:value="386.706" calcext:value-type="float">
            <text:p>386.706</text:p>
          </table:table-cell>
          <table:table-cell/>
          <table:table-cell table:formula="of:=[.C154]-[.$C$1]" office:value-type="float" office:value="50.8042473937385" calcext:value-type="float">
            <text:p>50.8042473937385</text:p>
          </table:table-cell>
          <table:table-cell table:formula="of:=[.D154]-[.$D$1]" office:value-type="float" office:value="5.47936109080911" calcext:value-type="float">
            <text:p>5.47936109080911</text:p>
          </table:table-cell>
          <table:table-cell table:formula="of:=[.E154]-[.$E$1]" office:value-type="float" office:value="-1.55355391156144" calcext:value-type="float">
            <text:p>-1.55355391156144</text:p>
          </table:table-cell>
        </table:table-row>
        <table:table-row table:style-name="ro1">
          <table:table-cell/>
          <table:table-cell office:value-type="float" office:value="1030548" calcext:value-type="float">
            <text:p>1030548</text:p>
          </table:table-cell>
          <table:table-cell office:value-type="float" office:value="3500446.286" calcext:value-type="float">
            <text:p>3500446.286</text:p>
          </table:table-cell>
          <table:table-cell office:value-type="float" office:value="5406604.639" calcext:value-type="float">
            <text:p>5406604.639</text:p>
          </table:table-cell>
          <table:table-cell office:value-type="float" office:value="387.745" calcext:value-type="float">
            <text:p>387.745</text:p>
          </table:table-cell>
          <table:table-cell/>
          <table:table-cell table:formula="of:=[.C155]-[.$C$1]" office:value-type="float" office:value="37.4992473935708" calcext:value-type="float">
            <text:p>37.4992473935708</text:p>
          </table:table-cell>
          <table:table-cell table:formula="of:=[.D155]-[.$D$1]" office:value-type="float" office:value="7.33536109142005" calcext:value-type="float">
            <text:p>7.33536109142005</text:p>
          </table:table-cell>
          <table:table-cell table:formula="of:=[.E155]-[.$E$1]" office:value-type="float" office:value="-0.51455391156145" calcext:value-type="float">
            <text:p>-0.51455391156145</text:p>
          </table:table-cell>
        </table:table-row>
        <table:table-row table:style-name="ro1">
          <table:table-cell/>
          <table:table-cell office:value-type="float" office:value="1030549" calcext:value-type="float">
            <text:p>1030549</text:p>
          </table:table-cell>
          <table:table-cell office:value-type="float" office:value="3500349.572" calcext:value-type="float">
            <text:p>3500349.572</text:p>
          </table:table-cell>
          <table:table-cell office:value-type="float" office:value="5406679.987" calcext:value-type="float">
            <text:p>5406679.987</text:p>
          </table:table-cell>
          <table:table-cell office:value-type="float" office:value="383.332" calcext:value-type="float">
            <text:p>383.332</text:p>
          </table:table-cell>
          <table:table-cell/>
          <table:table-cell table:formula="of:=[.C156]-[.$C$1]" office:value-type="float" office:value="-59.2147526061162" calcext:value-type="float">
            <text:p>-59.2147526061162</text:p>
          </table:table-cell>
          <table:table-cell table:formula="of:=[.D156]-[.$D$1]" office:value-type="float" office:value="82.6833610907197" calcext:value-type="float">
            <text:p>82.6833610907197</text:p>
          </table:table-cell>
          <table:table-cell table:formula="of:=[.E156]-[.$E$1]" office:value-type="float" office:value="-4.92755391156146" calcext:value-type="float">
            <text:p>-4.92755391156146</text:p>
          </table:table-cell>
        </table:table-row>
        <table:table-row table:style-name="ro1">
          <table:table-cell/>
          <table:table-cell office:value-type="float" office:value="1030550" calcext:value-type="float">
            <text:p>1030550</text:p>
          </table:table-cell>
          <table:table-cell office:value-type="float" office:value="3500443.646" calcext:value-type="float">
            <text:p>3500443.646</text:p>
          </table:table-cell>
          <table:table-cell office:value-type="float" office:value="5406559.363" calcext:value-type="float">
            <text:p>5406559.363</text:p>
          </table:table-cell>
          <table:table-cell office:value-type="float" office:value="383.949" calcext:value-type="float">
            <text:p>383.949</text:p>
          </table:table-cell>
          <table:table-cell/>
          <table:table-cell table:formula="of:=[.C157]-[.$C$1]" office:value-type="float" office:value="34.8592473939061" calcext:value-type="float">
            <text:p>34.8592473939061</text:p>
          </table:table-cell>
          <table:table-cell table:formula="of:=[.D157]-[.$D$1]" office:value-type="float" office:value="-37.9406389091164" calcext:value-type="float">
            <text:p>-37.9406389091164</text:p>
          </table:table-cell>
          <table:table-cell table:formula="of:=[.E157]-[.$E$1]" office:value-type="float" office:value="-4.31055391156144" calcext:value-type="float">
            <text:p>-4.31055391156144</text:p>
          </table:table-cell>
        </table:table-row>
        <table:table-row table:style-name="ro1">
          <table:table-cell/>
          <table:table-cell office:value-type="float" office:value="1030551" calcext:value-type="float">
            <text:p>1030551</text:p>
          </table:table-cell>
          <table:table-cell office:value-type="float" office:value="3500404.681" calcext:value-type="float">
            <text:p>3500404.681</text:p>
          </table:table-cell>
          <table:table-cell office:value-type="float" office:value="5406558.179" calcext:value-type="float">
            <text:p>5406558.179</text:p>
          </table:table-cell>
          <table:table-cell office:value-type="float" office:value="383.969" calcext:value-type="float">
            <text:p>383.969</text:p>
          </table:table-cell>
          <table:table-cell/>
          <table:table-cell table:formula="of:=[.C158]-[.$C$1]" office:value-type="float" office:value="-4.10575260641053" calcext:value-type="float">
            <text:p>-4.10575260641053</text:p>
          </table:table-cell>
          <table:table-cell table:formula="of:=[.D158]-[.$D$1]" office:value-type="float" office:value="-39.124638909474" calcext:value-type="float">
            <text:p>-39.124638909474</text:p>
          </table:table-cell>
          <table:table-cell table:formula="of:=[.E158]-[.$E$1]" office:value-type="float" office:value="-4.29055391156146" calcext:value-type="float">
            <text:p>-4.29055391156146</text:p>
          </table:table-cell>
        </table:table-row>
        <table:table-row table:style-name="ro1">
          <table:table-cell/>
          <table:table-cell office:value-type="float" office:value="1030552" calcext:value-type="float">
            <text:p>1030552</text:p>
          </table:table-cell>
          <table:table-cell office:value-type="float" office:value="3500443.791" calcext:value-type="float">
            <text:p>3500443.791</text:p>
          </table:table-cell>
          <table:table-cell office:value-type="float" office:value="5406542.003" calcext:value-type="float">
            <text:p>5406542.003</text:p>
          </table:table-cell>
          <table:table-cell office:value-type="float" office:value="383.697" calcext:value-type="float">
            <text:p>383.697</text:p>
          </table:table-cell>
          <table:table-cell/>
          <table:table-cell table:formula="of:=[.C159]-[.$C$1]" office:value-type="float" office:value="35.0042473939247" calcext:value-type="float">
            <text:p>35.0042473939247</text:p>
          </table:table-cell>
          <table:table-cell table:formula="of:=[.D159]-[.$D$1]" office:value-type="float" office:value="-55.3006389094517" calcext:value-type="float">
            <text:p>-55.3006389094517</text:p>
          </table:table-cell>
          <table:table-cell table:formula="of:=[.E159]-[.$E$1]" office:value-type="float" office:value="-4.56255391156145" calcext:value-type="float">
            <text:p>-4.56255391156145</text:p>
          </table:table-cell>
        </table:table-row>
        <table:table-row table:style-name="ro1">
          <table:table-cell/>
          <table:table-cell office:value-type="float" office:value="1030553" calcext:value-type="float">
            <text:p>1030553</text:p>
          </table:table-cell>
          <table:table-cell office:value-type="float" office:value="3500454.186" calcext:value-type="float">
            <text:p>3500454.186</text:p>
          </table:table-cell>
          <table:table-cell office:value-type="float" office:value="5406547.184" calcext:value-type="float">
            <text:p>5406547.184</text:p>
          </table:table-cell>
          <table:table-cell office:value-type="float" office:value="383.848" calcext:value-type="float">
            <text:p>383.848</text:p>
          </table:table-cell>
          <table:table-cell/>
          <table:table-cell table:formula="of:=[.C160]-[.$C$1]" office:value-type="float" office:value="45.3992473939434" calcext:value-type="float">
            <text:p>45.3992473939434</text:p>
          </table:table-cell>
          <table:table-cell table:formula="of:=[.D160]-[.$D$1]" office:value-type="float" office:value="-50.1196389086545" calcext:value-type="float">
            <text:p>-50.1196389086545</text:p>
          </table:table-cell>
          <table:table-cell table:formula="of:=[.E160]-[.$E$1]" office:value-type="float" office:value="-4.41155391156144" calcext:value-type="float">
            <text:p>-4.41155391156144</text:p>
          </table:table-cell>
        </table:table-row>
        <table:table-row table:style-name="ro1">
          <table:table-cell/>
          <table:table-cell office:value-type="float" office:value="1030554" calcext:value-type="float">
            <text:p>1030554</text:p>
          </table:table-cell>
          <table:table-cell office:value-type="float" office:value="3500406.038" calcext:value-type="float">
            <text:p>3500406.038</text:p>
          </table:table-cell>
          <table:table-cell office:value-type="float" office:value="5406550.636" calcext:value-type="float">
            <text:p>5406550.636</text:p>
          </table:table-cell>
          <table:table-cell office:value-type="float" office:value="383.91" calcext:value-type="float">
            <text:p>383.91</text:p>
          </table:table-cell>
          <table:table-cell/>
          <table:table-cell table:formula="of:=[.C161]-[.$C$1]" office:value-type="float" office:value="-2.74875260610133" calcext:value-type="float">
            <text:p>-2.74875260610133</text:p>
          </table:table-cell>
          <table:table-cell table:formula="of:=[.D161]-[.$D$1]" office:value-type="float" office:value="-46.6676389090717" calcext:value-type="float">
            <text:p>-46.6676389090717</text:p>
          </table:table-cell>
          <table:table-cell table:formula="of:=[.E161]-[.$E$1]" office:value-type="float" office:value="-4.34955391156143" calcext:value-type="float">
            <text:p>-4.34955391156143</text:p>
          </table:table-cell>
        </table:table-row>
        <table:table-row table:style-name="ro1">
          <table:table-cell/>
          <table:table-cell office:value-type="float" office:value="1030555" calcext:value-type="float">
            <text:p>1030555</text:p>
          </table:table-cell>
          <table:table-cell office:value-type="float" office:value="3500402.833" calcext:value-type="float">
            <text:p>3500402.833</text:p>
          </table:table-cell>
          <table:table-cell office:value-type="float" office:value="5406539.69" calcext:value-type="float">
            <text:p>5406539.69</text:p>
          </table:table-cell>
          <table:table-cell office:value-type="float" office:value="383.811" calcext:value-type="float">
            <text:p>383.811</text:p>
          </table:table-cell>
          <table:table-cell/>
          <table:table-cell table:formula="of:=[.C162]-[.$C$1]" office:value-type="float" office:value="-5.95375260617584" calcext:value-type="float">
            <text:p>-5.95375260617584</text:p>
          </table:table-cell>
          <table:table-cell table:formula="of:=[.D162]-[.$D$1]" office:value-type="float" office:value="-57.6136389086023" calcext:value-type="float">
            <text:p>-57.6136389086023</text:p>
          </table:table-cell>
          <table:table-cell table:formula="of:=[.E162]-[.$E$1]" office:value-type="float" office:value="-4.44855391156148" calcext:value-type="float">
            <text:p>-4.44855391156148</text:p>
          </table:table-cell>
        </table:table-row>
        <table:table-row table:style-name="ro1">
          <table:table-cell/>
          <table:table-cell office:value-type="float" office:value="1030556" calcext:value-type="float">
            <text:p>1030556</text:p>
          </table:table-cell>
          <table:table-cell office:value-type="float" office:value="3500418.9" calcext:value-type="float">
            <text:p>3500418.9</text:p>
          </table:table-cell>
          <table:table-cell office:value-type="float" office:value="5406542.495" calcext:value-type="float">
            <text:p>5406542.495</text:p>
          </table:table-cell>
          <table:table-cell office:value-type="float" office:value="384.037" calcext:value-type="float">
            <text:p>384.037</text:p>
          </table:table-cell>
          <table:table-cell/>
          <table:table-cell table:formula="of:=[.C163]-[.$C$1]" office:value-type="float" office:value="10.1132473936304" calcext:value-type="float">
            <text:p>10.1132473936304</text:p>
          </table:table-cell>
          <table:table-cell table:formula="of:=[.D163]-[.$D$1]" office:value-type="float" office:value="-54.8086389089003" calcext:value-type="float">
            <text:p>-54.8086389089003</text:p>
          </table:table-cell>
          <table:table-cell table:formula="of:=[.E163]-[.$E$1]" office:value-type="float" office:value="-4.22255391156148" calcext:value-type="float">
            <text:p>-4.22255391156148</text:p>
          </table:table-cell>
        </table:table-row>
        <table:table-row table:style-name="ro1">
          <table:table-cell/>
          <table:table-cell office:value-type="float" office:value="1030557" calcext:value-type="float">
            <text:p>1030557</text:p>
          </table:table-cell>
          <table:table-cell office:value-type="float" office:value="3500447.29" calcext:value-type="float">
            <text:p>3500447.29</text:p>
          </table:table-cell>
          <table:table-cell office:value-type="float" office:value="5406572.596" calcext:value-type="float">
            <text:p>5406572.596</text:p>
          </table:table-cell>
          <table:table-cell office:value-type="float" office:value="385.384" calcext:value-type="float">
            <text:p>385.384</text:p>
          </table:table-cell>
          <table:table-cell/>
          <table:table-cell table:formula="of:=[.C164]-[.$C$1]" office:value-type="float" office:value="38.5032473937608" calcext:value-type="float">
            <text:p>38.5032473937608</text:p>
          </table:table-cell>
          <table:table-cell table:formula="of:=[.D164]-[.$D$1]" office:value-type="float" office:value="-24.7076389091089" calcext:value-type="float">
            <text:p>-24.7076389091089</text:p>
          </table:table-cell>
          <table:table-cell table:formula="of:=[.E164]-[.$E$1]" office:value-type="float" office:value="-2.87555391156144" calcext:value-type="float">
            <text:p>-2.87555391156144</text:p>
          </table:table-cell>
        </table:table-row>
        <table:table-row table:style-name="ro1">
          <table:table-cell/>
          <table:table-cell office:value-type="float" office:value="1030558" calcext:value-type="float">
            <text:p>1030558</text:p>
          </table:table-cell>
          <table:table-cell office:value-type="float" office:value="3500447.327" calcext:value-type="float">
            <text:p>3500447.327</text:p>
          </table:table-cell>
          <table:table-cell office:value-type="float" office:value="5406572.584" calcext:value-type="float">
            <text:p>5406572.584</text:p>
          </table:table-cell>
          <table:table-cell office:value-type="float" office:value="387.683" calcext:value-type="float">
            <text:p>387.683</text:p>
          </table:table-cell>
          <table:table-cell/>
          <table:table-cell table:formula="of:=[.C165]-[.$C$1]" office:value-type="float" office:value="38.540247393772" calcext:value-type="float">
            <text:p>38.540247393772</text:p>
          </table:table-cell>
          <table:table-cell table:formula="of:=[.D165]-[.$D$1]" office:value-type="float" office:value="-24.7196389092132" calcext:value-type="float">
            <text:p>-24.7196389092132</text:p>
          </table:table-cell>
          <table:table-cell table:formula="of:=[.E165]-[.$E$1]" office:value-type="float" office:value="-0.576553911561462" calcext:value-type="float">
            <text:p>-0.576553911561462</text:p>
          </table:table-cell>
        </table:table-row>
        <table:table-row table:style-name="ro1">
          <table:table-cell/>
          <table:table-cell office:value-type="float" office:value="1030559" calcext:value-type="float">
            <text:p>1030559</text:p>
          </table:table-cell>
          <table:table-cell office:value-type="float" office:value="3500430.32" calcext:value-type="float">
            <text:p>3500430.32</text:p>
          </table:table-cell>
          <table:table-cell office:value-type="float" office:value="5406582.71" calcext:value-type="float">
            <text:p>5406582.71</text:p>
          </table:table-cell>
          <table:table-cell office:value-type="float" office:value="384.008" calcext:value-type="float">
            <text:p>384.008</text:p>
          </table:table-cell>
          <table:table-cell/>
          <table:table-cell table:formula="of:=[.C166]-[.$C$1]" office:value-type="float" office:value="21.5332473935559" calcext:value-type="float">
            <text:p>21.5332473935559</text:p>
          </table:table-cell>
          <table:table-cell table:formula="of:=[.D166]-[.$D$1]" office:value-type="float" office:value="-14.5936389090493" calcext:value-type="float">
            <text:p>-14.5936389090493</text:p>
          </table:table-cell>
          <table:table-cell table:formula="of:=[.E166]-[.$E$1]" office:value-type="float" office:value="-4.25155391156147" calcext:value-type="float">
            <text:p>-4.25155391156147</text:p>
          </table:table-cell>
        </table:table-row>
        <table:table-row table:style-name="ro1">
          <table:table-cell/>
          <table:table-cell office:value-type="float" office:value="1030560" calcext:value-type="float">
            <text:p>1030560</text:p>
          </table:table-cell>
          <table:table-cell office:value-type="float" office:value="3500421.889" calcext:value-type="float">
            <text:p>3500421.889</text:p>
          </table:table-cell>
          <table:table-cell office:value-type="float" office:value="5406582.537" calcext:value-type="float">
            <text:p>5406582.537</text:p>
          </table:table-cell>
          <table:table-cell office:value-type="float" office:value="383.898" calcext:value-type="float">
            <text:p>383.898</text:p>
          </table:table-cell>
          <table:table-cell/>
          <table:table-cell table:formula="of:=[.C167]-[.$C$1]" office:value-type="float" office:value="13.1022473936901" calcext:value-type="float">
            <text:p>13.1022473936901</text:p>
          </table:table-cell>
          <table:table-cell table:formula="of:=[.D167]-[.$D$1]" office:value-type="float" office:value="-14.7666389094666" calcext:value-type="float">
            <text:p>-14.7666389094666</text:p>
          </table:table-cell>
          <table:table-cell table:formula="of:=[.E167]-[.$E$1]" office:value-type="float" office:value="-4.36155391156143" calcext:value-type="float">
            <text:p>-4.36155391156143</text:p>
          </table:table-cell>
        </table:table-row>
        <table:table-row table:style-name="ro1">
          <table:table-cell/>
          <table:table-cell office:value-type="float" office:value="1030561" calcext:value-type="float">
            <text:p>1030561</text:p>
          </table:table-cell>
          <table:table-cell office:value-type="float" office:value="3500389.098" calcext:value-type="float">
            <text:p>3500389.098</text:p>
          </table:table-cell>
          <table:table-cell office:value-type="float" office:value="5406579.367" calcext:value-type="float">
            <text:p>5406579.367</text:p>
          </table:table-cell>
          <table:table-cell office:value-type="float" office:value="383.614" calcext:value-type="float">
            <text:p>383.614</text:p>
          </table:table-cell>
          <table:table-cell/>
          <table:table-cell table:formula="of:=[.C168]-[.$C$1]" office:value-type="float" office:value="-19.6887526060455" calcext:value-type="float">
            <text:p>-19.6887526060455</text:p>
          </table:table-cell>
          <table:table-cell table:formula="of:=[.D168]-[.$D$1]" office:value-type="float" office:value="-17.9366389093921" calcext:value-type="float">
            <text:p>-17.9366389093921</text:p>
          </table:table-cell>
          <table:table-cell table:formula="of:=[.E168]-[.$E$1]" office:value-type="float" office:value="-4.64555391156148" calcext:value-type="float">
            <text:p>-4.64555391156148</text:p>
          </table:table-cell>
        </table:table-row>
        <table:table-row table:style-name="ro1">
          <table:table-cell/>
          <table:table-cell office:value-type="float" office:value="1030562" calcext:value-type="float">
            <text:p>1030562</text:p>
          </table:table-cell>
          <table:table-cell office:value-type="float" office:value="3500401.974" calcext:value-type="float">
            <text:p>3500401.974</text:p>
          </table:table-cell>
          <table:table-cell office:value-type="float" office:value="5406563.743" calcext:value-type="float">
            <text:p>5406563.743</text:p>
          </table:table-cell>
          <table:table-cell office:value-type="float" office:value="384.147" calcext:value-type="float">
            <text:p>384.147</text:p>
          </table:table-cell>
          <table:table-cell/>
          <table:table-cell table:formula="of:=[.C169]-[.$C$1]" office:value-type="float" office:value="-6.8127526063472" calcext:value-type="float">
            <text:p>-6.8127526063472</text:p>
          </table:table-cell>
          <table:table-cell table:formula="of:=[.D169]-[.$D$1]" office:value-type="float" office:value="-33.5606389092281" calcext:value-type="float">
            <text:p>-33.5606389092281</text:p>
          </table:table-cell>
          <table:table-cell table:formula="of:=[.E169]-[.$E$1]" office:value-type="float" office:value="-4.11255391156146" calcext:value-type="float">
            <text:p>-4.11255391156146</text:p>
          </table:table-cell>
        </table:table-row>
        <table:table-row table:style-name="ro1">
          <table:table-cell/>
          <table:table-cell office:value-type="float" office:value="1030563" calcext:value-type="float">
            <text:p>1030563</text:p>
          </table:table-cell>
          <table:table-cell office:value-type="float" office:value="3500407.686" calcext:value-type="float">
            <text:p>3500407.686</text:p>
          </table:table-cell>
          <table:table-cell office:value-type="float" office:value="5406553.66" calcext:value-type="float">
            <text:p>5406553.66</text:p>
          </table:table-cell>
          <table:table-cell office:value-type="float" office:value="383.901" calcext:value-type="float">
            <text:p>383.901</text:p>
          </table:table-cell>
          <table:table-cell/>
          <table:table-cell table:formula="of:=[.C170]-[.$C$1]" office:value-type="float" office:value="-1.10075260605663" calcext:value-type="float">
            <text:p>-1.10075260605663</text:p>
          </table:table-cell>
          <table:table-cell table:formula="of:=[.D170]-[.$D$1]" office:value-type="float" office:value="-43.6436389088631" calcext:value-type="float">
            <text:p>-43.6436389088631</text:p>
          </table:table-cell>
          <table:table-cell table:formula="of:=[.E170]-[.$E$1]" office:value-type="float" office:value="-4.35855391156144" calcext:value-type="float">
            <text:p>-4.35855391156144</text:p>
          </table:table-cell>
        </table:table-row>
        <table:table-row table:style-name="ro1">
          <table:table-cell/>
          <table:table-cell office:value-type="float" office:value="1030564" calcext:value-type="float">
            <text:p>1030564</text:p>
          </table:table-cell>
          <table:table-cell office:value-type="float" office:value="3500423.645" calcext:value-type="float">
            <text:p>3500423.645</text:p>
          </table:table-cell>
          <table:table-cell office:value-type="float" office:value="5406552.31" calcext:value-type="float">
            <text:p>5406552.31</text:p>
          </table:table-cell>
          <table:table-cell office:value-type="float" office:value="383.439" calcext:value-type="float">
            <text:p>383.439</text:p>
          </table:table-cell>
          <table:table-cell/>
          <table:table-cell table:formula="of:=[.C171]-[.$C$1]" office:value-type="float" office:value="14.8582473937422" calcext:value-type="float">
            <text:p>14.8582473937422</text:p>
          </table:table-cell>
          <table:table-cell table:formula="of:=[.D171]-[.$D$1]" office:value-type="float" office:value="-44.9936389094219" calcext:value-type="float">
            <text:p>-44.9936389094219</text:p>
          </table:table-cell>
          <table:table-cell table:formula="of:=[.E171]-[.$E$1]" office:value-type="float" office:value="-4.82055391156143" calcext:value-type="float">
            <text:p>-4.82055391156143</text:p>
          </table:table-cell>
        </table:table-row>
        <table:table-row table:style-name="ro1">
          <table:table-cell/>
          <table:table-cell office:value-type="float" office:value="1030565" calcext:value-type="float">
            <text:p>1030565</text:p>
          </table:table-cell>
          <table:table-cell office:value-type="float" office:value="3500440.54" calcext:value-type="float">
            <text:p>3500440.54</text:p>
          </table:table-cell>
          <table:table-cell office:value-type="float" office:value="5406561.848" calcext:value-type="float">
            <text:p>5406561.848</text:p>
          </table:table-cell>
          <table:table-cell office:value-type="float" office:value="383.805" calcext:value-type="float">
            <text:p>383.805</text:p>
          </table:table-cell>
          <table:table-cell/>
          <table:table-cell table:formula="of:=[.C172]-[.$C$1]" office:value-type="float" office:value="31.7532473937608" calcext:value-type="float">
            <text:p>31.7532473937608</text:p>
          </table:table-cell>
          <table:table-cell table:formula="of:=[.D172]-[.$D$1]" office:value-type="float" office:value="-35.4556389087811" calcext:value-type="float">
            <text:p>-35.4556389087811</text:p>
          </table:table-cell>
          <table:table-cell table:formula="of:=[.E172]-[.$E$1]" office:value-type="float" office:value="-4.45455391156145" calcext:value-type="float">
            <text:p>-4.45455391156145</text:p>
          </table:table-cell>
        </table:table-row>
        <table:table-row table:style-name="ro1">
          <table:table-cell/>
          <table:table-cell office:value-type="float" office:value="1030566" calcext:value-type="float">
            <text:p>1030566</text:p>
          </table:table-cell>
          <table:table-cell office:value-type="float" office:value="3500441.521" calcext:value-type="float">
            <text:p>3500441.521</text:p>
          </table:table-cell>
          <table:table-cell office:value-type="float" office:value="5406573.536" calcext:value-type="float">
            <text:p>5406573.536</text:p>
          </table:table-cell>
          <table:table-cell office:value-type="float" office:value="384.171" calcext:value-type="float">
            <text:p>384.171</text:p>
          </table:table-cell>
          <table:table-cell/>
          <table:table-cell table:formula="of:=[.C173]-[.$C$1]" office:value-type="float" office:value="32.7342473939061" calcext:value-type="float">
            <text:p>32.7342473939061</text:p>
          </table:table-cell>
          <table:table-cell table:formula="of:=[.D173]-[.$D$1]" office:value-type="float" office:value="-23.7676389086992" calcext:value-type="float">
            <text:p>-23.7676389086992</text:p>
          </table:table-cell>
          <table:table-cell table:formula="of:=[.E173]-[.$E$1]" office:value-type="float" office:value="-4.08855391156146" calcext:value-type="float">
            <text:p>-4.08855391156146</text:p>
          </table:table-cell>
        </table:table-row>
        <table:table-row table:style-name="ro1">
          <table:table-cell/>
          <table:table-cell office:value-type="float" office:value="1030567" calcext:value-type="float">
            <text:p>1030567</text:p>
          </table:table-cell>
          <table:table-cell office:value-type="float" office:value="3500443.122" calcext:value-type="float">
            <text:p>3500443.122</text:p>
          </table:table-cell>
          <table:table-cell office:value-type="float" office:value="5406585.084" calcext:value-type="float">
            <text:p>5406585.084</text:p>
          </table:table-cell>
          <table:table-cell office:value-type="float" office:value="384.122" calcext:value-type="float">
            <text:p>384.122</text:p>
          </table:table-cell>
          <table:table-cell/>
          <table:table-cell table:formula="of:=[.C174]-[.$C$1]" office:value-type="float" office:value="34.3352473936975" calcext:value-type="float">
            <text:p>34.3352473936975</text:p>
          </table:table-cell>
          <table:table-cell table:formula="of:=[.D174]-[.$D$1]" office:value-type="float" office:value="-12.2196389092132" calcext:value-type="float">
            <text:p>-12.2196389092132</text:p>
          </table:table-cell>
          <table:table-cell table:formula="of:=[.E174]-[.$E$1]" office:value-type="float" office:value="-4.13755391156144" calcext:value-type="float">
            <text:p>-4.13755391156144</text:p>
          </table:table-cell>
        </table:table-row>
        <table:table-row table:style-name="ro1">
          <table:table-cell/>
          <table:table-cell office:value-type="float" office:value="1030568" calcext:value-type="float">
            <text:p>1030568</text:p>
          </table:table-cell>
          <table:table-cell office:value-type="float" office:value="3500427.608" calcext:value-type="float">
            <text:p>3500427.608</text:p>
          </table:table-cell>
          <table:table-cell office:value-type="float" office:value="5406577.72" calcext:value-type="float">
            <text:p>5406577.72</text:p>
          </table:table-cell>
          <table:table-cell office:value-type="float" office:value="383.94" calcext:value-type="float">
            <text:p>383.94</text:p>
          </table:table-cell>
          <table:table-cell/>
          <table:table-cell table:formula="of:=[.C175]-[.$C$1]" office:value-type="float" office:value="18.821247393731" calcext:value-type="float">
            <text:p>18.821247393731</text:p>
          </table:table-cell>
          <table:table-cell table:formula="of:=[.D175]-[.$D$1]" office:value-type="float" office:value="-19.5836389092728" calcext:value-type="float">
            <text:p>-19.5836389092728</text:p>
          </table:table-cell>
          <table:table-cell table:formula="of:=[.E175]-[.$E$1]" office:value-type="float" office:value="-4.31955391156146" calcext:value-type="float">
            <text:p>-4.31955391156146</text:p>
          </table:table-cell>
        </table:table-row>
        <table:table-row table:style-name="ro1">
          <table:table-cell/>
          <table:table-cell office:value-type="float" office:value="1030578" calcext:value-type="float">
            <text:p>1030578</text:p>
          </table:table-cell>
          <table:table-cell office:value-type="float" office:value="3500435.128" calcext:value-type="float">
            <text:p>3500435.128</text:p>
          </table:table-cell>
          <table:table-cell office:value-type="float" office:value="5406630.465" calcext:value-type="float">
            <text:p>5406630.465</text:p>
          </table:table-cell>
          <table:table-cell office:value-type="float" office:value="388.954" calcext:value-type="float">
            <text:p>388.954</text:p>
          </table:table-cell>
          <table:table-cell/>
          <table:table-cell table:formula="of:=[.C176]-[.$C$1]" office:value-type="float" office:value="26.3412473937497" calcext:value-type="float">
            <text:p>26.3412473937497</text:p>
          </table:table-cell>
          <table:table-cell table:formula="of:=[.D176]-[.$D$1]" office:value-type="float" office:value="33.1613610908389" calcext:value-type="float">
            <text:p>33.1613610908389</text:p>
          </table:table-cell>
          <table:table-cell table:formula="of:=[.E176]-[.$E$1]" office:value-type="float" office:value="0.694446088438554" calcext:value-type="float">
            <text:p>0.694446088438554</text:p>
          </table:table-cell>
        </table:table-row>
        <table:table-row table:style-name="ro1">
          <table:table-cell/>
          <table:table-cell office:value-type="float" office:value="1030579" calcext:value-type="float">
            <text:p>1030579</text:p>
          </table:table-cell>
          <table:table-cell office:value-type="float" office:value="3500444.013" calcext:value-type="float">
            <text:p>3500444.013</text:p>
          </table:table-cell>
          <table:table-cell office:value-type="float" office:value="5406636.072" calcext:value-type="float">
            <text:p>5406636.072</text:p>
          </table:table-cell>
          <table:table-cell office:value-type="float" office:value="389.106" calcext:value-type="float">
            <text:p>389.106</text:p>
          </table:table-cell>
          <table:table-cell/>
          <table:table-cell table:formula="of:=[.C177]-[.$C$1]" office:value-type="float" office:value="35.2262473935261" calcext:value-type="float">
            <text:p>35.2262473935261</text:p>
          </table:table-cell>
          <table:table-cell table:formula="of:=[.D177]-[.$D$1]" office:value-type="float" office:value="38.7683610906824" calcext:value-type="float">
            <text:p>38.7683610906824</text:p>
          </table:table-cell>
          <table:table-cell table:formula="of:=[.E177]-[.$E$1]" office:value-type="float" office:value="0.84644608843854" calcext:value-type="float">
            <text:p>0.84644608843854</text:p>
          </table:table-cell>
        </table:table-row>
        <table:table-row table:style-name="ro1">
          <table:table-cell/>
          <table:table-cell office:value-type="float" office:value="1030580" calcext:value-type="float">
            <text:p>1030580</text:p>
          </table:table-cell>
          <table:table-cell office:value-type="float" office:value="3500445.265" calcext:value-type="float">
            <text:p>3500445.265</text:p>
          </table:table-cell>
          <table:table-cell office:value-type="float" office:value="5406644.167" calcext:value-type="float">
            <text:p>5406644.167</text:p>
          </table:table-cell>
          <table:table-cell office:value-type="float" office:value="389.081" calcext:value-type="float">
            <text:p>389.081</text:p>
          </table:table-cell>
          <table:table-cell/>
          <table:table-cell table:formula="of:=[.C178]-[.$C$1]" office:value-type="float" office:value="36.478247393854" calcext:value-type="float">
            <text:p>36.478247393854</text:p>
          </table:table-cell>
          <table:table-cell table:formula="of:=[.D178]-[.$D$1]" office:value-type="float" office:value="46.863361091353" calcext:value-type="float">
            <text:p>46.863361091353</text:p>
          </table:table-cell>
          <table:table-cell table:formula="of:=[.E178]-[.$E$1]" office:value-type="float" office:value="0.821446088438563" calcext:value-type="float">
            <text:p>0.821446088438563</text:p>
          </table:table-cell>
        </table:table-row>
        <table:table-row table:style-name="ro1">
          <table:table-cell/>
          <table:table-cell office:value-type="float" office:value="1030581" calcext:value-type="float">
            <text:p>1030581</text:p>
          </table:table-cell>
          <table:table-cell office:value-type="float" office:value="3500399.366" calcext:value-type="float">
            <text:p>3500399.366</text:p>
          </table:table-cell>
          <table:table-cell office:value-type="float" office:value="5406611.246" calcext:value-type="float">
            <text:p>5406611.246</text:p>
          </table:table-cell>
          <table:table-cell office:value-type="float" office:value="389.413" calcext:value-type="float">
            <text:p>389.413</text:p>
          </table:table-cell>
          <table:table-cell/>
          <table:table-cell table:formula="of:=[.C179]-[.$C$1]" office:value-type="float" office:value="-9.42075260635465" calcext:value-type="float">
            <text:p>-9.42075260635465</text:p>
          </table:table-cell>
          <table:table-cell table:formula="of:=[.D179]-[.$D$1]" office:value-type="float" office:value="13.9423610912636" calcext:value-type="float">
            <text:p>13.9423610912636</text:p>
          </table:table-cell>
          <table:table-cell table:formula="of:=[.E179]-[.$E$1]" office:value-type="float" office:value="1.15344608843856" calcext:value-type="float">
            <text:p>1.15344608843856</text:p>
          </table:table-cell>
        </table:table-row>
        <table:table-row table:style-name="ro1">
          <table:table-cell/>
          <table:table-cell office:value-type="float" office:value="1030582" calcext:value-type="float">
            <text:p>1030582</text:p>
          </table:table-cell>
          <table:table-cell office:value-type="float" office:value="3500389.293" calcext:value-type="float">
            <text:p>3500389.293</text:p>
          </table:table-cell>
          <table:table-cell office:value-type="float" office:value="5406620.716" calcext:value-type="float">
            <text:p>5406620.716</text:p>
          </table:table-cell>
          <table:table-cell office:value-type="float" office:value="389.63" calcext:value-type="float">
            <text:p>389.63</text:p>
          </table:table-cell>
          <table:table-cell/>
          <table:table-cell table:formula="of:=[.C180]-[.$C$1]" office:value-type="float" office:value="-19.4937526062131" calcext:value-type="float">
            <text:p>-19.4937526062131</text:p>
          </table:table-cell>
          <table:table-cell table:formula="of:=[.D180]-[.$D$1]" office:value-type="float" office:value="23.4123610910028" calcext:value-type="float">
            <text:p>23.4123610910028</text:p>
          </table:table-cell>
          <table:table-cell table:formula="of:=[.E180]-[.$E$1]" office:value-type="float" office:value="1.37044608843854" calcext:value-type="float">
            <text:p>1.37044608843854</text:p>
          </table:table-cell>
        </table:table-row>
        <table:table-row table:style-name="ro1">
          <table:table-cell/>
          <table:table-cell office:value-type="float" office:value="1030583" calcext:value-type="float">
            <text:p>1030583</text:p>
          </table:table-cell>
          <table:table-cell office:value-type="float" office:value="3500413.16" calcext:value-type="float">
            <text:p>3500413.16</text:p>
          </table:table-cell>
          <table:table-cell office:value-type="float" office:value="5406648.605" calcext:value-type="float">
            <text:p>5406648.605</text:p>
          </table:table-cell>
          <table:table-cell office:value-type="float" office:value="389.058" calcext:value-type="float">
            <text:p>389.058</text:p>
          </table:table-cell>
          <table:table-cell/>
          <table:table-cell table:formula="of:=[.C181]-[.$C$1]" office:value-type="float" office:value="4.37324739387259" calcext:value-type="float">
            <text:p>4.37324739387259</text:p>
          </table:table-cell>
          <table:table-cell table:formula="of:=[.D181]-[.$D$1]" office:value-type="float" office:value="51.301361091435" calcext:value-type="float">
            <text:p>51.301361091435</text:p>
          </table:table-cell>
          <table:table-cell table:formula="of:=[.E181]-[.$E$1]" office:value-type="float" office:value="0.798446088438539" calcext:value-type="float">
            <text:p>0.798446088438539</text:p>
          </table:table-cell>
        </table:table-row>
        <table:table-row table:style-name="ro1">
          <table:table-cell/>
          <table:table-cell office:value-type="float" office:value="1030584" calcext:value-type="float">
            <text:p>1030584</text:p>
          </table:table-cell>
          <table:table-cell office:value-type="float" office:value="3500421.208" calcext:value-type="float">
            <text:p>3500421.208</text:p>
          </table:table-cell>
          <table:table-cell office:value-type="float" office:value="5406647.492" calcext:value-type="float">
            <text:p>5406647.492</text:p>
          </table:table-cell>
          <table:table-cell office:value-type="float" office:value="389.089" calcext:value-type="float">
            <text:p>389.089</text:p>
          </table:table-cell>
          <table:table-cell/>
          <table:table-cell table:formula="of:=[.C182]-[.$C$1]" office:value-type="float" office:value="12.4212473938242" calcext:value-type="float">
            <text:p>12.4212473938242</text:p>
          </table:table-cell>
          <table:table-cell table:formula="of:=[.D182]-[.$D$1]" office:value-type="float" office:value="50.1883610906079" calcext:value-type="float">
            <text:p>50.1883610906079</text:p>
          </table:table-cell>
          <table:table-cell table:formula="of:=[.E182]-[.$E$1]" office:value-type="float" office:value="0.829446088438544" calcext:value-type="float">
            <text:p>0.829446088438544</text:p>
          </table:table-cell>
        </table:table-row>
        <table:table-row table:style-name="ro1">
          <table:table-cell/>
          <table:table-cell office:value-type="float" office:value="1030585" calcext:value-type="float">
            <text:p>1030585</text:p>
          </table:table-cell>
          <table:table-cell office:value-type="float" office:value="3500442.031" calcext:value-type="float">
            <text:p>3500442.031</text:p>
          </table:table-cell>
          <table:table-cell office:value-type="float" office:value="5406644.991" calcext:value-type="float">
            <text:p>5406644.991</text:p>
          </table:table-cell>
          <table:table-cell office:value-type="float" office:value="387.501" calcext:value-type="float">
            <text:p>387.501</text:p>
          </table:table-cell>
          <table:table-cell/>
          <table:table-cell table:formula="of:=[.C183]-[.$C$1]" office:value-type="float" office:value="33.2442473936826" calcext:value-type="float">
            <text:p>33.2442473936826</text:p>
          </table:table-cell>
          <table:table-cell table:formula="of:=[.D183]-[.$D$1]" office:value-type="float" office:value="47.6873610913754" calcext:value-type="float">
            <text:p>47.6873610913754</text:p>
          </table:table-cell>
          <table:table-cell table:formula="of:=[.E183]-[.$E$1]" office:value-type="float" office:value="-0.758553911561478" calcext:value-type="float">
            <text:p>-0.758553911561478</text:p>
          </table:table-cell>
        </table:table-row>
        <table:table-row table:style-name="ro1">
          <table:table-cell/>
          <table:table-cell office:value-type="float" office:value="1030586" calcext:value-type="float">
            <text:p>1030586</text:p>
          </table:table-cell>
          <table:table-cell office:value-type="float" office:value="3500440.1" calcext:value-type="float">
            <text:p>3500440.1</text:p>
          </table:table-cell>
          <table:table-cell office:value-type="float" office:value="5406645.259" calcext:value-type="float">
            <text:p>5406645.259</text:p>
          </table:table-cell>
          <table:table-cell office:value-type="float" office:value="387.492" calcext:value-type="float">
            <text:p>387.492</text:p>
          </table:table-cell>
          <table:table-cell/>
          <table:table-cell table:formula="of:=[.C184]-[.$C$1]" office:value-type="float" office:value="31.3132473938167" calcext:value-type="float">
            <text:p>31.3132473938167</text:p>
          </table:table-cell>
          <table:table-cell table:formula="of:=[.D184]-[.$D$1]" office:value-type="float" office:value="47.9553610906005" calcext:value-type="float">
            <text:p>47.9553610906005</text:p>
          </table:table-cell>
          <table:table-cell table:formula="of:=[.E184]-[.$E$1]" office:value-type="float" office:value="-0.767553911561436" calcext:value-type="float">
            <text:p>-0.767553911561436</text:p>
          </table:table-cell>
        </table:table-row>
        <table:table-row table:style-name="ro1">
          <table:table-cell/>
          <table:table-cell office:value-type="float" office:value="1030587" calcext:value-type="float">
            <text:p>1030587</text:p>
          </table:table-cell>
          <table:table-cell office:value-type="float" office:value="3500428.821" calcext:value-type="float">
            <text:p>3500428.821</text:p>
          </table:table-cell>
          <table:table-cell office:value-type="float" office:value="5406599.987" calcext:value-type="float">
            <text:p>5406599.987</text:p>
          </table:table-cell>
          <table:table-cell office:value-type="float" office:value="389.027" calcext:value-type="float">
            <text:p>389.027</text:p>
          </table:table-cell>
          <table:table-cell/>
          <table:table-cell table:formula="of:=[.C185]-[.$C$1]" office:value-type="float" office:value="20.0342473937199" calcext:value-type="float">
            <text:p>20.0342473937199</text:p>
          </table:table-cell>
          <table:table-cell table:formula="of:=[.D185]-[.$D$1]" office:value-type="float" office:value="2.6833610907197" calcext:value-type="float">
            <text:p>2.6833610907197</text:p>
          </table:table-cell>
          <table:table-cell table:formula="of:=[.E185]-[.$E$1]" office:value-type="float" office:value="0.767446088438533" calcext:value-type="float">
            <text:p>0.767446088438533</text:p>
          </table:table-cell>
        </table:table-row>
        <table:table-row table:style-name="ro1">
          <table:table-cell/>
          <table:table-cell office:value-type="float" office:value="1030588" calcext:value-type="float">
            <text:p>1030588</text:p>
          </table:table-cell>
          <table:table-cell office:value-type="float" office:value="3500436.264" calcext:value-type="float">
            <text:p>3500436.264</text:p>
          </table:table-cell>
          <table:table-cell office:value-type="float" office:value="5406621.989" calcext:value-type="float">
            <text:p>5406621.989</text:p>
          </table:table-cell>
          <table:table-cell office:value-type="float" office:value="388.897" calcext:value-type="float">
            <text:p>388.897</text:p>
          </table:table-cell>
          <table:table-cell/>
          <table:table-cell table:formula="of:=[.C186]-[.$C$1]" office:value-type="float" office:value="27.47724739369" calcext:value-type="float">
            <text:p>27.47724739369</text:p>
          </table:table-cell>
          <table:table-cell table:formula="of:=[.D186]-[.$D$1]" office:value-type="float" office:value="24.6853610910475" calcext:value-type="float">
            <text:p>24.6853610910475</text:p>
          </table:table-cell>
          <table:table-cell table:formula="of:=[.E186]-[.$E$1]" office:value-type="float" office:value="0.637446088438537" calcext:value-type="float">
            <text:p>0.637446088438537</text:p>
          </table:table-cell>
        </table:table-row>
        <table:table-row table:style-name="ro1">
          <table:table-cell/>
          <table:table-cell office:value-type="float" office:value="1030589" calcext:value-type="float">
            <text:p>1030589</text:p>
          </table:table-cell>
          <table:table-cell office:value-type="float" office:value="3500439.026" calcext:value-type="float">
            <text:p>3500439.026</text:p>
          </table:table-cell>
          <table:table-cell office:value-type="float" office:value="5406620.599" calcext:value-type="float">
            <text:p>5406620.599</text:p>
          </table:table-cell>
          <table:table-cell office:value-type="float" office:value="388.889" calcext:value-type="float">
            <text:p>388.889</text:p>
          </table:table-cell>
          <table:table-cell/>
          <table:table-cell table:formula="of:=[.C187]-[.$C$1]" office:value-type="float" office:value="30.2392473937944" calcext:value-type="float">
            <text:p>30.2392473937944</text:p>
          </table:table-cell>
          <table:table-cell table:formula="of:=[.D187]-[.$D$1]" office:value-type="float" office:value="23.2953610913828" calcext:value-type="float">
            <text:p>23.2953610913828</text:p>
          </table:table-cell>
          <table:table-cell table:formula="of:=[.E187]-[.$E$1]" office:value-type="float" office:value="0.629446088438556" calcext:value-type="float">
            <text:p>0.629446088438556</text:p>
          </table:table-cell>
        </table:table-row>
        <table:table-row table:style-name="ro1">
          <table:table-cell/>
          <table:table-cell office:value-type="float" office:value="1030590" calcext:value-type="float">
            <text:p>1030590</text:p>
          </table:table-cell>
          <table:table-cell office:value-type="float" office:value="3500419.58" calcext:value-type="float">
            <text:p>3500419.58</text:p>
          </table:table-cell>
          <table:table-cell office:value-type="float" office:value="5406583.53" calcext:value-type="float">
            <text:p>5406583.53</text:p>
          </table:table-cell>
          <table:table-cell office:value-type="float" office:value="389.074" calcext:value-type="float">
            <text:p>389.074</text:p>
          </table:table-cell>
          <table:table-cell/>
          <table:table-cell table:formula="of:=[.C188]-[.$C$1]" office:value-type="float" office:value="10.7932473937981" calcext:value-type="float">
            <text:p>10.7932473937981</text:p>
          </table:table-cell>
          <table:table-cell table:formula="of:=[.D188]-[.$D$1]" office:value-type="float" office:value="-13.7736389087513" calcext:value-type="float">
            <text:p>-13.7736389087513</text:p>
          </table:table-cell>
          <table:table-cell table:formula="of:=[.E188]-[.$E$1]" office:value-type="float" office:value="0.814446088438558" calcext:value-type="float">
            <text:p>0.814446088438558</text:p>
          </table:table-cell>
        </table:table-row>
        <table:table-row table:style-name="ro1">
          <table:table-cell/>
          <table:table-cell office:value-type="float" office:value="1030591" calcext:value-type="float">
            <text:p>1030591</text:p>
          </table:table-cell>
          <table:table-cell office:value-type="float" office:value="3500417.311" calcext:value-type="float">
            <text:p>3500417.311</text:p>
          </table:table-cell>
          <table:table-cell office:value-type="float" office:value="5406583.506" calcext:value-type="float">
            <text:p>5406583.506</text:p>
          </table:table-cell>
          <table:table-cell office:value-type="float" office:value="388.492" calcext:value-type="float">
            <text:p>388.492</text:p>
          </table:table-cell>
          <table:table-cell/>
          <table:table-cell table:formula="of:=[.C189]-[.$C$1]" office:value-type="float" office:value="8.52424739394337" calcext:value-type="float">
            <text:p>8.52424739394337</text:p>
          </table:table-cell>
          <table:table-cell table:formula="of:=[.D189]-[.$D$1]" office:value-type="float" office:value="-13.7976389089599" calcext:value-type="float">
            <text:p>-13.7976389089599</text:p>
          </table:table-cell>
          <table:table-cell table:formula="of:=[.E189]-[.$E$1]" office:value-type="float" office:value="0.232446088438564" calcext:value-type="float">
            <text:p>0.232446088438564</text:p>
          </table:table-cell>
        </table:table-row>
        <table:table-row table:style-name="ro1">
          <table:table-cell/>
          <table:table-cell office:value-type="float" office:value="1030592" calcext:value-type="float">
            <text:p>1030592</text:p>
          </table:table-cell>
          <table:table-cell office:value-type="float" office:value="3500450.32" calcext:value-type="float">
            <text:p>3500450.32</text:p>
          </table:table-cell>
          <table:table-cell office:value-type="float" office:value="5406541.449" calcext:value-type="float">
            <text:p>5406541.449</text:p>
          </table:table-cell>
          <table:table-cell office:value-type="float" office:value="388.966" calcext:value-type="float">
            <text:p>388.966</text:p>
          </table:table-cell>
          <table:table-cell/>
          <table:table-cell table:formula="of:=[.C190]-[.$C$1]" office:value-type="float" office:value="41.5332473935559" calcext:value-type="float">
            <text:p>41.5332473935559</text:p>
          </table:table-cell>
          <table:table-cell table:formula="of:=[.D190]-[.$D$1]" office:value-type="float" office:value="-55.8546389089897" calcext:value-type="float">
            <text:p>-55.8546389089897</text:p>
          </table:table-cell>
          <table:table-cell table:formula="of:=[.E190]-[.$E$1]" office:value-type="float" office:value="0.706446088438554" calcext:value-type="float">
            <text:p>0.706446088438554</text:p>
          </table:table-cell>
        </table:table-row>
        <table:table-row table:style-name="ro1">
          <table:table-cell/>
          <table:table-cell office:value-type="float" office:value="1030593" calcext:value-type="float">
            <text:p>1030593</text:p>
          </table:table-cell>
          <table:table-cell office:value-type="float" office:value="3500454.146" calcext:value-type="float">
            <text:p>3500454.146</text:p>
          </table:table-cell>
          <table:table-cell office:value-type="float" office:value="5406547.299" calcext:value-type="float">
            <text:p>5406547.299</text:p>
          </table:table-cell>
          <table:table-cell office:value-type="float" office:value="388.948" calcext:value-type="float">
            <text:p>388.948</text:p>
          </table:table-cell>
          <table:table-cell/>
          <table:table-cell table:formula="of:=[.C191]-[.$C$1]" office:value-type="float" office:value="45.3592473939061" calcext:value-type="float">
            <text:p>45.3592473939061</text:p>
          </table:table-cell>
          <table:table-cell table:formula="of:=[.D191]-[.$D$1]" office:value-type="float" office:value="-50.0046389093623" calcext:value-type="float">
            <text:p>-50.0046389093623</text:p>
          </table:table-cell>
          <table:table-cell table:formula="of:=[.E191]-[.$E$1]" office:value-type="float" office:value="0.688446088438525" calcext:value-type="float">
            <text:p>0.688446088438525</text:p>
          </table:table-cell>
        </table:table-row>
        <table:table-row table:style-name="ro1">
          <table:table-cell/>
          <table:table-cell office:value-type="float" office:value="1030594" calcext:value-type="float">
            <text:p>1030594</text:p>
          </table:table-cell>
          <table:table-cell office:value-type="float" office:value="3500418.902" calcext:value-type="float">
            <text:p>3500418.902</text:p>
          </table:table-cell>
          <table:table-cell office:value-type="float" office:value="5406542.608" calcext:value-type="float">
            <text:p>5406542.608</text:p>
          </table:table-cell>
          <table:table-cell office:value-type="float" office:value="389.067" calcext:value-type="float">
            <text:p>389.067</text:p>
          </table:table-cell>
          <table:table-cell/>
          <table:table-cell table:formula="of:=[.C192]-[.$C$1]" office:value-type="float" office:value="10.1152473934926" calcext:value-type="float">
            <text:p>10.1152473934926</text:p>
          </table:table-cell>
          <table:table-cell table:formula="of:=[.D192]-[.$D$1]" office:value-type="float" office:value="-54.6956389090046" calcext:value-type="float">
            <text:p>-54.6956389090046</text:p>
          </table:table-cell>
          <table:table-cell table:formula="of:=[.E192]-[.$E$1]" office:value-type="float" office:value="0.807446088438553" calcext:value-type="float">
            <text:p>0.807446088438553</text:p>
          </table:table-cell>
        </table:table-row>
        <table:table-row table:style-name="ro1">
          <table:table-cell/>
          <table:table-cell office:value-type="float" office:value="1030595" calcext:value-type="float">
            <text:p>1030595</text:p>
          </table:table-cell>
          <table:table-cell office:value-type="float" office:value="3500409.57" calcext:value-type="float">
            <text:p>3500409.57</text:p>
          </table:table-cell>
          <table:table-cell office:value-type="float" office:value="5406544.633" calcext:value-type="float">
            <text:p>5406544.633</text:p>
          </table:table-cell>
          <table:table-cell office:value-type="float" office:value="388.958" calcext:value-type="float">
            <text:p>388.958</text:p>
          </table:table-cell>
          <table:table-cell/>
          <table:table-cell table:formula="of:=[.C193]-[.$C$1]" office:value-type="float" office:value="0.783247393555939" calcext:value-type="float">
            <text:p>0.783247393555939</text:p>
          </table:table-cell>
          <table:table-cell table:formula="of:=[.D193]-[.$D$1]" office:value-type="float" office:value="-52.6706389086321" calcext:value-type="float">
            <text:p>-52.6706389086321</text:p>
          </table:table-cell>
          <table:table-cell table:formula="of:=[.E193]-[.$E$1]" office:value-type="float" office:value="0.698446088438573" calcext:value-type="float">
            <text:p>0.698446088438573</text:p>
          </table:table-cell>
        </table:table-row>
        <table:table-row table:style-name="ro1">
          <table:table-cell/>
          <table:table-cell office:value-type="float" office:value="1030596" calcext:value-type="float">
            <text:p>1030596</text:p>
          </table:table-cell>
          <table:table-cell office:value-type="float" office:value="3500421.421" calcext:value-type="float">
            <text:p>3500421.421</text:p>
          </table:table-cell>
          <table:table-cell office:value-type="float" office:value="5406647.34" calcext:value-type="float">
            <text:p>5406647.34</text:p>
          </table:table-cell>
          <table:table-cell office:value-type="float" office:value="388.907" calcext:value-type="float">
            <text:p>388.907</text:p>
          </table:table-cell>
          <table:table-cell/>
          <table:table-cell table:formula="of:=[.C194]-[.$C$1]" office:value-type="float" office:value="12.634247393813" calcext:value-type="float">
            <text:p>12.634247393813</text:p>
          </table:table-cell>
          <table:table-cell table:formula="of:=[.D194]-[.$D$1]" office:value-type="float" office:value="50.0363610908389" calcext:value-type="float">
            <text:p>50.0363610908389</text:p>
          </table:table-cell>
          <table:table-cell table:formula="of:=[.E194]-[.$E$1]" office:value-type="float" office:value="0.647446088438528" calcext:value-type="float">
            <text:p>0.647446088438528</text:p>
          </table:table-cell>
        </table:table-row>
        <table:table-row table:style-name="ro1">
          <table:table-cell/>
          <table:table-cell office:value-type="float" office:value="1030597" calcext:value-type="float">
            <text:p>1030597</text:p>
          </table:table-cell>
          <table:table-cell office:value-type="float" office:value="3500426.165" calcext:value-type="float">
            <text:p>3500426.165</text:p>
          </table:table-cell>
          <table:table-cell office:value-type="float" office:value="5406647.223" calcext:value-type="float">
            <text:p>5406647.223</text:p>
          </table:table-cell>
          <table:table-cell office:value-type="float" office:value="387.487" calcext:value-type="float">
            <text:p>387.487</text:p>
          </table:table-cell>
          <table:table-cell/>
          <table:table-cell table:formula="of:=[.C195]-[.$C$1]" office:value-type="float" office:value="17.3782473937608" calcext:value-type="float">
            <text:p>17.3782473937608</text:p>
          </table:table-cell>
          <table:table-cell table:formula="of:=[.D195]-[.$D$1]" office:value-type="float" office:value="49.9193610912189" calcext:value-type="float">
            <text:p>49.9193610912189</text:p>
          </table:table-cell>
          <table:table-cell table:formula="of:=[.E195]-[.$E$1]" office:value-type="float" office:value="-0.772553911561431" calcext:value-type="float">
            <text:p>-0.772553911561431</text:p>
          </table:table-cell>
        </table:table-row>
        <table:table-row table:style-name="ro1">
          <table:table-cell/>
          <table:table-cell office:value-type="float" office:value="1030598" calcext:value-type="float">
            <text:p>1030598</text:p>
          </table:table-cell>
          <table:table-cell office:value-type="float" office:value="3500390.986" calcext:value-type="float">
            <text:p>3500390.986</text:p>
          </table:table-cell>
          <table:table-cell office:value-type="float" office:value="5406627.292" calcext:value-type="float">
            <text:p>5406627.292</text:p>
          </table:table-cell>
          <table:table-cell office:value-type="float" office:value="389.611" calcext:value-type="float">
            <text:p>389.611</text:p>
          </table:table-cell>
          <table:table-cell/>
          <table:table-cell table:formula="of:=[.C196]-[.$C$1]" office:value-type="float" office:value="-17.8007526062429" calcext:value-type="float">
            <text:p>-17.8007526062429</text:p>
          </table:table-cell>
          <table:table-cell table:formula="of:=[.D196]-[.$D$1]" office:value-type="float" office:value="29.988361091353" calcext:value-type="float">
            <text:p>29.988361091353</text:p>
          </table:table-cell>
          <table:table-cell table:formula="of:=[.E196]-[.$E$1]" office:value-type="float" office:value="1.35144608843854" calcext:value-type="float">
            <text:p>1.35144608843854</text:p>
          </table:table-cell>
        </table:table-row>
        <table:table-row table:style-name="ro1">
          <table:table-cell/>
          <table:table-cell office:value-type="float" office:value="1030599" calcext:value-type="float">
            <text:p>1030599</text:p>
          </table:table-cell>
          <table:table-cell office:value-type="float" office:value="3500405.887" calcext:value-type="float">
            <text:p>3500405.887</text:p>
          </table:table-cell>
          <table:table-cell office:value-type="float" office:value="5406611.836" calcext:value-type="float">
            <text:p>5406611.836</text:p>
          </table:table-cell>
          <table:table-cell office:value-type="float" office:value="389.159" calcext:value-type="float">
            <text:p>389.159</text:p>
          </table:table-cell>
          <table:table-cell/>
          <table:table-cell table:formula="of:=[.C197]-[.$C$1]" office:value-type="float" office:value="-2.89975260617211" calcext:value-type="float">
            <text:p>-2.89975260617211</text:p>
          </table:table-cell>
          <table:table-cell table:formula="of:=[.D197]-[.$D$1]" office:value-type="float" office:value="14.5323610911146" calcext:value-type="float">
            <text:p>14.5323610911146</text:p>
          </table:table-cell>
          <table:table-cell table:formula="of:=[.E197]-[.$E$1]" office:value-type="float" office:value="0.899446088438538" calcext:value-type="float">
            <text:p>0.899446088438538</text:p>
          </table:table-cell>
        </table:table-row>
        <table:table-row table:style-name="ro1">
          <table:table-cell/>
          <table:table-cell office:value-type="float" office:value="1030600" calcext:value-type="float">
            <text:p>1030600</text:p>
          </table:table-cell>
          <table:table-cell office:value-type="float" office:value="3500415.934" calcext:value-type="float">
            <text:p>3500415.934</text:p>
          </table:table-cell>
          <table:table-cell office:value-type="float" office:value="5406593.474" calcext:value-type="float">
            <text:p>5406593.474</text:p>
          </table:table-cell>
          <table:table-cell office:value-type="float" office:value="388.945" calcext:value-type="float">
            <text:p>388.945</text:p>
          </table:table-cell>
          <table:table-cell/>
          <table:table-cell table:formula="of:=[.C198]-[.$C$1]" office:value-type="float" office:value="7.14724739361554" calcext:value-type="float">
            <text:p>7.14724739361554</text:p>
          </table:table-cell>
          <table:table-cell table:formula="of:=[.D198]-[.$D$1]" office:value-type="float" office:value="-3.8296389086172" calcext:value-type="float">
            <text:p>-3.8296389086172</text:p>
          </table:table-cell>
          <table:table-cell table:formula="of:=[.E198]-[.$E$1]" office:value-type="float" office:value="0.685446088438539" calcext:value-type="float">
            <text:p>0.685446088438539</text:p>
          </table:table-cell>
        </table:table-row>
        <table:table-row table:style-name="ro1">
          <table:table-cell/>
          <table:table-cell office:value-type="float" office:value="1030601" calcext:value-type="float">
            <text:p>1030601</text:p>
          </table:table-cell>
          <table:table-cell office:value-type="float" office:value="3500437.282" calcext:value-type="float">
            <text:p>3500437.282</text:p>
          </table:table-cell>
          <table:table-cell office:value-type="float" office:value="5406645.427" calcext:value-type="float">
            <text:p>5406645.427</text:p>
          </table:table-cell>
          <table:table-cell office:value-type="float" office:value="388.981" calcext:value-type="float">
            <text:p>388.981</text:p>
          </table:table-cell>
          <table:table-cell/>
          <table:table-cell table:formula="of:=[.C199]-[.$C$1]" office:value-type="float" office:value="28.4952473938465" calcext:value-type="float">
            <text:p>28.4952473938465</text:p>
          </table:table-cell>
          <table:table-cell table:formula="of:=[.D199]-[.$D$1]" office:value-type="float" office:value="48.1233610911295" calcext:value-type="float">
            <text:p>48.1233610911295</text:p>
          </table:table-cell>
          <table:table-cell table:formula="of:=[.E199]-[.$E$1]" office:value-type="float" office:value="0.72144608843854" calcext:value-type="float">
            <text:p>0.72144608843854</text:p>
          </table:table-cell>
        </table:table-row>
        <table:table-row table:style-name="ro1">
          <table:table-cell/>
          <table:table-cell office:value-type="float" office:value="1030602" calcext:value-type="float">
            <text:p>1030602</text:p>
          </table:table-cell>
          <table:table-cell office:value-type="float" office:value="3500429.261" calcext:value-type="float">
            <text:p>3500429.261</text:p>
          </table:table-cell>
          <table:table-cell office:value-type="float" office:value="5406646.549" calcext:value-type="float">
            <text:p>5406646.549</text:p>
          </table:table-cell>
          <table:table-cell office:value-type="float" office:value="389.019" calcext:value-type="float">
            <text:p>389.019</text:p>
          </table:table-cell>
          <table:table-cell/>
          <table:table-cell table:formula="of:=[.C200]-[.$C$1]" office:value-type="float" office:value="20.474247393664" calcext:value-type="float">
            <text:p>20.474247393664</text:p>
          </table:table-cell>
          <table:table-cell table:formula="of:=[.D200]-[.$D$1]" office:value-type="float" office:value="49.2453610906378" calcext:value-type="float">
            <text:p>49.2453610906378</text:p>
          </table:table-cell>
          <table:table-cell table:formula="of:=[.E200]-[.$E$1]" office:value-type="float" office:value="0.759446088438551" calcext:value-type="float">
            <text:p>0.759446088438551</text:p>
          </table:table-cell>
        </table:table-row>
        <table:table-row table:style-name="ro1">
          <table:table-cell/>
          <table:table-cell office:value-type="float" office:value="1030603" calcext:value-type="float">
            <text:p>1030603</text:p>
          </table:table-cell>
          <table:table-cell office:value-type="float" office:value="3500421.258" calcext:value-type="float">
            <text:p>3500421.258</text:p>
          </table:table-cell>
          <table:table-cell office:value-type="float" office:value="5406647.678" calcext:value-type="float">
            <text:p>5406647.678</text:p>
          </table:table-cell>
          <table:table-cell office:value-type="float" office:value="389.028" calcext:value-type="float">
            <text:p>389.028</text:p>
          </table:table-cell>
          <table:table-cell/>
          <table:table-cell table:formula="of:=[.C201]-[.$C$1]" office:value-type="float" office:value="12.4712473936379" calcext:value-type="float">
            <text:p>12.4712473936379</text:p>
          </table:table-cell>
          <table:table-cell table:formula="of:=[.D201]-[.$D$1]" office:value-type="float" office:value="50.3743610912934" calcext:value-type="float">
            <text:p>50.3743610912934</text:p>
          </table:table-cell>
          <table:table-cell table:formula="of:=[.E201]-[.$E$1]" office:value-type="float" office:value="0.768446088438566" calcext:value-type="float">
            <text:p>0.768446088438566</text:p>
          </table:table-cell>
        </table:table-row>
        <table:table-row table:style-name="ro1">
          <table:table-cell/>
          <table:table-cell office:value-type="float" office:value="1030604" calcext:value-type="float">
            <text:p>1030604</text:p>
          </table:table-cell>
          <table:table-cell office:value-type="float" office:value="3500397.503" calcext:value-type="float">
            <text:p>3500397.503</text:p>
          </table:table-cell>
          <table:table-cell office:value-type="float" office:value="5406651.027" calcext:value-type="float">
            <text:p>5406651.027</text:p>
          </table:table-cell>
          <table:table-cell office:value-type="float" office:value="389.018" calcext:value-type="float">
            <text:p>389.018</text:p>
          </table:table-cell>
          <table:table-cell/>
          <table:table-cell table:formula="of:=[.C202]-[.$C$1]" office:value-type="float" office:value="-11.2837526062503" calcext:value-type="float">
            <text:p>-11.2837526062503</text:p>
          </table:table-cell>
          <table:table-cell table:formula="of:=[.D202]-[.$D$1]" office:value-type="float" office:value="53.723361090757" calcext:value-type="float">
            <text:p>53.723361090757</text:p>
          </table:table-cell>
          <table:table-cell table:formula="of:=[.E202]-[.$E$1]" office:value-type="float" office:value="0.758446088438518" calcext:value-type="float">
            <text:p>0.758446088438518</text:p>
          </table:table-cell>
        </table:table-row>
        <table:table-row table:style-name="ro1">
          <table:table-cell/>
          <table:table-cell office:value-type="float" office:value="1030605" calcext:value-type="float">
            <text:p>1030605</text:p>
          </table:table-cell>
          <table:table-cell office:value-type="float" office:value="3500389.502" calcext:value-type="float">
            <text:p>3500389.502</text:p>
          </table:table-cell>
          <table:table-cell office:value-type="float" office:value="5406652.15" calcext:value-type="float">
            <text:p>5406652.15</text:p>
          </table:table-cell>
          <table:table-cell office:value-type="float" office:value="389.027" calcext:value-type="float">
            <text:p>389.027</text:p>
          </table:table-cell>
          <table:table-cell/>
          <table:table-cell table:formula="of:=[.C203]-[.$C$1]" office:value-type="float" office:value="-19.2847526064143" calcext:value-type="float">
            <text:p>-19.2847526064143</text:p>
          </table:table-cell>
          <table:table-cell table:formula="of:=[.D203]-[.$D$1]" office:value-type="float" office:value="54.8463610913605" calcext:value-type="float">
            <text:p>54.8463610913605</text:p>
          </table:table-cell>
          <table:table-cell table:formula="of:=[.E203]-[.$E$1]" office:value-type="float" office:value="0.767446088438533" calcext:value-type="float">
            <text:p>0.767446088438533</text:p>
          </table:table-cell>
        </table:table-row>
        <table:table-row table:style-name="ro1">
          <table:table-cell/>
          <table:table-cell office:value-type="float" office:value="1030606" calcext:value-type="float">
            <text:p>1030606</text:p>
          </table:table-cell>
          <table:table-cell office:value-type="float" office:value="3500381.484" calcext:value-type="float">
            <text:p>3500381.484</text:p>
          </table:table-cell>
          <table:table-cell office:value-type="float" office:value="5406653.261" calcext:value-type="float">
            <text:p>5406653.261</text:p>
          </table:table-cell>
          <table:table-cell office:value-type="float" office:value="389.015" calcext:value-type="float">
            <text:p>389.015</text:p>
          </table:table-cell>
          <table:table-cell/>
          <table:table-cell table:formula="of:=[.C204]-[.$C$1]" office:value-type="float" office:value="-27.3027526061051" calcext:value-type="float">
            <text:p>-27.3027526061051</text:p>
          </table:table-cell>
          <table:table-cell table:formula="of:=[.D204]-[.$D$1]" office:value-type="float" office:value="55.9573610909283" calcext:value-type="float">
            <text:p>55.9573610909283</text:p>
          </table:table-cell>
          <table:table-cell table:formula="of:=[.E204]-[.$E$1]" office:value-type="float" office:value="0.755446088438532" calcext:value-type="float">
            <text:p>0.755446088438532</text:p>
          </table:table-cell>
        </table:table-row>
        <table:table-row table:style-name="ro1">
          <table:table-cell/>
          <table:table-cell office:value-type="float" office:value="1030607" calcext:value-type="float">
            <text:p>1030607</text:p>
          </table:table-cell>
          <table:table-cell office:value-type="float" office:value="3500373.431" calcext:value-type="float">
            <text:p>3500373.431</text:p>
          </table:table-cell>
          <table:table-cell office:value-type="float" office:value="5406654.409" calcext:value-type="float">
            <text:p>5406654.409</text:p>
          </table:table-cell>
          <table:table-cell office:value-type="float" office:value="388.994" calcext:value-type="float">
            <text:p>388.994</text:p>
          </table:table-cell>
          <table:table-cell/>
          <table:table-cell table:formula="of:=[.C205]-[.$C$1]" office:value-type="float" office:value="-35.3557526064105" calcext:value-type="float">
            <text:p>-35.3557526064105</text:p>
          </table:table-cell>
          <table:table-cell table:formula="of:=[.D205]-[.$D$1]" office:value-type="float" office:value="57.105361090973" calcext:value-type="float">
            <text:p>57.105361090973</text:p>
          </table:table-cell>
          <table:table-cell table:formula="of:=[.E205]-[.$E$1]" office:value-type="float" office:value="0.734446088438574" calcext:value-type="float">
            <text:p>0.734446088438574</text:p>
          </table:table-cell>
        </table:table-row>
        <table:table-row table:style-name="ro1">
          <table:table-cell/>
          <table:table-cell office:value-type="float" office:value="1030608" calcext:value-type="float">
            <text:p>1030608</text:p>
          </table:table-cell>
          <table:table-cell office:value-type="float" office:value="3500451.174" calcext:value-type="float">
            <text:p>3500451.174</text:p>
          </table:table-cell>
          <table:table-cell office:value-type="float" office:value="5406637.566" calcext:value-type="float">
            <text:p>5406637.566</text:p>
          </table:table-cell>
          <table:table-cell office:value-type="float" office:value="383.907" calcext:value-type="float">
            <text:p>383.907</text:p>
          </table:table-cell>
          <table:table-cell/>
          <table:table-cell table:formula="of:=[.C206]-[.$C$1]" office:value-type="float" office:value="42.3872473938391" calcext:value-type="float">
            <text:p>42.3872473938391</text:p>
          </table:table-cell>
          <table:table-cell table:formula="of:=[.D206]-[.$D$1]" office:value-type="float" office:value="40.2623610906303" calcext:value-type="float">
            <text:p>40.2623610906303</text:p>
          </table:table-cell>
          <table:table-cell table:formula="of:=[.E206]-[.$E$1]" office:value-type="float" office:value="-4.35255391156147" calcext:value-type="float">
            <text:p>-4.35255391156147</text:p>
          </table:table-cell>
        </table:table-row>
        <table:table-row table:style-name="ro1">
          <table:table-cell/>
          <table:table-cell office:value-type="float" office:value="1030609" calcext:value-type="float">
            <text:p>1030609</text:p>
          </table:table-cell>
          <table:table-cell office:value-type="float" office:value="3500450.429" calcext:value-type="float">
            <text:p>3500450.429</text:p>
          </table:table-cell>
          <table:table-cell office:value-type="float" office:value="5406632.693" calcext:value-type="float">
            <text:p>5406632.693</text:p>
          </table:table-cell>
          <table:table-cell office:value-type="float" office:value="383.392" calcext:value-type="float">
            <text:p>383.392</text:p>
          </table:table-cell>
          <table:table-cell/>
          <table:table-cell table:formula="of:=[.C207]-[.$C$1]" office:value-type="float" office:value="41.6422473937273" calcext:value-type="float">
            <text:p>41.6422473937273</text:p>
          </table:table-cell>
          <table:table-cell table:formula="of:=[.D207]-[.$D$1]" office:value-type="float" office:value="35.3893610909581" calcext:value-type="float">
            <text:p>35.3893610909581</text:p>
          </table:table-cell>
          <table:table-cell table:formula="of:=[.E207]-[.$E$1]" office:value-type="float" office:value="-4.86755391156146" calcext:value-type="float">
            <text:p>-4.86755391156146</text:p>
          </table:table-cell>
        </table:table-row>
        <table:table-row table:style-name="ro1">
          <table:table-cell/>
          <table:table-cell office:value-type="float" office:value="1030610" calcext:value-type="float">
            <text:p>1030610</text:p>
          </table:table-cell>
          <table:table-cell office:value-type="float" office:value="3500444.04" calcext:value-type="float">
            <text:p>3500444.04</text:p>
          </table:table-cell>
          <table:table-cell office:value-type="float" office:value="5406636.124" calcext:value-type="float">
            <text:p>5406636.124</text:p>
          </table:table-cell>
          <table:table-cell office:value-type="float" office:value="383.974" calcext:value-type="float">
            <text:p>383.974</text:p>
          </table:table-cell>
          <table:table-cell/>
          <table:table-cell table:formula="of:=[.C208]-[.$C$1]" office:value-type="float" office:value="35.2532473937608" calcext:value-type="float">
            <text:p>35.2532473937608</text:p>
          </table:table-cell>
          <table:table-cell table:formula="of:=[.D208]-[.$D$1]" office:value-type="float" office:value="38.820361090824" calcext:value-type="float">
            <text:p>38.820361090824</text:p>
          </table:table-cell>
          <table:table-cell table:formula="of:=[.E208]-[.$E$1]" office:value-type="float" office:value="-4.28555391156147" calcext:value-type="float">
            <text:p>-4.28555391156147</text:p>
          </table:table-cell>
        </table:table-row>
        <table:table-row table:style-name="ro1">
          <table:table-cell/>
          <table:table-cell office:value-type="float" office:value="1030611" calcext:value-type="float">
            <text:p>1030611</text:p>
          </table:table-cell>
          <table:table-cell office:value-type="float" office:value="3500434.511" calcext:value-type="float">
            <text:p>3500434.511</text:p>
          </table:table-cell>
          <table:table-cell office:value-type="float" office:value="5406630.574" calcext:value-type="float">
            <text:p>5406630.574</text:p>
          </table:table-cell>
          <table:table-cell office:value-type="float" office:value="383.891" calcext:value-type="float">
            <text:p>383.891</text:p>
          </table:table-cell>
          <table:table-cell/>
          <table:table-cell table:formula="of:=[.C209]-[.$C$1]" office:value-type="float" office:value="25.724247393664" calcext:value-type="float">
            <text:p>25.724247393664</text:p>
          </table:table-cell>
          <table:table-cell table:formula="of:=[.D209]-[.$D$1]" office:value-type="float" office:value="33.2703610910103" calcext:value-type="float">
            <text:p>33.2703610910103</text:p>
          </table:table-cell>
          <table:table-cell table:formula="of:=[.E209]-[.$E$1]" office:value-type="float" office:value="-4.36855391156144" calcext:value-type="float">
            <text:p>-4.36855391156144</text:p>
          </table:table-cell>
        </table:table-row>
        <table:table-row table:style-name="ro1">
          <table:table-cell/>
          <table:table-cell office:value-type="float" office:value="1030612" calcext:value-type="float">
            <text:p>1030612</text:p>
          </table:table-cell>
          <table:table-cell office:value-type="float" office:value="3500424.448" calcext:value-type="float">
            <text:p>3500424.448</text:p>
          </table:table-cell>
          <table:table-cell office:value-type="float" office:value="5406624.848" calcext:value-type="float">
            <text:p>5406624.848</text:p>
          </table:table-cell>
          <table:table-cell office:value-type="float" office:value="383.897" calcext:value-type="float">
            <text:p>383.897</text:p>
          </table:table-cell>
          <table:table-cell/>
          <table:table-cell table:formula="of:=[.C210]-[.$C$1]" office:value-type="float" office:value="15.661247393582" calcext:value-type="float">
            <text:p>15.661247393582</text:p>
          </table:table-cell>
          <table:table-cell table:formula="of:=[.D210]-[.$D$1]" office:value-type="float" office:value="27.5443610912189" calcext:value-type="float">
            <text:p>27.5443610912189</text:p>
          </table:table-cell>
          <table:table-cell table:formula="of:=[.E210]-[.$E$1]" office:value-type="float" office:value="-4.36255391156146" calcext:value-type="float">
            <text:p>-4.36255391156146</text:p>
          </table:table-cell>
        </table:table-row>
        <table:table-row table:style-name="ro1">
          <table:table-cell/>
          <table:table-cell office:value-type="float" office:value="1030613" calcext:value-type="float">
            <text:p>1030613</text:p>
          </table:table-cell>
          <table:table-cell office:value-type="float" office:value="3500416.447" calcext:value-type="float">
            <text:p>3500416.447</text:p>
          </table:table-cell>
          <table:table-cell office:value-type="float" office:value="5406620.771" calcext:value-type="float">
            <text:p>5406620.771</text:p>
          </table:table-cell>
          <table:table-cell office:value-type="float" office:value="383.941" calcext:value-type="float">
            <text:p>383.941</text:p>
          </table:table-cell>
          <table:table-cell/>
          <table:table-cell table:formula="of:=[.C211]-[.$C$1]" office:value-type="float" office:value="7.66024739388377" calcext:value-type="float">
            <text:p>7.66024739388377</text:p>
          </table:table-cell>
          <table:table-cell table:formula="of:=[.D211]-[.$D$1]" office:value-type="float" office:value="23.4673610907048" calcext:value-type="float">
            <text:p>23.4673610907048</text:p>
          </table:table-cell>
          <table:table-cell table:formula="of:=[.E211]-[.$E$1]" office:value-type="float" office:value="-4.31855391156148" calcext:value-type="float">
            <text:p>-4.31855391156148</text:p>
          </table:table-cell>
        </table:table-row>
        <table:table-row table:style-name="ro1">
          <table:table-cell/>
          <table:table-cell office:value-type="float" office:value="1030614" calcext:value-type="float">
            <text:p>1030614</text:p>
          </table:table-cell>
          <table:table-cell office:value-type="float" office:value="3500413.33" calcext:value-type="float">
            <text:p>3500413.33</text:p>
          </table:table-cell>
          <table:table-cell office:value-type="float" office:value="5406630.317" calcext:value-type="float">
            <text:p>5406630.317</text:p>
          </table:table-cell>
          <table:table-cell office:value-type="float" office:value="383.947" calcext:value-type="float">
            <text:p>383.947</text:p>
          </table:table-cell>
          <table:table-cell/>
          <table:table-cell table:formula="of:=[.C212]-[.$C$1]" office:value-type="float" office:value="4.54324739379808" calcext:value-type="float">
            <text:p>4.54324739379808</text:p>
          </table:table-cell>
          <table:table-cell table:formula="of:=[.D212]-[.$D$1]" office:value-type="float" office:value="33.0133610907942" calcext:value-type="float">
            <text:p>33.0133610907942</text:p>
          </table:table-cell>
          <table:table-cell table:formula="of:=[.E212]-[.$E$1]" office:value-type="float" office:value="-4.31255391156145" calcext:value-type="float">
            <text:p>-4.31255391156145</text:p>
          </table:table-cell>
        </table:table-row>
        <table:table-row table:style-name="ro1">
          <table:table-cell/>
          <table:table-cell office:value-type="float" office:value="1030615" calcext:value-type="float">
            <text:p>1030615</text:p>
          </table:table-cell>
          <table:table-cell office:value-type="float" office:value="3500421.2" calcext:value-type="float">
            <text:p>3500421.2</text:p>
          </table:table-cell>
          <table:table-cell office:value-type="float" office:value="5406647.527" calcext:value-type="float">
            <text:p>5406647.527</text:p>
          </table:table-cell>
          <table:table-cell office:value-type="float" office:value="383.886" calcext:value-type="float">
            <text:p>383.886</text:p>
          </table:table-cell>
          <table:table-cell/>
          <table:table-cell table:formula="of:=[.C213]-[.$C$1]" office:value-type="float" office:value="12.4132473939098" calcext:value-type="float">
            <text:p>12.4132473939098</text:p>
          </table:table-cell>
          <table:table-cell table:formula="of:=[.D213]-[.$D$1]" office:value-type="float" office:value="50.223361090757" calcext:value-type="float">
            <text:p>50.223361090757</text:p>
          </table:table-cell>
          <table:table-cell table:formula="of:=[.E213]-[.$E$1]" office:value-type="float" office:value="-4.37355391156143" calcext:value-type="float">
            <text:p>-4.37355391156143</text:p>
          </table:table-cell>
        </table:table-row>
        <table:table-row table:style-name="ro1">
          <table:table-cell/>
          <table:table-cell office:value-type="float" office:value="1030616" calcext:value-type="float">
            <text:p>1030616</text:p>
          </table:table-cell>
          <table:table-cell office:value-type="float" office:value="3500407.78" calcext:value-type="float">
            <text:p>3500407.78</text:p>
          </table:table-cell>
          <table:table-cell office:value-type="float" office:value="5406634.147" calcext:value-type="float">
            <text:p>5406634.147</text:p>
          </table:table-cell>
          <table:table-cell office:value-type="float" office:value="383.958" calcext:value-type="float">
            <text:p>383.958</text:p>
          </table:table-cell>
          <table:table-cell/>
          <table:table-cell table:formula="of:=[.C214]-[.$C$1]" office:value-type="float" office:value="-1.00675260648131" calcext:value-type="float">
            <text:p>-1.00675260648131</text:p>
          </table:table-cell>
          <table:table-cell table:formula="of:=[.D214]-[.$D$1]" office:value-type="float" office:value="36.8433610908687" calcext:value-type="float">
            <text:p>36.8433610908687</text:p>
          </table:table-cell>
          <table:table-cell table:formula="of:=[.E214]-[.$E$1]" office:value-type="float" office:value="-4.30155391156143" calcext:value-type="float">
            <text:p>-4.30155391156143</text:p>
          </table:table-cell>
        </table:table-row>
        <table:table-row table:style-name="ro1">
          <table:table-cell/>
          <table:table-cell office:value-type="float" office:value="1030617" calcext:value-type="float">
            <text:p>1030617</text:p>
          </table:table-cell>
          <table:table-cell office:value-type="float" office:value="3500395.984" calcext:value-type="float">
            <text:p>3500395.984</text:p>
          </table:table-cell>
          <table:table-cell office:value-type="float" office:value="5406631.147" calcext:value-type="float">
            <text:p>5406631.147</text:p>
          </table:table-cell>
          <table:table-cell office:value-type="float" office:value="383.986" calcext:value-type="float">
            <text:p>383.986</text:p>
          </table:table-cell>
          <table:table-cell/>
          <table:table-cell table:formula="of:=[.C215]-[.$C$1]" office:value-type="float" office:value="-12.8027526061051" calcext:value-type="float">
            <text:p>-12.8027526061051</text:p>
          </table:table-cell>
          <table:table-cell table:formula="of:=[.D215]-[.$D$1]" office:value-type="float" office:value="33.8433610908687" calcext:value-type="float">
            <text:p>33.8433610908687</text:p>
          </table:table-cell>
          <table:table-cell table:formula="of:=[.E215]-[.$E$1]" office:value-type="float" office:value="-4.27355391156146" calcext:value-type="float">
            <text:p>-4.27355391156146</text:p>
          </table:table-cell>
        </table:table-row>
        <table:table-row table:style-name="ro1">
          <table:table-cell/>
          <table:table-cell office:value-type="float" office:value="1030618" calcext:value-type="float">
            <text:p>1030618</text:p>
          </table:table-cell>
          <table:table-cell office:value-type="float" office:value="3500389.347" calcext:value-type="float">
            <text:p>3500389.347</text:p>
          </table:table-cell>
          <table:table-cell office:value-type="float" office:value="5406620.717" calcext:value-type="float">
            <text:p>5406620.717</text:p>
          </table:table-cell>
          <table:table-cell office:value-type="float" office:value="383.928" calcext:value-type="float">
            <text:p>383.928</text:p>
          </table:table-cell>
          <table:table-cell/>
          <table:table-cell table:formula="of:=[.C216]-[.$C$1]" office:value-type="float" office:value="-19.4397526062094" calcext:value-type="float">
            <text:p>-19.4397526062094</text:p>
          </table:table-cell>
          <table:table-cell table:formula="of:=[.D216]-[.$D$1]" office:value-type="float" office:value="23.4133610911667" calcext:value-type="float">
            <text:p>23.4133610911667</text:p>
          </table:table-cell>
          <table:table-cell table:formula="of:=[.E216]-[.$E$1]" office:value-type="float" office:value="-4.33155391156146" calcext:value-type="float">
            <text:p>-4.33155391156146</text:p>
          </table:table-cell>
        </table:table-row>
        <table:table-row table:style-name="ro1">
          <table:table-cell/>
          <table:table-cell office:value-type="float" office:value="1030619" calcext:value-type="float">
            <text:p>1030619</text:p>
          </table:table-cell>
          <table:table-cell office:value-type="float" office:value="3500387.493" calcext:value-type="float">
            <text:p>3500387.493</text:p>
          </table:table-cell>
          <table:table-cell office:value-type="float" office:value="5406611.376" calcext:value-type="float">
            <text:p>5406611.376</text:p>
          </table:table-cell>
          <table:table-cell office:value-type="float" office:value="383.881" calcext:value-type="float">
            <text:p>383.881</text:p>
          </table:table-cell>
          <table:table-cell/>
          <table:table-cell table:formula="of:=[.C217]-[.$C$1]" office:value-type="float" office:value="-21.2937526064925" calcext:value-type="float">
            <text:p>-21.2937526064925</text:p>
          </table:table-cell>
          <table:table-cell table:formula="of:=[.D217]-[.$D$1]" office:value-type="float" office:value="14.0723610911518" calcext:value-type="float">
            <text:p>14.0723610911518</text:p>
          </table:table-cell>
          <table:table-cell table:formula="of:=[.E217]-[.$E$1]" office:value-type="float" office:value="-4.37855391156148" calcext:value-type="float">
            <text:p>-4.37855391156148</text:p>
          </table:table-cell>
        </table:table-row>
        <table:table-row table:style-name="ro1">
          <table:table-cell/>
          <table:table-cell office:value-type="float" office:value="1030620" calcext:value-type="float">
            <text:p>1030620</text:p>
          </table:table-cell>
          <table:table-cell office:value-type="float" office:value="3500384.55" calcext:value-type="float">
            <text:p>3500384.55</text:p>
          </table:table-cell>
          <table:table-cell office:value-type="float" office:value="5406618.325" calcext:value-type="float">
            <text:p>5406618.325</text:p>
          </table:table-cell>
          <table:table-cell office:value-type="float" office:value="383.86" calcext:value-type="float">
            <text:p>383.86</text:p>
          </table:table-cell>
          <table:table-cell/>
          <table:table-cell table:formula="of:=[.C218]-[.$C$1]" office:value-type="float" office:value="-24.2367526064627" calcext:value-type="float">
            <text:p>-24.2367526064627</text:p>
          </table:table-cell>
          <table:table-cell table:formula="of:=[.D218]-[.$D$1]" office:value-type="float" office:value="21.0213610911742" calcext:value-type="float">
            <text:p>21.0213610911742</text:p>
          </table:table-cell>
          <table:table-cell table:formula="of:=[.E218]-[.$E$1]" office:value-type="float" office:value="-4.39955391156144" calcext:value-type="float">
            <text:p>-4.39955391156144</text:p>
          </table:table-cell>
        </table:table-row>
        <table:table-row table:style-name="ro1">
          <table:table-cell/>
          <table:table-cell office:value-type="float" office:value="1030621" calcext:value-type="float">
            <text:p>1030621</text:p>
          </table:table-cell>
          <table:table-cell office:value-type="float" office:value="3500391.263" calcext:value-type="float">
            <text:p>3500391.263</text:p>
          </table:table-cell>
          <table:table-cell office:value-type="float" office:value="5406641.965" calcext:value-type="float">
            <text:p>5406641.965</text:p>
          </table:table-cell>
          <table:table-cell office:value-type="float" office:value="383.904" calcext:value-type="float">
            <text:p>383.904</text:p>
          </table:table-cell>
          <table:table-cell/>
          <table:table-cell table:formula="of:=[.C219]-[.$C$1]" office:value-type="float" office:value="-17.5237526064739" calcext:value-type="float">
            <text:p>-17.5237526064739</text:p>
          </table:table-cell>
          <table:table-cell table:formula="of:=[.D219]-[.$D$1]" office:value-type="float" office:value="44.6613610908389" calcext:value-type="float">
            <text:p>44.6613610908389</text:p>
          </table:table-cell>
          <table:table-cell table:formula="of:=[.E219]-[.$E$1]" office:value-type="float" office:value="-4.35555391156146" calcext:value-type="float">
            <text:p>-4.35555391156146</text:p>
          </table:table-cell>
        </table:table-row>
        <table:table-row table:style-name="ro1">
          <table:table-cell/>
          <table:table-cell office:value-type="float" office:value="1030622" calcext:value-type="float">
            <text:p>1030622</text:p>
          </table:table-cell>
          <table:table-cell office:value-type="float" office:value="3500384.421" calcext:value-type="float">
            <text:p>3500384.421</text:p>
          </table:table-cell>
          <table:table-cell office:value-type="float" office:value="5406647.886" calcext:value-type="float">
            <text:p>5406647.886</text:p>
          </table:table-cell>
          <table:table-cell office:value-type="float" office:value="383.919" calcext:value-type="float">
            <text:p>383.919</text:p>
          </table:table-cell>
          <table:table-cell/>
          <table:table-cell table:formula="of:=[.C220]-[.$C$1]" office:value-type="float" office:value="-24.365752606187" calcext:value-type="float">
            <text:p>-24.365752606187</text:p>
          </table:table-cell>
          <table:table-cell table:formula="of:=[.D220]-[.$D$1]" office:value-type="float" office:value="50.5823610909283" calcext:value-type="float">
            <text:p>50.5823610909283</text:p>
          </table:table-cell>
          <table:table-cell table:formula="of:=[.E220]-[.$E$1]" office:value-type="float" office:value="-4.34055391156147" calcext:value-type="float">
            <text:p>-4.34055391156147</text:p>
          </table:table-cell>
        </table:table-row>
        <table:table-row table:style-name="ro1">
          <table:table-cell/>
          <table:table-cell office:value-type="float" office:value="1030623" calcext:value-type="float">
            <text:p>1030623</text:p>
          </table:table-cell>
          <table:table-cell office:value-type="float" office:value="3500361.18" calcext:value-type="float">
            <text:p>3500361.18</text:p>
          </table:table-cell>
          <table:table-cell office:value-type="float" office:value="5406651.332" calcext:value-type="float">
            <text:p>5406651.332</text:p>
          </table:table-cell>
          <table:table-cell office:value-type="float" office:value="383.201" calcext:value-type="float">
            <text:p>383.201</text:p>
          </table:table-cell>
          <table:table-cell/>
          <table:table-cell table:formula="of:=[.C221]-[.$C$1]" office:value-type="float" office:value="-47.6067526061088" calcext:value-type="float">
            <text:p>-47.6067526061088</text:p>
          </table:table-cell>
          <table:table-cell table:formula="of:=[.D221]-[.$D$1]" office:value-type="float" office:value="54.0283610913903" calcext:value-type="float">
            <text:p>54.0283610913903</text:p>
          </table:table-cell>
          <table:table-cell table:formula="of:=[.E221]-[.$E$1]" office:value-type="float" office:value="-5.05855391156143" calcext:value-type="float">
            <text:p>-5.05855391156143</text:p>
          </table:table-cell>
        </table:table-row>
        <table:table-row table:style-name="ro1">
          <table:table-cell/>
          <table:table-cell office:value-type="float" office:value="1030624" calcext:value-type="float">
            <text:p>1030624</text:p>
          </table:table-cell>
          <table:table-cell office:value-type="float" office:value="3500371.372" calcext:value-type="float">
            <text:p>3500371.372</text:p>
          </table:table-cell>
          <table:table-cell office:value-type="float" office:value="5406667.484" calcext:value-type="float">
            <text:p>5406667.484</text:p>
          </table:table-cell>
          <table:table-cell office:value-type="float" office:value="383.578" calcext:value-type="float">
            <text:p>383.578</text:p>
          </table:table-cell>
          <table:table-cell/>
          <table:table-cell table:formula="of:=[.C222]-[.$C$1]" office:value-type="float" office:value="-37.4147526063025" calcext:value-type="float">
            <text:p>-37.4147526063025</text:p>
          </table:table-cell>
          <table:table-cell table:formula="of:=[.D222]-[.$D$1]" office:value-type="float" office:value="70.1803610911593" calcext:value-type="float">
            <text:p>70.1803610911593</text:p>
          </table:table-cell>
          <table:table-cell table:formula="of:=[.E222]-[.$E$1]" office:value-type="float" office:value="-4.68155391156148" calcext:value-type="float">
            <text:p>-4.68155391156148</text:p>
          </table:table-cell>
        </table:table-row>
        <table:table-row table:style-name="ro1">
          <table:table-cell/>
          <table:table-cell office:value-type="float" office:value="1030625" calcext:value-type="float">
            <text:p>1030625</text:p>
          </table:table-cell>
          <table:table-cell office:value-type="float" office:value="3500347.161" calcext:value-type="float">
            <text:p>3500347.161</text:p>
          </table:table-cell>
          <table:table-cell office:value-type="float" office:value="5406670.091" calcext:value-type="float">
            <text:p>5406670.091</text:p>
          </table:table-cell>
          <table:table-cell office:value-type="float" office:value="383.053" calcext:value-type="float">
            <text:p>383.053</text:p>
          </table:table-cell>
          <table:table-cell/>
          <table:table-cell table:formula="of:=[.C223]-[.$C$1]" office:value-type="float" office:value="-61.6257526064292" calcext:value-type="float">
            <text:p>-61.6257526064292</text:p>
          </table:table-cell>
          <table:table-cell table:formula="of:=[.D223]-[.$D$1]" office:value-type="float" office:value="72.7873610910028" calcext:value-type="float">
            <text:p>72.7873610910028</text:p>
          </table:table-cell>
          <table:table-cell table:formula="of:=[.E223]-[.$E$1]" office:value-type="float" office:value="-5.20655391156146" calcext:value-type="float">
            <text:p>-5.20655391156146</text:p>
          </table:table-cell>
        </table:table-row>
        <table:table-row table:style-name="ro1">
          <table:table-cell/>
          <table:table-cell office:value-type="float" office:value="1030626" calcext:value-type="float">
            <text:p>1030626</text:p>
          </table:table-cell>
          <table:table-cell office:value-type="float" office:value="3500450.443" calcext:value-type="float">
            <text:p>3500450.443</text:p>
          </table:table-cell>
          <table:table-cell office:value-type="float" office:value="5406653.461" calcext:value-type="float">
            <text:p>5406653.461</text:p>
          </table:table-cell>
          <table:table-cell office:value-type="float" office:value="385.135" calcext:value-type="float">
            <text:p>385.135</text:p>
          </table:table-cell>
          <table:table-cell/>
          <table:table-cell table:formula="of:=[.C224]-[.$C$1]" office:value-type="float" office:value="41.6562473936938" calcext:value-type="float">
            <text:p>41.6562473936938</text:p>
          </table:table-cell>
          <table:table-cell table:formula="of:=[.D224]-[.$D$1]" office:value-type="float" office:value="56.1573610911146" calcext:value-type="float">
            <text:p>56.1573610911146</text:p>
          </table:table-cell>
          <table:table-cell table:formula="of:=[.E224]-[.$E$1]" office:value-type="float" office:value="-3.12455391156146" calcext:value-type="float">
            <text:p>-3.12455391156146</text:p>
          </table:table-cell>
        </table:table-row>
        <table:table-row table:style-name="ro1">
          <table:table-cell/>
          <table:table-cell office:value-type="float" office:value="1030627" calcext:value-type="float">
            <text:p>1030627</text:p>
          </table:table-cell>
          <table:table-cell office:value-type="float" office:value="3500471.478" calcext:value-type="float">
            <text:p>3500471.478</text:p>
          </table:table-cell>
          <table:table-cell office:value-type="float" office:value="5406652.682" calcext:value-type="float">
            <text:p>5406652.682</text:p>
          </table:table-cell>
          <table:table-cell office:value-type="float" office:value="385.335" calcext:value-type="float">
            <text:p>385.335</text:p>
          </table:table-cell>
          <table:table-cell/>
          <table:table-cell table:formula="of:=[.C225]-[.$C$1]" office:value-type="float" office:value="62.6912473938428" calcext:value-type="float">
            <text:p>62.6912473938428</text:p>
          </table:table-cell>
          <table:table-cell table:formula="of:=[.D225]-[.$D$1]" office:value-type="float" office:value="55.3783610910177" calcext:value-type="float">
            <text:p>55.3783610910177</text:p>
          </table:table-cell>
          <table:table-cell table:formula="of:=[.E225]-[.$E$1]" office:value-type="float" office:value="-2.92455391156147" calcext:value-type="float">
            <text:p>-2.92455391156147</text:p>
          </table:table-cell>
        </table:table-row>
        <table:table-row table:style-name="ro1">
          <table:table-cell/>
          <table:table-cell office:value-type="float" office:value="1030628" calcext:value-type="float">
            <text:p>1030628</text:p>
          </table:table-cell>
          <table:table-cell office:value-type="float" office:value="3500381.179" calcext:value-type="float">
            <text:p>3500381.179</text:p>
          </table:table-cell>
          <table:table-cell office:value-type="float" office:value="5406653.512" calcext:value-type="float">
            <text:p>5406653.512</text:p>
          </table:table-cell>
          <table:table-cell office:value-type="float" office:value="383.205" calcext:value-type="float">
            <text:p>383.205</text:p>
          </table:table-cell>
          <table:table-cell/>
          <table:table-cell table:formula="of:=[.C226]-[.$C$1]" office:value-type="float" office:value="-27.6077526062727" calcext:value-type="float">
            <text:p>-27.6077526062727</text:p>
          </table:table-cell>
          <table:table-cell table:formula="of:=[.D226]-[.$D$1]" office:value-type="float" office:value="56.2083610910922" calcext:value-type="float">
            <text:p>56.2083610910922</text:p>
          </table:table-cell>
          <table:table-cell table:formula="of:=[.E226]-[.$E$1]" office:value-type="float" office:value="-5.05455391156147" calcext:value-type="float">
            <text:p>-5.05455391156147</text:p>
          </table:table-cell>
        </table:table-row>
        <table:table-row table:style-name="ro1">
          <table:table-cell/>
          <table:table-cell office:value-type="float" office:value="1030629" calcext:value-type="float">
            <text:p>1030629</text:p>
          </table:table-cell>
          <table:table-cell office:value-type="float" office:value="3500379.511" calcext:value-type="float">
            <text:p>3500379.511</text:p>
          </table:table-cell>
          <table:table-cell office:value-type="float" office:value="5406645.994" calcext:value-type="float">
            <text:p>5406645.994</text:p>
          </table:table-cell>
          <table:table-cell office:value-type="float" office:value="383.29" calcext:value-type="float">
            <text:p>383.29</text:p>
          </table:table-cell>
          <table:table-cell/>
          <table:table-cell table:formula="of:=[.C227]-[.$C$1]" office:value-type="float" office:value="-29.275752606336" calcext:value-type="float">
            <text:p>-29.275752606336</text:p>
          </table:table-cell>
          <table:table-cell table:formula="of:=[.D227]-[.$D$1]" office:value-type="float" office:value="48.6903610909358" calcext:value-type="float">
            <text:p>48.6903610909358</text:p>
          </table:table-cell>
          <table:table-cell table:formula="of:=[.E227]-[.$E$1]" office:value-type="float" office:value="-4.96955391156143" calcext:value-type="float">
            <text:p>-4.96955391156143</text:p>
          </table:table-cell>
        </table:table-row>
        <table:table-row table:style-name="ro1">
          <table:table-cell/>
          <table:table-cell office:value-type="float" office:value="1030630" calcext:value-type="float">
            <text:p>1030630</text:p>
          </table:table-cell>
          <table:table-cell office:value-type="float" office:value="3500376.288" calcext:value-type="float">
            <text:p>3500376.288</text:p>
          </table:table-cell>
          <table:table-cell office:value-type="float" office:value="5406641.975" calcext:value-type="float">
            <text:p>5406641.975</text:p>
          </table:table-cell>
          <table:table-cell office:value-type="float" office:value="383.337" calcext:value-type="float">
            <text:p>383.337</text:p>
          </table:table-cell>
          <table:table-cell/>
          <table:table-cell table:formula="of:=[.C228]-[.$C$1]" office:value-type="float" office:value="-32.4987526061013" calcext:value-type="float">
            <text:p>-32.4987526061013</text:p>
          </table:table-cell>
          <table:table-cell table:formula="of:=[.D228]-[.$D$1]" office:value-type="float" office:value="44.6713610906154" calcext:value-type="float">
            <text:p>44.6713610906154</text:p>
          </table:table-cell>
          <table:table-cell table:formula="of:=[.E228]-[.$E$1]" office:value-type="float" office:value="-4.92255391156147" calcext:value-type="float">
            <text:p>-4.92255391156147</text:p>
          </table:table-cell>
        </table:table-row>
        <table:table-row table:style-name="ro1">
          <table:table-cell/>
          <table:table-cell office:value-type="float" office:value="1030631" calcext:value-type="float">
            <text:p>1030631</text:p>
          </table:table-cell>
          <table:table-cell office:value-type="float" office:value="3500377.42" calcext:value-type="float">
            <text:p>3500377.42</text:p>
          </table:table-cell>
          <table:table-cell office:value-type="float" office:value="5406637.481" calcext:value-type="float">
            <text:p>5406637.481</text:p>
          </table:table-cell>
          <table:table-cell office:value-type="float" office:value="383.412" calcext:value-type="float">
            <text:p>383.412</text:p>
          </table:table-cell>
          <table:table-cell/>
          <table:table-cell table:formula="of:=[.C229]-[.$C$1]" office:value-type="float" office:value="-31.3667526063509" calcext:value-type="float">
            <text:p>-31.3667526063509</text:p>
          </table:table-cell>
          <table:table-cell table:formula="of:=[.D229]-[.$D$1]" office:value-type="float" office:value="40.1773610906676" calcext:value-type="float">
            <text:p>40.1773610906676</text:p>
          </table:table-cell>
          <table:table-cell table:formula="of:=[.E229]-[.$E$1]" office:value-type="float" office:value="-4.84755391156148" calcext:value-type="float">
            <text:p>-4.84755391156148</text:p>
          </table:table-cell>
        </table:table-row>
        <table:table-row table:style-name="ro1">
          <table:table-cell/>
          <table:table-cell office:value-type="float" office:value="1030632" calcext:value-type="float">
            <text:p>1030632</text:p>
          </table:table-cell>
          <table:table-cell office:value-type="float" office:value="3500379.817" calcext:value-type="float">
            <text:p>3500379.817</text:p>
          </table:table-cell>
          <table:table-cell office:value-type="float" office:value="5406609.175" calcext:value-type="float">
            <text:p>5406609.175</text:p>
          </table:table-cell>
          <table:table-cell office:value-type="float" office:value="383.341" calcext:value-type="float">
            <text:p>383.341</text:p>
          </table:table-cell>
          <table:table-cell/>
          <table:table-cell table:formula="of:=[.C230]-[.$C$1]" office:value-type="float" office:value="-28.9697526064701" calcext:value-type="float">
            <text:p>-28.9697526064701</text:p>
          </table:table-cell>
          <table:table-cell table:formula="of:=[.D230]-[.$D$1]" office:value-type="float" office:value="11.8713610908017" calcext:value-type="float">
            <text:p>11.8713610908017</text:p>
          </table:table-cell>
          <table:table-cell table:formula="of:=[.E230]-[.$E$1]" office:value-type="float" office:value="-4.91855391156145" calcext:value-type="float">
            <text:p>-4.91855391156145</text:p>
          </table:table-cell>
        </table:table-row>
        <table:table-row table:style-name="ro1">
          <table:table-cell/>
          <table:table-cell office:value-type="float" office:value="1030633" calcext:value-type="float">
            <text:p>1030633</text:p>
          </table:table-cell>
          <table:table-cell office:value-type="float" office:value="3500372.625" calcext:value-type="float">
            <text:p>3500372.625</text:p>
          </table:table-cell>
          <table:table-cell office:value-type="float" office:value="5406611.537" calcext:value-type="float">
            <text:p>5406611.537</text:p>
          </table:table-cell>
          <table:table-cell office:value-type="float" office:value="383.367" calcext:value-type="float">
            <text:p>383.367</text:p>
          </table:table-cell>
          <table:table-cell/>
          <table:table-cell table:formula="of:=[.C231]-[.$C$1]" office:value-type="float" office:value="-36.1617526062764" calcext:value-type="float">
            <text:p>-36.1617526062764</text:p>
          </table:table-cell>
          <table:table-cell table:formula="of:=[.D231]-[.$D$1]" office:value-type="float" office:value="14.2333610905334" calcext:value-type="float">
            <text:p>14.2333610905334</text:p>
          </table:table-cell>
          <table:table-cell table:formula="of:=[.E231]-[.$E$1]" office:value-type="float" office:value="-4.89255391156144" calcext:value-type="float">
            <text:p>-4.89255391156144</text:p>
          </table:table-cell>
        </table:table-row>
        <table:table-row table:style-name="ro1">
          <table:table-cell/>
          <table:table-cell office:value-type="float" office:value="1030634" calcext:value-type="float">
            <text:p>1030634</text:p>
          </table:table-cell>
          <table:table-cell office:value-type="float" office:value="3500371.418" calcext:value-type="float">
            <text:p>3500371.418</text:p>
          </table:table-cell>
          <table:table-cell office:value-type="float" office:value="5406615.248" calcext:value-type="float">
            <text:p>5406615.248</text:p>
          </table:table-cell>
          <table:table-cell office:value-type="float" office:value="383.404" calcext:value-type="float">
            <text:p>383.404</text:p>
          </table:table-cell>
          <table:table-cell/>
          <table:table-cell table:formula="of:=[.C232]-[.$C$1]" office:value-type="float" office:value="-37.3687526062131" calcext:value-type="float">
            <text:p>-37.3687526062131</text:p>
          </table:table-cell>
          <table:table-cell table:formula="of:=[.D232]-[.$D$1]" office:value-type="float" office:value="17.9443610906601" calcext:value-type="float">
            <text:p>17.9443610906601</text:p>
          </table:table-cell>
          <table:table-cell table:formula="of:=[.E232]-[.$E$1]" office:value-type="float" office:value="-4.85555391156146" calcext:value-type="float">
            <text:p>-4.85555391156146</text:p>
          </table:table-cell>
        </table:table-row>
        <table:table-row table:style-name="ro1">
          <table:table-cell/>
          <table:table-cell office:value-type="float" office:value="1030635" calcext:value-type="float">
            <text:p>1030635</text:p>
          </table:table-cell>
          <table:table-cell office:value-type="float" office:value="3500366.944" calcext:value-type="float">
            <text:p>3500366.944</text:p>
          </table:table-cell>
          <table:table-cell office:value-type="float" office:value="5406630.836" calcext:value-type="float">
            <text:p>5406630.836</text:p>
          </table:table-cell>
          <table:table-cell office:value-type="float" office:value="383.338" calcext:value-type="float">
            <text:p>383.338</text:p>
          </table:table-cell>
          <table:table-cell/>
          <table:table-cell table:formula="of:=[.C233]-[.$C$1]" office:value-type="float" office:value="-41.8427526061423" calcext:value-type="float">
            <text:p>-41.8427526061423</text:p>
          </table:table-cell>
          <table:table-cell table:formula="of:=[.D233]-[.$D$1]" office:value-type="float" office:value="33.5323610911146" calcext:value-type="float">
            <text:p>33.5323610911146</text:p>
          </table:table-cell>
          <table:table-cell table:formula="of:=[.E233]-[.$E$1]" office:value-type="float" office:value="-4.92155391156143" calcext:value-type="float">
            <text:p>-4.92155391156143</text:p>
          </table:table-cell>
        </table:table-row>
        <table:table-row table:style-name="ro1">
          <table:table-cell/>
          <table:table-cell office:value-type="float" office:value="1030636" calcext:value-type="float">
            <text:p>1030636</text:p>
          </table:table-cell>
          <table:table-cell office:value-type="float" office:value="3500379.153" calcext:value-type="float">
            <text:p>3500379.153</text:p>
          </table:table-cell>
          <table:table-cell office:value-type="float" office:value="5406685.706" calcext:value-type="float">
            <text:p>5406685.706</text:p>
          </table:table-cell>
          <table:table-cell office:value-type="float" office:value="383.668" calcext:value-type="float">
            <text:p>383.668</text:p>
          </table:table-cell>
          <table:table-cell/>
          <table:table-cell table:formula="of:=[.C234]-[.$C$1]" office:value-type="float" office:value="-29.6337526063435" calcext:value-type="float">
            <text:p>-29.6337526063435</text:p>
          </table:table-cell>
          <table:table-cell table:formula="of:=[.D234]-[.$D$1]" office:value-type="float" office:value="88.4023610912263" calcext:value-type="float">
            <text:p>88.4023610912263</text:p>
          </table:table-cell>
          <table:table-cell table:formula="of:=[.E234]-[.$E$1]" office:value-type="float" office:value="-4.59155391156145" calcext:value-type="float">
            <text:p>-4.59155391156145</text:p>
          </table:table-cell>
        </table:table-row>
        <table:table-row table:style-name="ro1">
          <table:table-cell/>
          <table:table-cell office:value-type="float" office:value="1030637" calcext:value-type="float">
            <text:p>1030637</text:p>
          </table:table-cell>
          <table:table-cell office:value-type="float" office:value="3500400.838" calcext:value-type="float">
            <text:p>3500400.838</text:p>
          </table:table-cell>
          <table:table-cell office:value-type="float" office:value="5406634.63" calcext:value-type="float">
            <text:p>5406634.63</text:p>
          </table:table-cell>
          <table:table-cell office:value-type="float" office:value="383.845" calcext:value-type="float">
            <text:p>383.845</text:p>
          </table:table-cell>
          <table:table-cell/>
          <table:table-cell table:formula="of:=[.C235]-[.$C$1]" office:value-type="float" office:value="-7.9487526062876" calcext:value-type="float">
            <text:p>-7.9487526062876</text:p>
          </table:table-cell>
          <table:table-cell table:formula="of:=[.D235]-[.$D$1]" office:value-type="float" office:value="37.3263610908762" calcext:value-type="float">
            <text:p>37.3263610908762</text:p>
          </table:table-cell>
          <table:table-cell table:formula="of:=[.E235]-[.$E$1]" office:value-type="float" office:value="-4.41455391156143" calcext:value-type="float">
            <text:p>-4.41455391156143</text:p>
          </table:table-cell>
        </table:table-row>
        <table:table-row table:style-name="ro1">
          <table:table-cell/>
          <table:table-cell office:value-type="float" office:value="1030638" calcext:value-type="float">
            <text:p>1030638</text:p>
          </table:table-cell>
          <table:table-cell office:value-type="float" office:value="3500389.209" calcext:value-type="float">
            <text:p>3500389.209</text:p>
          </table:table-cell>
          <table:table-cell office:value-type="float" office:value="5406636.143" calcext:value-type="float">
            <text:p>5406636.143</text:p>
          </table:table-cell>
          <table:table-cell office:value-type="float" office:value="383.932" calcext:value-type="float">
            <text:p>383.932</text:p>
          </table:table-cell>
          <table:table-cell/>
          <table:table-cell table:formula="of:=[.C236]-[.$C$1]" office:value-type="float" office:value="-19.5777526064776" calcext:value-type="float">
            <text:p>-19.5777526064776</text:p>
          </table:table-cell>
          <table:table-cell table:formula="of:=[.D236]-[.$D$1]" office:value-type="float" office:value="38.8393610911444" calcext:value-type="float">
            <text:p>38.8393610911444</text:p>
          </table:table-cell>
          <table:table-cell table:formula="of:=[.E236]-[.$E$1]" office:value-type="float" office:value="-4.32755391156144" calcext:value-type="float">
            <text:p>-4.32755391156144</text:p>
          </table:table-cell>
        </table:table-row>
        <table:table-row table:style-name="ro1">
          <table:table-cell/>
          <table:table-cell office:value-type="float" office:value="1030639" calcext:value-type="float">
            <text:p>1030639</text:p>
          </table:table-cell>
          <table:table-cell office:value-type="float" office:value="3500381.389" calcext:value-type="float">
            <text:p>3500381.389</text:p>
          </table:table-cell>
          <table:table-cell office:value-type="float" office:value="5406633.769" calcext:value-type="float">
            <text:p>5406633.769</text:p>
          </table:table-cell>
          <table:table-cell office:value-type="float" office:value="383.978" calcext:value-type="float">
            <text:p>383.978</text:p>
          </table:table-cell>
          <table:table-cell/>
          <table:table-cell table:formula="of:=[.C237]-[.$C$1]" office:value-type="float" office:value="-27.3977526063099" calcext:value-type="float">
            <text:p>-27.3977526063099</text:p>
          </table:table-cell>
          <table:table-cell table:formula="of:=[.D237]-[.$D$1]" office:value-type="float" office:value="36.4653610913083" calcext:value-type="float">
            <text:p>36.4653610913083</text:p>
          </table:table-cell>
          <table:table-cell table:formula="of:=[.E237]-[.$E$1]" office:value-type="float" office:value="-4.28155391156145" calcext:value-type="float">
            <text:p>-4.28155391156145</text:p>
          </table:table-cell>
        </table:table-row>
        <table:table-row table:style-name="ro1">
          <table:table-cell/>
          <table:table-cell office:value-type="float" office:value="1030640" calcext:value-type="float">
            <text:p>1030640</text:p>
          </table:table-cell>
          <table:table-cell office:value-type="float" office:value="3500413.336" calcext:value-type="float">
            <text:p>3500413.336</text:p>
          </table:table-cell>
          <table:table-cell office:value-type="float" office:value="5406648.47" calcext:value-type="float">
            <text:p>5406648.47</text:p>
          </table:table-cell>
          <table:table-cell office:value-type="float" office:value="383.965" calcext:value-type="float">
            <text:p>383.965</text:p>
          </table:table-cell>
          <table:table-cell/>
          <table:table-cell table:formula="of:=[.C238]-[.$C$1]" office:value-type="float" office:value="4.54924739385024" calcext:value-type="float">
            <text:p>4.54924739385024</text:p>
          </table:table-cell>
          <table:table-cell table:formula="of:=[.D238]-[.$D$1]" office:value-type="float" office:value="51.1663610907272" calcext:value-type="float">
            <text:p>51.1663610907272</text:p>
          </table:table-cell>
          <table:table-cell table:formula="of:=[.E238]-[.$E$1]" office:value-type="float" office:value="-4.29455391156148" calcext:value-type="float">
            <text:p>-4.29455391156148</text:p>
          </table:table-cell>
        </table:table-row>
        <table:table-row table:style-name="ro1">
          <table:table-cell/>
          <table:table-cell office:value-type="float" office:value="1030641" calcext:value-type="float">
            <text:p>1030641</text:p>
          </table:table-cell>
          <table:table-cell office:value-type="float" office:value="3500412.208" calcext:value-type="float">
            <text:p>3500412.208</text:p>
          </table:table-cell>
          <table:table-cell office:value-type="float" office:value="5406640.941" calcext:value-type="float">
            <text:p>5406640.941</text:p>
          </table:table-cell>
          <table:table-cell office:value-type="float" office:value="384.026" calcext:value-type="float">
            <text:p>384.026</text:p>
          </table:table-cell>
          <table:table-cell/>
          <table:table-cell table:formula="of:=[.C239]-[.$C$1]" office:value-type="float" office:value="3.42124739382416" calcext:value-type="float">
            <text:p>3.42124739382416</text:p>
          </table:table-cell>
          <table:table-cell table:formula="of:=[.D239]-[.$D$1]" office:value-type="float" office:value="43.6373610906303" calcext:value-type="float">
            <text:p>43.6373610906303</text:p>
          </table:table-cell>
          <table:table-cell table:formula="of:=[.E239]-[.$E$1]" office:value-type="float" office:value="-4.23355391156144" calcext:value-type="float">
            <text:p>-4.23355391156144</text:p>
          </table:table-cell>
        </table:table-row>
        <table:table-row table:style-name="ro1">
          <table:table-cell/>
          <table:table-cell office:value-type="float" office:value="1030642" calcext:value-type="float">
            <text:p>1030642</text:p>
          </table:table-cell>
          <table:table-cell office:value-type="float" office:value="3500421.317" calcext:value-type="float">
            <text:p>3500421.317</text:p>
          </table:table-cell>
          <table:table-cell office:value-type="float" office:value="5406618.863" calcext:value-type="float">
            <text:p>5406618.863</text:p>
          </table:table-cell>
          <table:table-cell office:value-type="float" office:value="383.723" calcext:value-type="float">
            <text:p>383.723</text:p>
          </table:table-cell>
          <table:table-cell/>
          <table:table-cell table:formula="of:=[.C240]-[.$C$1]" office:value-type="float" office:value="12.5302473935299" calcext:value-type="float">
            <text:p>12.5302473935299</text:p>
          </table:table-cell>
          <table:table-cell table:formula="of:=[.D240]-[.$D$1]" office:value-type="float" office:value="21.5593610908836" calcext:value-type="float">
            <text:p>21.5593610908836</text:p>
          </table:table-cell>
          <table:table-cell table:formula="of:=[.E240]-[.$E$1]" office:value-type="float" office:value="-4.53655391156144" calcext:value-type="float">
            <text:p>-4.53655391156144</text:p>
          </table:table-cell>
        </table:table-row>
        <table:table-row table:style-name="ro1">
          <table:table-cell/>
          <table:table-cell office:value-type="float" office:value="1030643" calcext:value-type="float">
            <text:p>1030643</text:p>
          </table:table-cell>
          <table:table-cell office:value-type="float" office:value="3500423.429" calcext:value-type="float">
            <text:p>3500423.429</text:p>
          </table:table-cell>
          <table:table-cell office:value-type="float" office:value="5406602.441" calcext:value-type="float">
            <text:p>5406602.441</text:p>
          </table:table-cell>
          <table:table-cell office:value-type="float" office:value="383.677" calcext:value-type="float">
            <text:p>383.677</text:p>
          </table:table-cell>
          <table:table-cell/>
          <table:table-cell table:formula="of:=[.C241]-[.$C$1]" office:value-type="float" office:value="14.6422473937273" calcext:value-type="float">
            <text:p>14.6422473937273</text:p>
          </table:table-cell>
          <table:table-cell table:formula="of:=[.D241]-[.$D$1]" office:value-type="float" office:value="5.13736109063029" calcext:value-type="float">
            <text:p>5.13736109063029</text:p>
          </table:table-cell>
          <table:table-cell table:formula="of:=[.E241]-[.$E$1]" office:value-type="float" office:value="-4.58255391156143" calcext:value-type="float">
            <text:p>-4.58255391156143</text:p>
          </table:table-cell>
        </table:table-row>
        <table:table-row table:style-name="ro1">
          <table:table-cell/>
          <table:table-cell office:value-type="float" office:value="1030644" calcext:value-type="float">
            <text:p>1030644</text:p>
          </table:table-cell>
          <table:table-cell office:value-type="float" office:value="3500418.989" calcext:value-type="float">
            <text:p>3500418.989</text:p>
          </table:table-cell>
          <table:table-cell office:value-type="float" office:value="5406597.825" calcext:value-type="float">
            <text:p>5406597.825</text:p>
          </table:table-cell>
          <table:table-cell office:value-type="float" office:value="384.23" calcext:value-type="float">
            <text:p>384.23</text:p>
          </table:table-cell>
          <table:table-cell/>
          <table:table-cell table:formula="of:=[.C242]-[.$C$1]" office:value-type="float" office:value="10.2022473937832" calcext:value-type="float">
            <text:p>10.2022473937832</text:p>
          </table:table-cell>
          <table:table-cell table:formula="of:=[.D242]-[.$D$1]" office:value-type="float" office:value="0.521361091174185" calcext:value-type="float">
            <text:p>0.521361091174185</text:p>
          </table:table-cell>
          <table:table-cell table:formula="of:=[.E242]-[.$E$1]" office:value-type="float" office:value="-4.02955391156144" calcext:value-type="float">
            <text:p>-4.02955391156144</text:p>
          </table:table-cell>
        </table:table-row>
        <table:table-row table:style-name="ro1">
          <table:table-cell/>
          <table:table-cell office:value-type="float" office:value="1030645" calcext:value-type="float">
            <text:p>1030645</text:p>
          </table:table-cell>
          <table:table-cell office:value-type="float" office:value="3500397.519" calcext:value-type="float">
            <text:p>3500397.519</text:p>
          </table:table-cell>
          <table:table-cell office:value-type="float" office:value="5406601.146" calcext:value-type="float">
            <text:p>5406601.146</text:p>
          </table:table-cell>
          <table:table-cell office:value-type="float" office:value="383.777" calcext:value-type="float">
            <text:p>383.777</text:p>
          </table:table-cell>
          <table:table-cell/>
          <table:table-cell table:formula="of:=[.C243]-[.$C$1]" office:value-type="float" office:value="-11.2677526064217" calcext:value-type="float">
            <text:p>-11.2677526064217</text:p>
          </table:table-cell>
          <table:table-cell table:formula="of:=[.D243]-[.$D$1]" office:value-type="float" office:value="3.8423610907048" calcext:value-type="float">
            <text:p>3.8423610907048</text:p>
          </table:table-cell>
          <table:table-cell table:formula="of:=[.E243]-[.$E$1]" office:value-type="float" office:value="-4.48255391156147" calcext:value-type="float">
            <text:p>-4.48255391156147</text:p>
          </table:table-cell>
        </table:table-row>
        <table:table-row table:style-name="ro1">
          <table:table-cell/>
          <table:table-cell office:value-type="float" office:value="1030646" calcext:value-type="float">
            <text:p>1030646</text:p>
          </table:table-cell>
          <table:table-cell office:value-type="float" office:value="3500390.526" calcext:value-type="float">
            <text:p>3500390.526</text:p>
          </table:table-cell>
          <table:table-cell office:value-type="float" office:value="5406611.148" calcext:value-type="float">
            <text:p>5406611.148</text:p>
          </table:table-cell>
          <table:table-cell office:value-type="float" office:value="383.897" calcext:value-type="float">
            <text:p>383.897</text:p>
          </table:table-cell>
          <table:table-cell/>
          <table:table-cell table:formula="of:=[.C244]-[.$C$1]" office:value-type="float" office:value="-18.2607526062056" calcext:value-type="float">
            <text:p>-18.2607526062056</text:p>
          </table:table-cell>
          <table:table-cell table:formula="of:=[.D244]-[.$D$1]" office:value-type="float" office:value="13.8443610910326" calcext:value-type="float">
            <text:p>13.8443610910326</text:p>
          </table:table-cell>
          <table:table-cell table:formula="of:=[.E244]-[.$E$1]" office:value-type="float" office:value="-4.36255391156146" calcext:value-type="float">
            <text:p>-4.36255391156146</text:p>
          </table:table-cell>
        </table:table-row>
        <table:table-row table:style-name="ro1">
          <table:table-cell/>
          <table:table-cell office:value-type="float" office:value="1030647" calcext:value-type="float">
            <text:p>1030647</text:p>
          </table:table-cell>
          <table:table-cell office:value-type="float" office:value="3500393.88" calcext:value-type="float">
            <text:p>3500393.88</text:p>
          </table:table-cell>
          <table:table-cell office:value-type="float" office:value="5406616.273" calcext:value-type="float">
            <text:p>5406616.273</text:p>
          </table:table-cell>
          <table:table-cell office:value-type="float" office:value="383.998" calcext:value-type="float">
            <text:p>383.998</text:p>
          </table:table-cell>
          <table:table-cell/>
          <table:table-cell table:formula="of:=[.C245]-[.$C$1]" office:value-type="float" office:value="-14.9067526063882" calcext:value-type="float">
            <text:p>-14.9067526063882</text:p>
          </table:table-cell>
          <table:table-cell table:formula="of:=[.D245]-[.$D$1]" office:value-type="float" office:value="18.9693610910326" calcext:value-type="float">
            <text:p>18.9693610910326</text:p>
          </table:table-cell>
          <table:table-cell table:formula="of:=[.E245]-[.$E$1]" office:value-type="float" office:value="-4.26155391156146" calcext:value-type="float">
            <text:p>-4.26155391156146</text:p>
          </table:table-cell>
        </table:table-row>
        <table:table-row table:style-name="ro1">
          <table:table-cell/>
          <table:table-cell office:value-type="float" office:value="1030648" calcext:value-type="float">
            <text:p>1030648</text:p>
          </table:table-cell>
          <table:table-cell office:value-type="float" office:value="3500378.797" calcext:value-type="float">
            <text:p>3500378.797</text:p>
          </table:table-cell>
          <table:table-cell office:value-type="float" office:value="5406617.152" calcext:value-type="float">
            <text:p>5406617.152</text:p>
          </table:table-cell>
          <table:table-cell office:value-type="float" office:value="383.445" calcext:value-type="float">
            <text:p>383.445</text:p>
          </table:table-cell>
          <table:table-cell/>
          <table:table-cell table:formula="of:=[.C246]-[.$C$1]" office:value-type="float" office:value="-29.9897526064888" calcext:value-type="float">
            <text:p>-29.9897526064888</text:p>
          </table:table-cell>
          <table:table-cell table:formula="of:=[.D246]-[.$D$1]" office:value-type="float" office:value="19.848361090757" calcext:value-type="float">
            <text:p>19.848361090757</text:p>
          </table:table-cell>
          <table:table-cell table:formula="of:=[.E246]-[.$E$1]" office:value-type="float" office:value="-4.81455391156146" calcext:value-type="float">
            <text:p>-4.81455391156146</text:p>
          </table:table-cell>
        </table:table-row>
        <table:table-row table:style-name="ro1">
          <table:table-cell/>
          <table:table-cell office:value-type="float" office:value="1030649" calcext:value-type="float">
            <text:p>1030649</text:p>
          </table:table-cell>
          <table:table-cell office:value-type="float" office:value="3500380.789" calcext:value-type="float">
            <text:p>3500380.789</text:p>
          </table:table-cell>
          <table:table-cell office:value-type="float" office:value="5406631.458" calcext:value-type="float">
            <text:p>5406631.458</text:p>
          </table:table-cell>
          <table:table-cell office:value-type="float" office:value="383.915" calcext:value-type="float">
            <text:p>383.915</text:p>
          </table:table-cell>
          <table:table-cell/>
          <table:table-cell table:formula="of:=[.C247]-[.$C$1]" office:value-type="float" office:value="-27.9977526064031" calcext:value-type="float">
            <text:p>-27.9977526064031</text:p>
          </table:table-cell>
          <table:table-cell table:formula="of:=[.D247]-[.$D$1]" office:value-type="float" office:value="34.1543610906228" calcext:value-type="float">
            <text:p>34.1543610906228</text:p>
          </table:table-cell>
          <table:table-cell table:formula="of:=[.E247]-[.$E$1]" office:value-type="float" office:value="-4.34455391156143" calcext:value-type="float">
            <text:p>-4.34455391156143</text:p>
          </table:table-cell>
        </table:table-row>
        <table:table-row table:style-name="ro1">
          <table:table-cell/>
          <table:table-cell office:value-type="float" office:value="1030650" calcext:value-type="float">
            <text:p>1030650</text:p>
          </table:table-cell>
          <table:table-cell office:value-type="float" office:value="3500405.684" calcext:value-type="float">
            <text:p>3500405.684</text:p>
          </table:table-cell>
          <table:table-cell office:value-type="float" office:value="5406611.478" calcext:value-type="float">
            <text:p>5406611.478</text:p>
          </table:table-cell>
          <table:table-cell office:value-type="float" office:value="383.821" calcext:value-type="float">
            <text:p>383.821</text:p>
          </table:table-cell>
          <table:table-cell/>
          <table:table-cell table:formula="of:=[.C248]-[.$C$1]" office:value-type="float" office:value="-3.10275260638446" calcext:value-type="float">
            <text:p>-3.10275260638446</text:p>
          </table:table-cell>
          <table:table-cell table:formula="of:=[.D248]-[.$D$1]" office:value-type="float" office:value="14.1743610911071" calcext:value-type="float">
            <text:p>14.1743610911071</text:p>
          </table:table-cell>
          <table:table-cell table:formula="of:=[.E248]-[.$E$1]" office:value-type="float" office:value="-4.43855391156143" calcext:value-type="float">
            <text:p>-4.43855391156143</text:p>
          </table:table-cell>
        </table:table-row>
        <table:table-row table:style-name="ro1">
          <table:table-cell/>
          <table:table-cell office:value-type="float" office:value="1030651" calcext:value-type="float">
            <text:p>1030651</text:p>
          </table:table-cell>
          <table:table-cell office:value-type="float" office:value="3500402.059" calcext:value-type="float">
            <text:p>3500402.059</text:p>
          </table:table-cell>
          <table:table-cell office:value-type="float" office:value="5406605.227" calcext:value-type="float">
            <text:p>5406605.227</text:p>
          </table:table-cell>
          <table:table-cell office:value-type="float" office:value="383.897" calcext:value-type="float">
            <text:p>383.897</text:p>
          </table:table-cell>
          <table:table-cell/>
          <table:table-cell table:formula="of:=[.C249]-[.$C$1]" office:value-type="float" office:value="-6.72775260638446" calcext:value-type="float">
            <text:p>-6.72775260638446</text:p>
          </table:table-cell>
          <table:table-cell table:formula="of:=[.D249]-[.$D$1]" office:value-type="float" office:value="7.92336109094322" calcext:value-type="float">
            <text:p>7.92336109094322</text:p>
          </table:table-cell>
          <table:table-cell table:formula="of:=[.E249]-[.$E$1]" office:value-type="float" office:value="-4.36255391156146" calcext:value-type="float">
            <text:p>-4.36255391156146</text:p>
          </table:table-cell>
        </table:table-row>
        <table:table-row table:style-name="ro1">
          <table:table-cell/>
          <table:table-cell office:value-type="float" office:value="1030652" calcext:value-type="float">
            <text:p>1030652</text:p>
          </table:table-cell>
          <table:table-cell office:value-type="float" office:value="3500396.564" calcext:value-type="float">
            <text:p>3500396.564</text:p>
          </table:table-cell>
          <table:table-cell office:value-type="float" office:value="5406590.446" calcext:value-type="float">
            <text:p>5406590.446</text:p>
          </table:table-cell>
          <table:table-cell office:value-type="float" office:value="383.945" calcext:value-type="float">
            <text:p>383.945</text:p>
          </table:table-cell>
          <table:table-cell/>
          <table:table-cell table:formula="of:=[.C250]-[.$C$1]" office:value-type="float" office:value="-12.2227526064962" calcext:value-type="float">
            <text:p>-12.2227526064962</text:p>
          </table:table-cell>
          <table:table-cell table:formula="of:=[.D250]-[.$D$1]" office:value-type="float" office:value="-6.85763890855014" calcext:value-type="float">
            <text:p>-6.85763890855014</text:p>
          </table:table-cell>
          <table:table-cell table:formula="of:=[.E250]-[.$E$1]" office:value-type="float" office:value="-4.31455391156146" calcext:value-type="float">
            <text:p>-4.31455391156146</text:p>
          </table:table-cell>
        </table:table-row>
        <table:table-row table:style-name="ro1">
          <table:table-cell/>
          <table:table-cell office:value-type="float" office:value="1030653" calcext:value-type="float">
            <text:p>1030653</text:p>
          </table:table-cell>
          <table:table-cell office:value-type="float" office:value="3500400.919" calcext:value-type="float">
            <text:p>3500400.919</text:p>
          </table:table-cell>
          <table:table-cell office:value-type="float" office:value="5406571.733" calcext:value-type="float">
            <text:p>5406571.733</text:p>
          </table:table-cell>
          <table:table-cell office:value-type="float" office:value="384.01" calcext:value-type="float">
            <text:p>384.01</text:p>
          </table:table-cell>
          <table:table-cell/>
          <table:table-cell table:formula="of:=[.C251]-[.$C$1]" office:value-type="float" office:value="-7.86775260604918" calcext:value-type="float">
            <text:p>-7.86775260604918</text:p>
          </table:table-cell>
          <table:table-cell table:formula="of:=[.D251]-[.$D$1]" office:value-type="float" office:value="-25.5706389090046" calcext:value-type="float">
            <text:p>-25.5706389090046</text:p>
          </table:table-cell>
          <table:table-cell table:formula="of:=[.E251]-[.$E$1]" office:value-type="float" office:value="-4.24955391156146" calcext:value-type="float">
            <text:p>-4.24955391156146</text:p>
          </table:table-cell>
        </table:table-row>
        <table:table-row table:style-name="ro1">
          <table:table-cell/>
          <table:table-cell office:value-type="float" office:value="1030654" calcext:value-type="float">
            <text:p>1030654</text:p>
          </table:table-cell>
          <table:table-cell office:value-type="float" office:value="3500401.726" calcext:value-type="float">
            <text:p>3500401.726</text:p>
          </table:table-cell>
          <table:table-cell office:value-type="float" office:value="5406564.399" calcext:value-type="float">
            <text:p>5406564.399</text:p>
          </table:table-cell>
          <table:table-cell office:value-type="float" office:value="384.076" calcext:value-type="float">
            <text:p>384.076</text:p>
          </table:table-cell>
          <table:table-cell/>
          <table:table-cell table:formula="of:=[.C252]-[.$C$1]" office:value-type="float" office:value="-7.06075260648504" calcext:value-type="float">
            <text:p>-7.06075260648504</text:p>
          </table:table-cell>
          <table:table-cell table:formula="of:=[.D252]-[.$D$1]" office:value-type="float" office:value="-32.9046389088035" calcext:value-type="float">
            <text:p>-32.9046389088035</text:p>
          </table:table-cell>
          <table:table-cell table:formula="of:=[.E252]-[.$E$1]" office:value-type="float" office:value="-4.18355391156143" calcext:value-type="float">
            <text:p>-4.18355391156143</text:p>
          </table:table-cell>
        </table:table-row>
        <table:table-row table:style-name="ro1">
          <table:table-cell/>
          <table:table-cell office:value-type="float" office:value="1030655" calcext:value-type="float">
            <text:p>1030655</text:p>
          </table:table-cell>
          <table:table-cell office:value-type="float" office:value="3500393.956" calcext:value-type="float">
            <text:p>3500393.956</text:p>
          </table:table-cell>
          <table:table-cell office:value-type="float" office:value="5406563.601" calcext:value-type="float">
            <text:p>5406563.601</text:p>
          </table:table-cell>
          <table:table-cell office:value-type="float" office:value="384.049" calcext:value-type="float">
            <text:p>384.049</text:p>
          </table:table-cell>
          <table:table-cell/>
          <table:table-cell table:formula="of:=[.C253]-[.$C$1]" office:value-type="float" office:value="-14.8307526065037" calcext:value-type="float">
            <text:p>-14.8307526065037</text:p>
          </table:table-cell>
          <table:table-cell table:formula="of:=[.D253]-[.$D$1]" office:value-type="float" office:value="-33.7026389092207" calcext:value-type="float">
            <text:p>-33.7026389092207</text:p>
          </table:table-cell>
          <table:table-cell table:formula="of:=[.E253]-[.$E$1]" office:value-type="float" office:value="-4.21055391156148" calcext:value-type="float">
            <text:p>-4.21055391156148</text:p>
          </table:table-cell>
        </table:table-row>
        <table:table-row table:style-name="ro1">
          <table:table-cell/>
          <table:table-cell office:value-type="float" office:value="1030656" calcext:value-type="float">
            <text:p>1030656</text:p>
          </table:table-cell>
          <table:table-cell office:value-type="float" office:value="3500389.463" calcext:value-type="float">
            <text:p>3500389.463</text:p>
          </table:table-cell>
          <table:table-cell office:value-type="float" office:value="5406555.293" calcext:value-type="float">
            <text:p>5406555.293</text:p>
          </table:table-cell>
          <table:table-cell office:value-type="float" office:value="383.981" calcext:value-type="float">
            <text:p>383.981</text:p>
          </table:table-cell>
          <table:table-cell/>
          <table:table-cell table:formula="of:=[.C254]-[.$C$1]" office:value-type="float" office:value="-19.3237526062876" calcext:value-type="float">
            <text:p>-19.3237526062876</text:p>
          </table:table-cell>
          <table:table-cell table:formula="of:=[.D254]-[.$D$1]" office:value-type="float" office:value="-42.0106389094144" calcext:value-type="float">
            <text:p>-42.0106389094144</text:p>
          </table:table-cell>
          <table:table-cell table:formula="of:=[.E254]-[.$E$1]" office:value-type="float" office:value="-4.27855391156146" calcext:value-type="float">
            <text:p>-4.27855391156146</text:p>
          </table:table-cell>
        </table:table-row>
        <table:table-row table:style-name="ro1">
          <table:table-cell/>
          <table:table-cell office:value-type="float" office:value="1030657" calcext:value-type="float">
            <text:p>1030657</text:p>
          </table:table-cell>
          <table:table-cell office:value-type="float" office:value="3500389.179" calcext:value-type="float">
            <text:p>3500389.179</text:p>
          </table:table-cell>
          <table:table-cell office:value-type="float" office:value="5406563.457" calcext:value-type="float">
            <text:p>5406563.457</text:p>
          </table:table-cell>
          <table:table-cell office:value-type="float" office:value="384.09" calcext:value-type="float">
            <text:p>384.09</text:p>
          </table:table-cell>
          <table:table-cell/>
          <table:table-cell table:formula="of:=[.C255]-[.$C$1]" office:value-type="float" office:value="-19.6077526062727" calcext:value-type="float">
            <text:p>-19.6077526062727</text:p>
          </table:table-cell>
          <table:table-cell table:formula="of:=[.D255]-[.$D$1]" office:value-type="float" office:value="-33.8466389086097" calcext:value-type="float">
            <text:p>-33.8466389086097</text:p>
          </table:table-cell>
          <table:table-cell table:formula="of:=[.E255]-[.$E$1]" office:value-type="float" office:value="-4.16955391156148" calcext:value-type="float">
            <text:p>-4.16955391156148</text:p>
          </table:table-cell>
        </table:table-row>
        <table:table-row table:style-name="ro1">
          <table:table-cell/>
          <table:table-cell office:value-type="float" office:value="1030658" calcext:value-type="float">
            <text:p>1030658</text:p>
          </table:table-cell>
          <table:table-cell office:value-type="float" office:value="3500392.219" calcext:value-type="float">
            <text:p>3500392.219</text:p>
          </table:table-cell>
          <table:table-cell office:value-type="float" office:value="5406581.773" calcext:value-type="float">
            <text:p>5406581.773</text:p>
          </table:table-cell>
          <table:table-cell office:value-type="float" office:value="383.969" calcext:value-type="float">
            <text:p>383.969</text:p>
          </table:table-cell>
          <table:table-cell/>
          <table:table-cell table:formula="of:=[.C256]-[.$C$1]" office:value-type="float" office:value="-16.5677526062354" calcext:value-type="float">
            <text:p>-16.5677526062354</text:p>
          </table:table-cell>
          <table:table-cell table:formula="of:=[.D256]-[.$D$1]" office:value-type="float" office:value="-15.5306389089674" calcext:value-type="float">
            <text:p>-15.5306389089674</text:p>
          </table:table-cell>
          <table:table-cell table:formula="of:=[.E256]-[.$E$1]" office:value-type="float" office:value="-4.29055391156146" calcext:value-type="float">
            <text:p>-4.29055391156146</text:p>
          </table:table-cell>
        </table:table-row>
        <table:table-row table:style-name="ro1">
          <table:table-cell/>
          <table:table-cell office:value-type="float" office:value="1030659" calcext:value-type="float">
            <text:p>1030659</text:p>
          </table:table-cell>
          <table:table-cell office:value-type="float" office:value="3500388.504" calcext:value-type="float">
            <text:p>3500388.504</text:p>
          </table:table-cell>
          <table:table-cell office:value-type="float" office:value="5406589.233" calcext:value-type="float">
            <text:p>5406589.233</text:p>
          </table:table-cell>
          <table:table-cell office:value-type="float" office:value="383.949" calcext:value-type="float">
            <text:p>383.949</text:p>
          </table:table-cell>
          <table:table-cell/>
          <table:table-cell table:formula="of:=[.C257]-[.$C$1]" office:value-type="float" office:value="-20.2827526060864" calcext:value-type="float">
            <text:p>-20.2827526060864</text:p>
          </table:table-cell>
          <table:table-cell table:formula="of:=[.D257]-[.$D$1]" office:value-type="float" office:value="-8.07063890900463" calcext:value-type="float">
            <text:p>-8.07063890900463</text:p>
          </table:table-cell>
          <table:table-cell table:formula="of:=[.E257]-[.$E$1]" office:value-type="float" office:value="-4.31055391156144" calcext:value-type="float">
            <text:p>-4.31055391156144</text:p>
          </table:table-cell>
        </table:table-row>
        <table:table-row table:style-name="ro1">
          <table:table-cell/>
          <table:table-cell office:value-type="float" office:value="1030660" calcext:value-type="float">
            <text:p>1030660</text:p>
          </table:table-cell>
          <table:table-cell office:value-type="float" office:value="3500376.024" calcext:value-type="float">
            <text:p>3500376.024</text:p>
          </table:table-cell>
          <table:table-cell office:value-type="float" office:value="5406599.346" calcext:value-type="float">
            <text:p>5406599.346</text:p>
          </table:table-cell>
          <table:table-cell office:value-type="float" office:value="383.939" calcext:value-type="float">
            <text:p>383.939</text:p>
          </table:table-cell>
          <table:table-cell/>
          <table:table-cell table:formula="of:=[.C258]-[.$C$1]" office:value-type="float" office:value="-32.7627526060678" calcext:value-type="float">
            <text:p>-32.7627526060678</text:p>
          </table:table-cell>
          <table:table-cell table:formula="of:=[.D258]-[.$D$1]" office:value-type="float" office:value="2.04236109089106" calcext:value-type="float">
            <text:p>2.04236109089106</text:p>
          </table:table-cell>
          <table:table-cell table:formula="of:=[.E258]-[.$E$1]" office:value-type="float" office:value="-4.32055391156143" calcext:value-type="float">
            <text:p>-4.32055391156143</text:p>
          </table:table-cell>
        </table:table-row>
        <table:table-row table:style-name="ro1">
          <table:table-cell/>
          <table:table-cell office:value-type="float" office:value="1030661" calcext:value-type="float">
            <text:p>1030661</text:p>
          </table:table-cell>
          <table:table-cell office:value-type="float" office:value="3500388.759" calcext:value-type="float">
            <text:p>3500388.759</text:p>
          </table:table-cell>
          <table:table-cell office:value-type="float" office:value="5406598.295" calcext:value-type="float">
            <text:p>5406598.295</text:p>
          </table:table-cell>
          <table:table-cell office:value-type="float" office:value="384.588" calcext:value-type="float">
            <text:p>384.588</text:p>
          </table:table-cell>
          <table:table-cell/>
          <table:table-cell table:formula="of:=[.C259]-[.$C$1]" office:value-type="float" office:value="-20.0277526061982" calcext:value-type="float">
            <text:p>-20.0277526061982</text:p>
          </table:table-cell>
          <table:table-cell table:formula="of:=[.D259]-[.$D$1]" office:value-type="float" office:value="0.991361090913415" calcext:value-type="float">
            <text:p>0.991361090913415</text:p>
          </table:table-cell>
          <table:table-cell table:formula="of:=[.E259]-[.$E$1]" office:value-type="float" office:value="-3.67155391156143" calcext:value-type="float">
            <text:p>-3.67155391156143</text:p>
          </table:table-cell>
        </table:table-row>
        <table:table-row table:style-name="ro1">
          <table:table-cell/>
          <table:table-cell office:value-type="float" office:value="1030662" calcext:value-type="float">
            <text:p>1030662</text:p>
          </table:table-cell>
          <table:table-cell office:value-type="float" office:value="3500420.972" calcext:value-type="float">
            <text:p>3500420.972</text:p>
          </table:table-cell>
          <table:table-cell office:value-type="float" office:value="5406614.675" calcext:value-type="float">
            <text:p>5406614.675</text:p>
          </table:table-cell>
          <table:table-cell office:value-type="float" office:value="383.502" calcext:value-type="float">
            <text:p>383.502</text:p>
          </table:table-cell>
          <table:table-cell/>
          <table:table-cell table:formula="of:=[.C260]-[.$C$1]" office:value-type="float" office:value="12.1852473937906" calcext:value-type="float">
            <text:p>12.1852473937906</text:p>
          </table:table-cell>
          <table:table-cell table:formula="of:=[.D260]-[.$D$1]" office:value-type="float" office:value="17.3713610908017" calcext:value-type="float">
            <text:p>17.3713610908017</text:p>
          </table:table-cell>
          <table:table-cell table:formula="of:=[.E260]-[.$E$1]" office:value-type="float" office:value="-4.75755391156145" calcext:value-type="float">
            <text:p>-4.75755391156145</text:p>
          </table:table-cell>
        </table:table-row>
        <table:table-row table:style-name="ro1">
          <table:table-cell/>
          <table:table-cell office:value-type="float" office:value="1030663" calcext:value-type="float">
            <text:p>1030663</text:p>
          </table:table-cell>
          <table:table-cell office:value-type="float" office:value="3500418.482" calcext:value-type="float">
            <text:p>3500418.482</text:p>
          </table:table-cell>
          <table:table-cell office:value-type="float" office:value="5406609.691" calcext:value-type="float">
            <text:p>5406609.691</text:p>
          </table:table-cell>
          <table:table-cell office:value-type="float" office:value="384.472" calcext:value-type="float">
            <text:p>384.472</text:p>
          </table:table-cell>
          <table:table-cell/>
          <table:table-cell table:formula="of:=[.C261]-[.$C$1]" office:value-type="float" office:value="9.69524739356712" calcext:value-type="float">
            <text:p>9.69524739356712</text:p>
          </table:table-cell>
          <table:table-cell table:formula="of:=[.D261]-[.$D$1]" office:value-type="float" office:value="12.3873610906303" calcext:value-type="float">
            <text:p>12.3873610906303</text:p>
          </table:table-cell>
          <table:table-cell table:formula="of:=[.E261]-[.$E$1]" office:value-type="float" office:value="-3.78755391156147" calcext:value-type="float">
            <text:p>-3.78755391156147</text:p>
          </table:table-cell>
        </table:table-row>
        <table:table-row table:style-name="ro1">
          <table:table-cell/>
          <table:table-cell office:value-type="float" office:value="1030664" calcext:value-type="float">
            <text:p>1030664</text:p>
          </table:table-cell>
          <table:table-cell office:value-type="float" office:value="3500393.934" calcext:value-type="float">
            <text:p>3500393.934</text:p>
          </table:table-cell>
          <table:table-cell office:value-type="float" office:value="5406615.784" calcext:value-type="float">
            <text:p>5406615.784</text:p>
          </table:table-cell>
          <table:table-cell office:value-type="float" office:value="384.067" calcext:value-type="float">
            <text:p>384.067</text:p>
          </table:table-cell>
          <table:table-cell/>
          <table:table-cell table:formula="of:=[.C262]-[.$C$1]" office:value-type="float" office:value="-14.8527526063845" calcext:value-type="float">
            <text:p>-14.8527526063845</text:p>
          </table:table-cell>
          <table:table-cell table:formula="of:=[.D262]-[.$D$1]" office:value-type="float" office:value="18.480361090973" calcext:value-type="float">
            <text:p>18.480361090973</text:p>
          </table:table-cell>
          <table:table-cell table:formula="of:=[.E262]-[.$E$1]" office:value-type="float" office:value="-4.19255391156145" calcext:value-type="float">
            <text:p>-4.19255391156145</text:p>
          </table:table-cell>
        </table:table-row>
        <table:table-row table:style-name="ro1">
          <table:table-cell/>
          <table:table-cell office:value-type="float" office:value="1030665" calcext:value-type="float">
            <text:p>1030665</text:p>
          </table:table-cell>
          <table:table-cell office:value-type="float" office:value="3500404.558" calcext:value-type="float">
            <text:p>3500404.558</text:p>
          </table:table-cell>
          <table:table-cell office:value-type="float" office:value="5406558.165" calcext:value-type="float">
            <text:p>5406558.165</text:p>
          </table:table-cell>
          <table:table-cell office:value-type="float" office:value="383.752" calcext:value-type="float">
            <text:p>383.752</text:p>
          </table:table-cell>
          <table:table-cell/>
          <table:table-cell table:formula="of:=[.C263]-[.$C$1]" office:value-type="float" office:value="-4.22875260608271" calcext:value-type="float">
            <text:p>-4.22875260608271</text:p>
          </table:table-cell>
          <table:table-cell table:formula="of:=[.D263]-[.$D$1]" office:value-type="float" office:value="-39.1386389089748" calcext:value-type="float">
            <text:p>-39.1386389089748</text:p>
          </table:table-cell>
          <table:table-cell table:formula="of:=[.E263]-[.$E$1]" office:value-type="float" office:value="-4.50755391156145" calcext:value-type="float">
            <text:p>-4.50755391156145</text:p>
          </table:table-cell>
        </table:table-row>
        <table:table-row table:style-name="ro1">
          <table:table-cell/>
          <table:table-cell office:value-type="float" office:value="1030666" calcext:value-type="float">
            <text:p>1030666</text:p>
          </table:table-cell>
          <table:table-cell office:value-type="float" office:value="3500402.419" calcext:value-type="float">
            <text:p>3500402.419</text:p>
          </table:table-cell>
          <table:table-cell office:value-type="float" office:value="5406548.398" calcext:value-type="float">
            <text:p>5406548.398</text:p>
          </table:table-cell>
          <table:table-cell office:value-type="float" office:value="383.896" calcext:value-type="float">
            <text:p>383.896</text:p>
          </table:table-cell>
          <table:table-cell/>
          <table:table-cell table:formula="of:=[.C264]-[.$C$1]" office:value-type="float" office:value="-6.36775260604918" calcext:value-type="float">
            <text:p>-6.36775260604918</text:p>
          </table:table-cell>
          <table:table-cell table:formula="of:=[.D264]-[.$D$1]" office:value-type="float" office:value="-48.9056389089674" calcext:value-type="float">
            <text:p>-48.9056389089674</text:p>
          </table:table-cell>
          <table:table-cell table:formula="of:=[.E264]-[.$E$1]" office:value-type="float" office:value="-4.36355391156144" calcext:value-type="float">
            <text:p>-4.36355391156144</text:p>
          </table:table-cell>
        </table:table-row>
        <table:table-row table:style-name="ro1">
          <table:table-cell/>
          <table:table-cell office:value-type="float" office:value="1030667" calcext:value-type="float">
            <text:p>1030667</text:p>
          </table:table-cell>
          <table:table-cell office:value-type="float" office:value="3500401.749" calcext:value-type="float">
            <text:p>3500401.749</text:p>
          </table:table-cell>
          <table:table-cell office:value-type="float" office:value="5406536.122" calcext:value-type="float">
            <text:p>5406536.122</text:p>
          </table:table-cell>
          <table:table-cell office:value-type="float" office:value="383.885" calcext:value-type="float">
            <text:p>383.885</text:p>
          </table:table-cell>
          <table:table-cell/>
          <table:table-cell table:formula="of:=[.C265]-[.$C$1]" office:value-type="float" office:value="-7.03775260644034" calcext:value-type="float">
            <text:p>-7.03775260644034</text:p>
          </table:table-cell>
          <table:table-cell table:formula="of:=[.D265]-[.$D$1]" office:value-type="float" office:value="-61.1816389085725" calcext:value-type="float">
            <text:p>-61.1816389085725</text:p>
          </table:table-cell>
          <table:table-cell table:formula="of:=[.E265]-[.$E$1]" office:value-type="float" office:value="-4.37455391156146" calcext:value-type="float">
            <text:p>-4.37455391156146</text:p>
          </table:table-cell>
        </table:table-row>
        <table:table-row table:style-name="ro1">
          <table:table-cell/>
          <table:table-cell office:value-type="float" office:value="1030668" calcext:value-type="float">
            <text:p>1030668</text:p>
          </table:table-cell>
          <table:table-cell office:value-type="float" office:value="3500392.219" calcext:value-type="float">
            <text:p>3500392.219</text:p>
          </table:table-cell>
          <table:table-cell office:value-type="float" office:value="5406535.518" calcext:value-type="float">
            <text:p>5406535.518</text:p>
          </table:table-cell>
          <table:table-cell office:value-type="float" office:value="383.486" calcext:value-type="float">
            <text:p>383.486</text:p>
          </table:table-cell>
          <table:table-cell/>
          <table:table-cell table:formula="of:=[.C266]-[.$C$1]" office:value-type="float" office:value="-16.5677526062354" calcext:value-type="float">
            <text:p>-16.5677526062354</text:p>
          </table:table-cell>
          <table:table-cell table:formula="of:=[.D266]-[.$D$1]" office:value-type="float" office:value="-61.7856389088556" calcext:value-type="float">
            <text:p>-61.7856389088556</text:p>
          </table:table-cell>
          <table:table-cell table:formula="of:=[.E266]-[.$E$1]" office:value-type="float" office:value="-4.77355391156146" calcext:value-type="float">
            <text:p>-4.77355391156146</text:p>
          </table:table-cell>
        </table:table-row>
        <table:table-row table:style-name="ro1">
          <table:table-cell/>
          <table:table-cell office:value-type="float" office:value="1030669" calcext:value-type="float">
            <text:p>1030669</text:p>
          </table:table-cell>
          <table:table-cell office:value-type="float" office:value="3500389.494" calcext:value-type="float">
            <text:p>3500389.494</text:p>
          </table:table-cell>
          <table:table-cell office:value-type="float" office:value="5406547.071" calcext:value-type="float">
            <text:p>5406547.071</text:p>
          </table:table-cell>
          <table:table-cell office:value-type="float" office:value="383.891" calcext:value-type="float">
            <text:p>383.891</text:p>
          </table:table-cell>
          <table:table-cell/>
          <table:table-cell table:formula="of:=[.C267]-[.$C$1]" office:value-type="float" office:value="-19.2927526063286" calcext:value-type="float">
            <text:p>-19.2927526063286</text:p>
          </table:table-cell>
          <table:table-cell table:formula="of:=[.D267]-[.$D$1]" office:value-type="float" office:value="-50.2326389085502" calcext:value-type="float">
            <text:p>-50.2326389085502</text:p>
          </table:table-cell>
          <table:table-cell table:formula="of:=[.E267]-[.$E$1]" office:value-type="float" office:value="-4.36855391156144" calcext:value-type="float">
            <text:p>-4.36855391156144</text:p>
          </table:table-cell>
        </table:table-row>
        <table:table-row table:style-name="ro1">
          <table:table-cell/>
          <table:table-cell office:value-type="float" office:value="1030670" calcext:value-type="float">
            <text:p>1030670</text:p>
          </table:table-cell>
          <table:table-cell office:value-type="float" office:value="3500387.507" calcext:value-type="float">
            <text:p>3500387.507</text:p>
          </table:table-cell>
          <table:table-cell office:value-type="float" office:value="5406552.463" calcext:value-type="float">
            <text:p>5406552.463</text:p>
          </table:table-cell>
          <table:table-cell office:value-type="float" office:value="383.978" calcext:value-type="float">
            <text:p>383.978</text:p>
          </table:table-cell>
          <table:table-cell/>
          <table:table-cell table:formula="of:=[.C268]-[.$C$1]" office:value-type="float" office:value="-21.2797526060604" calcext:value-type="float">
            <text:p>-21.2797526060604</text:p>
          </table:table-cell>
          <table:table-cell table:formula="of:=[.D268]-[.$D$1]" office:value-type="float" office:value="-44.8406389085576" calcext:value-type="float">
            <text:p>-44.8406389085576</text:p>
          </table:table-cell>
          <table:table-cell table:formula="of:=[.E268]-[.$E$1]" office:value-type="float" office:value="-4.28155391156145" calcext:value-type="float">
            <text:p>-4.28155391156145</text:p>
          </table:table-cell>
        </table:table-row>
        <table:table-row table:style-name="ro1">
          <table:table-cell/>
          <table:table-cell office:value-type="float" office:value="1030671" calcext:value-type="float">
            <text:p>1030671</text:p>
          </table:table-cell>
          <table:table-cell office:value-type="float" office:value="3500429.343" calcext:value-type="float">
            <text:p>3500429.343</text:p>
          </table:table-cell>
          <table:table-cell office:value-type="float" office:value="5406646.21" calcext:value-type="float">
            <text:p>5406646.21</text:p>
          </table:table-cell>
          <table:table-cell office:value-type="float" office:value="383.925" calcext:value-type="float">
            <text:p>383.925</text:p>
          </table:table-cell>
          <table:table-cell/>
          <table:table-cell table:formula="of:=[.C269]-[.$C$1]" office:value-type="float" office:value="20.5562473936006" calcext:value-type="float">
            <text:p>20.5562473936006</text:p>
          </table:table-cell>
          <table:table-cell table:formula="of:=[.D269]-[.$D$1]" office:value-type="float" office:value="48.9063610909507" calcext:value-type="float">
            <text:p>48.9063610909507</text:p>
          </table:table-cell>
          <table:table-cell table:formula="of:=[.E269]-[.$E$1]" office:value-type="float" office:value="-4.33455391156144" calcext:value-type="float">
            <text:p>-4.33455391156144</text:p>
          </table:table-cell>
        </table:table-row>
        <table:table-row table:style-name="ro1">
          <table:table-cell/>
          <table:table-cell office:value-type="float" office:value="1030672" calcext:value-type="float">
            <text:p>1030672</text:p>
          </table:table-cell>
          <table:table-cell office:value-type="float" office:value="3500421.364" calcext:value-type="float">
            <text:p>3500421.364</text:p>
          </table:table-cell>
          <table:table-cell office:value-type="float" office:value="5406647.334" calcext:value-type="float">
            <text:p>5406647.334</text:p>
          </table:table-cell>
          <table:table-cell office:value-type="float" office:value="383.965" calcext:value-type="float">
            <text:p>383.965</text:p>
          </table:table-cell>
          <table:table-cell/>
          <table:table-cell table:formula="of:=[.C270]-[.$C$1]" office:value-type="float" office:value="12.5772473937832" calcext:value-type="float">
            <text:p>12.5772473937832</text:p>
          </table:table-cell>
          <table:table-cell table:formula="of:=[.D270]-[.$D$1]" office:value-type="float" office:value="50.0303610907868" calcext:value-type="float">
            <text:p>50.0303610907868</text:p>
          </table:table-cell>
          <table:table-cell table:formula="of:=[.E270]-[.$E$1]" office:value-type="float" office:value="-4.29455391156148" calcext:value-type="float">
            <text:p>-4.29455391156148</text:p>
          </table:table-cell>
        </table:table-row>
        <table:table-row table:style-name="ro1">
          <table:table-cell/>
          <table:table-cell office:value-type="float" office:value="1030673" calcext:value-type="float">
            <text:p>1030673</text:p>
          </table:table-cell>
          <table:table-cell office:value-type="float" office:value="3500415.081" calcext:value-type="float">
            <text:p>3500415.081</text:p>
          </table:table-cell>
          <table:table-cell office:value-type="float" office:value="5406605.688" calcext:value-type="float">
            <text:p>5406605.688</text:p>
          </table:table-cell>
          <table:table-cell office:value-type="float" office:value="383.94" calcext:value-type="float">
            <text:p>383.94</text:p>
          </table:table-cell>
          <table:table-cell/>
          <table:table-cell table:formula="of:=[.C271]-[.$C$1]" office:value-type="float" office:value="6.29424739349633" calcext:value-type="float">
            <text:p>6.29424739349633</text:p>
          </table:table-cell>
          <table:table-cell table:formula="of:=[.D271]-[.$D$1]" office:value-type="float" office:value="8.38436109106988" calcext:value-type="float">
            <text:p>8.38436109106988</text:p>
          </table:table-cell>
          <table:table-cell table:formula="of:=[.E271]-[.$E$1]" office:value-type="float" office:value="-4.31955391156146" calcext:value-type="float">
            <text:p>-4.31955391156146</text:p>
          </table:table-cell>
        </table:table-row>
        <table:table-row table:style-name="ro1">
          <table:table-cell/>
          <table:table-cell office:value-type="float" office:value="1030674" calcext:value-type="float">
            <text:p>1030674</text:p>
          </table:table-cell>
          <table:table-cell office:value-type="float" office:value="3500415.57" calcext:value-type="float">
            <text:p>3500415.57</text:p>
          </table:table-cell>
          <table:table-cell office:value-type="float" office:value="5406600.483" calcext:value-type="float">
            <text:p>5406600.483</text:p>
          </table:table-cell>
          <table:table-cell office:value-type="float" office:value="384.001" calcext:value-type="float">
            <text:p>384.001</text:p>
          </table:table-cell>
          <table:table-cell/>
          <table:table-cell table:formula="of:=[.C272]-[.$C$1]" office:value-type="float" office:value="6.78324739355594" calcext:value-type="float">
            <text:p>6.78324739355594</text:p>
          </table:table-cell>
          <table:table-cell table:formula="of:=[.D272]-[.$D$1]" office:value-type="float" office:value="3.17936109099537" calcext:value-type="float">
            <text:p>3.17936109099537</text:p>
          </table:table-cell>
          <table:table-cell table:formula="of:=[.E272]-[.$E$1]" office:value-type="float" office:value="-4.25855391156148" calcext:value-type="float">
            <text:p>-4.25855391156148</text:p>
          </table:table-cell>
        </table:table-row>
        <table:table-row table:style-name="ro1">
          <table:table-cell/>
          <table:table-cell office:value-type="float" office:value="1030676" calcext:value-type="float">
            <text:p>1030676</text:p>
          </table:table-cell>
          <table:table-cell office:value-type="float" office:value="3500389.346" calcext:value-type="float">
            <text:p>3500389.346</text:p>
          </table:table-cell>
          <table:table-cell office:value-type="float" office:value="5406535.294" calcext:value-type="float">
            <text:p>5406535.294</text:p>
          </table:table-cell>
          <table:table-cell office:value-type="float" office:value="393.202" calcext:value-type="float">
            <text:p>393.202</text:p>
          </table:table-cell>
          <table:table-cell/>
          <table:table-cell table:formula="of:=[.C273]-[.$C$1]" office:value-type="float" office:value="-19.4407526063733" calcext:value-type="float">
            <text:p>-19.4407526063733</text:p>
          </table:table-cell>
          <table:table-cell table:formula="of:=[.D273]-[.$D$1]" office:value-type="float" office:value="-62.0096389092505" calcext:value-type="float">
            <text:p>-62.0096389092505</text:p>
          </table:table-cell>
          <table:table-cell table:formula="of:=[.E273]-[.$E$1]" office:value-type="float" office:value="4.94244608843854" calcext:value-type="float">
            <text:p>4.94244608843854</text:p>
          </table:table-cell>
        </table:table-row>
        <table:table-row table:style-name="ro1">
          <table:table-cell/>
          <table:table-cell office:value-type="float" office:value="1030677" calcext:value-type="float">
            <text:p>1030677</text:p>
          </table:table-cell>
          <table:table-cell office:value-type="float" office:value="3500407.267" calcext:value-type="float">
            <text:p>3500407.267</text:p>
          </table:table-cell>
          <table:table-cell office:value-type="float" office:value="5406537.199" calcext:value-type="float">
            <text:p>5406537.199</text:p>
          </table:table-cell>
          <table:table-cell office:value-type="float" office:value="393.153" calcext:value-type="float">
            <text:p>393.153</text:p>
          </table:table-cell>
          <table:table-cell/>
          <table:table-cell table:formula="of:=[.C274]-[.$C$1]" office:value-type="float" office:value="-1.51975260628387" calcext:value-type="float">
            <text:p>-1.51975260628387</text:p>
          </table:table-cell>
          <table:table-cell table:formula="of:=[.D274]-[.$D$1]" office:value-type="float" office:value="-60.1046389089897" calcext:value-type="float">
            <text:p>-60.1046389089897</text:p>
          </table:table-cell>
          <table:table-cell table:formula="of:=[.E274]-[.$E$1]" office:value-type="float" office:value="4.89344608843857" calcext:value-type="float">
            <text:p>4.89344608843857</text:p>
          </table:table-cell>
        </table:table-row>
        <table:table-row table:style-name="ro1">
          <table:table-cell/>
          <table:table-cell office:value-type="float" office:value="1030678" calcext:value-type="float">
            <text:p>1030678</text:p>
          </table:table-cell>
          <table:table-cell office:value-type="float" office:value="3500418.505" calcext:value-type="float">
            <text:p>3500418.505</text:p>
          </table:table-cell>
          <table:table-cell office:value-type="float" office:value="5406542.533" calcext:value-type="float">
            <text:p>5406542.533</text:p>
          </table:table-cell>
          <table:table-cell office:value-type="float" office:value="393.135" calcext:value-type="float">
            <text:p>393.135</text:p>
          </table:table-cell>
          <table:table-cell/>
          <table:table-cell table:formula="of:=[.C275]-[.$C$1]" office:value-type="float" office:value="9.71824739361182" calcext:value-type="float">
            <text:p>9.71824739361182</text:p>
          </table:table-cell>
          <table:table-cell table:formula="of:=[.D275]-[.$D$1]" office:value-type="float" office:value="-54.7706389091909" calcext:value-type="float">
            <text:p>-54.7706389091909</text:p>
          </table:table-cell>
          <table:table-cell table:formula="of:=[.E275]-[.$E$1]" office:value-type="float" office:value="4.87544608843854" calcext:value-type="float">
            <text:p>4.87544608843854</text:p>
          </table:table-cell>
        </table:table-row>
        <table:table-row table:style-name="ro1">
          <table:table-cell/>
          <table:table-cell office:value-type="float" office:value="1030679" calcext:value-type="float">
            <text:p>1030679</text:p>
          </table:table-cell>
          <table:table-cell office:value-type="float" office:value="3500435.979" calcext:value-type="float">
            <text:p>3500435.979</text:p>
          </table:table-cell>
          <table:table-cell office:value-type="float" office:value="5406544.42" calcext:value-type="float">
            <text:p>5406544.42</text:p>
          </table:table-cell>
          <table:table-cell office:value-type="float" office:value="393.158" calcext:value-type="float">
            <text:p>393.158</text:p>
          </table:table-cell>
          <table:table-cell/>
          <table:table-cell table:formula="of:=[.C276]-[.$C$1]" office:value-type="float" office:value="27.192247393541" calcext:value-type="float">
            <text:p>27.192247393541</text:p>
          </table:table-cell>
          <table:table-cell table:formula="of:=[.D276]-[.$D$1]" office:value-type="float" office:value="-52.8836389090866" calcext:value-type="float">
            <text:p>-52.8836389090866</text:p>
          </table:table-cell>
          <table:table-cell table:formula="of:=[.E276]-[.$E$1]" office:value-type="float" office:value="4.89844608843856" calcext:value-type="float">
            <text:p>4.89844608843856</text:p>
          </table:table-cell>
        </table:table-row>
        <table:table-row table:style-name="ro1">
          <table:table-cell/>
          <table:table-cell office:value-type="float" office:value="1030680" calcext:value-type="float">
            <text:p>1030680</text:p>
          </table:table-cell>
          <table:table-cell office:value-type="float" office:value="3500440.83" calcext:value-type="float">
            <text:p>3500440.83</text:p>
          </table:table-cell>
          <table:table-cell office:value-type="float" office:value="5406539.031" calcext:value-type="float">
            <text:p>5406539.031</text:p>
          </table:table-cell>
          <table:table-cell office:value-type="float" office:value="393.126" calcext:value-type="float">
            <text:p>393.126</text:p>
          </table:table-cell>
          <table:table-cell/>
          <table:table-cell table:formula="of:=[.C277]-[.$C$1]" office:value-type="float" office:value="32.0432473937981" calcext:value-type="float">
            <text:p>32.0432473937981</text:p>
          </table:table-cell>
          <table:table-cell table:formula="of:=[.D277]-[.$D$1]" office:value-type="float" office:value="-58.2726389085874" calcext:value-type="float">
            <text:p>-58.2726389085874</text:p>
          </table:table-cell>
          <table:table-cell table:formula="of:=[.E277]-[.$E$1]" office:value-type="float" office:value="4.86644608843852" calcext:value-type="float">
            <text:p>4.86644608843852</text:p>
          </table:table-cell>
        </table:table-row>
        <table:table-row table:style-name="ro1">
          <table:table-cell/>
          <table:table-cell office:value-type="float" office:value="1030681" calcext:value-type="float">
            <text:p>1030681</text:p>
          </table:table-cell>
          <table:table-cell office:value-type="float" office:value="3500427.773" calcext:value-type="float">
            <text:p>3500427.773</text:p>
          </table:table-cell>
          <table:table-cell office:value-type="float" office:value="5406552.999" calcext:value-type="float">
            <text:p>5406552.999</text:p>
          </table:table-cell>
          <table:table-cell office:value-type="float" office:value="393.106" calcext:value-type="float">
            <text:p>393.106</text:p>
          </table:table-cell>
          <table:table-cell/>
          <table:table-cell table:formula="of:=[.C278]-[.$C$1]" office:value-type="float" office:value="18.9862473937683" calcext:value-type="float">
            <text:p>18.9862473937683</text:p>
          </table:table-cell>
          <table:table-cell table:formula="of:=[.D278]-[.$D$1]" office:value-type="float" office:value="-44.304638909176" calcext:value-type="float">
            <text:p>-44.304638909176</text:p>
          </table:table-cell>
          <table:table-cell table:formula="of:=[.E278]-[.$E$1]" office:value-type="float" office:value="4.84644608843854" calcext:value-type="float">
            <text:p>4.84644608843854</text:p>
          </table:table-cell>
        </table:table-row>
        <table:table-row table:style-name="ro1">
          <table:table-cell/>
          <table:table-cell office:value-type="float" office:value="1030682" calcext:value-type="float">
            <text:p>1030682</text:p>
          </table:table-cell>
          <table:table-cell office:value-type="float" office:value="3500426.882" calcext:value-type="float">
            <text:p>3500426.882</text:p>
          </table:table-cell>
          <table:table-cell office:value-type="float" office:value="5406566.184" calcext:value-type="float">
            <text:p>5406566.184</text:p>
          </table:table-cell>
          <table:table-cell office:value-type="float" office:value="393.003" calcext:value-type="float">
            <text:p>393.003</text:p>
          </table:table-cell>
          <table:table-cell/>
          <table:table-cell table:formula="of:=[.C279]-[.$C$1]" office:value-type="float" office:value="18.0952473939396" calcext:value-type="float">
            <text:p>18.0952473939396</text:p>
          </table:table-cell>
          <table:table-cell table:formula="of:=[.D279]-[.$D$1]" office:value-type="float" office:value="-31.1196389086545" calcext:value-type="float">
            <text:p>-31.1196389086545</text:p>
          </table:table-cell>
          <table:table-cell table:formula="of:=[.E279]-[.$E$1]" office:value-type="float" office:value="4.74344608843853" calcext:value-type="float">
            <text:p>4.74344608843853</text:p>
          </table:table-cell>
        </table:table-row>
        <table:table-row table:style-name="ro1">
          <table:table-cell/>
          <table:table-cell office:value-type="float" office:value="1030683" calcext:value-type="float">
            <text:p>1030683</text:p>
          </table:table-cell>
          <table:table-cell office:value-type="float" office:value="3500427.62" calcext:value-type="float">
            <text:p>3500427.62</text:p>
          </table:table-cell>
          <table:table-cell office:value-type="float" office:value="5406577.7" calcext:value-type="float">
            <text:p>5406577.7</text:p>
          </table:table-cell>
          <table:table-cell office:value-type="float" office:value="393.071" calcext:value-type="float">
            <text:p>393.071</text:p>
          </table:table-cell>
          <table:table-cell/>
          <table:table-cell table:formula="of:=[.C280]-[.$C$1]" office:value-type="float" office:value="18.8332473938353" calcext:value-type="float">
            <text:p>18.8332473938353</text:p>
          </table:table-cell>
          <table:table-cell table:formula="of:=[.D280]-[.$D$1]" office:value-type="float" office:value="-19.6036389088258" calcext:value-type="float">
            <text:p>-19.6036389088258</text:p>
          </table:table-cell>
          <table:table-cell table:formula="of:=[.E280]-[.$E$1]" office:value-type="float" office:value="4.81144608843857" calcext:value-type="float">
            <text:p>4.81144608843857</text:p>
          </table:table-cell>
        </table:table-row>
        <table:table-row table:style-name="ro1">
          <table:table-cell/>
          <table:table-cell office:value-type="float" office:value="1030684" calcext:value-type="float">
            <text:p>1030684</text:p>
          </table:table-cell>
          <table:table-cell office:value-type="float" office:value="3500405.76" calcext:value-type="float">
            <text:p>3500405.76</text:p>
          </table:table-cell>
          <table:table-cell office:value-type="float" office:value="5406550.625" calcext:value-type="float">
            <text:p>5406550.625</text:p>
          </table:table-cell>
          <table:table-cell office:value-type="float" office:value="393.126" calcext:value-type="float">
            <text:p>393.126</text:p>
          </table:table-cell>
          <table:table-cell/>
          <table:table-cell table:formula="of:=[.C281]-[.$C$1]" office:value-type="float" office:value="-3.02675260649994" calcext:value-type="float">
            <text:p>-3.02675260649994</text:p>
          </table:table-cell>
          <table:table-cell table:formula="of:=[.D281]-[.$D$1]" office:value-type="float" office:value="-46.6786389090121" calcext:value-type="float">
            <text:p>-46.6786389090121</text:p>
          </table:table-cell>
          <table:table-cell table:formula="of:=[.E281]-[.$E$1]" office:value-type="float" office:value="4.86644608843852" calcext:value-type="float">
            <text:p>4.86644608843852</text:p>
          </table:table-cell>
        </table:table-row>
        <table:table-row table:style-name="ro1">
          <table:table-cell/>
          <table:table-cell office:value-type="float" office:value="1030685" calcext:value-type="float">
            <text:p>1030685</text:p>
          </table:table-cell>
          <table:table-cell office:value-type="float" office:value="3500392.804" calcext:value-type="float">
            <text:p>3500392.804</text:p>
          </table:table-cell>
          <table:table-cell office:value-type="float" office:value="5406552.55" calcext:value-type="float">
            <text:p>5406552.55</text:p>
          </table:table-cell>
          <table:table-cell office:value-type="float" office:value="393.095" calcext:value-type="float">
            <text:p>393.095</text:p>
          </table:table-cell>
          <table:table-cell/>
          <table:table-cell table:formula="of:=[.C282]-[.$C$1]" office:value-type="float" office:value="-15.9827526062727" calcext:value-type="float">
            <text:p>-15.9827526062727</text:p>
          </table:table-cell>
          <table:table-cell table:formula="of:=[.D282]-[.$D$1]" office:value-type="float" office:value="-44.7536389091983" calcext:value-type="float">
            <text:p>-44.7536389091983</text:p>
          </table:table-cell>
          <table:table-cell table:formula="of:=[.E282]-[.$E$1]" office:value-type="float" office:value="4.83544608843857" calcext:value-type="float">
            <text:p>4.83544608843857</text:p>
          </table:table-cell>
        </table:table-row>
        <table:table-row table:style-name="ro1">
          <table:table-cell/>
          <table:table-cell office:value-type="float" office:value="1030686" calcext:value-type="float">
            <text:p>1030686</text:p>
          </table:table-cell>
          <table:table-cell office:value-type="float" office:value="3500386.721" calcext:value-type="float">
            <text:p>3500386.721</text:p>
          </table:table-cell>
          <table:table-cell office:value-type="float" office:value="5406552.481" calcext:value-type="float">
            <text:p>5406552.481</text:p>
          </table:table-cell>
          <table:table-cell office:value-type="float" office:value="393.113" calcext:value-type="float">
            <text:p>393.113</text:p>
          </table:table-cell>
          <table:table-cell/>
          <table:table-cell table:formula="of:=[.C283]-[.$C$1]" office:value-type="float" office:value="-22.0657526063733" calcext:value-type="float">
            <text:p>-22.0657526063733</text:p>
          </table:table-cell>
          <table:table-cell table:formula="of:=[.D283]-[.$D$1]" office:value-type="float" office:value="-44.8226389093325" calcext:value-type="float">
            <text:p>-44.8226389093325</text:p>
          </table:table-cell>
          <table:table-cell table:formula="of:=[.E283]-[.$E$1]" office:value-type="float" office:value="4.85344608843855" calcext:value-type="float">
            <text:p>4.85344608843855</text:p>
          </table:table-cell>
        </table:table-row>
        <table:table-row table:style-name="ro1">
          <table:table-cell/>
          <table:table-cell office:value-type="float" office:value="1030687" calcext:value-type="float">
            <text:p>1030687</text:p>
          </table:table-cell>
          <table:table-cell office:value-type="float" office:value="3500394.758" calcext:value-type="float">
            <text:p>3500394.758</text:p>
          </table:table-cell>
          <table:table-cell office:value-type="float" office:value="5406550.956" calcext:value-type="float">
            <text:p>5406550.956</text:p>
          </table:table-cell>
          <table:table-cell office:value-type="float" office:value="392.935" calcext:value-type="float">
            <text:p>392.935</text:p>
          </table:table-cell>
          <table:table-cell/>
          <table:table-cell table:formula="of:=[.C284]-[.$C$1]" office:value-type="float" office:value="-14.0287526063621" calcext:value-type="float">
            <text:p>-14.0287526063621</text:p>
          </table:table-cell>
          <table:table-cell table:formula="of:=[.D284]-[.$D$1]" office:value-type="float" office:value="-46.3476389087737" calcext:value-type="float">
            <text:p>-46.3476389087737</text:p>
          </table:table-cell>
          <table:table-cell table:formula="of:=[.E284]-[.$E$1]" office:value-type="float" office:value="4.67544608843855" calcext:value-type="float">
            <text:p>4.67544608843855</text:p>
          </table:table-cell>
        </table:table-row>
        <table:table-row table:style-name="ro1">
          <table:table-cell/>
          <table:table-cell office:value-type="float" office:value="1030688" calcext:value-type="float">
            <text:p>1030688</text:p>
          </table:table-cell>
          <table:table-cell office:value-type="float" office:value="3500394.052" calcext:value-type="float">
            <text:p>3500394.052</text:p>
          </table:table-cell>
          <table:table-cell office:value-type="float" office:value="5406580.921" calcext:value-type="float">
            <text:p>5406580.921</text:p>
          </table:table-cell>
          <table:table-cell office:value-type="float" office:value="393.105" calcext:value-type="float">
            <text:p>393.105</text:p>
          </table:table-cell>
          <table:table-cell/>
          <table:table-cell table:formula="of:=[.C285]-[.$C$1]" office:value-type="float" office:value="-14.7347526061349" calcext:value-type="float">
            <text:p>-14.7347526061349</text:p>
          </table:table-cell>
          <table:table-cell table:formula="of:=[.D285]-[.$D$1]" office:value-type="float" office:value="-16.3826389089227" calcext:value-type="float">
            <text:p>-16.3826389089227</text:p>
          </table:table-cell>
          <table:table-cell table:formula="of:=[.E285]-[.$E$1]" office:value-type="float" office:value="4.84544608843856" calcext:value-type="float">
            <text:p>4.84544608843856</text:p>
          </table:table-cell>
        </table:table-row>
        <table:table-row table:style-name="ro1">
          <table:table-cell/>
          <table:table-cell office:value-type="float" office:value="1030689" calcext:value-type="float">
            <text:p>1030689</text:p>
          </table:table-cell>
          <table:table-cell office:value-type="float" office:value="3500379.46" calcext:value-type="float">
            <text:p>3500379.46</text:p>
          </table:table-cell>
          <table:table-cell office:value-type="float" office:value="5406592.327" calcext:value-type="float">
            <text:p>5406592.327</text:p>
          </table:table-cell>
          <table:table-cell office:value-type="float" office:value="393.112" calcext:value-type="float">
            <text:p>393.112</text:p>
          </table:table-cell>
          <table:table-cell/>
          <table:table-cell table:formula="of:=[.C286]-[.$C$1]" office:value-type="float" office:value="-29.3267526063137" calcext:value-type="float">
            <text:p>-29.3267526063137</text:p>
          </table:table-cell>
          <table:table-cell table:formula="of:=[.D286]-[.$D$1]" office:value-type="float" office:value="-4.97663890942931" calcext:value-type="float">
            <text:p>-4.97663890942931</text:p>
          </table:table-cell>
          <table:table-cell table:formula="of:=[.E286]-[.$E$1]" office:value-type="float" office:value="4.85244608843857" calcext:value-type="float">
            <text:p>4.85244608843857</text:p>
          </table:table-cell>
        </table:table-row>
        <table:table-row table:style-name="ro1">
          <table:table-cell/>
          <table:table-cell office:value-type="float" office:value="1030690" calcext:value-type="float">
            <text:p>1030690</text:p>
          </table:table-cell>
          <table:table-cell office:value-type="float" office:value="3500397.463" calcext:value-type="float">
            <text:p>3500397.463</text:p>
          </table:table-cell>
          <table:table-cell office:value-type="float" office:value="5406600.829" calcext:value-type="float">
            <text:p>5406600.829</text:p>
          </table:table-cell>
          <table:table-cell office:value-type="float" office:value="393.185" calcext:value-type="float">
            <text:p>393.185</text:p>
          </table:table-cell>
          <table:table-cell/>
          <table:table-cell table:formula="of:=[.C287]-[.$C$1]" office:value-type="float" office:value="-11.3237526062876" calcext:value-type="float">
            <text:p>-11.3237526062876</text:p>
          </table:table-cell>
          <table:table-cell table:formula="of:=[.D287]-[.$D$1]" office:value-type="float" office:value="3.52536109089851" calcext:value-type="float">
            <text:p>3.52536109089851</text:p>
          </table:table-cell>
          <table:table-cell table:formula="of:=[.E287]-[.$E$1]" office:value-type="float" office:value="4.92544608843855" calcext:value-type="float">
            <text:p>4.92544608843855</text:p>
          </table:table-cell>
        </table:table-row>
        <table:table-row table:style-name="ro1">
          <table:table-cell/>
          <table:table-cell office:value-type="float" office:value="1030691" calcext:value-type="float">
            <text:p>1030691</text:p>
          </table:table-cell>
          <table:table-cell office:value-type="float" office:value="3500376.212" calcext:value-type="float">
            <text:p>3500376.212</text:p>
          </table:table-cell>
          <table:table-cell office:value-type="float" office:value="5406607.838" calcext:value-type="float">
            <text:p>5406607.838</text:p>
          </table:table-cell>
          <table:table-cell office:value-type="float" office:value="392.701" calcext:value-type="float">
            <text:p>392.701</text:p>
          </table:table-cell>
          <table:table-cell/>
          <table:table-cell table:formula="of:=[.C288]-[.$C$1]" office:value-type="float" office:value="-32.5747526064515" calcext:value-type="float">
            <text:p>-32.5747526064515</text:p>
          </table:table-cell>
          <table:table-cell table:formula="of:=[.D288]-[.$D$1]" office:value-type="float" office:value="10.5343610914424" calcext:value-type="float">
            <text:p>10.5343610914424</text:p>
          </table:table-cell>
          <table:table-cell table:formula="of:=[.E288]-[.$E$1]" office:value-type="float" office:value="4.44144608843857" calcext:value-type="float">
            <text:p>4.44144608843857</text:p>
          </table:table-cell>
        </table:table-row>
        <table:table-row table:style-name="ro1">
          <table:table-cell/>
          <table:table-cell office:value-type="float" office:value="1030692" calcext:value-type="float">
            <text:p>1030692</text:p>
          </table:table-cell>
          <table:table-cell office:value-type="float" office:value="3500346.53" calcext:value-type="float">
            <text:p>3500346.53</text:p>
          </table:table-cell>
          <table:table-cell office:value-type="float" office:value="5406531.942" calcext:value-type="float">
            <text:p>5406531.942</text:p>
          </table:table-cell>
          <table:table-cell office:value-type="float" office:value="384.953" calcext:value-type="float">
            <text:p>384.953</text:p>
          </table:table-cell>
          <table:table-cell/>
          <table:table-cell table:formula="of:=[.C289]-[.$C$1]" office:value-type="float" office:value="-62.2567526064813" calcext:value-type="float">
            <text:p>-62.2567526064813</text:p>
          </table:table-cell>
          <table:table-cell table:formula="of:=[.D289]-[.$D$1]" office:value-type="float" office:value="-65.3616389092058" calcext:value-type="float">
            <text:p>-65.3616389092058</text:p>
          </table:table-cell>
          <table:table-cell table:formula="of:=[.E289]-[.$E$1]" office:value-type="float" office:value="-3.30655391156148" calcext:value-type="float">
            <text:p>-3.30655391156148</text:p>
          </table:table-cell>
        </table:table-row>
        <table:table-row table:style-name="ro1">
          <table:table-cell/>
          <table:table-cell office:value-type="float" office:value="1030693" calcext:value-type="float">
            <text:p>1030693</text:p>
          </table:table-cell>
          <table:table-cell office:value-type="float" office:value="3500347.737" calcext:value-type="float">
            <text:p>3500347.737</text:p>
          </table:table-cell>
          <table:table-cell office:value-type="float" office:value="5406513.894" calcext:value-type="float">
            <text:p>5406513.894</text:p>
          </table:table-cell>
          <table:table-cell office:value-type="float" office:value="384.625" calcext:value-type="float">
            <text:p>384.625</text:p>
          </table:table-cell>
          <table:table-cell/>
          <table:table-cell table:formula="of:=[.C290]-[.$C$1]" office:value-type="float" office:value="-61.049752606079" calcext:value-type="float">
            <text:p>-61.049752606079</text:p>
          </table:table-cell>
          <table:table-cell table:formula="of:=[.D290]-[.$D$1]" office:value-type="float" office:value="-83.4096389086917" calcext:value-type="float">
            <text:p>-83.4096389086917</text:p>
          </table:table-cell>
          <table:table-cell table:formula="of:=[.E290]-[.$E$1]" office:value-type="float" office:value="-3.63455391156145" calcext:value-type="float">
            <text:p>-3.63455391156145</text:p>
          </table:table-cell>
        </table:table-row>
        <table:table-row table:style-name="ro1">
          <table:table-cell/>
          <table:table-cell office:value-type="float" office:value="1030694" calcext:value-type="float">
            <text:p>1030694</text:p>
          </table:table-cell>
          <table:table-cell office:value-type="float" office:value="3500310.841" calcext:value-type="float">
            <text:p>3500310.841</text:p>
          </table:table-cell>
          <table:table-cell office:value-type="float" office:value="5406498.038" calcext:value-type="float">
            <text:p>5406498.038</text:p>
          </table:table-cell>
          <table:table-cell office:value-type="float" office:value="384.197" calcext:value-type="float">
            <text:p>384.197</text:p>
          </table:table-cell>
          <table:table-cell/>
          <table:table-cell table:formula="of:=[.C291]-[.$C$1]" office:value-type="float" office:value="-97.9457526062615" calcext:value-type="float">
            <text:p>-97.9457526062615</text:p>
          </table:table-cell>
          <table:table-cell table:formula="of:=[.D291]-[.$D$1]" office:value-type="float" office:value="-99.2656389093026" calcext:value-type="float">
            <text:p>-99.2656389093026</text:p>
          </table:table-cell>
          <table:table-cell table:formula="of:=[.E291]-[.$E$1]" office:value-type="float" office:value="-4.06255391156145" calcext:value-type="float">
            <text:p>-4.06255391156145</text:p>
          </table:table-cell>
        </table:table-row>
        <table:table-row table:style-name="ro1">
          <table:table-cell/>
          <table:table-cell office:value-type="float" office:value="1030695" calcext:value-type="float">
            <text:p>1030695</text:p>
          </table:table-cell>
          <table:table-cell office:value-type="float" office:value="3500345.403" calcext:value-type="float">
            <text:p>3500345.403</text:p>
          </table:table-cell>
          <table:table-cell office:value-type="float" office:value="5406500.164" calcext:value-type="float">
            <text:p>5406500.164</text:p>
          </table:table-cell>
          <table:table-cell office:value-type="float" office:value="385.093" calcext:value-type="float">
            <text:p>385.093</text:p>
          </table:table-cell>
          <table:table-cell/>
          <table:table-cell table:formula="of:=[.C292]-[.$C$1]" office:value-type="float" office:value="-63.3837526063435" calcext:value-type="float">
            <text:p>-63.3837526063435</text:p>
          </table:table-cell>
          <table:table-cell table:formula="of:=[.D292]-[.$D$1]" office:value-type="float" office:value="-97.1396389091387" calcext:value-type="float">
            <text:p>-97.1396389091387</text:p>
          </table:table-cell>
          <table:table-cell table:formula="of:=[.E292]-[.$E$1]" office:value-type="float" office:value="-3.16655391156144" calcext:value-type="float">
            <text:p>-3.16655391156144</text:p>
          </table:table-cell>
        </table:table-row>
        <table:table-row table:style-name="ro1">
          <table:table-cell/>
          <table:table-cell office:value-type="float" office:value="1030696" calcext:value-type="float">
            <text:p>1030696</text:p>
          </table:table-cell>
          <table:table-cell office:value-type="float" office:value="3500370.402" calcext:value-type="float">
            <text:p>3500370.402</text:p>
          </table:table-cell>
          <table:table-cell office:value-type="float" office:value="5406500.325" calcext:value-type="float">
            <text:p>5406500.325</text:p>
          </table:table-cell>
          <table:table-cell office:value-type="float" office:value="385.855" calcext:value-type="float">
            <text:p>385.855</text:p>
          </table:table-cell>
          <table:table-cell/>
          <table:table-cell table:formula="of:=[.C293]-[.$C$1]" office:value-type="float" office:value="-38.3847526065074" calcext:value-type="float">
            <text:p>-38.3847526065074</text:p>
          </table:table-cell>
          <table:table-cell table:formula="of:=[.D293]-[.$D$1]" office:value-type="float" office:value="-96.9786389088258" calcext:value-type="float">
            <text:p>-96.9786389088258</text:p>
          </table:table-cell>
          <table:table-cell table:formula="of:=[.E293]-[.$E$1]" office:value-type="float" office:value="-2.40455391156144" calcext:value-type="float">
            <text:p>-2.40455391156144</text:p>
          </table:table-cell>
        </table:table-row>
        <table:table-row table:style-name="ro1">
          <table:table-cell/>
          <table:table-cell office:value-type="float" office:value="1030697" calcext:value-type="float">
            <text:p>1030697</text:p>
          </table:table-cell>
          <table:table-cell office:value-type="float" office:value="3500372.663" calcext:value-type="float">
            <text:p>3500372.663</text:p>
          </table:table-cell>
          <table:table-cell office:value-type="float" office:value="5406428.19" calcext:value-type="float">
            <text:p>5406428.19</text:p>
          </table:table-cell>
          <table:table-cell office:value-type="float" office:value="386.276" calcext:value-type="float">
            <text:p>386.276</text:p>
          </table:table-cell>
          <table:table-cell/>
          <table:table-cell table:formula="of:=[.C294]-[.$C$1]" office:value-type="float" office:value="-36.1237526061013" calcext:value-type="float">
            <text:p>-36.1237526061013</text:p>
          </table:table-cell>
          <table:table-cell table:formula="of:=[.D294]-[.$D$1]" office:value-type="float" office:value="-169.113638908602" calcext:value-type="float">
            <text:p>-169.113638908602</text:p>
          </table:table-cell>
          <table:table-cell table:formula="of:=[.E294]-[.$E$1]" office:value-type="float" office:value="-1.98355391156144" calcext:value-type="float">
            <text:p>-1.98355391156144</text:p>
          </table:table-cell>
        </table:table-row>
        <table:table-row table:style-name="ro1">
          <table:table-cell/>
          <table:table-cell office:value-type="float" office:value="1030698" calcext:value-type="float">
            <text:p>1030698</text:p>
          </table:table-cell>
          <table:table-cell office:value-type="float" office:value="3500362.002" calcext:value-type="float">
            <text:p>3500362.002</text:p>
          </table:table-cell>
          <table:table-cell office:value-type="float" office:value="5406427.631" calcext:value-type="float">
            <text:p>5406427.631</text:p>
          </table:table-cell>
          <table:table-cell office:value-type="float" office:value="386.193" calcext:value-type="float">
            <text:p>386.193</text:p>
          </table:table-cell>
          <table:table-cell/>
          <table:table-cell table:formula="of:=[.C295]-[.$C$1]" office:value-type="float" office:value="-46.7847526064143" calcext:value-type="float">
            <text:p>-46.7847526064143</text:p>
          </table:table-cell>
          <table:table-cell table:formula="of:=[.D295]-[.$D$1]" office:value-type="float" office:value="-169.67263890896" calcext:value-type="float">
            <text:p>-169.67263890896</text:p>
          </table:table-cell>
          <table:table-cell table:formula="of:=[.E295]-[.$E$1]" office:value-type="float" office:value="-2.06655391156147" calcext:value-type="float">
            <text:p>-2.06655391156147</text:p>
          </table:table-cell>
        </table:table-row>
        <table:table-row table:style-name="ro1">
          <table:table-cell/>
          <table:table-cell office:value-type="float" office:value="1030699" calcext:value-type="float">
            <text:p>1030699</text:p>
          </table:table-cell>
          <table:table-cell office:value-type="float" office:value="3500354.449" calcext:value-type="float">
            <text:p>3500354.449</text:p>
          </table:table-cell>
          <table:table-cell office:value-type="float" office:value="5406427.314" calcext:value-type="float">
            <text:p>5406427.314</text:p>
          </table:table-cell>
          <table:table-cell office:value-type="float" office:value="386.32" calcext:value-type="float">
            <text:p>386.32</text:p>
          </table:table-cell>
          <table:table-cell/>
          <table:table-cell table:formula="of:=[.C296]-[.$C$1]" office:value-type="float" office:value="-54.3377526062541" calcext:value-type="float">
            <text:p>-54.3377526062541</text:p>
          </table:table-cell>
          <table:table-cell table:formula="of:=[.D296]-[.$D$1]" office:value-type="float" office:value="-169.989638908766" calcext:value-type="float">
            <text:p>-169.989638908766</text:p>
          </table:table-cell>
          <table:table-cell table:formula="of:=[.E296]-[.$E$1]" office:value-type="float" office:value="-1.93955391156146" calcext:value-type="float">
            <text:p>-1.93955391156146</text:p>
          </table:table-cell>
        </table:table-row>
        <table:table-row table:style-name="ro1">
          <table:table-cell/>
          <table:table-cell office:value-type="float" office:value="1030700" calcext:value-type="float">
            <text:p>1030700</text:p>
          </table:table-cell>
          <table:table-cell office:value-type="float" office:value="3500344.383" calcext:value-type="float">
            <text:p>3500344.383</text:p>
          </table:table-cell>
          <table:table-cell office:value-type="float" office:value="5406426.619" calcext:value-type="float">
            <text:p>5406426.619</text:p>
          </table:table-cell>
          <table:table-cell office:value-type="float" office:value="386.273" calcext:value-type="float">
            <text:p>386.273</text:p>
          </table:table-cell>
          <table:table-cell/>
          <table:table-cell table:formula="of:=[.C297]-[.$C$1]" office:value-type="float" office:value="-64.4037526063621" calcext:value-type="float">
            <text:p>-64.4037526063621</text:p>
          </table:table-cell>
          <table:table-cell table:formula="of:=[.D297]-[.$D$1]" office:value-type="float" office:value="-170.684638909064" calcext:value-type="float">
            <text:p>-170.684638909064</text:p>
          </table:table-cell>
          <table:table-cell table:formula="of:=[.E297]-[.$E$1]" office:value-type="float" office:value="-1.98655391156143" calcext:value-type="float">
            <text:p>-1.98655391156143</text:p>
          </table:table-cell>
        </table:table-row>
        <table:table-row table:style-name="ro1">
          <table:table-cell/>
          <table:table-cell office:value-type="float" office:value="1030701" calcext:value-type="float">
            <text:p>1030701</text:p>
          </table:table-cell>
          <table:table-cell office:value-type="float" office:value="3500336.74" calcext:value-type="float">
            <text:p>3500336.74</text:p>
          </table:table-cell>
          <table:table-cell office:value-type="float" office:value="5406426.216" calcext:value-type="float">
            <text:p>5406426.216</text:p>
          </table:table-cell>
          <table:table-cell office:value-type="float" office:value="386.38" calcext:value-type="float">
            <text:p>386.38</text:p>
          </table:table-cell>
          <table:table-cell/>
          <table:table-cell table:formula="of:=[.C298]-[.$C$1]" office:value-type="float" office:value="-72.0467526060529" calcext:value-type="float">
            <text:p>-72.0467526060529</text:p>
          </table:table-cell>
          <table:table-cell table:formula="of:=[.D298]-[.$D$1]" office:value-type="float" office:value="-171.087638908997" calcext:value-type="float">
            <text:p>-171.087638908997</text:p>
          </table:table-cell>
          <table:table-cell table:formula="of:=[.E298]-[.$E$1]" office:value-type="float" office:value="-1.87955391156146" calcext:value-type="float">
            <text:p>-1.87955391156146</text:p>
          </table:table-cell>
        </table:table-row>
        <table:table-row table:style-name="ro1">
          <table:table-cell/>
          <table:table-cell office:value-type="float" office:value="1030702" calcext:value-type="float">
            <text:p>1030702</text:p>
          </table:table-cell>
          <table:table-cell office:value-type="float" office:value="3500363.366" calcext:value-type="float">
            <text:p>3500363.366</text:p>
          </table:table-cell>
          <table:table-cell office:value-type="float" office:value="5406427.537" calcext:value-type="float">
            <text:p>5406427.537</text:p>
          </table:table-cell>
          <table:table-cell office:value-type="float" office:value="387.176" calcext:value-type="float">
            <text:p>387.176</text:p>
          </table:table-cell>
          <table:table-cell/>
          <table:table-cell table:formula="of:=[.C299]-[.$C$1]" office:value-type="float" office:value="-45.4207526063547" calcext:value-type="float">
            <text:p>-45.4207526063547</text:p>
          </table:table-cell>
          <table:table-cell table:formula="of:=[.D299]-[.$D$1]" office:value-type="float" office:value="-169.766638909467" calcext:value-type="float">
            <text:p>-169.766638909467</text:p>
          </table:table-cell>
          <table:table-cell table:formula="of:=[.E299]-[.$E$1]" office:value-type="float" office:value="-1.08355391156147" calcext:value-type="float">
            <text:p>-1.08355391156147</text:p>
          </table:table-cell>
        </table:table-row>
        <table:table-row table:style-name="ro1">
          <table:table-cell/>
          <table:table-cell office:value-type="float" office:value="1030703" calcext:value-type="float">
            <text:p>1030703</text:p>
          </table:table-cell>
          <table:table-cell office:value-type="float" office:value="3500358.624" calcext:value-type="float">
            <text:p>3500358.624</text:p>
          </table:table-cell>
          <table:table-cell office:value-type="float" office:value="5406427.249" calcext:value-type="float">
            <text:p>5406427.249</text:p>
          </table:table-cell>
          <table:table-cell office:value-type="float" office:value="387.108" calcext:value-type="float">
            <text:p>387.108</text:p>
          </table:table-cell>
          <table:table-cell/>
          <table:table-cell table:formula="of:=[.C300]-[.$C$1]" office:value-type="float" office:value="-50.1627526064403" calcext:value-type="float">
            <text:p>-50.1627526064403</text:p>
          </table:table-cell>
          <table:table-cell table:formula="of:=[.D300]-[.$D$1]" office:value-type="float" office:value="-170.054638909176" calcext:value-type="float">
            <text:p>-170.054638909176</text:p>
          </table:table-cell>
          <table:table-cell table:formula="of:=[.E300]-[.$E$1]" office:value-type="float" office:value="-1.15155391156145" calcext:value-type="float">
            <text:p>-1.15155391156145</text:p>
          </table:table-cell>
        </table:table-row>
        <table:table-row table:style-name="ro1">
          <table:table-cell/>
          <table:table-cell office:value-type="float" office:value="1030704" calcext:value-type="float">
            <text:p>1030704</text:p>
          </table:table-cell>
          <table:table-cell office:value-type="float" office:value="3500389.107" calcext:value-type="float">
            <text:p>3500389.107</text:p>
          </table:table-cell>
          <table:table-cell office:value-type="float" office:value="5406555.39" calcext:value-type="float">
            <text:p>5406555.39</text:p>
          </table:table-cell>
          <table:table-cell office:value-type="float" office:value="393.161" calcext:value-type="float">
            <text:p>393.161</text:p>
          </table:table-cell>
          <table:table-cell/>
          <table:table-cell table:formula="of:=[.C301]-[.$C$1]" office:value-type="float" office:value="-19.6797526064329" calcext:value-type="float">
            <text:p>-19.6797526064329</text:p>
          </table:table-cell>
          <table:table-cell table:formula="of:=[.D301]-[.$D$1]" office:value-type="float" office:value="-41.9136389093474" calcext:value-type="float">
            <text:p>-41.9136389093474</text:p>
          </table:table-cell>
          <table:table-cell table:formula="of:=[.E301]-[.$E$1]" office:value-type="float" office:value="4.90144608843855" calcext:value-type="float">
            <text:p>4.90144608843855</text:p>
          </table:table-cell>
        </table:table-row>
        <table:table-row table:style-name="ro1">
          <table:table-cell/>
          <table:table-cell office:value-type="float" office:value="1030705" calcext:value-type="float">
            <text:p>1030705</text:p>
          </table:table-cell>
          <table:table-cell office:value-type="float" office:value="3500392.706" calcext:value-type="float">
            <text:p>3500392.706</text:p>
          </table:table-cell>
          <table:table-cell office:value-type="float" office:value="5406561.635" calcext:value-type="float">
            <text:p>5406561.635</text:p>
          </table:table-cell>
          <table:table-cell office:value-type="float" office:value="393.063" calcext:value-type="float">
            <text:p>393.063</text:p>
          </table:table-cell>
          <table:table-cell/>
          <table:table-cell table:formula="of:=[.C302]-[.$C$1]" office:value-type="float" office:value="-16.0807526065037" calcext:value-type="float">
            <text:p>-16.0807526065037</text:p>
          </table:table-cell>
          <table:table-cell table:formula="of:=[.D302]-[.$D$1]" office:value-type="float" office:value="-35.6686389092356" calcext:value-type="float">
            <text:p>-35.6686389092356</text:p>
          </table:table-cell>
          <table:table-cell table:formula="of:=[.E302]-[.$E$1]" office:value-type="float" office:value="4.80344608843853" calcext:value-type="float">
            <text:p>4.80344608843853</text:p>
          </table:table-cell>
        </table:table-row>
        <table:table-row table:style-name="ro1">
          <table:table-cell/>
          <table:table-cell office:value-type="float" office:value="1030706" calcext:value-type="float">
            <text:p>1030706</text:p>
          </table:table-cell>
          <table:table-cell office:value-type="float" office:value="3500430.454" calcext:value-type="float">
            <text:p>3500430.454</text:p>
          </table:table-cell>
          <table:table-cell office:value-type="float" office:value="5406555.837" calcext:value-type="float">
            <text:p>5406555.837</text:p>
          </table:table-cell>
          <table:table-cell office:value-type="float" office:value="393.391" calcext:value-type="float">
            <text:p>393.391</text:p>
          </table:table-cell>
          <table:table-cell/>
          <table:table-cell table:formula="of:=[.C303]-[.$C$1]" office:value-type="float" office:value="21.6672473936342" calcext:value-type="float">
            <text:p>21.6672473936342</text:p>
          </table:table-cell>
          <table:table-cell table:formula="of:=[.D303]-[.$D$1]" office:value-type="float" office:value="-41.4666389087215" calcext:value-type="float">
            <text:p>-41.4666389087215</text:p>
          </table:table-cell>
          <table:table-cell table:formula="of:=[.E303]-[.$E$1]" office:value-type="float" office:value="5.13144608843857" calcext:value-type="float">
            <text:p>5.13144608843857</text:p>
          </table:table-cell>
        </table:table-row>
        <table:table-row table:style-name="ro1">
          <table:table-cell/>
          <table:table-cell office:value-type="float" office:value="1030707" calcext:value-type="float">
            <text:p>1030707</text:p>
          </table:table-cell>
          <table:table-cell office:value-type="float" office:value="3500426.711" calcext:value-type="float">
            <text:p>3500426.711</text:p>
          </table:table-cell>
          <table:table-cell office:value-type="float" office:value="5406566.504" calcext:value-type="float">
            <text:p>5406566.504</text:p>
          </table:table-cell>
          <table:table-cell office:value-type="float" office:value="393.128" calcext:value-type="float">
            <text:p>393.128</text:p>
          </table:table-cell>
          <table:table-cell/>
          <table:table-cell table:formula="of:=[.C304]-[.$C$1]" office:value-type="float" office:value="17.9242473938502" calcext:value-type="float">
            <text:p>17.9242473938502</text:p>
          </table:table-cell>
          <table:table-cell table:formula="of:=[.D304]-[.$D$1]" office:value-type="float" office:value="-30.7996389092877" calcext:value-type="float">
            <text:p>-30.7996389092877</text:p>
          </table:table-cell>
          <table:table-cell table:formula="of:=[.E304]-[.$E$1]" office:value-type="float" office:value="4.86844608843853" calcext:value-type="float">
            <text:p>4.86844608843853</text:p>
          </table:table-cell>
        </table:table-row>
        <table:table-row table:style-name="ro1">
          <table:table-cell/>
          <table:table-cell office:value-type="float" office:value="1030708" calcext:value-type="float">
            <text:p>1030708</text:p>
          </table:table-cell>
          <table:table-cell office:value-type="float" office:value="3500417.28" calcext:value-type="float">
            <text:p>3500417.28</text:p>
          </table:table-cell>
          <table:table-cell office:value-type="float" office:value="5406583.621" calcext:value-type="float">
            <text:p>5406583.621</text:p>
          </table:table-cell>
          <table:table-cell office:value-type="float" office:value="393.24" calcext:value-type="float">
            <text:p>393.24</text:p>
          </table:table-cell>
          <table:table-cell/>
          <table:table-cell table:formula="of:=[.C305]-[.$C$1]" office:value-type="float" office:value="8.49324739351869" calcext:value-type="float">
            <text:p>8.49324739351869</text:p>
          </table:table-cell>
          <table:table-cell table:formula="of:=[.D305]-[.$D$1]" office:value-type="float" office:value="-13.6826389087364" calcext:value-type="float">
            <text:p>-13.6826389087364</text:p>
          </table:table-cell>
          <table:table-cell table:formula="of:=[.E305]-[.$E$1]" office:value-type="float" office:value="4.98044608843856" calcext:value-type="float">
            <text:p>4.98044608843856</text:p>
          </table:table-cell>
        </table:table-row>
        <table:table-row table:style-name="ro1">
          <table:table-cell/>
          <table:table-cell office:value-type="float" office:value="1030709" calcext:value-type="float">
            <text:p>1030709</text:p>
          </table:table-cell>
          <table:table-cell office:value-type="float" office:value="3500404.628" calcext:value-type="float">
            <text:p>3500404.628</text:p>
          </table:table-cell>
          <table:table-cell office:value-type="float" office:value="5406576.407" calcext:value-type="float">
            <text:p>5406576.407</text:p>
          </table:table-cell>
          <table:table-cell office:value-type="float" office:value="393.276" calcext:value-type="float">
            <text:p>393.276</text:p>
          </table:table-cell>
          <table:table-cell/>
          <table:table-cell table:formula="of:=[.C306]-[.$C$1]" office:value-type="float" office:value="-4.15875260625035" calcext:value-type="float">
            <text:p>-4.15875260625035</text:p>
          </table:table-cell>
          <table:table-cell table:formula="of:=[.D306]-[.$D$1]" office:value-type="float" office:value="-20.8966389093548" calcext:value-type="float">
            <text:p>-20.8966389093548</text:p>
          </table:table-cell>
          <table:table-cell table:formula="of:=[.E306]-[.$E$1]" office:value-type="float" office:value="5.01644608843856" calcext:value-type="float">
            <text:p>5.01644608843856</text:p>
          </table:table-cell>
        </table:table-row>
        <table:table-row table:style-name="ro1">
          <table:table-cell/>
          <table:table-cell office:value-type="float" office:value="1030710" calcext:value-type="float">
            <text:p>1030710</text:p>
          </table:table-cell>
          <table:table-cell office:value-type="float" office:value="3500396.502" calcext:value-type="float">
            <text:p>3500396.502</text:p>
          </table:table-cell>
          <table:table-cell office:value-type="float" office:value="5406590.071" calcext:value-type="float">
            <text:p>5406590.071</text:p>
          </table:table-cell>
          <table:table-cell office:value-type="float" office:value="393.26" calcext:value-type="float">
            <text:p>393.26</text:p>
          </table:table-cell>
          <table:table-cell/>
          <table:table-cell table:formula="of:=[.C307]-[.$C$1]" office:value-type="float" office:value="-12.2847526064143" calcext:value-type="float">
            <text:p>-12.2847526064143</text:p>
          </table:table-cell>
          <table:table-cell table:formula="of:=[.D307]-[.$D$1]" office:value-type="float" office:value="-7.23263890855014" calcext:value-type="float">
            <text:p>-7.23263890855014</text:p>
          </table:table-cell>
          <table:table-cell table:formula="of:=[.E307]-[.$E$1]" office:value-type="float" office:value="5.00044608843854" calcext:value-type="float">
            <text:p>5.00044608843854</text:p>
          </table:table-cell>
        </table:table-row>
        <table:table-row table:style-name="ro1">
          <table:table-cell/>
          <table:table-cell office:value-type="float" office:value="1030711" calcext:value-type="float">
            <text:p>1030711</text:p>
          </table:table-cell>
          <table:table-cell office:value-type="float" office:value="3500383.048" calcext:value-type="float">
            <text:p>3500383.048</text:p>
          </table:table-cell>
          <table:table-cell office:value-type="float" office:value="5406601.274" calcext:value-type="float">
            <text:p>5406601.274</text:p>
          </table:table-cell>
          <table:table-cell office:value-type="float" office:value="393.198" calcext:value-type="float">
            <text:p>393.198</text:p>
          </table:table-cell>
          <table:table-cell/>
          <table:table-cell table:formula="of:=[.C308]-[.$C$1]" office:value-type="float" office:value="-25.7387526063248" calcext:value-type="float">
            <text:p>-25.7387526063248</text:p>
          </table:table-cell>
          <table:table-cell table:formula="of:=[.D308]-[.$D$1]" office:value-type="float" office:value="3.97036109119654" calcext:value-type="float">
            <text:p>3.97036109119654</text:p>
          </table:table-cell>
          <table:table-cell table:formula="of:=[.E308]-[.$E$1]" office:value-type="float" office:value="4.93844608843853" calcext:value-type="float">
            <text:p>4.93844608843853</text:p>
          </table:table-cell>
        </table:table-row>
        <table:table-row table:style-name="ro1">
          <table:table-cell/>
          <table:table-cell office:value-type="float" office:value="1030712" calcext:value-type="float">
            <text:p>1030712</text:p>
          </table:table-cell>
          <table:table-cell office:value-type="float" office:value="3500371.454" calcext:value-type="float">
            <text:p>3500371.454</text:p>
          </table:table-cell>
          <table:table-cell office:value-type="float" office:value="5406614.791" calcext:value-type="float">
            <text:p>5406614.791</text:p>
          </table:table-cell>
          <table:table-cell office:value-type="float" office:value="393.137" calcext:value-type="float">
            <text:p>393.137</text:p>
          </table:table-cell>
          <table:table-cell/>
          <table:table-cell table:formula="of:=[.C309]-[.$C$1]" office:value-type="float" office:value="-37.3327526063658" calcext:value-type="float">
            <text:p>-37.3327526063658</text:p>
          </table:table-cell>
          <table:table-cell table:formula="of:=[.D309]-[.$D$1]" office:value-type="float" office:value="17.4873610911891" calcext:value-type="float">
            <text:p>17.4873610911891</text:p>
          </table:table-cell>
          <table:table-cell table:formula="of:=[.E309]-[.$E$1]" office:value-type="float" office:value="4.87744608843855" calcext:value-type="float">
            <text:p>4.87744608843855</text:p>
          </table:table-cell>
        </table:table-row>
        <table:table-row table:style-name="ro1">
          <table:table-cell/>
          <table:table-cell office:value-type="float" office:value="1030713" calcext:value-type="float">
            <text:p>1030713</text:p>
          </table:table-cell>
          <table:table-cell office:value-type="float" office:value="3500439.091" calcext:value-type="float">
            <text:p>3500439.091</text:p>
          </table:table-cell>
          <table:table-cell office:value-type="float" office:value="5406620.583" calcext:value-type="float">
            <text:p>5406620.583</text:p>
          </table:table-cell>
          <table:table-cell office:value-type="float" office:value="393.047" calcext:value-type="float">
            <text:p>393.047</text:p>
          </table:table-cell>
          <table:table-cell/>
          <table:table-cell table:formula="of:=[.C310]-[.$C$1]" office:value-type="float" office:value="30.3042473937385" calcext:value-type="float">
            <text:p>30.3042473937385</text:p>
          </table:table-cell>
          <table:table-cell table:formula="of:=[.D310]-[.$D$1]" office:value-type="float" office:value="23.2793610906228" calcext:value-type="float">
            <text:p>23.2793610906228</text:p>
          </table:table-cell>
          <table:table-cell table:formula="of:=[.E310]-[.$E$1]" office:value-type="float" office:value="4.78744608843857" calcext:value-type="float">
            <text:p>4.78744608843857</text:p>
          </table:table-cell>
        </table:table-row>
        <table:table-row table:style-name="ro1">
          <table:table-cell/>
          <table:table-cell office:value-type="float" office:value="1030714" calcext:value-type="float">
            <text:p>1030714</text:p>
          </table:table-cell>
          <table:table-cell office:value-type="float" office:value="3500420.646" calcext:value-type="float">
            <text:p>3500420.646</text:p>
          </table:table-cell>
          <table:table-cell office:value-type="float" office:value="5406583.553" calcext:value-type="float">
            <text:p>5406583.553</text:p>
          </table:table-cell>
          <table:table-cell office:value-type="float" office:value="393.081" calcext:value-type="float">
            <text:p>393.081</text:p>
          </table:table-cell>
          <table:table-cell/>
          <table:table-cell table:formula="of:=[.C311]-[.$C$1]" office:value-type="float" office:value="11.8592473939061" calcext:value-type="float">
            <text:p>11.8592473939061</text:p>
          </table:table-cell>
          <table:table-cell table:formula="of:=[.D311]-[.$D$1]" office:value-type="float" office:value="-13.7506389087066" calcext:value-type="float">
            <text:p>-13.7506389087066</text:p>
          </table:table-cell>
          <table:table-cell table:formula="of:=[.E311]-[.$E$1]" office:value-type="float" office:value="4.82144608843856" calcext:value-type="float">
            <text:p>4.82144608843856</text:p>
          </table:table-cell>
        </table:table-row>
        <table:table-row table:style-name="ro1">
          <table:table-cell/>
          <table:table-cell office:value-type="float" office:value="1030715" calcext:value-type="float">
            <text:p>1030715</text:p>
          </table:table-cell>
          <table:table-cell office:value-type="float" office:value="3500422.354" calcext:value-type="float">
            <text:p>3500422.354</text:p>
          </table:table-cell>
          <table:table-cell office:value-type="float" office:value="5406583.568" calcext:value-type="float">
            <text:p>5406583.568</text:p>
          </table:table-cell>
          <table:table-cell office:value-type="float" office:value="393.095" calcext:value-type="float">
            <text:p>393.095</text:p>
          </table:table-cell>
          <table:table-cell/>
          <table:table-cell table:formula="of:=[.C312]-[.$C$1]" office:value-type="float" office:value="13.567247393541" calcext:value-type="float">
            <text:p>13.567247393541</text:p>
          </table:table-cell>
          <table:table-cell table:formula="of:=[.D312]-[.$D$1]" office:value-type="float" office:value="-13.7356389090419" calcext:value-type="float">
            <text:p>-13.7356389090419</text:p>
          </table:table-cell>
          <table:table-cell table:formula="of:=[.E312]-[.$E$1]" office:value-type="float" office:value="4.83544608843857" calcext:value-type="float">
            <text:p>4.83544608843857</text:p>
          </table:table-cell>
        </table:table-row>
        <table:table-row table:style-name="ro1">
          <table:table-cell/>
          <table:table-cell office:value-type="float" office:value="1030716" calcext:value-type="float">
            <text:p>1030716</text:p>
          </table:table-cell>
          <table:table-cell office:value-type="float" office:value="3500409.589" calcext:value-type="float">
            <text:p>3500409.589</text:p>
          </table:table-cell>
          <table:table-cell office:value-type="float" office:value="5406544.624" calcext:value-type="float">
            <text:p>5406544.624</text:p>
          </table:table-cell>
          <table:table-cell office:value-type="float" office:value="393.131" calcext:value-type="float">
            <text:p>393.131</text:p>
          </table:table-cell>
          <table:table-cell/>
          <table:table-cell table:formula="of:=[.C313]-[.$C$1]" office:value-type="float" office:value="0.802247393876314" calcext:value-type="float">
            <text:p>0.802247393876314</text:p>
          </table:table-cell>
          <table:table-cell table:formula="of:=[.D313]-[.$D$1]" office:value-type="float" office:value="-52.679638909176" calcext:value-type="float">
            <text:p>-52.679638909176</text:p>
          </table:table-cell>
          <table:table-cell table:formula="of:=[.E313]-[.$E$1]" office:value-type="float" office:value="4.87144608843852" calcext:value-type="float">
            <text:p>4.87144608843852</text:p>
          </table:table-cell>
        </table:table-row>
        <table:table-row table:style-name="ro1">
          <table:table-cell/>
          <table:table-cell office:value-type="float" office:value="1030717" calcext:value-type="float">
            <text:p>1030717</text:p>
          </table:table-cell>
          <table:table-cell office:value-type="float" office:value="3500394.792" calcext:value-type="float">
            <text:p>3500394.792</text:p>
          </table:table-cell>
          <table:table-cell office:value-type="float" office:value="5406539.022" calcext:value-type="float">
            <text:p>5406539.022</text:p>
          </table:table-cell>
          <table:table-cell office:value-type="float" office:value="393.142" calcext:value-type="float">
            <text:p>393.142</text:p>
          </table:table-cell>
          <table:table-cell/>
          <table:table-cell table:formula="of:=[.C314]-[.$C$1]" office:value-type="float" office:value="-13.994752606377" calcext:value-type="float">
            <text:p>-13.994752606377</text:p>
          </table:table-cell>
          <table:table-cell table:formula="of:=[.D314]-[.$D$1]" office:value-type="float" office:value="-58.2816389091313" calcext:value-type="float">
            <text:p>-58.2816389091313</text:p>
          </table:table-cell>
          <table:table-cell table:formula="of:=[.E314]-[.$E$1]" office:value-type="float" office:value="4.88244608843854" calcext:value-type="float">
            <text:p>4.88244608843854</text:p>
          </table:table-cell>
        </table:table-row>
        <table:table-row table:style-name="ro1">
          <table:table-cell/>
          <table:table-cell office:value-type="float" office:value="1030718" calcext:value-type="float">
            <text:p>1030718</text:p>
          </table:table-cell>
          <table:table-cell office:value-type="float" office:value="3500446.206" calcext:value-type="float">
            <text:p>3500446.206</text:p>
          </table:table-cell>
          <table:table-cell office:value-type="float" office:value="5406547.605" calcext:value-type="float">
            <text:p>5406547.605</text:p>
          </table:table-cell>
          <table:table-cell office:value-type="float" office:value="391.66" calcext:value-type="float">
            <text:p>391.66</text:p>
          </table:table-cell>
          <table:table-cell/>
          <table:table-cell table:formula="of:=[.C315]-[.$C$1]" office:value-type="float" office:value="37.4192473934963" calcext:value-type="float">
            <text:p>37.4192473934963</text:p>
          </table:table-cell>
          <table:table-cell table:formula="of:=[.D315]-[.$D$1]" office:value-type="float" office:value="-49.698638908565" calcext:value-type="float">
            <text:p>-49.698638908565</text:p>
          </table:table-cell>
          <table:table-cell table:formula="of:=[.E315]-[.$E$1]" office:value-type="float" office:value="3.40044608843857" calcext:value-type="float">
            <text:p>3.40044608843857</text:p>
          </table:table-cell>
        </table:table-row>
        <table:table-row table:style-name="ro1">
          <table:table-cell/>
          <table:table-cell office:value-type="float" office:value="1030719" calcext:value-type="float">
            <text:p>1030719</text:p>
          </table:table-cell>
          <table:table-cell office:value-type="float" office:value="3500439.821" calcext:value-type="float">
            <text:p>3500439.821</text:p>
          </table:table-cell>
          <table:table-cell office:value-type="float" office:value="5406558.6" calcext:value-type="float">
            <text:p>5406558.6</text:p>
          </table:table-cell>
          <table:table-cell office:value-type="float" office:value="393.183" calcext:value-type="float">
            <text:p>393.183</text:p>
          </table:table-cell>
          <table:table-cell/>
          <table:table-cell table:formula="of:=[.C316]-[.$C$1]" office:value-type="float" office:value="31.0342473937199" calcext:value-type="float">
            <text:p>31.0342473937199</text:p>
          </table:table-cell>
          <table:table-cell table:formula="of:=[.D316]-[.$D$1]" office:value-type="float" office:value="-38.7036389093846" calcext:value-type="float">
            <text:p>-38.7036389093846</text:p>
          </table:table-cell>
          <table:table-cell table:formula="of:=[.E316]-[.$E$1]" office:value-type="float" office:value="4.92344608843854" calcext:value-type="float">
            <text:p>4.92344608843854</text:p>
          </table:table-cell>
        </table:table-row>
        <table:table-row table:style-name="ro1">
          <table:table-cell/>
          <table:table-cell office:value-type="float" office:value="1030720" calcext:value-type="float">
            <text:p>1030720</text:p>
          </table:table-cell>
          <table:table-cell office:value-type="float" office:value="3500438.25" calcext:value-type="float">
            <text:p>3500438.25</text:p>
          </table:table-cell>
          <table:table-cell office:value-type="float" office:value="5406565.779" calcext:value-type="float">
            <text:p>5406565.779</text:p>
          </table:table-cell>
          <table:table-cell office:value-type="float" office:value="393.182" calcext:value-type="float">
            <text:p>393.182</text:p>
          </table:table-cell>
          <table:table-cell/>
          <table:table-cell table:formula="of:=[.C317]-[.$C$1]" office:value-type="float" office:value="29.4632473937236" calcext:value-type="float">
            <text:p>29.4632473937236</text:p>
          </table:table-cell>
          <table:table-cell table:formula="of:=[.D317]-[.$D$1]" office:value-type="float" office:value="-31.5246389089152" calcext:value-type="float">
            <text:p>-31.5246389089152</text:p>
          </table:table-cell>
          <table:table-cell table:formula="of:=[.E317]-[.$E$1]" office:value-type="float" office:value="4.92244608843856" calcext:value-type="float">
            <text:p>4.92244608843856</text:p>
          </table:table-cell>
        </table:table-row>
        <table:table-row table:style-name="ro1">
          <table:table-cell/>
          <table:table-cell office:value-type="float" office:value="1030721" calcext:value-type="float">
            <text:p>1030721</text:p>
          </table:table-cell>
          <table:table-cell office:value-type="float" office:value="3500434.329" calcext:value-type="float">
            <text:p>3500434.329</text:p>
          </table:table-cell>
          <table:table-cell office:value-type="float" office:value="5406559.214" calcext:value-type="float">
            <text:p>5406559.214</text:p>
          </table:table-cell>
          <table:table-cell office:value-type="float" office:value="393.129" calcext:value-type="float">
            <text:p>393.129</text:p>
          </table:table-cell>
          <table:table-cell/>
          <table:table-cell table:formula="of:=[.C318]-[.$C$1]" office:value-type="float" office:value="25.5422473936342" calcext:value-type="float">
            <text:p>25.5422473936342</text:p>
          </table:table-cell>
          <table:table-cell table:formula="of:=[.D318]-[.$D$1]" office:value-type="float" office:value="-38.089638909325" calcext:value-type="float">
            <text:p>-38.089638909325</text:p>
          </table:table-cell>
          <table:table-cell table:formula="of:=[.E318]-[.$E$1]" office:value-type="float" office:value="4.86944608843857" calcext:value-type="float">
            <text:p>4.86944608843857</text:p>
          </table:table-cell>
        </table:table-row>
        <table:table-row table:style-name="ro1">
          <table:table-cell/>
          <table:table-cell office:value-type="float" office:value="1030722" calcext:value-type="float">
            <text:p>1030722</text:p>
          </table:table-cell>
          <table:table-cell office:value-type="float" office:value="3500420.786" calcext:value-type="float">
            <text:p>3500420.786</text:p>
          </table:table-cell>
          <table:table-cell office:value-type="float" office:value="5406556.488" calcext:value-type="float">
            <text:p>5406556.488</text:p>
          </table:table-cell>
          <table:table-cell office:value-type="float" office:value="393.245" calcext:value-type="float">
            <text:p>393.245</text:p>
          </table:table-cell>
          <table:table-cell/>
          <table:table-cell table:formula="of:=[.C319]-[.$C$1]" office:value-type="float" office:value="11.9992473935708" calcext:value-type="float">
            <text:p>11.9992473935708</text:p>
          </table:table-cell>
          <table:table-cell table:formula="of:=[.D319]-[.$D$1]" office:value-type="float" office:value="-40.8156389091164" calcext:value-type="float">
            <text:p>-40.8156389091164</text:p>
          </table:table-cell>
          <table:table-cell table:formula="of:=[.E319]-[.$E$1]" office:value-type="float" office:value="4.98544608843855" calcext:value-type="float">
            <text:p>4.98544608843855</text:p>
          </table:table-cell>
        </table:table-row>
        <table:table-row table:style-name="ro1">
          <table:table-cell/>
          <table:table-cell office:value-type="float" office:value="1030723" calcext:value-type="float">
            <text:p>1030723</text:p>
          </table:table-cell>
          <table:table-cell office:value-type="float" office:value="3500408.31" calcext:value-type="float">
            <text:p>3500408.31</text:p>
          </table:table-cell>
          <table:table-cell office:value-type="float" office:value="5406570.999" calcext:value-type="float">
            <text:p>5406570.999</text:p>
          </table:table-cell>
          <table:table-cell office:value-type="float" office:value="393.256" calcext:value-type="float">
            <text:p>393.256</text:p>
          </table:table-cell>
          <table:table-cell/>
          <table:table-cell table:formula="of:=[.C320]-[.$C$1]" office:value-type="float" office:value="-0.476752606220543" calcext:value-type="float">
            <text:p>-0.476752606220543</text:p>
          </table:table-cell>
          <table:table-cell table:formula="of:=[.D320]-[.$D$1]" office:value-type="float" office:value="-26.304638909176" calcext:value-type="float">
            <text:p>-26.304638909176</text:p>
          </table:table-cell>
          <table:table-cell table:formula="of:=[.E320]-[.$E$1]" office:value-type="float" office:value="4.99644608843852" calcext:value-type="float">
            <text:p>4.99644608843852</text:p>
          </table:table-cell>
        </table:table-row>
        <table:table-row table:style-name="ro1">
          <table:table-cell/>
          <table:table-cell office:value-type="float" office:value="1030724" calcext:value-type="float">
            <text:p>1030724</text:p>
          </table:table-cell>
          <table:table-cell office:value-type="float" office:value="3500394.436" calcext:value-type="float">
            <text:p>3500394.436</text:p>
          </table:table-cell>
          <table:table-cell office:value-type="float" office:value="5406571.408" calcext:value-type="float">
            <text:p>5406571.408</text:p>
          </table:table-cell>
          <table:table-cell office:value-type="float" office:value="393.154" calcext:value-type="float">
            <text:p>393.154</text:p>
          </table:table-cell>
          <table:table-cell/>
          <table:table-cell table:formula="of:=[.C321]-[.$C$1]" office:value-type="float" office:value="-14.3507526060566" calcext:value-type="float">
            <text:p>-14.3507526060566</text:p>
          </table:table-cell>
          <table:table-cell table:formula="of:=[.D321]-[.$D$1]" office:value-type="float" office:value="-25.8956389091909" calcext:value-type="float">
            <text:p>-25.8956389091909</text:p>
          </table:table-cell>
          <table:table-cell table:formula="of:=[.E321]-[.$E$1]" office:value-type="float" office:value="4.89444608843854" calcext:value-type="float">
            <text:p>4.89444608843854</text:p>
          </table:table-cell>
        </table:table-row>
        <table:table-row table:style-name="ro1">
          <table:table-cell/>
          <table:table-cell office:value-type="float" office:value="1030725" calcext:value-type="float">
            <text:p>1030725</text:p>
          </table:table-cell>
          <table:table-cell office:value-type="float" office:value="3500399.904" calcext:value-type="float">
            <text:p>3500399.904</text:p>
          </table:table-cell>
          <table:table-cell office:value-type="float" office:value="5406582.721" calcext:value-type="float">
            <text:p>5406582.721</text:p>
          </table:table-cell>
          <table:table-cell office:value-type="float" office:value="393.246" calcext:value-type="float">
            <text:p>393.246</text:p>
          </table:table-cell>
          <table:table-cell/>
          <table:table-cell table:formula="of:=[.C322]-[.$C$1]" office:value-type="float" office:value="-8.88275260617957" calcext:value-type="float">
            <text:p>-8.88275260617957</text:p>
          </table:table-cell>
          <table:table-cell table:formula="of:=[.D322]-[.$D$1]" office:value-type="float" office:value="-14.5826389091089" calcext:value-type="float">
            <text:p>-14.5826389091089</text:p>
          </table:table-cell>
          <table:table-cell table:formula="of:=[.E322]-[.$E$1]" office:value-type="float" office:value="4.98644608843853" calcext:value-type="float">
            <text:p>4.98644608843853</text:p>
          </table:table-cell>
        </table:table-row>
        <table:table-row table:style-name="ro1">
          <table:table-cell/>
          <table:table-cell office:value-type="float" office:value="1030726" calcext:value-type="float">
            <text:p>1030726</text:p>
          </table:table-cell>
          <table:table-cell office:value-type="float" office:value="3500428.89" calcext:value-type="float">
            <text:p>3500428.89</text:p>
          </table:table-cell>
          <table:table-cell office:value-type="float" office:value="5406591.909" calcext:value-type="float">
            <text:p>5406591.909</text:p>
          </table:table-cell>
          <table:table-cell office:value-type="float" office:value="393.152" calcext:value-type="float">
            <text:p>393.152</text:p>
          </table:table-cell>
          <table:table-cell/>
          <table:table-cell table:formula="of:=[.C323]-[.$C$1]" office:value-type="float" office:value="20.103247393854" calcext:value-type="float">
            <text:p>20.103247393854</text:p>
          </table:table-cell>
          <table:table-cell table:formula="of:=[.D323]-[.$D$1]" office:value-type="float" office:value="-5.39463890902698" calcext:value-type="float">
            <text:p>-5.39463890902698</text:p>
          </table:table-cell>
          <table:table-cell table:formula="of:=[.E323]-[.$E$1]" office:value-type="float" office:value="4.89244608843853" calcext:value-type="float">
            <text:p>4.89244608843853</text:p>
          </table:table-cell>
        </table:table-row>
        <table:table-row table:style-name="ro1">
          <table:table-cell/>
          <table:table-cell office:value-type="float" office:value="1030727" calcext:value-type="float">
            <text:p>1030727</text:p>
          </table:table-cell>
          <table:table-cell office:value-type="float" office:value="3500437.196" calcext:value-type="float">
            <text:p>3500437.196</text:p>
          </table:table-cell>
          <table:table-cell office:value-type="float" office:value="5406590.717" calcext:value-type="float">
            <text:p>5406590.717</text:p>
          </table:table-cell>
          <table:table-cell office:value-type="float" office:value="393.181" calcext:value-type="float">
            <text:p>393.181</text:p>
          </table:table-cell>
          <table:table-cell/>
          <table:table-cell table:formula="of:=[.C324]-[.$C$1]" office:value-type="float" office:value="28.4092473937199" calcext:value-type="float">
            <text:p>28.4092473937199</text:p>
          </table:table-cell>
          <table:table-cell table:formula="of:=[.D324]-[.$D$1]" office:value-type="float" office:value="-6.58663890883327" calcext:value-type="float">
            <text:p>-6.58663890883327</text:p>
          </table:table-cell>
          <table:table-cell table:formula="of:=[.E324]-[.$E$1]" office:value-type="float" office:value="4.92144608843853" calcext:value-type="float">
            <text:p>4.92144608843853</text:p>
          </table:table-cell>
        </table:table-row>
        <table:table-row table:style-name="ro1">
          <table:table-cell/>
          <table:table-cell office:value-type="float" office:value="1030728" calcext:value-type="float">
            <text:p>1030728</text:p>
          </table:table-cell>
          <table:table-cell office:value-type="float" office:value="3500434.635" calcext:value-type="float">
            <text:p>3500434.635</text:p>
          </table:table-cell>
          <table:table-cell office:value-type="float" office:value="5406598.355" calcext:value-type="float">
            <text:p>5406598.355</text:p>
          </table:table-cell>
          <table:table-cell office:value-type="float" office:value="393.116" calcext:value-type="float">
            <text:p>393.116</text:p>
          </table:table-cell>
          <table:table-cell/>
          <table:table-cell table:formula="of:=[.C325]-[.$C$1]" office:value-type="float" office:value="25.8482473935001" calcext:value-type="float">
            <text:p>25.8482473935001</text:p>
          </table:table-cell>
          <table:table-cell table:formula="of:=[.D325]-[.$D$1]" office:value-type="float" office:value="1.05136109143496" calcext:value-type="float">
            <text:p>1.05136109143496</text:p>
          </table:table-cell>
          <table:table-cell table:formula="of:=[.E325]-[.$E$1]" office:value-type="float" office:value="4.85644608843853" calcext:value-type="float">
            <text:p>4.85644608843853</text:p>
          </table:table-cell>
        </table:table-row>
        <table:table-row table:style-name="ro1">
          <table:table-cell/>
          <table:table-cell office:value-type="float" office:value="1030729" calcext:value-type="float">
            <text:p>1030729</text:p>
          </table:table-cell>
          <table:table-cell office:value-type="float" office:value="3500432.092" calcext:value-type="float">
            <text:p>3500432.092</text:p>
          </table:table-cell>
          <table:table-cell office:value-type="float" office:value="5406606.027" calcext:value-type="float">
            <text:p>5406606.027</text:p>
          </table:table-cell>
          <table:table-cell office:value-type="float" office:value="393.084" calcext:value-type="float">
            <text:p>393.084</text:p>
          </table:table-cell>
          <table:table-cell/>
          <table:table-cell table:formula="of:=[.C326]-[.$C$1]" office:value-type="float" office:value="23.3052473939024" calcext:value-type="float">
            <text:p>23.3052473939024</text:p>
          </table:table-cell>
          <table:table-cell table:formula="of:=[.D326]-[.$D$1]" office:value-type="float" office:value="8.72336109075695" calcext:value-type="float">
            <text:p>8.72336109075695</text:p>
          </table:table-cell>
          <table:table-cell table:formula="of:=[.E326]-[.$E$1]" office:value-type="float" office:value="4.82444608843855" calcext:value-type="float">
            <text:p>4.82444608843855</text:p>
          </table:table-cell>
        </table:table-row>
        <table:table-row table:style-name="ro1">
          <table:table-cell/>
          <table:table-cell office:value-type="float" office:value="1030730" calcext:value-type="float">
            <text:p>1030730</text:p>
          </table:table-cell>
          <table:table-cell office:value-type="float" office:value="3500429.106" calcext:value-type="float">
            <text:p>3500429.106</text:p>
          </table:table-cell>
          <table:table-cell office:value-type="float" office:value="5406616.423" calcext:value-type="float">
            <text:p>5406616.423</text:p>
          </table:table-cell>
          <table:table-cell office:value-type="float" office:value="393.146" calcext:value-type="float">
            <text:p>393.146</text:p>
          </table:table-cell>
          <table:table-cell/>
          <table:table-cell table:formula="of:=[.C327]-[.$C$1]" office:value-type="float" office:value="20.3192473938689" calcext:value-type="float">
            <text:p>20.3192473938689</text:p>
          </table:table-cell>
          <table:table-cell table:formula="of:=[.D327]-[.$D$1]" office:value-type="float" office:value="19.1193610914052" calcext:value-type="float">
            <text:p>19.1193610914052</text:p>
          </table:table-cell>
          <table:table-cell table:formula="of:=[.E327]-[.$E$1]" office:value-type="float" office:value="4.88644608843856" calcext:value-type="float">
            <text:p>4.88644608843856</text:p>
          </table:table-cell>
        </table:table-row>
        <table:table-row table:style-name="ro1">
          <table:table-cell/>
          <table:table-cell office:value-type="float" office:value="1030731" calcext:value-type="float">
            <text:p>1030731</text:p>
          </table:table-cell>
          <table:table-cell office:value-type="float" office:value="3500448.817" calcext:value-type="float">
            <text:p>3500448.817</text:p>
          </table:table-cell>
          <table:table-cell office:value-type="float" office:value="5406553.368" calcext:value-type="float">
            <text:p>5406553.368</text:p>
          </table:table-cell>
          <table:table-cell office:value-type="float" office:value="393.247" calcext:value-type="float">
            <text:p>393.247</text:p>
          </table:table-cell>
          <table:table-cell/>
          <table:table-cell table:formula="of:=[.C328]-[.$C$1]" office:value-type="float" office:value="40.0302473935299" calcext:value-type="float">
            <text:p>40.0302473935299</text:p>
          </table:table-cell>
          <table:table-cell table:formula="of:=[.D328]-[.$D$1]" office:value-type="float" office:value="-43.9356389092282" calcext:value-type="float">
            <text:p>-43.9356389092282</text:p>
          </table:table-cell>
          <table:table-cell table:formula="of:=[.E328]-[.$E$1]" office:value-type="float" office:value="4.98744608843856" calcext:value-type="float">
            <text:p>4.98744608843856</text:p>
          </table:table-cell>
        </table:table-row>
        <table:table-row table:style-name="ro1">
          <table:table-cell/>
          <table:table-cell office:value-type="float" office:value="1030732" calcext:value-type="float">
            <text:p>1030732</text:p>
          </table:table-cell>
          <table:table-cell office:value-type="float" office:value="3500443.63" calcext:value-type="float">
            <text:p>3500443.63</text:p>
          </table:table-cell>
          <table:table-cell office:value-type="float" office:value="5406559.364" calcext:value-type="float">
            <text:p>5406559.364</text:p>
          </table:table-cell>
          <table:table-cell office:value-type="float" office:value="393.273" calcext:value-type="float">
            <text:p>393.273</text:p>
          </table:table-cell>
          <table:table-cell/>
          <table:table-cell table:formula="of:=[.C329]-[.$C$1]" office:value-type="float" office:value="34.8432473936118" calcext:value-type="float">
            <text:p>34.8432473936118</text:p>
          </table:table-cell>
          <table:table-cell table:formula="of:=[.D329]-[.$D$1]" office:value-type="float" office:value="-37.9396389089525" calcext:value-type="float">
            <text:p>-37.9396389089525</text:p>
          </table:table-cell>
          <table:table-cell table:formula="of:=[.E329]-[.$E$1]" office:value-type="float" office:value="5.01344608843857" calcext:value-type="float">
            <text:p>5.01344608843857</text:p>
          </table:table-cell>
        </table:table-row>
        <table:table-row table:style-name="ro1">
          <table:table-cell/>
          <table:table-cell office:value-type="float" office:value="1030733" calcext:value-type="float">
            <text:p>1030733</text:p>
          </table:table-cell>
          <table:table-cell office:value-type="float" office:value="3500438.046" calcext:value-type="float">
            <text:p>3500438.046</text:p>
          </table:table-cell>
          <table:table-cell office:value-type="float" office:value="5406554.401" calcext:value-type="float">
            <text:p>5406554.401</text:p>
          </table:table-cell>
          <table:table-cell office:value-type="float" office:value="393.154" calcext:value-type="float">
            <text:p>393.154</text:p>
          </table:table-cell>
          <table:table-cell/>
          <table:table-cell table:formula="of:=[.C330]-[.$C$1]" office:value-type="float" office:value="29.259247393813" calcext:value-type="float">
            <text:p>29.259247393813</text:p>
          </table:table-cell>
          <table:table-cell table:formula="of:=[.D330]-[.$D$1]" office:value-type="float" office:value="-42.902638909407" calcext:value-type="float">
            <text:p>-42.902638909407</text:p>
          </table:table-cell>
          <table:table-cell table:formula="of:=[.E330]-[.$E$1]" office:value-type="float" office:value="4.89444608843854" calcext:value-type="float">
            <text:p>4.89444608843854</text:p>
          </table:table-cell>
        </table:table-row>
        <table:table-row table:style-name="ro1">
          <table:table-cell/>
          <table:table-cell office:value-type="float" office:value="1030734" calcext:value-type="float">
            <text:p>1030734</text:p>
          </table:table-cell>
          <table:table-cell office:value-type="float" office:value="3500433.928" calcext:value-type="float">
            <text:p>3500433.928</text:p>
          </table:table-cell>
          <table:table-cell office:value-type="float" office:value="5406550.837" calcext:value-type="float">
            <text:p>5406550.837</text:p>
          </table:table-cell>
          <table:table-cell office:value-type="float" office:value="393.11" calcext:value-type="float">
            <text:p>393.11</text:p>
          </table:table-cell>
          <table:table-cell/>
          <table:table-cell table:formula="of:=[.C331]-[.$C$1]" office:value-type="float" office:value="25.1412473935634" calcext:value-type="float">
            <text:p>25.1412473935634</text:p>
          </table:table-cell>
          <table:table-cell table:formula="of:=[.D331]-[.$D$1]" office:value-type="float" office:value="-46.4666389087215" calcext:value-type="float">
            <text:p>-46.4666389087215</text:p>
          </table:table-cell>
          <table:table-cell table:formula="of:=[.E331]-[.$E$1]" office:value-type="float" office:value="4.85044608843856" calcext:value-type="float">
            <text:p>4.85044608843856</text:p>
          </table:table-cell>
        </table:table-row>
        <table:table-row table:style-name="ro1">
          <table:table-cell/>
          <table:table-cell office:value-type="float" office:value="1030735" calcext:value-type="float">
            <text:p>1030735</text:p>
          </table:table-cell>
          <table:table-cell office:value-type="float" office:value="3500428.655" calcext:value-type="float">
            <text:p>3500428.655</text:p>
          </table:table-cell>
          <table:table-cell office:value-type="float" office:value="5406546.778" calcext:value-type="float">
            <text:p>5406546.778</text:p>
          </table:table-cell>
          <table:table-cell office:value-type="float" office:value="393.238" calcext:value-type="float">
            <text:p>393.238</text:p>
          </table:table-cell>
          <table:table-cell/>
          <table:table-cell table:formula="of:=[.C332]-[.$C$1]" office:value-type="float" office:value="19.8682473935187" calcext:value-type="float">
            <text:p>19.8682473935187</text:p>
          </table:table-cell>
          <table:table-cell table:formula="of:=[.D332]-[.$D$1]" office:value-type="float" office:value="-50.5256389090791" calcext:value-type="float">
            <text:p>-50.5256389090791</text:p>
          </table:table-cell>
          <table:table-cell table:formula="of:=[.E332]-[.$E$1]" office:value-type="float" office:value="4.97844608843855" calcext:value-type="float">
            <text:p>4.97844608843855</text:p>
          </table:table-cell>
        </table:table-row>
        <table:table-row table:style-name="ro1">
          <table:table-cell/>
          <table:table-cell office:value-type="float" office:value="1030736" calcext:value-type="float">
            <text:p>1030736</text:p>
          </table:table-cell>
          <table:table-cell office:value-type="float" office:value="3500418.906" calcext:value-type="float">
            <text:p>3500418.906</text:p>
          </table:table-cell>
          <table:table-cell office:value-type="float" office:value="5406542.582" calcext:value-type="float">
            <text:p>5406542.582</text:p>
          </table:table-cell>
          <table:table-cell office:value-type="float" office:value="393.27" calcext:value-type="float">
            <text:p>393.27</text:p>
          </table:table-cell>
          <table:table-cell/>
          <table:table-cell table:formula="of:=[.C333]-[.$C$1]" office:value-type="float" office:value="10.1192473936826" calcext:value-type="float">
            <text:p>10.1192473936826</text:p>
          </table:table-cell>
          <table:table-cell table:formula="of:=[.D333]-[.$D$1]" office:value-type="float" office:value="-54.7216389086097" calcext:value-type="float">
            <text:p>-54.7216389086097</text:p>
          </table:table-cell>
          <table:table-cell table:formula="of:=[.E333]-[.$E$1]" office:value-type="float" office:value="5.01044608843853" calcext:value-type="float">
            <text:p>5.01044608843853</text:p>
          </table:table-cell>
        </table:table-row>
        <table:table-row table:style-name="ro1">
          <table:table-cell/>
          <table:table-cell office:value-type="float" office:value="1030737" calcext:value-type="float">
            <text:p>1030737</text:p>
          </table:table-cell>
          <table:table-cell office:value-type="float" office:value="3500413.527" calcext:value-type="float">
            <text:p>3500413.527</text:p>
          </table:table-cell>
          <table:table-cell office:value-type="float" office:value="5406539.652" calcext:value-type="float">
            <text:p>5406539.652</text:p>
          </table:table-cell>
          <table:table-cell office:value-type="float" office:value="393.3" calcext:value-type="float">
            <text:p>393.3</text:p>
          </table:table-cell>
          <table:table-cell/>
          <table:table-cell table:formula="of:=[.C334]-[.$C$1]" office:value-type="float" office:value="4.74024739349261" calcext:value-type="float">
            <text:p>4.74024739349261</text:p>
          </table:table-cell>
          <table:table-cell table:formula="of:=[.D334]-[.$D$1]" office:value-type="float" office:value="-57.651638909243" calcext:value-type="float">
            <text:p>-57.651638909243</text:p>
          </table:table-cell>
          <table:table-cell table:formula="of:=[.E334]-[.$E$1]" office:value-type="float" office:value="5.04044608843856" calcext:value-type="float">
            <text:p>5.04044608843856</text:p>
          </table:table-cell>
        </table:table-row>
        <table:table-row table:style-name="ro1">
          <table:table-cell/>
          <table:table-cell office:value-type="float" office:value="1030738" calcext:value-type="float">
            <text:p>1030738</text:p>
          </table:table-cell>
          <table:table-cell office:value-type="float" office:value="3500444.681" calcext:value-type="float">
            <text:p>3500444.681</text:p>
          </table:table-cell>
          <table:table-cell office:value-type="float" office:value="5406545.979" calcext:value-type="float">
            <text:p>5406545.979</text:p>
          </table:table-cell>
          <table:table-cell office:value-type="float" office:value="393.202" calcext:value-type="float">
            <text:p>393.202</text:p>
          </table:table-cell>
          <table:table-cell/>
          <table:table-cell table:formula="of:=[.C335]-[.$C$1]" office:value-type="float" office:value="35.8942473935895" calcext:value-type="float">
            <text:p>35.8942473935895</text:p>
          </table:table-cell>
          <table:table-cell table:formula="of:=[.D335]-[.$D$1]" office:value-type="float" office:value="-51.324638908729" calcext:value-type="float">
            <text:p>-51.324638908729</text:p>
          </table:table-cell>
          <table:table-cell table:formula="of:=[.E335]-[.$E$1]" office:value-type="float" office:value="4.94244608843854" calcext:value-type="float">
            <text:p>4.94244608843854</text:p>
          </table:table-cell>
        </table:table-row>
        <table:table-row table:style-name="ro1">
          <table:table-cell/>
          <table:table-cell office:value-type="float" office:value="1030739" calcext:value-type="float">
            <text:p>1030739</text:p>
          </table:table-cell>
          <table:table-cell office:value-type="float" office:value="3500431.886" calcext:value-type="float">
            <text:p>3500431.886</text:p>
          </table:table-cell>
          <table:table-cell office:value-type="float" office:value="5406606.29" calcext:value-type="float">
            <text:p>5406606.29</text:p>
          </table:table-cell>
          <table:table-cell office:value-type="float" office:value="394.532" calcext:value-type="float">
            <text:p>394.532</text:p>
          </table:table-cell>
          <table:table-cell/>
          <table:table-cell table:formula="of:=[.C336]-[.$C$1]" office:value-type="float" office:value="23.099247393664" calcext:value-type="float">
            <text:p>23.099247393664</text:p>
          </table:table-cell>
          <table:table-cell table:formula="of:=[.D336]-[.$D$1]" office:value-type="float" office:value="8.98636109102517" calcext:value-type="float">
            <text:p>8.98636109102517</text:p>
          </table:table-cell>
          <table:table-cell table:formula="of:=[.E336]-[.$E$1]" office:value-type="float" office:value="6.27244608843853" calcext:value-type="float">
            <text:p>6.27244608843853</text:p>
          </table:table-cell>
        </table:table-row>
        <table:table-row table:style-name="ro1">
          <table:table-cell/>
          <table:table-cell office:value-type="float" office:value="1030740" calcext:value-type="float">
            <text:p>1030740</text:p>
          </table:table-cell>
          <table:table-cell office:value-type="float" office:value="3500393.576" calcext:value-type="float">
            <text:p>3500393.576</text:p>
          </table:table-cell>
          <table:table-cell office:value-type="float" office:value="5406608.582" calcext:value-type="float">
            <text:p>5406608.582</text:p>
          </table:table-cell>
          <table:table-cell office:value-type="float" office:value="393.434" calcext:value-type="float">
            <text:p>393.434</text:p>
          </table:table-cell>
          <table:table-cell/>
          <table:table-cell table:formula="of:=[.C337]-[.$C$1]" office:value-type="float" office:value="-15.2107526063919" calcext:value-type="float">
            <text:p>-15.2107526063919</text:p>
          </table:table-cell>
          <table:table-cell table:formula="of:=[.D337]-[.$D$1]" office:value-type="float" office:value="11.2783610913903" calcext:value-type="float">
            <text:p>11.2783610913903</text:p>
          </table:table-cell>
          <table:table-cell table:formula="of:=[.E337]-[.$E$1]" office:value-type="float" office:value="5.17444608843857" calcext:value-type="float">
            <text:p>5.17444608843857</text:p>
          </table:table-cell>
        </table:table-row>
        <table:table-row table:style-name="ro1">
          <table:table-cell/>
          <table:table-cell office:value-type="float" office:value="1030741" calcext:value-type="float">
            <text:p>1030741</text:p>
          </table:table-cell>
          <table:table-cell office:value-type="float" office:value="3500390.994" calcext:value-type="float">
            <text:p>3500390.994</text:p>
          </table:table-cell>
          <table:table-cell office:value-type="float" office:value="5406627.374" calcext:value-type="float">
            <text:p>5406627.374</text:p>
          </table:table-cell>
          <table:table-cell office:value-type="float" office:value="393.967" calcext:value-type="float">
            <text:p>393.967</text:p>
          </table:table-cell>
          <table:table-cell/>
          <table:table-cell table:formula="of:=[.C338]-[.$C$1]" office:value-type="float" office:value="-17.7927526063286" calcext:value-type="float">
            <text:p>-17.7927526063286</text:p>
          </table:table-cell>
          <table:table-cell table:formula="of:=[.D338]-[.$D$1]" office:value-type="float" office:value="30.070361090824" calcext:value-type="float">
            <text:p>30.070361090824</text:p>
          </table:table-cell>
          <table:table-cell table:formula="of:=[.E338]-[.$E$1]" office:value-type="float" office:value="5.70744608843853" calcext:value-type="float">
            <text:p>5.70744608843853</text:p>
          </table:table-cell>
        </table:table-row>
        <table:table-row table:style-name="ro1">
          <table:table-cell/>
          <table:table-cell office:value-type="float" office:value="1030742" calcext:value-type="float">
            <text:p>1030742</text:p>
          </table:table-cell>
          <table:table-cell office:value-type="float" office:value="3500376.569" calcext:value-type="float">
            <text:p>3500376.569</text:p>
          </table:table-cell>
          <table:table-cell office:value-type="float" office:value="5406624.837" calcext:value-type="float">
            <text:p>5406624.837</text:p>
          </table:table-cell>
          <table:table-cell office:value-type="float" office:value="393.995" calcext:value-type="float">
            <text:p>393.995</text:p>
          </table:table-cell>
          <table:table-cell/>
          <table:table-cell table:formula="of:=[.C339]-[.$C$1]" office:value-type="float" office:value="-32.2177526061423" calcext:value-type="float">
            <text:p>-32.2177526061423</text:p>
          </table:table-cell>
          <table:table-cell table:formula="of:=[.D339]-[.$D$1]" office:value-type="float" office:value="27.5333610912785" calcext:value-type="float">
            <text:p>27.5333610912785</text:p>
          </table:table-cell>
          <table:table-cell table:formula="of:=[.E339]-[.$E$1]" office:value-type="float" office:value="5.73544608843855" calcext:value-type="float">
            <text:p>5.73544608843855</text:p>
          </table:table-cell>
        </table:table-row>
        <table:table-row table:style-name="ro1">
          <table:table-cell/>
          <table:table-cell office:value-type="float" office:value="1030743" calcext:value-type="float">
            <text:p>1030743</text:p>
          </table:table-cell>
          <table:table-cell office:value-type="float" office:value="3500364.867" calcext:value-type="float">
            <text:p>3500364.867</text:p>
          </table:table-cell>
          <table:table-cell office:value-type="float" office:value="5406638.256" calcext:value-type="float">
            <text:p>5406638.256</text:p>
          </table:table-cell>
          <table:table-cell office:value-type="float" office:value="392.481" calcext:value-type="float">
            <text:p>392.481</text:p>
          </table:table-cell>
          <table:table-cell/>
          <table:table-cell table:formula="of:=[.C340]-[.$C$1]" office:value-type="float" office:value="-43.9197526061907" calcext:value-type="float">
            <text:p>-43.9197526061907</text:p>
          </table:table-cell>
          <table:table-cell table:formula="of:=[.D340]-[.$D$1]" office:value-type="float" office:value="40.9523610910401" calcext:value-type="float">
            <text:p>40.9523610910401</text:p>
          </table:table-cell>
          <table:table-cell table:formula="of:=[.E340]-[.$E$1]" office:value-type="float" office:value="4.22144608843854" calcext:value-type="float">
            <text:p>4.22144608843854</text:p>
          </table:table-cell>
        </table:table-row>
        <table:table-row table:style-name="ro1">
          <table:table-cell/>
          <table:table-cell office:value-type="float" office:value="1030744" calcext:value-type="float">
            <text:p>1030744</text:p>
          </table:table-cell>
          <table:table-cell office:value-type="float" office:value="3500413.391" calcext:value-type="float">
            <text:p>3500413.391</text:p>
          </table:table-cell>
          <table:table-cell office:value-type="float" office:value="5406629.955" calcext:value-type="float">
            <text:p>5406629.955</text:p>
          </table:table-cell>
          <table:table-cell office:value-type="float" office:value="392.641" calcext:value-type="float">
            <text:p>392.641</text:p>
          </table:table-cell>
          <table:table-cell/>
          <table:table-cell table:formula="of:=[.C341]-[.$C$1]" office:value-type="float" office:value="4.60424739355221" calcext:value-type="float">
            <text:p>4.60424739355221</text:p>
          </table:table-cell>
          <table:table-cell table:formula="of:=[.D341]-[.$D$1]" office:value-type="float" office:value="32.6513610910624" calcext:value-type="float">
            <text:p>32.6513610910624</text:p>
          </table:table-cell>
          <table:table-cell table:formula="of:=[.E341]-[.$E$1]" office:value-type="float" office:value="4.38144608843857" calcext:value-type="float">
            <text:p>4.38144608843857</text:p>
          </table:table-cell>
        </table:table-row>
        <table:table-row table:style-name="ro1">
          <table:table-cell/>
          <table:table-cell office:value-type="float" office:value="1030745" calcext:value-type="float">
            <text:p>1030745</text:p>
          </table:table-cell>
          <table:table-cell office:value-type="float" office:value="3500416.891" calcext:value-type="float">
            <text:p>3500416.891</text:p>
          </table:table-cell>
          <table:table-cell office:value-type="float" office:value="5406623.66" calcext:value-type="float">
            <text:p>5406623.66</text:p>
          </table:table-cell>
          <table:table-cell office:value-type="float" office:value="392.728" calcext:value-type="float">
            <text:p>392.728</text:p>
          </table:table-cell>
          <table:table-cell/>
          <table:table-cell table:formula="of:=[.C342]-[.$C$1]" office:value-type="float" office:value="8.10424739355221" calcext:value-type="float">
            <text:p>8.10424739355221</text:p>
          </table:table-cell>
          <table:table-cell table:formula="of:=[.D342]-[.$D$1]" office:value-type="float" office:value="26.3563610911369" calcext:value-type="float">
            <text:p>26.3563610911369</text:p>
          </table:table-cell>
          <table:table-cell table:formula="of:=[.E342]-[.$E$1]" office:value-type="float" office:value="4.46844608843855" calcext:value-type="float">
            <text:p>4.46844608843855</text:p>
          </table:table-cell>
        </table:table-row>
        <table:table-row table:style-name="ro1">
          <table:table-cell/>
          <table:table-cell office:value-type="float" office:value="1030746" calcext:value-type="float">
            <text:p>1030746</text:p>
          </table:table-cell>
          <table:table-cell office:value-type="float" office:value="3500445.307" calcext:value-type="float">
            <text:p>3500445.307</text:p>
          </table:table-cell>
          <table:table-cell office:value-type="float" office:value="5406644.02" calcext:value-type="float">
            <text:p>5406644.02</text:p>
          </table:table-cell>
          <table:table-cell office:value-type="float" office:value="393.133" calcext:value-type="float">
            <text:p>393.133</text:p>
          </table:table-cell>
          <table:table-cell/>
          <table:table-cell table:formula="of:=[.C343]-[.$C$1]" office:value-type="float" office:value="36.5202473937534" calcext:value-type="float">
            <text:p>36.5202473937534</text:p>
          </table:table-cell>
          <table:table-cell table:formula="of:=[.D343]-[.$D$1]" office:value-type="float" office:value="46.7163610905409" calcext:value-type="float">
            <text:p>46.7163610905409</text:p>
          </table:table-cell>
          <table:table-cell table:formula="of:=[.E343]-[.$E$1]" office:value-type="float" office:value="4.87344608843853" calcext:value-type="float">
            <text:p>4.87344608843853</text:p>
          </table:table-cell>
        </table:table-row>
        <table:table-row table:style-name="ro1">
          <table:table-cell/>
          <table:table-cell office:value-type="float" office:value="1030747" calcext:value-type="float">
            <text:p>1030747</text:p>
          </table:table-cell>
          <table:table-cell office:value-type="float" office:value="3500442.319" calcext:value-type="float">
            <text:p>3500442.319</text:p>
          </table:table-cell>
          <table:table-cell office:value-type="float" office:value="5406644.989" calcext:value-type="float">
            <text:p>5406644.989</text:p>
          </table:table-cell>
          <table:table-cell office:value-type="float" office:value="391.677" calcext:value-type="float">
            <text:p>391.677</text:p>
          </table:table-cell>
          <table:table-cell/>
          <table:table-cell table:formula="of:=[.C344]-[.$C$1]" office:value-type="float" office:value="33.5322473938577" calcext:value-type="float">
            <text:p>33.5322473938577</text:p>
          </table:table-cell>
          <table:table-cell table:formula="of:=[.D344]-[.$D$1]" office:value-type="float" office:value="47.6853610910475" calcext:value-type="float">
            <text:p>47.6853610910475</text:p>
          </table:table-cell>
          <table:table-cell table:formula="of:=[.E344]-[.$E$1]" office:value-type="float" office:value="3.41744608843857" calcext:value-type="float">
            <text:p>3.41744608843857</text:p>
          </table:table-cell>
        </table:table-row>
        <table:table-row table:style-name="ro1">
          <table:table-cell/>
          <table:table-cell office:value-type="float" office:value="1030748" calcext:value-type="float">
            <text:p>1030748</text:p>
          </table:table-cell>
          <table:table-cell office:value-type="float" office:value="3500424.969" calcext:value-type="float">
            <text:p>3500424.969</text:p>
          </table:table-cell>
          <table:table-cell office:value-type="float" office:value="5406615.319" calcext:value-type="float">
            <text:p>5406615.319</text:p>
          </table:table-cell>
          <table:table-cell office:value-type="float" office:value="392.811" calcext:value-type="float">
            <text:p>392.811</text:p>
          </table:table-cell>
          <table:table-cell/>
          <table:table-cell table:formula="of:=[.C345]-[.$C$1]" office:value-type="float" office:value="16.1822473937646" calcext:value-type="float">
            <text:p>16.1822473937646</text:p>
          </table:table-cell>
          <table:table-cell table:formula="of:=[.D345]-[.$D$1]" office:value-type="float" office:value="18.015361091122" calcext:value-type="float">
            <text:p>18.015361091122</text:p>
          </table:table-cell>
          <table:table-cell table:formula="of:=[.E345]-[.$E$1]" office:value-type="float" office:value="4.55144608843852" calcext:value-type="float">
            <text:p>4.55144608843852</text:p>
          </table:table-cell>
        </table:table-row>
        <table:table-row table:style-name="ro1">
          <table:table-cell/>
          <table:table-cell office:value-type="float" office:value="1030749" calcext:value-type="float">
            <text:p>1030749</text:p>
          </table:table-cell>
          <table:table-cell office:value-type="float" office:value="3500423.903" calcext:value-type="float">
            <text:p>3500423.903</text:p>
          </table:table-cell>
          <table:table-cell office:value-type="float" office:value="5406599.467" calcext:value-type="float">
            <text:p>5406599.467</text:p>
          </table:table-cell>
          <table:table-cell office:value-type="float" office:value="392.958" calcext:value-type="float">
            <text:p>392.958</text:p>
          </table:table-cell>
          <table:table-cell/>
          <table:table-cell table:formula="of:=[.C346]-[.$C$1]" office:value-type="float" office:value="15.1162473936565" calcext:value-type="float">
            <text:p>15.1162473936565</text:p>
          </table:table-cell>
          <table:table-cell table:formula="of:=[.D346]-[.$D$1]" office:value-type="float" office:value="2.16336109116673" calcext:value-type="float">
            <text:p>2.16336109116673</text:p>
          </table:table-cell>
          <table:table-cell table:formula="of:=[.E346]-[.$E$1]" office:value-type="float" office:value="4.69844608843857" calcext:value-type="float">
            <text:p>4.69844608843857</text:p>
          </table:table-cell>
        </table:table-row>
        <table:table-row table:style-name="ro1">
          <table:table-cell/>
          <table:table-cell office:value-type="float" office:value="1030750" calcext:value-type="float">
            <text:p>1030750</text:p>
          </table:table-cell>
          <table:table-cell office:value-type="float" office:value="3500429.024" calcext:value-type="float">
            <text:p>3500429.024</text:p>
          </table:table-cell>
          <table:table-cell office:value-type="float" office:value="5406592.391" calcext:value-type="float">
            <text:p>5406592.391</text:p>
          </table:table-cell>
          <table:table-cell office:value-type="float" office:value="393.159" calcext:value-type="float">
            <text:p>393.159</text:p>
          </table:table-cell>
          <table:table-cell/>
          <table:table-cell table:formula="of:=[.C347]-[.$C$1]" office:value-type="float" office:value="20.2372473939322" calcext:value-type="float">
            <text:p>20.2372473939322</text:p>
          </table:table-cell>
          <table:table-cell table:formula="of:=[.D347]-[.$D$1]" office:value-type="float" office:value="-4.91263890918344" calcext:value-type="float">
            <text:p>-4.91263890918344</text:p>
          </table:table-cell>
          <table:table-cell table:formula="of:=[.E347]-[.$E$1]" office:value-type="float" office:value="4.89944608843854" calcext:value-type="float">
            <text:p>4.89944608843854</text:p>
          </table:table-cell>
        </table:table-row>
        <table:table-row table:style-name="ro1">
          <table:table-cell/>
          <table:table-cell office:value-type="float" office:value="1030751" calcext:value-type="float">
            <text:p>1030751</text:p>
          </table:table-cell>
          <table:table-cell office:value-type="float" office:value="3500432.548" calcext:value-type="float">
            <text:p>3500432.548</text:p>
          </table:table-cell>
          <table:table-cell office:value-type="float" office:value="5406584.564" calcext:value-type="float">
            <text:p>5406584.564</text:p>
          </table:table-cell>
          <table:table-cell office:value-type="float" office:value="393.156" calcext:value-type="float">
            <text:p>393.156</text:p>
          </table:table-cell>
          <table:table-cell/>
          <table:table-cell table:formula="of:=[.C348]-[.$C$1]" office:value-type="float" office:value="23.7612473936751" calcext:value-type="float">
            <text:p>23.7612473936751</text:p>
          </table:table-cell>
          <table:table-cell table:formula="of:=[.D348]-[.$D$1]" office:value-type="float" office:value="-12.7396389087662" calcext:value-type="float">
            <text:p>-12.7396389087662</text:p>
          </table:table-cell>
          <table:table-cell table:formula="of:=[.E348]-[.$E$1]" office:value-type="float" office:value="4.89644608843855" calcext:value-type="float">
            <text:p>4.89644608843855</text:p>
          </table:table-cell>
        </table:table-row>
        <table:table-row table:style-name="ro1">
          <table:table-cell/>
          <table:table-cell office:value-type="float" office:value="1030752" calcext:value-type="float">
            <text:p>1030752</text:p>
          </table:table-cell>
          <table:table-cell office:value-type="float" office:value="3500427.798" calcext:value-type="float">
            <text:p>3500427.798</text:p>
          </table:table-cell>
          <table:table-cell office:value-type="float" office:value="5406578.048" calcext:value-type="float">
            <text:p>5406578.048</text:p>
          </table:table-cell>
          <table:table-cell office:value-type="float" office:value="393.281" calcext:value-type="float">
            <text:p>393.281</text:p>
          </table:table-cell>
          <table:table-cell/>
          <table:table-cell table:formula="of:=[.C349]-[.$C$1]" office:value-type="float" office:value="19.0112473936751" calcext:value-type="float">
            <text:p>19.0112473936751</text:p>
          </table:table-cell>
          <table:table-cell table:formula="of:=[.D349]-[.$D$1]" office:value-type="float" office:value="-19.2556389085948" calcext:value-type="float">
            <text:p>-19.2556389085948</text:p>
          </table:table-cell>
          <table:table-cell table:formula="of:=[.E349]-[.$E$1]" office:value-type="float" office:value="5.02144608843855" calcext:value-type="float">
            <text:p>5.02144608843855</text:p>
          </table:table-cell>
        </table:table-row>
        <table:table-row table:style-name="ro1">
          <table:table-cell/>
          <table:table-cell office:value-type="float" office:value="1030753" calcext:value-type="float">
            <text:p>1030753</text:p>
          </table:table-cell>
          <table:table-cell office:value-type="float" office:value="3500474.306" calcext:value-type="float">
            <text:p>3500474.306</text:p>
          </table:table-cell>
          <table:table-cell office:value-type="float" office:value="5406590.484" calcext:value-type="float">
            <text:p>5406590.484</text:p>
          </table:table-cell>
          <table:table-cell office:value-type="float" office:value="391.873" calcext:value-type="float">
            <text:p>391.873</text:p>
          </table:table-cell>
          <table:table-cell/>
          <table:table-cell table:formula="of:=[.C350]-[.$C$1]" office:value-type="float" office:value="65.5192473935895" calcext:value-type="float">
            <text:p>65.5192473935895</text:p>
          </table:table-cell>
          <table:table-cell table:formula="of:=[.D350]-[.$D$1]" office:value-type="float" office:value="-6.81963890884072" calcext:value-type="float">
            <text:p>-6.81963890884072</text:p>
          </table:table-cell>
          <table:table-cell table:formula="of:=[.E350]-[.$E$1]" office:value-type="float" office:value="3.61344608843854" calcext:value-type="float">
            <text:p>3.61344608843854</text:p>
          </table:table-cell>
        </table:table-row>
        <table:table-row table:style-name="ro1">
          <table:table-cell/>
          <table:table-cell office:value-type="float" office:value="1030754" calcext:value-type="float">
            <text:p>1030754</text:p>
          </table:table-cell>
          <table:table-cell office:value-type="float" office:value="3500503.973" calcext:value-type="float">
            <text:p>3500503.973</text:p>
          </table:table-cell>
          <table:table-cell office:value-type="float" office:value="5406585.957" calcext:value-type="float">
            <text:p>5406585.957</text:p>
          </table:table-cell>
          <table:table-cell office:value-type="float" office:value="391.931" calcext:value-type="float">
            <text:p>391.931</text:p>
          </table:table-cell>
          <table:table-cell/>
          <table:table-cell table:formula="of:=[.C351]-[.$C$1]" office:value-type="float" office:value="95.1862473939545" calcext:value-type="float">
            <text:p>95.1862473939545</text:p>
          </table:table-cell>
          <table:table-cell table:formula="of:=[.D351]-[.$D$1]" office:value-type="float" office:value="-11.3466389086097" calcext:value-type="float">
            <text:p>-11.3466389086097</text:p>
          </table:table-cell>
          <table:table-cell table:formula="of:=[.E351]-[.$E$1]" office:value-type="float" office:value="3.67144608843853" calcext:value-type="float">
            <text:p>3.67144608843853</text:p>
          </table:table-cell>
        </table:table-row>
        <table:table-row table:style-name="ro1">
          <table:table-cell/>
          <table:table-cell office:value-type="float" office:value="1030755" calcext:value-type="float">
            <text:p>1030755</text:p>
          </table:table-cell>
          <table:table-cell office:value-type="float" office:value="3500536.129" calcext:value-type="float">
            <text:p>3500536.129</text:p>
          </table:table-cell>
          <table:table-cell office:value-type="float" office:value="5406581.046" calcext:value-type="float">
            <text:p>5406581.046</text:p>
          </table:table-cell>
          <table:table-cell office:value-type="float" office:value="392.697" calcext:value-type="float">
            <text:p>392.697</text:p>
          </table:table-cell>
          <table:table-cell/>
          <table:table-cell table:formula="of:=[.C352]-[.$C$1]" office:value-type="float" office:value="127.342247393914" calcext:value-type="float">
            <text:p>127.342247393914</text:p>
          </table:table-cell>
          <table:table-cell table:formula="of:=[.D352]-[.$D$1]" office:value-type="float" office:value="-16.2576389089227" calcext:value-type="float">
            <text:p>-16.2576389089227</text:p>
          </table:table-cell>
          <table:table-cell table:formula="of:=[.E352]-[.$E$1]" office:value-type="float" office:value="4.43744608843855" calcext:value-type="float">
            <text:p>4.43744608843855</text:p>
          </table:table-cell>
        </table:table-row>
        <table:table-row table:style-name="ro1">
          <table:table-cell/>
          <table:table-cell office:value-type="float" office:value="1030756" calcext:value-type="float">
            <text:p>1030756</text:p>
          </table:table-cell>
          <table:table-cell office:value-type="float" office:value="3500553.147" calcext:value-type="float">
            <text:p>3500553.147</text:p>
          </table:table-cell>
          <table:table-cell office:value-type="float" office:value="5406586.473" calcext:value-type="float">
            <text:p>5406586.473</text:p>
          </table:table-cell>
          <table:table-cell office:value-type="float" office:value="392.145" calcext:value-type="float">
            <text:p>392.145</text:p>
          </table:table-cell>
          <table:table-cell/>
          <table:table-cell table:formula="of:=[.C353]-[.$C$1]" office:value-type="float" office:value="144.360247393604" calcext:value-type="float">
            <text:p>144.360247393604</text:p>
          </table:table-cell>
          <table:table-cell table:formula="of:=[.D353]-[.$D$1]" office:value-type="float" office:value="-10.8306389087811" calcext:value-type="float">
            <text:p>-10.8306389087811</text:p>
          </table:table-cell>
          <table:table-cell table:formula="of:=[.E353]-[.$E$1]" office:value-type="float" office:value="3.88544608843853" calcext:value-type="float">
            <text:p>3.88544608843853</text:p>
          </table:table-cell>
        </table:table-row>
        <table:table-row table:style-name="ro1">
          <table:table-cell/>
          <table:table-cell office:value-type="float" office:value="1030757" calcext:value-type="float">
            <text:p>1030757</text:p>
          </table:table-cell>
          <table:table-cell office:value-type="float" office:value="3500549.403" calcext:value-type="float">
            <text:p>3500549.403</text:p>
          </table:table-cell>
          <table:table-cell office:value-type="float" office:value="5406579.509" calcext:value-type="float">
            <text:p>5406579.509</text:p>
          </table:table-cell>
          <table:table-cell office:value-type="float" office:value="392.188" calcext:value-type="float">
            <text:p>392.188</text:p>
          </table:table-cell>
          <table:table-cell/>
          <table:table-cell table:formula="of:=[.C354]-[.$C$1]" office:value-type="float" office:value="140.616247393657" calcext:value-type="float">
            <text:p>140.616247393657</text:p>
          </table:table-cell>
          <table:table-cell table:formula="of:=[.D354]-[.$D$1]" office:value-type="float" office:value="-17.7946389093995" calcext:value-type="float">
            <text:p>-17.7946389093995</text:p>
          </table:table-cell>
          <table:table-cell table:formula="of:=[.E354]-[.$E$1]" office:value-type="float" office:value="3.92844608843853" calcext:value-type="float">
            <text:p>3.92844608843853</text:p>
          </table:table-cell>
        </table:table-row>
        <table:table-row table:style-name="ro1">
          <table:table-cell/>
          <table:table-cell office:value-type="float" office:value="1030758" calcext:value-type="float">
            <text:p>1030758</text:p>
          </table:table-cell>
          <table:table-cell office:value-type="float" office:value="3500546.214" calcext:value-type="float">
            <text:p>3500546.214</text:p>
          </table:table-cell>
          <table:table-cell office:value-type="float" office:value="5406558.703" calcext:value-type="float">
            <text:p>5406558.703</text:p>
          </table:table-cell>
          <table:table-cell office:value-type="float" office:value="392.505" calcext:value-type="float">
            <text:p>392.505</text:p>
          </table:table-cell>
          <table:table-cell/>
          <table:table-cell table:formula="of:=[.C355]-[.$C$1]" office:value-type="float" office:value="137.427247393876" calcext:value-type="float">
            <text:p>137.427247393876</text:p>
          </table:table-cell>
          <table:table-cell table:formula="of:=[.D355]-[.$D$1]" office:value-type="float" office:value="-38.6006389092654" calcext:value-type="float">
            <text:p>-38.6006389092654</text:p>
          </table:table-cell>
          <table:table-cell table:formula="of:=[.E355]-[.$E$1]" office:value-type="float" office:value="4.24544608843854" calcext:value-type="float">
            <text:p>4.24544608843854</text:p>
          </table:table-cell>
        </table:table-row>
        <table:table-row table:style-name="ro1">
          <table:table-cell/>
          <table:table-cell office:value-type="float" office:value="1030759" calcext:value-type="float">
            <text:p>1030759</text:p>
          </table:table-cell>
          <table:table-cell office:value-type="float" office:value="3500547.734" calcext:value-type="float">
            <text:p>3500547.734</text:p>
          </table:table-cell>
          <table:table-cell office:value-type="float" office:value="5406568.601" calcext:value-type="float">
            <text:p>5406568.601</text:p>
          </table:table-cell>
          <table:table-cell office:value-type="float" office:value="392.689" calcext:value-type="float">
            <text:p>392.689</text:p>
          </table:table-cell>
          <table:table-cell/>
          <table:table-cell table:formula="of:=[.C356]-[.$C$1]" office:value-type="float" office:value="138.947247393895" calcext:value-type="float">
            <text:p>138.947247393895</text:p>
          </table:table-cell>
          <table:table-cell table:formula="of:=[.D356]-[.$D$1]" office:value-type="float" office:value="-28.7026389092207" calcext:value-type="float">
            <text:p>-28.7026389092207</text:p>
          </table:table-cell>
          <table:table-cell table:formula="of:=[.E356]-[.$E$1]" office:value-type="float" office:value="4.42944608843857" calcext:value-type="float">
            <text:p>4.42944608843857</text:p>
          </table:table-cell>
        </table:table-row>
        <table:table-row table:style-name="ro1">
          <table:table-cell/>
          <table:table-cell office:value-type="float" office:value="1030760" calcext:value-type="float">
            <text:p>1030760</text:p>
          </table:table-cell>
          <table:table-cell office:value-type="float" office:value="3500535.762" calcext:value-type="float">
            <text:p>3500535.762</text:p>
          </table:table-cell>
          <table:table-cell office:value-type="float" office:value="5406552.825" calcext:value-type="float">
            <text:p>5406552.825</text:p>
          </table:table-cell>
          <table:table-cell office:value-type="float" office:value="392.63" calcext:value-type="float">
            <text:p>392.63</text:p>
          </table:table-cell>
          <table:table-cell/>
          <table:table-cell table:formula="of:=[.C357]-[.$C$1]" office:value-type="float" office:value="126.975247393828" calcext:value-type="float">
            <text:p>126.975247393828</text:p>
          </table:table-cell>
          <table:table-cell table:formula="of:=[.D357]-[.$D$1]" office:value-type="float" office:value="-44.4786389088258" calcext:value-type="float">
            <text:p>-44.4786389088258</text:p>
          </table:table-cell>
          <table:table-cell table:formula="of:=[.E357]-[.$E$1]" office:value-type="float" office:value="4.37044608843854" calcext:value-type="float">
            <text:p>4.37044608843854</text:p>
          </table:table-cell>
        </table:table-row>
        <table:table-row table:style-name="ro1">
          <table:table-cell/>
          <table:table-cell office:value-type="float" office:value="1030761" calcext:value-type="float">
            <text:p>1030761</text:p>
          </table:table-cell>
          <table:table-cell office:value-type="float" office:value="3500518.37" calcext:value-type="float">
            <text:p>3500518.37</text:p>
          </table:table-cell>
          <table:table-cell office:value-type="float" office:value="5406555.502" calcext:value-type="float">
            <text:p>5406555.502</text:p>
          </table:table-cell>
          <table:table-cell office:value-type="float" office:value="392.302" calcext:value-type="float">
            <text:p>392.302</text:p>
          </table:table-cell>
          <table:table-cell/>
          <table:table-cell table:formula="of:=[.C358]-[.$C$1]" office:value-type="float" office:value="109.583247393835" calcext:value-type="float">
            <text:p>109.583247393835</text:p>
          </table:table-cell>
          <table:table-cell table:formula="of:=[.D358]-[.$D$1]" office:value-type="float" office:value="-41.8016389086843" calcext:value-type="float">
            <text:p>-41.8016389086843</text:p>
          </table:table-cell>
          <table:table-cell table:formula="of:=[.E358]-[.$E$1]" office:value-type="float" office:value="4.04244608843857" calcext:value-type="float">
            <text:p>4.04244608843857</text:p>
          </table:table-cell>
        </table:table-row>
        <table:table-row table:style-name="ro1">
          <table:table-cell/>
          <table:table-cell office:value-type="float" office:value="1030762" calcext:value-type="float">
            <text:p>1030762</text:p>
          </table:table-cell>
          <table:table-cell office:value-type="float" office:value="3500508.746" calcext:value-type="float">
            <text:p>3500508.746</text:p>
          </table:table-cell>
          <table:table-cell office:value-type="float" office:value="5406604.044" calcext:value-type="float">
            <text:p>5406604.044</text:p>
          </table:table-cell>
          <table:table-cell office:value-type="float" office:value="396.738" calcext:value-type="float">
            <text:p>396.738</text:p>
          </table:table-cell>
          <table:table-cell/>
          <table:table-cell table:formula="of:=[.C359]-[.$C$1]" office:value-type="float" office:value="99.9592473935336" calcext:value-type="float">
            <text:p>99.9592473935336</text:p>
          </table:table-cell>
          <table:table-cell table:formula="of:=[.D359]-[.$D$1]" office:value-type="float" office:value="6.7403610907495" calcext:value-type="float">
            <text:p>6.7403610907495</text:p>
          </table:table-cell>
          <table:table-cell table:formula="of:=[.E359]-[.$E$1]" office:value-type="float" office:value="8.47844608843855" calcext:value-type="float">
            <text:p>8.47844608843855</text:p>
          </table:table-cell>
        </table:table-row>
        <table:table-row table:style-name="ro1">
          <table:table-cell/>
          <table:table-cell office:value-type="float" office:value="1030763" calcext:value-type="float">
            <text:p>1030763</text:p>
          </table:table-cell>
          <table:table-cell office:value-type="float" office:value="3500507.966" calcext:value-type="float">
            <text:p>3500507.966</text:p>
          </table:table-cell>
          <table:table-cell office:value-type="float" office:value="5406598.958" calcext:value-type="float">
            <text:p>5406598.958</text:p>
          </table:table-cell>
          <table:table-cell office:value-type="float" office:value="396.723" calcext:value-type="float">
            <text:p>396.723</text:p>
          </table:table-cell>
          <table:table-cell/>
          <table:table-cell table:formula="of:=[.C360]-[.$C$1]" office:value-type="float" office:value="99.1792473937385" calcext:value-type="float">
            <text:p>99.1792473937385</text:p>
          </table:table-cell>
          <table:table-cell table:formula="of:=[.D360]-[.$D$1]" office:value-type="float" office:value="1.65436109062284" calcext:value-type="float">
            <text:p>1.65436109062284</text:p>
          </table:table-cell>
          <table:table-cell table:formula="of:=[.E360]-[.$E$1]" office:value-type="float" office:value="8.46344608843856" calcext:value-type="float">
            <text:p>8.46344608843856</text:p>
          </table:table-cell>
        </table:table-row>
        <table:table-row table:style-name="ro1">
          <table:table-cell/>
          <table:table-cell office:value-type="float" office:value="1030764" calcext:value-type="float">
            <text:p>1030764</text:p>
          </table:table-cell>
          <table:table-cell office:value-type="float" office:value="3500371.891" calcext:value-type="float">
            <text:p>3500371.891</text:p>
          </table:table-cell>
          <table:table-cell office:value-type="float" office:value="5406606.914" calcext:value-type="float">
            <text:p>5406606.914</text:p>
          </table:table-cell>
          <table:table-cell office:value-type="float" office:value="393.17" calcext:value-type="float">
            <text:p>393.17</text:p>
          </table:table-cell>
          <table:table-cell/>
          <table:table-cell table:formula="of:=[.C361]-[.$C$1]" office:value-type="float" office:value="-36.8957526064478" calcext:value-type="float">
            <text:p>-36.8957526064478</text:p>
          </table:table-cell>
          <table:table-cell table:formula="of:=[.D361]-[.$D$1]" office:value-type="float" office:value="9.61036109086126" calcext:value-type="float">
            <text:p>9.61036109086126</text:p>
          </table:table-cell>
          <table:table-cell table:formula="of:=[.E361]-[.$E$1]" office:value-type="float" office:value="4.91044608843856" calcext:value-type="float">
            <text:p>4.91044608843856</text:p>
          </table:table-cell>
        </table:table-row>
        <table:table-row table:style-name="ro1">
          <table:table-cell/>
          <table:table-cell office:value-type="float" office:value="1030765" calcext:value-type="float">
            <text:p>1030765</text:p>
          </table:table-cell>
          <table:table-cell office:value-type="float" office:value="3500379.046" calcext:value-type="float">
            <text:p>3500379.046</text:p>
          </table:table-cell>
          <table:table-cell office:value-type="float" office:value="5406608.961" calcext:value-type="float">
            <text:p>5406608.961</text:p>
          </table:table-cell>
          <table:table-cell office:value-type="float" office:value="393.138" calcext:value-type="float">
            <text:p>393.138</text:p>
          </table:table-cell>
          <table:table-cell/>
          <table:table-cell table:formula="of:=[.C362]-[.$C$1]" office:value-type="float" office:value="-29.740752606187" calcext:value-type="float">
            <text:p>-29.740752606187</text:p>
          </table:table-cell>
          <table:table-cell table:formula="of:=[.D362]-[.$D$1]" office:value-type="float" office:value="11.6573610911146" calcext:value-type="float">
            <text:p>11.6573610911146</text:p>
          </table:table-cell>
          <table:table-cell table:formula="of:=[.E362]-[.$E$1]" office:value-type="float" office:value="4.87844608843852" calcext:value-type="float">
            <text:p>4.87844608843852</text:p>
          </table:table-cell>
        </table:table-row>
        <table:table-row table:style-name="ro1">
          <table:table-cell/>
          <table:table-cell office:value-type="float" office:value="1030766" calcext:value-type="float">
            <text:p>1030766</text:p>
          </table:table-cell>
          <table:table-cell office:value-type="float" office:value="3500389.06" calcext:value-type="float">
            <text:p>3500389.06</text:p>
          </table:table-cell>
          <table:table-cell office:value-type="float" office:value="5406620.513" calcext:value-type="float">
            <text:p>5406620.513</text:p>
          </table:table-cell>
          <table:table-cell office:value-type="float" office:value="393.183" calcext:value-type="float">
            <text:p>393.183</text:p>
          </table:table-cell>
          <table:table-cell/>
          <table:table-cell table:formula="of:=[.C363]-[.$C$1]" office:value-type="float" office:value="-19.7267526062205" calcext:value-type="float">
            <text:p>-19.7267526062205</text:p>
          </table:table-cell>
          <table:table-cell table:formula="of:=[.D363]-[.$D$1]" office:value-type="float" office:value="23.2093610912561" calcext:value-type="float">
            <text:p>23.2093610912561</text:p>
          </table:table-cell>
          <table:table-cell table:formula="of:=[.E363]-[.$E$1]" office:value-type="float" office:value="4.92344608843854" calcext:value-type="float">
            <text:p>4.92344608843854</text:p>
          </table:table-cell>
        </table:table-row>
        <table:table-row table:style-name="ro1">
          <table:table-cell/>
          <table:table-cell office:value-type="float" office:value="1030767" calcext:value-type="float">
            <text:p>1030767</text:p>
          </table:table-cell>
          <table:table-cell office:value-type="float" office:value="3500386.998" calcext:value-type="float">
            <text:p>3500386.998</text:p>
          </table:table-cell>
          <table:table-cell office:value-type="float" office:value="5406635.457" calcext:value-type="float">
            <text:p>5406635.457</text:p>
          </table:table-cell>
          <table:table-cell office:value-type="float" office:value="393.121" calcext:value-type="float">
            <text:p>393.121</text:p>
          </table:table-cell>
          <table:table-cell/>
          <table:table-cell table:formula="of:=[.C364]-[.$C$1]" office:value-type="float" office:value="-21.7887526061386" calcext:value-type="float">
            <text:p>-21.7887526061386</text:p>
          </table:table-cell>
          <table:table-cell table:formula="of:=[.D364]-[.$D$1]" office:value-type="float" office:value="38.1533610913903" calcext:value-type="float">
            <text:p>38.1533610913903</text:p>
          </table:table-cell>
          <table:table-cell table:formula="of:=[.E364]-[.$E$1]" office:value-type="float" office:value="4.86144608843853" calcext:value-type="float">
            <text:p>4.86144608843853</text:p>
          </table:table-cell>
        </table:table-row>
        <table:table-row table:style-name="ro1">
          <table:table-cell/>
          <table:table-cell office:value-type="float" office:value="1030768" calcext:value-type="float">
            <text:p>1030768</text:p>
          </table:table-cell>
          <table:table-cell office:value-type="float" office:value="3500405.232" calcext:value-type="float">
            <text:p>3500405.232</text:p>
          </table:table-cell>
          <table:table-cell office:value-type="float" office:value="5406649.625" calcext:value-type="float">
            <text:p>5406649.625</text:p>
          </table:table-cell>
          <table:table-cell office:value-type="float" office:value="393.298" calcext:value-type="float">
            <text:p>393.298</text:p>
          </table:table-cell>
          <table:table-cell/>
          <table:table-cell table:formula="of:=[.C365]-[.$C$1]" office:value-type="float" office:value="-3.55475260643288" calcext:value-type="float">
            <text:p>-3.55475260643288</text:p>
          </table:table-cell>
          <table:table-cell table:formula="of:=[.D365]-[.$D$1]" office:value-type="float" office:value="52.3213610909879" calcext:value-type="float">
            <text:p>52.3213610909879</text:p>
          </table:table-cell>
          <table:table-cell table:formula="of:=[.E365]-[.$E$1]" office:value-type="float" office:value="5.03844608843855" calcext:value-type="float">
            <text:p>5.03844608843855</text:p>
          </table:table-cell>
        </table:table-row>
        <table:table-row table:style-name="ro1">
          <table:table-cell/>
          <table:table-cell office:value-type="float" office:value="1030769" calcext:value-type="float">
            <text:p>1030769</text:p>
          </table:table-cell>
          <table:table-cell office:value-type="float" office:value="3500373.215" calcext:value-type="float">
            <text:p>3500373.215</text:p>
          </table:table-cell>
          <table:table-cell office:value-type="float" office:value="5406654.102" calcext:value-type="float">
            <text:p>5406654.102</text:p>
          </table:table-cell>
          <table:table-cell office:value-type="float" office:value="393.332" calcext:value-type="float">
            <text:p>393.332</text:p>
          </table:table-cell>
          <table:table-cell/>
          <table:table-cell table:formula="of:=[.C366]-[.$C$1]" office:value-type="float" office:value="-35.5717526064254" calcext:value-type="float">
            <text:p>-35.5717526064254</text:p>
          </table:table-cell>
          <table:table-cell table:formula="of:=[.D366]-[.$D$1]" office:value-type="float" office:value="56.7983610909432" calcext:value-type="float">
            <text:p>56.7983610909432</text:p>
          </table:table-cell>
          <table:table-cell table:formula="of:=[.E366]-[.$E$1]" office:value-type="float" office:value="5.07244608843854" calcext:value-type="float">
            <text:p>5.07244608843854</text:p>
          </table:table-cell>
        </table:table-row>
        <table:table-row table:style-name="ro1">
          <table:table-cell/>
          <table:table-cell office:value-type="float" office:value="1030770" calcext:value-type="float">
            <text:p>1030770</text:p>
          </table:table-cell>
          <table:table-cell office:value-type="float" office:value="3500365.201" calcext:value-type="float">
            <text:p>3500365.201</text:p>
          </table:table-cell>
          <table:table-cell office:value-type="float" office:value="5406655.232" calcext:value-type="float">
            <text:p>5406655.232</text:p>
          </table:table-cell>
          <table:table-cell office:value-type="float" office:value="393.367" calcext:value-type="float">
            <text:p>393.367</text:p>
          </table:table-cell>
          <table:table-cell/>
          <table:table-cell table:formula="of:=[.C367]-[.$C$1]" office:value-type="float" office:value="-43.5857526063919" calcext:value-type="float">
            <text:p>-43.5857526063919</text:p>
          </table:table-cell>
          <table:table-cell table:formula="of:=[.D367]-[.$D$1]" office:value-type="float" office:value="57.9283610908315" calcext:value-type="float">
            <text:p>57.9283610908315</text:p>
          </table:table-cell>
          <table:table-cell table:formula="of:=[.E367]-[.$E$1]" office:value-type="float" office:value="5.10744608843856" calcext:value-type="float">
            <text:p>5.10744608843856</text:p>
          </table:table-cell>
        </table:table-row>
        <table:table-row table:style-name="ro1">
          <table:table-cell/>
          <table:table-cell office:value-type="float" office:value="1030771" calcext:value-type="float">
            <text:p>1030771</text:p>
          </table:table-cell>
          <table:table-cell office:value-type="float" office:value="3500359.733" calcext:value-type="float">
            <text:p>3500359.733</text:p>
          </table:table-cell>
          <table:table-cell office:value-type="float" office:value="5406656.245" calcext:value-type="float">
            <text:p>5406656.245</text:p>
          </table:table-cell>
          <table:table-cell office:value-type="float" office:value="393.356" calcext:value-type="float">
            <text:p>393.356</text:p>
          </table:table-cell>
          <table:table-cell/>
          <table:table-cell table:formula="of:=[.C368]-[.$C$1]" office:value-type="float" office:value="-49.053752606269" calcext:value-type="float">
            <text:p>-49.053752606269</text:p>
          </table:table-cell>
          <table:table-cell table:formula="of:=[.D368]-[.$D$1]" office:value-type="float" office:value="58.9413610910997" calcext:value-type="float">
            <text:p>58.9413610910997</text:p>
          </table:table-cell>
          <table:table-cell table:formula="of:=[.E368]-[.$E$1]" office:value-type="float" office:value="5.09644608843854" calcext:value-type="float">
            <text:p>5.09644608843854</text:p>
          </table:table-cell>
        </table:table-row>
        <table:table-row table:style-name="ro1">
          <table:table-cell/>
          <table:table-cell office:value-type="float" office:value="1030772" calcext:value-type="float">
            <text:p>1030772</text:p>
          </table:table-cell>
          <table:table-cell office:value-type="float" office:value="3500361.163" calcext:value-type="float">
            <text:p>3500361.163</text:p>
          </table:table-cell>
          <table:table-cell office:value-type="float" office:value="5406651.409" calcext:value-type="float">
            <text:p>5406651.409</text:p>
          </table:table-cell>
          <table:table-cell office:value-type="float" office:value="393.229" calcext:value-type="float">
            <text:p>393.229</text:p>
          </table:table-cell>
          <table:table-cell/>
          <table:table-cell table:formula="of:=[.C369]-[.$C$1]" office:value-type="float" office:value="-47.6237526061013" calcext:value-type="float">
            <text:p>-47.6237526061013</text:p>
          </table:table-cell>
          <table:table-cell table:formula="of:=[.D369]-[.$D$1]" office:value-type="float" office:value="54.105361090973" calcext:value-type="float">
            <text:p>54.105361090973</text:p>
          </table:table-cell>
          <table:table-cell table:formula="of:=[.E369]-[.$E$1]" office:value-type="float" office:value="4.96944608843853" calcext:value-type="float">
            <text:p>4.96944608843853</text:p>
          </table:table-cell>
        </table:table-row>
        <table:table-row table:style-name="ro1">
          <table:table-cell/>
          <table:table-cell office:value-type="float" office:value="1030773" calcext:value-type="float">
            <text:p>1030773</text:p>
          </table:table-cell>
          <table:table-cell office:value-type="float" office:value="3500369.904" calcext:value-type="float">
            <text:p>3500369.904</text:p>
          </table:table-cell>
          <table:table-cell office:value-type="float" office:value="5406646.941" calcext:value-type="float">
            <text:p>5406646.941</text:p>
          </table:table-cell>
          <table:table-cell office:value-type="float" office:value="393.144" calcext:value-type="float">
            <text:p>393.144</text:p>
          </table:table-cell>
          <table:table-cell/>
          <table:table-cell table:formula="of:=[.C370]-[.$C$1]" office:value-type="float" office:value="-38.8827526061796" calcext:value-type="float">
            <text:p>-38.8827526061796</text:p>
          </table:table-cell>
          <table:table-cell table:formula="of:=[.D370]-[.$D$1]" office:value-type="float" office:value="49.6373610906303" calcext:value-type="float">
            <text:p>49.6373610906303</text:p>
          </table:table-cell>
          <table:table-cell table:formula="of:=[.E370]-[.$E$1]" office:value-type="float" office:value="4.88444608843855" calcext:value-type="float">
            <text:p>4.88444608843855</text:p>
          </table:table-cell>
        </table:table-row>
        <table:table-row table:style-name="ro1">
          <table:table-cell/>
          <table:table-cell office:value-type="float" office:value="1030774" calcext:value-type="float">
            <text:p>1030774</text:p>
          </table:table-cell>
          <table:table-cell office:value-type="float" office:value="3500371.857" calcext:value-type="float">
            <text:p>3500371.857</text:p>
          </table:table-cell>
          <table:table-cell office:value-type="float" office:value="5406640.192" calcext:value-type="float">
            <text:p>5406640.192</text:p>
          </table:table-cell>
          <table:table-cell office:value-type="float" office:value="393.141" calcext:value-type="float">
            <text:p>393.141</text:p>
          </table:table-cell>
          <table:table-cell/>
          <table:table-cell table:formula="of:=[.C371]-[.$C$1]" office:value-type="float" office:value="-36.9297526064329" calcext:value-type="float">
            <text:p>-36.9297526064329</text:p>
          </table:table-cell>
          <table:table-cell table:formula="of:=[.D371]-[.$D$1]" office:value-type="float" office:value="42.8883610907942" calcext:value-type="float">
            <text:p>42.8883610907942</text:p>
          </table:table-cell>
          <table:table-cell table:formula="of:=[.E371]-[.$E$1]" office:value-type="float" office:value="4.88144608843857" calcext:value-type="float">
            <text:p>4.88144608843857</text:p>
          </table:table-cell>
        </table:table-row>
        <table:table-row table:style-name="ro1">
          <table:table-cell/>
          <table:table-cell office:value-type="float" office:value="1030775" calcext:value-type="float">
            <text:p>1030775</text:p>
          </table:table-cell>
          <table:table-cell office:value-type="float" office:value="3500366.933" calcext:value-type="float">
            <text:p>3500366.933</text:p>
          </table:table-cell>
          <table:table-cell office:value-type="float" office:value="5406630.352" calcext:value-type="float">
            <text:p>5406630.352</text:p>
          </table:table-cell>
          <table:table-cell office:value-type="float" office:value="393.338" calcext:value-type="float">
            <text:p>393.338</text:p>
          </table:table-cell>
          <table:table-cell/>
          <table:table-cell table:formula="of:=[.C372]-[.$C$1]" office:value-type="float" office:value="-41.8537526060827" calcext:value-type="float">
            <text:p>-41.8537526060827</text:p>
          </table:table-cell>
          <table:table-cell table:formula="of:=[.D372]-[.$D$1]" office:value-type="float" office:value="33.0483610909432" calcext:value-type="float">
            <text:p>33.0483610909432</text:p>
          </table:table-cell>
          <table:table-cell table:formula="of:=[.E372]-[.$E$1]" office:value-type="float" office:value="5.07844608843857" calcext:value-type="float">
            <text:p>5.07844608843857</text:p>
          </table:table-cell>
        </table:table-row>
        <table:table-row table:style-name="ro1">
          <table:table-cell/>
          <table:table-cell office:value-type="float" office:value="1030776" calcext:value-type="float">
            <text:p>1030776</text:p>
          </table:table-cell>
          <table:table-cell office:value-type="float" office:value="3500424.517" calcext:value-type="float">
            <text:p>3500424.517</text:p>
          </table:table-cell>
          <table:table-cell office:value-type="float" office:value="5406624.905" calcext:value-type="float">
            <text:p>5406624.905</text:p>
          </table:table-cell>
          <table:table-cell office:value-type="float" office:value="393.269" calcext:value-type="float">
            <text:p>393.269</text:p>
          </table:table-cell>
          <table:table-cell/>
          <table:table-cell table:formula="of:=[.C373]-[.$C$1]" office:value-type="float" office:value="15.7302473937161" calcext:value-type="float">
            <text:p>15.7302473937161</text:p>
          </table:table-cell>
          <table:table-cell table:formula="of:=[.D373]-[.$D$1]" office:value-type="float" office:value="27.6013610912487" calcext:value-type="float">
            <text:p>27.6013610912487</text:p>
          </table:table-cell>
          <table:table-cell table:formula="of:=[.E373]-[.$E$1]" office:value-type="float" office:value="5.00944608843855" calcext:value-type="float">
            <text:p>5.00944608843855</text:p>
          </table:table-cell>
        </table:table-row>
        <table:table-row table:style-name="ro1">
          <table:table-cell/>
          <table:table-cell office:value-type="float" office:value="1030777" calcext:value-type="float">
            <text:p>1030777</text:p>
          </table:table-cell>
          <table:table-cell office:value-type="float" office:value="3500415.925" calcext:value-type="float">
            <text:p>3500415.925</text:p>
          </table:table-cell>
          <table:table-cell office:value-type="float" office:value="5406620.683" calcext:value-type="float">
            <text:p>5406620.683</text:p>
          </table:table-cell>
          <table:table-cell office:value-type="float" office:value="393.005" calcext:value-type="float">
            <text:p>393.005</text:p>
          </table:table-cell>
          <table:table-cell/>
          <table:table-cell table:formula="of:=[.C374]-[.$C$1]" office:value-type="float" office:value="7.13824739353731" calcext:value-type="float">
            <text:p>7.13824739353731</text:p>
          </table:table-cell>
          <table:table-cell table:formula="of:=[.D374]-[.$D$1]" office:value-type="float" office:value="23.3793610911816" calcext:value-type="float">
            <text:p>23.3793610911816</text:p>
          </table:table-cell>
          <table:table-cell table:formula="of:=[.E374]-[.$E$1]" office:value-type="float" office:value="4.74544608843854" calcext:value-type="float">
            <text:p>4.74544608843854</text:p>
          </table:table-cell>
        </table:table-row>
        <table:table-row table:style-name="ro1">
          <table:table-cell/>
          <table:table-cell office:value-type="float" office:value="1030778" calcext:value-type="float">
            <text:p>1030778</text:p>
          </table:table-cell>
          <table:table-cell office:value-type="float" office:value="3500421.345" calcext:value-type="float">
            <text:p>3500421.345</text:p>
          </table:table-cell>
          <table:table-cell office:value-type="float" office:value="5406618.915" calcext:value-type="float">
            <text:p>5406618.915</text:p>
          </table:table-cell>
          <table:table-cell office:value-type="float" office:value="393.144" calcext:value-type="float">
            <text:p>393.144</text:p>
          </table:table-cell>
          <table:table-cell/>
          <table:table-cell table:formula="of:=[.C375]-[.$C$1]" office:value-type="float" office:value="12.5582473939285" calcext:value-type="float">
            <text:p>12.5582473939285</text:p>
          </table:table-cell>
          <table:table-cell table:formula="of:=[.D375]-[.$D$1]" office:value-type="float" office:value="21.6113610910252" calcext:value-type="float">
            <text:p>21.6113610910252</text:p>
          </table:table-cell>
          <table:table-cell table:formula="of:=[.E375]-[.$E$1]" office:value-type="float" office:value="4.88444608843855" calcext:value-type="float">
            <text:p>4.88444608843855</text:p>
          </table:table-cell>
        </table:table-row>
        <table:table-row table:style-name="ro1">
          <table:table-cell/>
          <table:table-cell office:value-type="float" office:value="1030779" calcext:value-type="float">
            <text:p>1030779</text:p>
          </table:table-cell>
          <table:table-cell office:value-type="float" office:value="3500413.194" calcext:value-type="float">
            <text:p>3500413.194</text:p>
          </table:table-cell>
          <table:table-cell office:value-type="float" office:value="5406630.29" calcext:value-type="float">
            <text:p>5406630.29</text:p>
          </table:table-cell>
          <table:table-cell office:value-type="float" office:value="392.982" calcext:value-type="float">
            <text:p>392.982</text:p>
          </table:table-cell>
          <table:table-cell/>
          <table:table-cell table:formula="of:=[.C376]-[.$C$1]" office:value-type="float" office:value="4.40724739385769" calcext:value-type="float">
            <text:p>4.40724739385769</text:p>
          </table:table-cell>
          <table:table-cell table:formula="of:=[.D376]-[.$D$1]" office:value-type="float" office:value="32.9863610910252" calcext:value-type="float">
            <text:p>32.9863610910252</text:p>
          </table:table-cell>
          <table:table-cell table:formula="of:=[.E376]-[.$E$1]" office:value-type="float" office:value="4.72244608843857" calcext:value-type="float">
            <text:p>4.72244608843857</text:p>
          </table:table-cell>
        </table:table-row>
        <table:table-row table:style-name="ro1">
          <table:table-cell/>
          <table:table-cell office:value-type="float" office:value="1030780" calcext:value-type="float">
            <text:p>1030780</text:p>
          </table:table-cell>
          <table:table-cell office:value-type="float" office:value="3500419.103" calcext:value-type="float">
            <text:p>3500419.103</text:p>
          </table:table-cell>
          <table:table-cell office:value-type="float" office:value="5406632.828" calcext:value-type="float">
            <text:p>5406632.828</text:p>
          </table:table-cell>
          <table:table-cell office:value-type="float" office:value="393.191" calcext:value-type="float">
            <text:p>393.191</text:p>
          </table:table-cell>
          <table:table-cell/>
          <table:table-cell table:formula="of:=[.C377]-[.$C$1]" office:value-type="float" office:value="10.3162473938428" calcext:value-type="float">
            <text:p>10.3162473938428</text:p>
          </table:table-cell>
          <table:table-cell table:formula="of:=[.D377]-[.$D$1]" office:value-type="float" office:value="35.5243610907346" calcext:value-type="float">
            <text:p>35.5243610907346</text:p>
          </table:table-cell>
          <table:table-cell table:formula="of:=[.E377]-[.$E$1]" office:value-type="float" office:value="4.93144608843852" calcext:value-type="float">
            <text:p>4.93144608843852</text:p>
          </table:table-cell>
        </table:table-row>
        <table:table-row table:style-name="ro1">
          <table:table-cell/>
          <table:table-cell office:value-type="float" office:value="1030781" calcext:value-type="float">
            <text:p>1030781</text:p>
          </table:table-cell>
          <table:table-cell office:value-type="float" office:value="3500435.079" calcext:value-type="float">
            <text:p>3500435.079</text:p>
          </table:table-cell>
          <table:table-cell office:value-type="float" office:value="5406630.398" calcext:value-type="float">
            <text:p>5406630.398</text:p>
          </table:table-cell>
          <table:table-cell office:value-type="float" office:value="393.202" calcext:value-type="float">
            <text:p>393.202</text:p>
          </table:table-cell>
          <table:table-cell/>
          <table:table-cell table:formula="of:=[.C378]-[.$C$1]" office:value-type="float" office:value="26.2922473936342" calcext:value-type="float">
            <text:p>26.2922473936342</text:p>
          </table:table-cell>
          <table:table-cell table:formula="of:=[.D378]-[.$D$1]" office:value-type="float" office:value="33.0943610910326" calcext:value-type="float">
            <text:p>33.0943610910326</text:p>
          </table:table-cell>
          <table:table-cell table:formula="of:=[.E378]-[.$E$1]" office:value-type="float" office:value="4.94244608843854" calcext:value-type="float">
            <text:p>4.94244608843854</text:p>
          </table:table-cell>
        </table:table-row>
        <table:table-row table:style-name="ro1">
          <table:table-cell/>
          <table:table-cell office:value-type="float" office:value="1030782" calcext:value-type="float">
            <text:p>1030782</text:p>
          </table:table-cell>
          <table:table-cell office:value-type="float" office:value="3500444.02" calcext:value-type="float">
            <text:p>3500444.02</text:p>
          </table:table-cell>
          <table:table-cell office:value-type="float" office:value="5406636.041" calcext:value-type="float">
            <text:p>5406636.041</text:p>
          </table:table-cell>
          <table:table-cell office:value-type="float" office:value="393.174" calcext:value-type="float">
            <text:p>393.174</text:p>
          </table:table-cell>
          <table:table-cell/>
          <table:table-cell table:formula="of:=[.C379]-[.$C$1]" office:value-type="float" office:value="35.2332473937422" calcext:value-type="float">
            <text:p>35.2332473937422</text:p>
          </table:table-cell>
          <table:table-cell table:formula="of:=[.D379]-[.$D$1]" office:value-type="float" office:value="38.7373610911891" calcext:value-type="float">
            <text:p>38.7373610911891</text:p>
          </table:table-cell>
          <table:table-cell table:formula="of:=[.E379]-[.$E$1]" office:value-type="float" office:value="4.91444608843852" calcext:value-type="float">
            <text:p>4.91444608843852</text:p>
          </table:table-cell>
        </table:table-row>
        <table:table-row table:style-name="ro1">
          <table:table-cell/>
          <table:table-cell office:value-type="float" office:value="1030783" calcext:value-type="float">
            <text:p>1030783</text:p>
          </table:table-cell>
          <table:table-cell office:value-type="float" office:value="3500437.236" calcext:value-type="float">
            <text:p>3500437.236</text:p>
          </table:table-cell>
          <table:table-cell office:value-type="float" office:value="5406645.314" calcext:value-type="float">
            <text:p>5406645.314</text:p>
          </table:table-cell>
          <table:table-cell office:value-type="float" office:value="393.339" calcext:value-type="float">
            <text:p>393.339</text:p>
          </table:table-cell>
          <table:table-cell/>
          <table:table-cell table:formula="of:=[.C380]-[.$C$1]" office:value-type="float" office:value="28.4492473937571" calcext:value-type="float">
            <text:p>28.4492473937571</text:p>
          </table:table-cell>
          <table:table-cell table:formula="of:=[.D380]-[.$D$1]" office:value-type="float" office:value="48.0103610912338" calcext:value-type="float">
            <text:p>48.0103610912338</text:p>
          </table:table-cell>
          <table:table-cell table:formula="of:=[.E380]-[.$E$1]" office:value-type="float" office:value="5.07944608843854" calcext:value-type="float">
            <text:p>5.07944608843854</text:p>
          </table:table-cell>
        </table:table-row>
        <table:table-row table:style-name="ro1">
          <table:table-cell/>
          <table:table-cell office:value-type="float" office:value="1030784" calcext:value-type="float">
            <text:p>1030784</text:p>
          </table:table-cell>
          <table:table-cell office:value-type="float" office:value="3500421.186" calcext:value-type="float">
            <text:p>3500421.186</text:p>
          </table:table-cell>
          <table:table-cell office:value-type="float" office:value="5406647.576" calcext:value-type="float">
            <text:p>5406647.576</text:p>
          </table:table-cell>
          <table:table-cell office:value-type="float" office:value="393.354" calcext:value-type="float">
            <text:p>393.354</text:p>
          </table:table-cell>
          <table:table-cell/>
          <table:table-cell table:formula="of:=[.C381]-[.$C$1]" office:value-type="float" office:value="12.3992473939434" calcext:value-type="float">
            <text:p>12.3992473939434</text:p>
          </table:table-cell>
          <table:table-cell table:formula="of:=[.D381]-[.$D$1]" office:value-type="float" office:value="50.2723610913381" calcext:value-type="float">
            <text:p>50.2723610913381</text:p>
          </table:table-cell>
          <table:table-cell table:formula="of:=[.E381]-[.$E$1]" office:value-type="float" office:value="5.09444608843853" calcext:value-type="float">
            <text:p>5.09444608843853</text:p>
          </table:table-cell>
        </table:table-row>
        <table:table-row table:style-name="ro1">
          <table:table-cell/>
          <table:table-cell office:value-type="float" office:value="1030785" calcext:value-type="float">
            <text:p>1030785</text:p>
          </table:table-cell>
          <table:table-cell office:value-type="float" office:value="3500413.169" calcext:value-type="float">
            <text:p>3500413.169</text:p>
          </table:table-cell>
          <table:table-cell office:value-type="float" office:value="5406648.704" calcext:value-type="float">
            <text:p>5406648.704</text:p>
          </table:table-cell>
          <table:table-cell office:value-type="float" office:value="393.333" calcext:value-type="float">
            <text:p>393.333</text:p>
          </table:table-cell>
          <table:table-cell/>
          <table:table-cell table:formula="of:=[.C382]-[.$C$1]" office:value-type="float" office:value="4.38224739395082" calcext:value-type="float">
            <text:p>4.38224739395082</text:p>
          </table:table-cell>
          <table:table-cell table:formula="of:=[.D382]-[.$D$1]" office:value-type="float" office:value="51.4003610908985" calcext:value-type="float">
            <text:p>51.4003610908985</text:p>
          </table:table-cell>
          <table:table-cell table:formula="of:=[.E382]-[.$E$1]" office:value-type="float" office:value="5.07344608843857" calcext:value-type="float">
            <text:p>5.07344608843857</text:p>
          </table:table-cell>
        </table:table-row>
        <table:table-row table:style-name="ro1">
          <table:table-cell/>
          <table:table-cell office:value-type="float" office:value="1030786" calcext:value-type="float">
            <text:p>1030786</text:p>
          </table:table-cell>
          <table:table-cell office:value-type="float" office:value="3500397.487" calcext:value-type="float">
            <text:p>3500397.487</text:p>
          </table:table-cell>
          <table:table-cell office:value-type="float" office:value="5406650.851" calcext:value-type="float">
            <text:p>5406650.851</text:p>
          </table:table-cell>
          <table:table-cell office:value-type="float" office:value="393.264" calcext:value-type="float">
            <text:p>393.264</text:p>
          </table:table-cell>
          <table:table-cell/>
          <table:table-cell table:formula="of:=[.C383]-[.$C$1]" office:value-type="float" office:value="-11.299752606079" calcext:value-type="float">
            <text:p>-11.299752606079</text:p>
          </table:table-cell>
          <table:table-cell table:formula="of:=[.D383]-[.$D$1]" office:value-type="float" office:value="53.5473610907793" calcext:value-type="float">
            <text:p>53.5473610907793</text:p>
          </table:table-cell>
          <table:table-cell table:formula="of:=[.E383]-[.$E$1]" office:value-type="float" office:value="5.00444608843856" calcext:value-type="float">
            <text:p>5.00444608843856</text:p>
          </table:table-cell>
        </table:table-row>
        <table:table-row table:style-name="ro1">
          <table:table-cell/>
          <table:table-cell office:value-type="float" office:value="1030787" calcext:value-type="float">
            <text:p>1030787</text:p>
          </table:table-cell>
          <table:table-cell office:value-type="float" office:value="3500381.489" calcext:value-type="float">
            <text:p>3500381.489</text:p>
          </table:table-cell>
          <table:table-cell office:value-type="float" office:value="5406653.149" calcext:value-type="float">
            <text:p>5406653.149</text:p>
          </table:table-cell>
          <table:table-cell office:value-type="float" office:value="393.296" calcext:value-type="float">
            <text:p>393.296</text:p>
          </table:table-cell>
          <table:table-cell/>
          <table:table-cell table:formula="of:=[.C384]-[.$C$1]" office:value-type="float" office:value="-27.2977526062168" calcext:value-type="float">
            <text:p>-27.2977526062168</text:p>
          </table:table-cell>
          <table:table-cell table:formula="of:=[.D384]-[.$D$1]" office:value-type="float" office:value="55.8453610911965" calcext:value-type="float">
            <text:p>55.8453610911965</text:p>
          </table:table-cell>
          <table:table-cell table:formula="of:=[.E384]-[.$E$1]" office:value-type="float" office:value="5.03644608843854" calcext:value-type="float">
            <text:p>5.03644608843854</text:p>
          </table:table-cell>
        </table:table-row>
        <table:table-row table:style-name="ro1">
          <table:table-cell/>
          <table:table-cell office:value-type="float" office:value="1030788" calcext:value-type="float">
            <text:p>1030788</text:p>
          </table:table-cell>
          <table:table-cell office:value-type="float" office:value="3500365.447" calcext:value-type="float">
            <text:p>3500365.447</text:p>
          </table:table-cell>
          <table:table-cell office:value-type="float" office:value="5406655.412" calcext:value-type="float">
            <text:p>5406655.412</text:p>
          </table:table-cell>
          <table:table-cell office:value-type="float" office:value="393.323" calcext:value-type="float">
            <text:p>393.323</text:p>
          </table:table-cell>
          <table:table-cell/>
          <table:table-cell table:formula="of:=[.C385]-[.$C$1]" office:value-type="float" office:value="-43.3397526061162" calcext:value-type="float">
            <text:p>-43.3397526061162</text:p>
          </table:table-cell>
          <table:table-cell table:formula="of:=[.D385]-[.$D$1]" office:value-type="float" office:value="58.1083610905334" calcext:value-type="float">
            <text:p>58.1083610905334</text:p>
          </table:table-cell>
          <table:table-cell table:formula="of:=[.E385]-[.$E$1]" office:value-type="float" office:value="5.06344608843853" calcext:value-type="float">
            <text:p>5.06344608843853</text:p>
          </table:table-cell>
        </table:table-row>
        <table:table-row table:style-name="ro1">
          <table:table-cell/>
          <table:table-cell office:value-type="float" office:value="1030789" calcext:value-type="float">
            <text:p>1030789</text:p>
          </table:table-cell>
          <table:table-cell office:value-type="float" office:value="3500370.084" calcext:value-type="float">
            <text:p>3500370.084</text:p>
          </table:table-cell>
          <table:table-cell office:value-type="float" office:value="5406647.387" calcext:value-type="float">
            <text:p>5406647.387</text:p>
          </table:table-cell>
          <table:table-cell office:value-type="float" office:value="392.974" calcext:value-type="float">
            <text:p>392.974</text:p>
          </table:table-cell>
          <table:table-cell/>
          <table:table-cell table:formula="of:=[.C386]-[.$C$1]" office:value-type="float" office:value="-38.7027526064776" calcext:value-type="float">
            <text:p>-38.7027526064776</text:p>
          </table:table-cell>
          <table:table-cell table:formula="of:=[.D386]-[.$D$1]" office:value-type="float" office:value="50.0833610910922" calcext:value-type="float">
            <text:p>50.0833610910922</text:p>
          </table:table-cell>
          <table:table-cell table:formula="of:=[.E386]-[.$E$1]" office:value-type="float" office:value="4.71444608843854" calcext:value-type="float">
            <text:p>4.71444608843854</text:p>
          </table:table-cell>
        </table:table-row>
        <table:table-row table:style-name="ro1">
          <table:table-cell/>
          <table:table-cell office:value-type="float" office:value="1030790" calcext:value-type="float">
            <text:p>1030790</text:p>
          </table:table-cell>
          <table:table-cell office:value-type="float" office:value="3500393.557" calcext:value-type="float">
            <text:p>3500393.557</text:p>
          </table:table-cell>
          <table:table-cell office:value-type="float" office:value="5406707.518" calcext:value-type="float">
            <text:p>5406707.518</text:p>
          </table:table-cell>
          <table:table-cell office:value-type="float" office:value="384.447" calcext:value-type="float">
            <text:p>384.447</text:p>
          </table:table-cell>
          <table:table-cell/>
          <table:table-cell table:formula="of:=[.C387]-[.$C$1]" office:value-type="float" office:value="-15.2297526062466" calcext:value-type="float">
            <text:p>-15.2297526062466</text:p>
          </table:table-cell>
          <table:table-cell table:formula="of:=[.D387]-[.$D$1]" office:value-type="float" office:value="110.214361091144" calcext:value-type="float">
            <text:p>110.214361091144</text:p>
          </table:table-cell>
          <table:table-cell table:formula="of:=[.E387]-[.$E$1]" office:value-type="float" office:value="-3.81255391156145" calcext:value-type="float">
            <text:p>-3.81255391156145</text:p>
          </table:table-cell>
        </table:table-row>
        <table:table-row table:style-name="ro1">
          <table:table-cell/>
          <table:table-cell office:value-type="float" office:value="1030791" calcext:value-type="float">
            <text:p>1030791</text:p>
          </table:table-cell>
          <table:table-cell office:value-type="float" office:value="3500414.03" calcext:value-type="float">
            <text:p>3500414.03</text:p>
          </table:table-cell>
          <table:table-cell office:value-type="float" office:value="5406707.446" calcext:value-type="float">
            <text:p>5406707.446</text:p>
          </table:table-cell>
          <table:table-cell office:value-type="float" office:value="384.421" calcext:value-type="float">
            <text:p>384.421</text:p>
          </table:table-cell>
          <table:table-cell/>
          <table:table-cell table:formula="of:=[.C388]-[.$C$1]" office:value-type="float" office:value="5.24324739351869" calcext:value-type="float">
            <text:p>5.24324739351869</text:p>
          </table:table-cell>
          <table:table-cell table:formula="of:=[.D388]-[.$D$1]" office:value-type="float" office:value="110.14236109145" calcext:value-type="float">
            <text:p>110.14236109145</text:p>
          </table:table-cell>
          <table:table-cell table:formula="of:=[.E388]-[.$E$1]" office:value-type="float" office:value="-3.83855391156146" calcext:value-type="float">
            <text:p>-3.83855391156146</text:p>
          </table:table-cell>
        </table:table-row>
        <table:table-row table:style-name="ro1">
          <table:table-cell/>
          <table:table-cell office:value-type="float" office:value="1030792" calcext:value-type="float">
            <text:p>1030792</text:p>
          </table:table-cell>
          <table:table-cell office:value-type="float" office:value="3500405.119" calcext:value-type="float">
            <text:p>3500405.119</text:p>
          </table:table-cell>
          <table:table-cell office:value-type="float" office:value="5406754.66" calcext:value-type="float">
            <text:p>5406754.66</text:p>
          </table:table-cell>
          <table:table-cell office:value-type="float" office:value="384.639" calcext:value-type="float">
            <text:p>384.639</text:p>
          </table:table-cell>
          <table:table-cell/>
          <table:table-cell table:formula="of:=[.C389]-[.$C$1]" office:value-type="float" office:value="-3.66775260632858" calcext:value-type="float">
            <text:p>-3.66775260632858</text:p>
          </table:table-cell>
          <table:table-cell table:formula="of:=[.D389]-[.$D$1]" office:value-type="float" office:value="157.356361091137" calcext:value-type="float">
            <text:p>157.356361091137</text:p>
          </table:table-cell>
          <table:table-cell table:formula="of:=[.E389]-[.$E$1]" office:value-type="float" office:value="-3.62055391156144" calcext:value-type="float">
            <text:p>-3.62055391156144</text:p>
          </table:table-cell>
        </table:table-row>
        <table:table-row table:style-name="ro1">
          <table:table-cell/>
          <table:table-cell office:value-type="float" office:value="1030794" calcext:value-type="float">
            <text:p>1030794</text:p>
          </table:table-cell>
          <table:table-cell office:value-type="float" office:value="3500426.391" calcext:value-type="float">
            <text:p>3500426.391</text:p>
          </table:table-cell>
          <table:table-cell office:value-type="float" office:value="5406764.016" calcext:value-type="float">
            <text:p>5406764.016</text:p>
          </table:table-cell>
          <table:table-cell office:value-type="float" office:value="385.041" calcext:value-type="float">
            <text:p>385.041</text:p>
          </table:table-cell>
          <table:table-cell/>
          <table:table-cell table:formula="of:=[.C390]-[.$C$1]" office:value-type="float" office:value="17.6042473935522" calcext:value-type="float">
            <text:p>17.6042473935522</text:p>
          </table:table-cell>
          <table:table-cell table:formula="of:=[.D390]-[.$D$1]" office:value-type="float" office:value="166.712361090817" calcext:value-type="float">
            <text:p>166.712361090817</text:p>
          </table:table-cell>
          <table:table-cell table:formula="of:=[.E390]-[.$E$1]" office:value-type="float" office:value="-3.21855391156146" calcext:value-type="float">
            <text:p>-3.21855391156146</text:p>
          </table:table-cell>
        </table:table-row>
        <table:table-row table:style-name="ro1">
          <table:table-cell/>
          <table:table-cell office:value-type="float" office:value="1030795" calcext:value-type="float">
            <text:p>1030795</text:p>
          </table:table-cell>
          <table:table-cell office:value-type="float" office:value="3500436.777" calcext:value-type="float">
            <text:p>3500436.777</text:p>
          </table:table-cell>
          <table:table-cell office:value-type="float" office:value="5406738.143" calcext:value-type="float">
            <text:p>5406738.143</text:p>
          </table:table-cell>
          <table:table-cell office:value-type="float" office:value="385.693" calcext:value-type="float">
            <text:p>385.693</text:p>
          </table:table-cell>
          <table:table-cell/>
          <table:table-cell table:formula="of:=[.C391]-[.$C$1]" office:value-type="float" office:value="27.9902473934926" calcext:value-type="float">
            <text:p>27.9902473934926</text:p>
          </table:table-cell>
          <table:table-cell table:formula="of:=[.D391]-[.$D$1]" office:value-type="float" office:value="140.839361091144" calcext:value-type="float">
            <text:p>140.839361091144</text:p>
          </table:table-cell>
          <table:table-cell table:formula="of:=[.E391]-[.$E$1]" office:value-type="float" office:value="-2.56655391156147" calcext:value-type="float">
            <text:p>-2.56655391156147</text:p>
          </table:table-cell>
        </table:table-row>
        <table:table-row table:style-name="ro1">
          <table:table-cell/>
          <table:table-cell office:value-type="float" office:value="1030796" calcext:value-type="float">
            <text:p>1030796</text:p>
          </table:table-cell>
          <table:table-cell office:value-type="float" office:value="3500441.719" calcext:value-type="float">
            <text:p>3500441.719</text:p>
          </table:table-cell>
          <table:table-cell office:value-type="float" office:value="5406711.86" calcext:value-type="float">
            <text:p>5406711.86</text:p>
          </table:table-cell>
          <table:table-cell office:value-type="float" office:value="385.385" calcext:value-type="float">
            <text:p>385.385</text:p>
          </table:table-cell>
          <table:table-cell/>
          <table:table-cell table:formula="of:=[.C392]-[.$C$1]" office:value-type="float" office:value="32.9322473937646" calcext:value-type="float">
            <text:p>32.9322473937646</text:p>
          </table:table-cell>
          <table:table-cell table:formula="of:=[.D392]-[.$D$1]" office:value-type="float" office:value="114.556361091323" calcext:value-type="float">
            <text:p>114.556361091323</text:p>
          </table:table-cell>
          <table:table-cell table:formula="of:=[.E392]-[.$E$1]" office:value-type="float" office:value="-2.87455391156146" calcext:value-type="float">
            <text:p>-2.87455391156146</text:p>
          </table:table-cell>
        </table:table-row>
        <table:table-row table:style-name="ro1">
          <table:table-cell/>
          <table:table-cell office:value-type="float" office:value="1030797" calcext:value-type="float">
            <text:p>1030797</text:p>
          </table:table-cell>
          <table:table-cell office:value-type="float" office:value="3500464.619" calcext:value-type="float">
            <text:p>3500464.619</text:p>
          </table:table-cell>
          <table:table-cell office:value-type="float" office:value="5406704.204" calcext:value-type="float">
            <text:p>5406704.204</text:p>
          </table:table-cell>
          <table:table-cell office:value-type="float" office:value="385.445" calcext:value-type="float">
            <text:p>385.445</text:p>
          </table:table-cell>
          <table:table-cell/>
          <table:table-cell table:formula="of:=[.C393]-[.$C$1]" office:value-type="float" office:value="55.8322473936714" calcext:value-type="float">
            <text:p>55.8322473936714</text:p>
          </table:table-cell>
          <table:table-cell table:formula="of:=[.D393]-[.$D$1]" office:value-type="float" office:value="106.900361090899" calcext:value-type="float">
            <text:p>106.900361090899</text:p>
          </table:table-cell>
          <table:table-cell table:formula="of:=[.E393]-[.$E$1]" office:value-type="float" office:value="-2.81455391156146" calcext:value-type="float">
            <text:p>-2.81455391156146</text:p>
          </table:table-cell>
        </table:table-row>
        <table:table-row table:style-name="ro1">
          <table:table-cell/>
          <table:table-cell office:value-type="float" office:value="1030798" calcext:value-type="float">
            <text:p>1030798</text:p>
          </table:table-cell>
          <table:table-cell office:value-type="float" office:value="3500476.887" calcext:value-type="float">
            <text:p>3500476.887</text:p>
          </table:table-cell>
          <table:table-cell office:value-type="float" office:value="5406702.306" calcext:value-type="float">
            <text:p>5406702.306</text:p>
          </table:table-cell>
          <table:table-cell office:value-type="float" office:value="385.51" calcext:value-type="float">
            <text:p>385.51</text:p>
          </table:table-cell>
          <table:table-cell/>
          <table:table-cell table:formula="of:=[.C394]-[.$C$1]" office:value-type="float" office:value="68.1002473938279" calcext:value-type="float">
            <text:p>68.1002473938279</text:p>
          </table:table-cell>
          <table:table-cell table:formula="of:=[.D394]-[.$D$1]" office:value-type="float" office:value="105.002361090854" calcext:value-type="float">
            <text:p>105.002361090854</text:p>
          </table:table-cell>
          <table:table-cell table:formula="of:=[.E394]-[.$E$1]" office:value-type="float" office:value="-2.74955391156146" calcext:value-type="float">
            <text:p>-2.74955391156146</text:p>
          </table:table-cell>
        </table:table-row>
        <table:table-row table:style-name="ro1">
          <table:table-cell/>
          <table:table-cell office:value-type="float" office:value="1030799" calcext:value-type="float">
            <text:p>1030799</text:p>
          </table:table-cell>
          <table:table-cell office:value-type="float" office:value="3500371.214" calcext:value-type="float">
            <text:p>3500371.214</text:p>
          </table:table-cell>
          <table:table-cell office:value-type="float" office:value="5406703.958" calcext:value-type="float">
            <text:p>5406703.958</text:p>
          </table:table-cell>
          <table:table-cell office:value-type="float" office:value="384.59" calcext:value-type="float">
            <text:p>384.59</text:p>
          </table:table-cell>
          <table:table-cell/>
          <table:table-cell table:formula="of:=[.C395]-[.$C$1]" office:value-type="float" office:value="-37.5727526061237" calcext:value-type="float">
            <text:p>-37.5727526061237</text:p>
          </table:table-cell>
          <table:table-cell table:formula="of:=[.D395]-[.$D$1]" office:value-type="float" office:value="106.654361090623" calcext:value-type="float">
            <text:p>106.654361090623</text:p>
          </table:table-cell>
          <table:table-cell table:formula="of:=[.E395]-[.$E$1]" office:value-type="float" office:value="-3.66955391156148" calcext:value-type="float">
            <text:p>-3.66955391156148</text:p>
          </table:table-cell>
        </table:table-row>
        <table:table-row table:style-name="ro1">
          <table:table-cell/>
          <table:table-cell office:value-type="float" office:value="1030800" calcext:value-type="float">
            <text:p>1030800</text:p>
          </table:table-cell>
          <table:table-cell office:value-type="float" office:value="3500484.595" calcext:value-type="float">
            <text:p>3500484.595</text:p>
          </table:table-cell>
          <table:table-cell office:value-type="float" office:value="5406687.051" calcext:value-type="float">
            <text:p>5406687.051</text:p>
          </table:table-cell>
          <table:table-cell office:value-type="float" office:value="385.365" calcext:value-type="float">
            <text:p>385.365</text:p>
          </table:table-cell>
          <table:table-cell/>
          <table:table-cell table:formula="of:=[.C396]-[.$C$1]" office:value-type="float" office:value="75.8082473939285" calcext:value-type="float">
            <text:p>75.8082473939285</text:p>
          </table:table-cell>
          <table:table-cell table:formula="of:=[.D396]-[.$D$1]" office:value-type="float" office:value="89.7473610909656" calcext:value-type="float">
            <text:p>89.7473610909656</text:p>
          </table:table-cell>
          <table:table-cell table:formula="of:=[.E396]-[.$E$1]" office:value-type="float" office:value="-2.89455391156145" calcext:value-type="float">
            <text:p>-2.89455391156145</text:p>
          </table:table-cell>
        </table:table-row>
        <table:table-row table:style-name="ro1">
          <table:table-cell/>
          <table:table-cell office:value-type="float" office:value="1030801" calcext:value-type="float">
            <text:p>1030801</text:p>
          </table:table-cell>
          <table:table-cell office:value-type="float" office:value="3500503.616" calcext:value-type="float">
            <text:p>3500503.616</text:p>
          </table:table-cell>
          <table:table-cell office:value-type="float" office:value="5406694.498" calcext:value-type="float">
            <text:p>5406694.498</text:p>
          </table:table-cell>
          <table:table-cell office:value-type="float" office:value="385.482" calcext:value-type="float">
            <text:p>385.482</text:p>
          </table:table-cell>
          <table:table-cell/>
          <table:table-cell table:formula="of:=[.C397]-[.$C$1]" office:value-type="float" office:value="94.8292473936453" calcext:value-type="float">
            <text:p>94.8292473936453</text:p>
          </table:table-cell>
          <table:table-cell table:formula="of:=[.D397]-[.$D$1]" office:value-type="float" office:value="97.1943610906601" calcext:value-type="float">
            <text:p>97.1943610906601</text:p>
          </table:table-cell>
          <table:table-cell table:formula="of:=[.E397]-[.$E$1]" office:value-type="float" office:value="-2.77755391156143" calcext:value-type="float">
            <text:p>-2.77755391156143</text:p>
          </table:table-cell>
        </table:table-row>
        <table:table-row table:style-name="ro1">
          <table:table-cell/>
          <table:table-cell office:value-type="float" office:value="1030802" calcext:value-type="float">
            <text:p>1030802</text:p>
          </table:table-cell>
          <table:table-cell office:value-type="float" office:value="3500499.62" calcext:value-type="float">
            <text:p>3500499.62</text:p>
          </table:table-cell>
          <table:table-cell office:value-type="float" office:value="5406679.148" calcext:value-type="float">
            <text:p>5406679.148</text:p>
          </table:table-cell>
          <table:table-cell office:value-type="float" office:value="385.481" calcext:value-type="float">
            <text:p>385.481</text:p>
          </table:table-cell>
          <table:table-cell/>
          <table:table-cell table:formula="of:=[.C398]-[.$C$1]" office:value-type="float" office:value="90.8332473938353" calcext:value-type="float">
            <text:p>90.8332473938353</text:p>
          </table:table-cell>
          <table:table-cell table:formula="of:=[.D398]-[.$D$1]" office:value-type="float" office:value="81.8443610910326" calcext:value-type="float">
            <text:p>81.8443610910326</text:p>
          </table:table-cell>
          <table:table-cell table:formula="of:=[.E398]-[.$E$1]" office:value-type="float" office:value="-2.77855391156146" calcext:value-type="float">
            <text:p>-2.77855391156146</text:p>
          </table:table-cell>
        </table:table-row>
        <table:table-row table:style-name="ro1">
          <table:table-cell/>
          <table:table-cell office:value-type="float" office:value="1030803" calcext:value-type="float">
            <text:p>1030803</text:p>
          </table:table-cell>
          <table:table-cell office:value-type="float" office:value="3500497.507" calcext:value-type="float">
            <text:p>3500497.507</text:p>
          </table:table-cell>
          <table:table-cell office:value-type="float" office:value="5406672.241" calcext:value-type="float">
            <text:p>5406672.241</text:p>
          </table:table-cell>
          <table:table-cell office:value-type="float" office:value="385.952" calcext:value-type="float">
            <text:p>385.952</text:p>
          </table:table-cell>
          <table:table-cell/>
          <table:table-cell table:formula="of:=[.C399]-[.$C$1]" office:value-type="float" office:value="88.7202473939396" calcext:value-type="float">
            <text:p>88.7202473939396</text:p>
          </table:table-cell>
          <table:table-cell table:formula="of:=[.D399]-[.$D$1]" office:value-type="float" office:value="74.9373610913754" calcext:value-type="float">
            <text:p>74.9373610913754</text:p>
          </table:table-cell>
          <table:table-cell table:formula="of:=[.E399]-[.$E$1]" office:value-type="float" office:value="-2.30755391156146" calcext:value-type="float">
            <text:p>-2.30755391156146</text:p>
          </table:table-cell>
        </table:table-row>
        <table:table-row table:style-name="ro1">
          <table:table-cell/>
          <table:table-cell office:value-type="float" office:value="1030804" calcext:value-type="float">
            <text:p>1030804</text:p>
          </table:table-cell>
          <table:table-cell office:value-type="float" office:value="3500518.781" calcext:value-type="float">
            <text:p>3500518.781</text:p>
          </table:table-cell>
          <table:table-cell office:value-type="float" office:value="5406665.938" calcext:value-type="float">
            <text:p>5406665.938</text:p>
          </table:table-cell>
          <table:table-cell office:value-type="float" office:value="386.784" calcext:value-type="float">
            <text:p>386.784</text:p>
          </table:table-cell>
          <table:table-cell/>
          <table:table-cell table:formula="of:=[.C400]-[.$C$1]" office:value-type="float" office:value="109.994247393683" calcext:value-type="float">
            <text:p>109.994247393683</text:p>
          </table:table-cell>
          <table:table-cell table:formula="of:=[.D400]-[.$D$1]" office:value-type="float" office:value="68.6343610910699" calcext:value-type="float">
            <text:p>68.6343610910699</text:p>
          </table:table-cell>
          <table:table-cell table:formula="of:=[.E400]-[.$E$1]" office:value-type="float" office:value="-1.47555391156146" calcext:value-type="float">
            <text:p>-1.47555391156146</text:p>
          </table:table-cell>
        </table:table-row>
        <table:table-row table:style-name="ro1">
          <table:table-cell/>
          <table:table-cell office:value-type="float" office:value="1030805" calcext:value-type="float">
            <text:p>1030805</text:p>
          </table:table-cell>
          <table:table-cell office:value-type="float" office:value="3500363.81" calcext:value-type="float">
            <text:p>3500363.81</text:p>
          </table:table-cell>
          <table:table-cell office:value-type="float" office:value="5406701.306" calcext:value-type="float">
            <text:p>5406701.306</text:p>
          </table:table-cell>
          <table:table-cell office:value-type="float" office:value="384.064" calcext:value-type="float">
            <text:p>384.064</text:p>
          </table:table-cell>
          <table:table-cell/>
          <table:table-cell table:formula="of:=[.C401]-[.$C$1]" office:value-type="float" office:value="-44.9767526062206" calcext:value-type="float">
            <text:p>-44.9767526062206</text:p>
          </table:table-cell>
          <table:table-cell table:formula="of:=[.D401]-[.$D$1]" office:value-type="float" office:value="104.002361090854" calcext:value-type="float">
            <text:p>104.002361090854</text:p>
          </table:table-cell>
          <table:table-cell table:formula="of:=[.E401]-[.$E$1]" office:value-type="float" office:value="-4.19555391156143" calcext:value-type="float">
            <text:p>-4.19555391156143</text:p>
          </table:table-cell>
        </table:table-row>
        <table:table-row table:style-name="ro1">
          <table:table-cell/>
          <table:table-cell office:value-type="float" office:value="1030806" calcext:value-type="float">
            <text:p>1030806</text:p>
          </table:table-cell>
          <table:table-cell office:value-type="float" office:value="3500337.541" calcext:value-type="float">
            <text:p>3500337.541</text:p>
          </table:table-cell>
          <table:table-cell office:value-type="float" office:value="5406715.469" calcext:value-type="float">
            <text:p>5406715.469</text:p>
          </table:table-cell>
          <table:table-cell office:value-type="float" office:value="383.978" calcext:value-type="float">
            <text:p>383.978</text:p>
          </table:table-cell>
          <table:table-cell/>
          <table:table-cell table:formula="of:=[.C402]-[.$C$1]" office:value-type="float" office:value="-71.2457526060753" calcext:value-type="float">
            <text:p>-71.2457526060753</text:p>
          </table:table-cell>
          <table:table-cell table:formula="of:=[.D402]-[.$D$1]" office:value-type="float" office:value="118.165361090563" calcext:value-type="float">
            <text:p>118.165361090563</text:p>
          </table:table-cell>
          <table:table-cell table:formula="of:=[.E402]-[.$E$1]" office:value-type="float" office:value="-4.28155391156145" calcext:value-type="float">
            <text:p>-4.28155391156145</text:p>
          </table:table-cell>
        </table:table-row>
        <table:table-row table:style-name="ro1">
          <table:table-cell/>
          <table:table-cell office:value-type="float" office:value="1030807" calcext:value-type="float">
            <text:p>1030807</text:p>
          </table:table-cell>
          <table:table-cell office:value-type="float" office:value="3500327.352" calcext:value-type="float">
            <text:p>3500327.352</text:p>
          </table:table-cell>
          <table:table-cell office:value-type="float" office:value="5406722.185" calcext:value-type="float">
            <text:p>5406722.185</text:p>
          </table:table-cell>
          <table:table-cell office:value-type="float" office:value="384.503" calcext:value-type="float">
            <text:p>384.503</text:p>
          </table:table-cell>
          <table:table-cell/>
          <table:table-cell table:formula="of:=[.C403]-[.$C$1]" office:value-type="float" office:value="-81.4347526063211" calcext:value-type="float">
            <text:p>-81.4347526063211</text:p>
          </table:table-cell>
          <table:table-cell table:formula="of:=[.D403]-[.$D$1]" office:value-type="float" office:value="124.881361090578" calcext:value-type="float">
            <text:p>124.881361090578</text:p>
          </table:table-cell>
          <table:table-cell table:formula="of:=[.E403]-[.$E$1]" office:value-type="float" office:value="-3.75655391156147" calcext:value-type="float">
            <text:p>-3.75655391156147</text:p>
          </table:table-cell>
        </table:table-row>
        <table:table-row table:style-name="ro1">
          <table:table-cell/>
          <table:table-cell office:value-type="float" office:value="1030808" calcext:value-type="float">
            <text:p>1030808</text:p>
          </table:table-cell>
          <table:table-cell office:value-type="float" office:value="3500325.252" calcext:value-type="float">
            <text:p>3500325.252</text:p>
          </table:table-cell>
          <table:table-cell office:value-type="float" office:value="5406708.308" calcext:value-type="float">
            <text:p>5406708.308</text:p>
          </table:table-cell>
          <table:table-cell office:value-type="float" office:value="383.767" calcext:value-type="float">
            <text:p>383.767</text:p>
          </table:table-cell>
          <table:table-cell/>
          <table:table-cell table:formula="of:=[.C404]-[.$C$1]" office:value-type="float" office:value="-83.5347526064143" calcext:value-type="float">
            <text:p>-83.5347526064143</text:p>
          </table:table-cell>
          <table:table-cell table:formula="of:=[.D404]-[.$D$1]" office:value-type="float" office:value="111.004361091182" calcext:value-type="float">
            <text:p>111.004361091182</text:p>
          </table:table-cell>
          <table:table-cell table:formula="of:=[.E404]-[.$E$1]" office:value-type="float" office:value="-4.49255391156146" calcext:value-type="float">
            <text:p>-4.49255391156146</text:p>
          </table:table-cell>
        </table:table-row>
        <table:table-row table:style-name="ro1">
          <table:table-cell/>
          <table:table-cell office:value-type="float" office:value="1030809" calcext:value-type="float">
            <text:p>1030809</text:p>
          </table:table-cell>
          <table:table-cell office:value-type="float" office:value="3500323.452" calcext:value-type="float">
            <text:p>3500323.452</text:p>
          </table:table-cell>
          <table:table-cell office:value-type="float" office:value="5406703.76" calcext:value-type="float">
            <text:p>5406703.76</text:p>
          </table:table-cell>
          <table:table-cell office:value-type="float" office:value="383.318" calcext:value-type="float">
            <text:p>383.318</text:p>
          </table:table-cell>
          <table:table-cell/>
          <table:table-cell table:formula="of:=[.C405]-[.$C$1]" office:value-type="float" office:value="-85.334752606228" calcext:value-type="float">
            <text:p>-85.334752606228</text:p>
          </table:table-cell>
          <table:table-cell table:formula="of:=[.D405]-[.$D$1]" office:value-type="float" office:value="106.456361090764" calcext:value-type="float">
            <text:p>106.456361090764</text:p>
          </table:table-cell>
          <table:table-cell table:formula="of:=[.E405]-[.$E$1]" office:value-type="float" office:value="-4.94155391156147" calcext:value-type="float">
            <text:p>-4.94155391156147</text:p>
          </table:table-cell>
        </table:table-row>
        <table:table-row table:style-name="ro1">
          <table:table-cell/>
          <table:table-cell office:value-type="float" office:value="1030810" calcext:value-type="float">
            <text:p>1030810</text:p>
          </table:table-cell>
          <table:table-cell office:value-type="float" office:value="3500318.795" calcext:value-type="float">
            <text:p>3500318.795</text:p>
          </table:table-cell>
          <table:table-cell office:value-type="float" office:value="5406693.269" calcext:value-type="float">
            <text:p>5406693.269</text:p>
          </table:table-cell>
          <table:table-cell office:value-type="float" office:value="382.889" calcext:value-type="float">
            <text:p>382.889</text:p>
          </table:table-cell>
          <table:table-cell/>
          <table:table-cell table:formula="of:=[.C406]-[.$C$1]" office:value-type="float" office:value="-89.9917526063509" calcext:value-type="float">
            <text:p>-89.9917526063509</text:p>
          </table:table-cell>
          <table:table-cell table:formula="of:=[.D406]-[.$D$1]" office:value-type="float" office:value="95.9653610913083" calcext:value-type="float">
            <text:p>95.9653610913083</text:p>
          </table:table-cell>
          <table:table-cell table:formula="of:=[.E406]-[.$E$1]" office:value-type="float" office:value="-5.37055391156144" calcext:value-type="float">
            <text:p>-5.37055391156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8T04:11:49.457470698</dc:date>
    <meta:editing-duration>PT5M27S</meta:editing-duration>
    <meta:editing-cycles>1</meta:editing-cycles>
    <meta:document-statistic meta:table-count="1" meta:cell-count="2838" meta:object-count="0"/>
    <meta:generator>LibreOffice/6.4.7.2$Linux_X86_64 LibreOffice_project/40$Build-2</meta:generator>
  </office:meta>
</office:document-meta>
</file>